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 Dat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arse matrix up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CoeffRef</text:p>
          </table:table-cell>
          <table:table-cell office:value-type="string" calcext:value-type="string">
            <text:p>Triplets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Indic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11405" calcext:value-type="float">
            <text:p>0.0114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353" calcext:value-type="float">
            <text:p>0.00035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23398" calcext:value-type="float">
            <text:p>0.023398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58" calcext:value-type="float">
            <text:p>0.0005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0.005399" calcext:value-type="float">
            <text:p>0.005399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86" calcext:value-type="float">
            <text:p>0.0008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495" calcext:value-type="float">
            <text:p>0.006495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0.056589" calcext:value-type="float">
            <text:p>0.056589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122" calcext:value-type="float">
            <text:p>0.00112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0.008268" calcext:value-type="float">
            <text:p>0.008268</text:p>
          </table:table-cell>
          <table:table-cell office:value-type="float" office:value="0.074382" calcext:value-type="float">
            <text:p>0.074382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1413" calcext:value-type="float">
            <text:p>0.00141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919" calcext:value-type="float">
            <text:p>0.009919</text:p>
          </table:table-cell>
          <table:table-cell office:value-type="float" office:value="0.009469" calcext:value-type="float">
            <text:p>0.009469</text:p>
          </table:table-cell>
          <table:table-cell office:value-type="float" office:value="0.096016" calcext:value-type="float">
            <text:p>0.09601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1667" calcext:value-type="float">
            <text:p>0.00166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402" calcext:value-type="float">
            <text:p>0.011402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0.118988" calcext:value-type="float">
            <text:p>0.118988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949" calcext:value-type="float">
            <text:p>0.001949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0.012969" calcext:value-type="float">
            <text:p>0.012969</text:p>
          </table:table-cell>
          <table:table-cell office:value-type="float" office:value="0.141868" calcext:value-type="float">
            <text:p>0.141868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2228" calcext:value-type="float">
            <text:p>0.00222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3986" calcext:value-type="float">
            <text:p>0.013986</text:p>
          </table:table-cell>
          <table:table-cell office:value-type="float" office:value="0.165722" calcext:value-type="float">
            <text:p>0.165722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2495" calcext:value-type="float">
            <text:p>0.002495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0.194674" calcext:value-type="float">
            <text:p>0.194674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02758" calcext:value-type="float">
            <text:p>0.00275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016856" calcext:value-type="float">
            <text:p>0.016856</text:p>
          </table:table-cell>
          <table:table-cell office:value-type="float" office:value="0.225077" calcext:value-type="float">
            <text:p>0.225077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3103" calcext:value-type="float">
            <text:p>0.00310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0.018117" calcext:value-type="float">
            <text:p>0.018117</text:p>
          </table:table-cell>
          <table:table-cell office:value-type="float" office:value="0.26296" calcext:value-type="float">
            <text:p>0.26296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3348" calcext:value-type="float">
            <text:p>0.00334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2154" calcext:value-type="float">
            <text:p>0.022154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4624" calcext:value-type="float">
            <text:p>0.00462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746" calcext:value-type="float">
            <text:p>0.022746</text:p>
          </table:table-cell>
          <table:table-cell office:value-type="float" office:value="0.021169" calcext:value-type="float">
            <text:p>0.021169</text:p>
          </table:table-cell>
          <table:table-cell office:value-type="float" office:value="0.326464" calcext:value-type="float">
            <text:p>0.326464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004004" calcext:value-type="float">
            <text:p>0.00400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5548" calcext:value-type="float">
            <text:p>0.025548</text:p>
          </table:table-cell>
          <table:table-cell office:value-type="float" office:value="0.022757" calcext:value-type="float">
            <text:p>0.022757</text:p>
          </table:table-cell>
          <table:table-cell office:value-type="float" office:value="0.365432" calcext:value-type="float">
            <text:p>0.365432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4189" calcext:value-type="float">
            <text:p>0.00418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6569" calcext:value-type="float">
            <text:p>0.026569</text:p>
          </table:table-cell>
          <table:table-cell office:value-type="float" office:value="0.024605" calcext:value-type="float">
            <text:p>0.024605</text:p>
          </table:table-cell>
          <table:table-cell office:value-type="float" office:value="0.40599" calcext:value-type="float">
            <text:p>0.40599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04455" calcext:value-type="float">
            <text:p>0.00445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8834" calcext:value-type="float">
            <text:p>0.028834</text:p>
          </table:table-cell>
          <table:table-cell office:value-type="float" office:value="0.026656" calcext:value-type="float">
            <text:p>0.026656</text:p>
          </table:table-cell>
          <table:table-cell office:value-type="float" office:value="0.515685" calcext:value-type="float">
            <text:p>0.515685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485" calcext:value-type="float">
            <text:p>0.0048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1607" calcext:value-type="float">
            <text:p>0.031607</text:p>
          </table:table-cell>
          <table:table-cell office:value-type="float" office:value="0.027719" calcext:value-type="float">
            <text:p>0.027719</text:p>
          </table:table-cell>
          <table:table-cell office:value-type="float" office:value="0.498792" calcext:value-type="float">
            <text:p>0.498792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006627" calcext:value-type="float">
            <text:p>0.00662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343" calcext:value-type="float">
            <text:p>0.032343</text:p>
          </table:table-cell>
          <table:table-cell office:value-type="float" office:value="0.028998" calcext:value-type="float">
            <text:p>0.028998</text:p>
          </table:table-cell>
          <table:table-cell office:value-type="float" office:value="0.546368" calcext:value-type="float">
            <text:p>0.546368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6087" calcext:value-type="float">
            <text:p>0.00608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319" calcext:value-type="float">
            <text:p>0.034319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592358" calcext:value-type="float">
            <text:p>0.592358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6139" calcext:value-type="float">
            <text:p>0.00613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638442" calcext:value-type="float">
            <text:p>0.638442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6232" calcext:value-type="float">
            <text:p>0.00623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941" calcext:value-type="float">
            <text:p>0.038941</text:p>
          </table:table-cell>
          <table:table-cell office:value-type="float" office:value="0.033403" calcext:value-type="float">
            <text:p>0.033403</text:p>
          </table:table-cell>
          <table:table-cell office:value-type="float" office:value="0.688136" calcext:value-type="float">
            <text:p>0.688136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6434" calcext:value-type="float">
            <text:p>0.00643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1308" calcext:value-type="float">
            <text:p>0.041308</text:p>
          </table:table-cell>
          <table:table-cell office:value-type="float" office:value="0.03512" calcext:value-type="float">
            <text:p>0.03512</text:p>
          </table:table-cell>
          <table:table-cell office:value-type="float" office:value="0.74524" calcext:value-type="float">
            <text:p>0.74524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6975" calcext:value-type="float">
            <text:p>0.00697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0.035858" calcext:value-type="float">
            <text:p>0.035858</text:p>
          </table:table-cell>
          <table:table-cell office:value-type="float" office:value="0.814907" calcext:value-type="float">
            <text:p>0.814907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.007137" calcext:value-type="float">
            <text:p>0.00713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5065" calcext:value-type="float">
            <text:p>0.045065</text:p>
          </table:table-cell>
          <table:table-cell office:value-type="float" office:value="0.038835" calcext:value-type="float">
            <text:p>0.038835</text:p>
          </table:table-cell>
          <table:table-cell office:value-type="float" office:value="0.867085" calcext:value-type="float">
            <text:p>0.867085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.007487" calcext:value-type="float">
            <text:p>0.00748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6971" calcext:value-type="float">
            <text:p>0.046971</text:p>
          </table:table-cell>
          <table:table-cell office:value-type="float" office:value="0.03938" calcext:value-type="float">
            <text:p>0.03938</text:p>
          </table:table-cell>
          <table:table-cell office:value-type="float" office:value="0.924725" calcext:value-type="float">
            <text:p>0.924725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0782" calcext:value-type="float">
            <text:p>0.0078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9681" calcext:value-type="float">
            <text:p>0.049681</text:p>
          </table:table-cell>
          <table:table-cell office:value-type="float" office:value="0.042188" calcext:value-type="float">
            <text:p>0.042188</text:p>
          </table:table-cell>
          <table:table-cell office:value-type="float" office:value="0.97939" calcext:value-type="float">
            <text:p>0.97939</text:p>
          </table:table-cell>
          <table:table-cell office:value-type="float" office:value="0.005202" calcext:value-type="float">
            <text:p>0.005202</text:p>
          </table:table-cell>
          <table:table-cell office:value-type="float" office:value="0.008466" calcext:value-type="float">
            <text:p>0.008466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1219" calcext:value-type="float">
            <text:p>0.051219</text:p>
          </table:table-cell>
          <table:table-cell office:value-type="float" office:value="0.042278" calcext:value-type="float">
            <text:p>0.042278</text:p>
          </table:table-cell>
          <table:table-cell office:value-type="float" office:value="1.050567" calcext:value-type="float">
            <text:p>1.050567</text:p>
          </table:table-cell>
          <table:table-cell office:value-type="float" office:value="0.005438" calcext:value-type="float">
            <text:p>0.005438</text:p>
          </table:table-cell>
          <table:table-cell office:value-type="float" office:value="0.010742" calcext:value-type="float">
            <text:p>0.01074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774" calcext:value-type="float">
            <text:p>0.053774</text:p>
          </table:table-cell>
          <table:table-cell office:value-type="float" office:value="0.043332" calcext:value-type="float">
            <text:p>0.043332</text:p>
          </table:table-cell>
          <table:table-cell office:value-type="float" office:value="1.117023" calcext:value-type="float">
            <text:p>1.117023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0.009065" calcext:value-type="float">
            <text:p>0.009065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5624" calcext:value-type="float">
            <text:p>0.055624</text:p>
          </table:table-cell>
          <table:table-cell office:value-type="float" office:value="0.046315" calcext:value-type="float">
            <text:p>0.046315</text:p>
          </table:table-cell>
          <table:table-cell office:value-type="float" office:value="1.183175" calcext:value-type="float">
            <text:p>1.183175</text:p>
          </table:table-cell>
          <table:table-cell office:value-type="float" office:value="0.005845" calcext:value-type="float">
            <text:p>0.005845</text:p>
          </table:table-cell>
          <table:table-cell office:value-type="float" office:value="0.00946" calcext:value-type="float">
            <text:p>0.0094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8873" calcext:value-type="float">
            <text:p>0.058873</text:p>
          </table:table-cell>
          <table:table-cell office:value-type="float" office:value="0.071255" calcext:value-type="float">
            <text:p>0.071255</text:p>
          </table:table-cell>
          <table:table-cell office:value-type="float" office:value="1.272789" calcext:value-type="float">
            <text:p>1.272789</text:p>
          </table:table-cell>
          <table:table-cell office:value-type="float" office:value="0.006754" calcext:value-type="float">
            <text:p>0.006754</text:p>
          </table:table-cell>
          <table:table-cell office:value-type="float" office:value="0.009969" calcext:value-type="float">
            <text:p>0.00996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61982" calcext:value-type="float">
            <text:p>0.061982</text:p>
          </table:table-cell>
          <table:table-cell office:value-type="float" office:value="0.048582" calcext:value-type="float">
            <text:p>0.048582</text:p>
          </table:table-cell>
          <table:table-cell office:value-type="float" office:value="1.341366" calcext:value-type="float">
            <text:p>1.341366</text:p>
          </table:table-cell>
          <table:table-cell office:value-type="float" office:value="0.006385" calcext:value-type="float">
            <text:p>0.006385</text:p>
          </table:table-cell>
          <table:table-cell office:value-type="float" office:value="0.010203" calcext:value-type="float">
            <text:p>0.01020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63634" calcext:value-type="float">
            <text:p>0.063634</text:p>
          </table:table-cell>
          <table:table-cell office:value-type="float" office:value="0.049948" calcext:value-type="float">
            <text:p>0.049948</text:p>
          </table:table-cell>
          <table:table-cell office:value-type="float" office:value="1.430572" calcext:value-type="float">
            <text:p>1.430572</text:p>
          </table:table-cell>
          <table:table-cell office:value-type="float" office:value="0.006665" calcext:value-type="float">
            <text:p>0.006665</text:p>
          </table:table-cell>
          <table:table-cell office:value-type="float" office:value="0.010636" calcext:value-type="float">
            <text:p>0.01063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663" calcext:value-type="float">
            <text:p>0.06663</text:p>
          </table:table-cell>
          <table:table-cell office:value-type="float" office:value="0.050929" calcext:value-type="float">
            <text:p>0.050929</text:p>
          </table:table-cell>
          <table:table-cell office:value-type="float" office:value="1.498824" calcext:value-type="float">
            <text:p>1.49882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10977" calcext:value-type="float">
            <text:p>0.010977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8927" calcext:value-type="float">
            <text:p>0.068927</text:p>
          </table:table-cell>
          <table:table-cell office:value-type="float" office:value="0.052458" calcext:value-type="float">
            <text:p>0.052458</text:p>
          </table:table-cell>
          <table:table-cell office:value-type="float" office:value="1.600037" calcext:value-type="float">
            <text:p>1.600037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011767" calcext:value-type="float">
            <text:p>0.01176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9555" calcext:value-type="float">
            <text:p>0.069555</text:p>
          </table:table-cell>
          <table:table-cell office:value-type="float" office:value="0.054255" calcext:value-type="float">
            <text:p>0.054255</text:p>
          </table:table-cell>
          <table:table-cell office:value-type="float" office:value="1.646755" calcext:value-type="float">
            <text:p>1.646755</text:p>
          </table:table-cell>
          <table:table-cell office:value-type="float" office:value="0.008031" calcext:value-type="float">
            <text:p>0.008031</text:p>
          </table:table-cell>
          <table:table-cell office:value-type="float" office:value="0.011615" calcext:value-type="float">
            <text:p>0.01161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74046" calcext:value-type="float">
            <text:p>0.074046</text:p>
          </table:table-cell>
          <table:table-cell office:value-type="float" office:value="0.055627" calcext:value-type="float">
            <text:p>0.055627</text:p>
          </table:table-cell>
          <table:table-cell office:value-type="float" office:value="1.715744" calcext:value-type="float">
            <text:p>1.715744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011874" calcext:value-type="float">
            <text:p>0.011874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74829" calcext:value-type="float">
            <text:p>0.074829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1.793772" calcext:value-type="float">
            <text:p>1.793772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012764" calcext:value-type="float">
            <text:p>0.01276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5741" calcext:value-type="float">
            <text:p>0.075741</text:p>
          </table:table-cell>
          <table:table-cell office:value-type="float" office:value="0.059007" calcext:value-type="float">
            <text:p>0.059007</text:p>
          </table:table-cell>
          <table:table-cell office:value-type="float" office:value="1.886154" calcext:value-type="float">
            <text:p>1.886154</text:p>
          </table:table-cell>
          <table:table-cell office:value-type="float" office:value="0.007996" calcext:value-type="float">
            <text:p>0.007996</text:p>
          </table:table-cell>
          <table:table-cell office:value-type="float" office:value="0.012621" calcext:value-type="float">
            <text:p>0.01262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8168" calcext:value-type="float">
            <text:p>0.08168</text:p>
          </table:table-cell>
          <table:table-cell office:value-type="float" office:value="0.059985" calcext:value-type="float">
            <text:p>0.059985</text:p>
          </table:table-cell>
          <table:table-cell office:value-type="float" office:value="1.976429" calcext:value-type="float">
            <text:p>1.976429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12969" calcext:value-type="float">
            <text:p>0.012969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3363" calcext:value-type="float">
            <text:p>0.083363</text:p>
          </table:table-cell>
          <table:table-cell office:value-type="float" office:value="0.062174" calcext:value-type="float">
            <text:p>0.062174</text:p>
          </table:table-cell>
          <table:table-cell office:value-type="float" office:value="2.08245" calcext:value-type="float">
            <text:p>2.08245</text:p>
          </table:table-cell>
          <table:table-cell office:value-type="float" office:value="0.008538" calcext:value-type="float">
            <text:p>0.008538</text:p>
          </table:table-cell>
          <table:table-cell office:value-type="float" office:value="0.013366" calcext:value-type="float">
            <text:p>0.013366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86766" calcext:value-type="float">
            <text:p>0.086766</text:p>
          </table:table-cell>
          <table:table-cell office:value-type="float" office:value="0.062344" calcext:value-type="float">
            <text:p>0.062344</text:p>
          </table:table-cell>
          <table:table-cell office:value-type="float" office:value="2.161029" calcext:value-type="float">
            <text:p>2.161029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013771" calcext:value-type="float">
            <text:p>0.013771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90069" calcext:value-type="float">
            <text:p>0.090069</text:p>
          </table:table-cell>
          <table:table-cell office:value-type="float" office:value="0.064287" calcext:value-type="float">
            <text:p>0.064287</text:p>
          </table:table-cell>
          <table:table-cell office:value-type="float" office:value="2.256098" calcext:value-type="float">
            <text:p>2.256098</text:p>
          </table:table-cell>
          <table:table-cell office:value-type="float" office:value="0.009089" calcext:value-type="float">
            <text:p>0.009089</text:p>
          </table:table-cell>
          <table:table-cell office:value-type="float" office:value="0.013963" calcext:value-type="float">
            <text:p>0.01396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2801" calcext:value-type="float">
            <text:p>0.092801</text:p>
          </table:table-cell>
          <table:table-cell office:value-type="float" office:value="0.065699" calcext:value-type="float">
            <text:p>0.065699</text:p>
          </table:table-cell>
          <table:table-cell office:value-type="float" office:value="2.360199" calcext:value-type="float">
            <text:p>2.360199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4285" calcext:value-type="float">
            <text:p>0.01428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95905" calcext:value-type="float">
            <text:p>0.095905</text:p>
          </table:table-cell>
          <table:table-cell office:value-type="float" office:value="0.066587" calcext:value-type="float">
            <text:p>0.066587</text:p>
          </table:table-cell>
          <table:table-cell office:value-type="float" office:value="2.4429" calcext:value-type="float">
            <text:p>2.4429</text:p>
          </table:table-cell>
          <table:table-cell office:value-type="float" office:value="0.009506" calcext:value-type="float">
            <text:p>0.009506</text:p>
          </table:table-cell>
          <table:table-cell office:value-type="float" office:value="0.014698" calcext:value-type="float">
            <text:p>0.014698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98386" calcext:value-type="float">
            <text:p>0.098386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2.530529" calcext:value-type="float">
            <text:p>2.530529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014969" calcext:value-type="float">
            <text:p>0.014969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99912" calcext:value-type="float">
            <text:p>0.099912</text:p>
          </table:table-cell>
          <table:table-cell office:value-type="float" office:value="0.070617" calcext:value-type="float">
            <text:p>0.070617</text:p>
          </table:table-cell>
          <table:table-cell office:value-type="float" office:value="2.664934" calcext:value-type="float">
            <text:p>2.664934</text:p>
          </table:table-cell>
          <table:table-cell office:value-type="float" office:value="0.009864" calcext:value-type="float">
            <text:p>0.009864</text:p>
          </table:table-cell>
          <table:table-cell office:value-type="float" office:value="0.015215" calcext:value-type="float">
            <text:p>0.01521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071051" calcext:value-type="float">
            <text:p>0.071051</text:p>
          </table:table-cell>
          <table:table-cell office:value-type="float" office:value="2.721973" calcext:value-type="float">
            <text:p>2.721973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015761" calcext:value-type="float">
            <text:p>0.01576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04824" calcext:value-type="float">
            <text:p>0.104824</text:p>
          </table:table-cell>
          <table:table-cell office:value-type="float" office:value="0.071411" calcext:value-type="float">
            <text:p>0.071411</text:p>
          </table:table-cell>
          <table:table-cell office:value-type="float" office:value="2.816556" calcext:value-type="float">
            <text:p>2.816556</text:p>
          </table:table-cell>
          <table:table-cell office:value-type="float" office:value="0.010692" calcext:value-type="float">
            <text:p>0.010692</text:p>
          </table:table-cell>
          <table:table-cell office:value-type="float" office:value="0.015977" calcext:value-type="float">
            <text:p>0.015977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07634" calcext:value-type="float">
            <text:p>0.107634</text:p>
          </table:table-cell>
          <table:table-cell office:value-type="float" office:value="0.073866" calcext:value-type="float">
            <text:p>0.073866</text:p>
          </table:table-cell>
          <table:table-cell office:value-type="float" office:value="2.896268" calcext:value-type="float">
            <text:p>2.896268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6516" calcext:value-type="float">
            <text:p>0.016516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3.030141" calcext:value-type="float">
            <text:p>3.030141</text:p>
          </table:table-cell>
          <table:table-cell office:value-type="float" office:value="0.010702" calcext:value-type="float">
            <text:p>0.010702</text:p>
          </table:table-cell>
          <table:table-cell office:value-type="float" office:value="0.016649" calcext:value-type="float">
            <text:p>0.016649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13083" calcext:value-type="float">
            <text:p>0.113083</text:p>
          </table:table-cell>
          <table:table-cell office:value-type="float" office:value="0.076886" calcext:value-type="float">
            <text:p>0.076886</text:p>
          </table:table-cell>
          <table:table-cell office:value-type="float" office:value="3.142447" calcext:value-type="float">
            <text:p>3.142447</text:p>
          </table:table-cell>
          <table:table-cell office:value-type="float" office:value="0.011049" calcext:value-type="float">
            <text:p>0.011049</text:p>
          </table:table-cell>
          <table:table-cell office:value-type="float" office:value="0.018032" calcext:value-type="float">
            <text:p>0.01803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16129" calcext:value-type="float">
            <text:p>0.116129</text:p>
          </table:table-cell>
          <table:table-cell office:value-type="float" office:value="0.077981" calcext:value-type="float">
            <text:p>0.077981</text:p>
          </table:table-cell>
          <table:table-cell office:value-type="float" office:value="3.294476" calcext:value-type="float">
            <text:p>3.294476</text:p>
          </table:table-cell>
          <table:table-cell office:value-type="float" office:value="0.011364" calcext:value-type="float">
            <text:p>0.011364</text:p>
          </table:table-cell>
          <table:table-cell office:value-type="float" office:value="0.017469" calcext:value-type="float">
            <text:p>0.01746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8408" calcext:value-type="float">
            <text:p>0.118408</text:p>
          </table:table-cell>
          <table:table-cell office:value-type="float" office:value="0.079345" calcext:value-type="float">
            <text:p>0.079345</text:p>
          </table:table-cell>
          <table:table-cell office:value-type="float" office:value="3.39722" calcext:value-type="float">
            <text:p>3.39722</text:p>
          </table:table-cell>
          <table:table-cell office:value-type="float" office:value="0.01147" calcext:value-type="float">
            <text:p>0.01147</text:p>
          </table:table-cell>
          <table:table-cell office:value-type="float" office:value="0.017945" calcext:value-type="float">
            <text:p>0.01794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1225" calcext:value-type="float">
            <text:p>0.121225</text:p>
          </table:table-cell>
          <table:table-cell office:value-type="float" office:value="0.080886" calcext:value-type="float">
            <text:p>0.080886</text:p>
          </table:table-cell>
          <table:table-cell office:value-type="float" office:value="3.487656" calcext:value-type="float">
            <text:p>3.487656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9106" calcext:value-type="float">
            <text:p>0.019106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2868" calcext:value-type="float">
            <text:p>0.122868</text:p>
          </table:table-cell>
          <table:table-cell office:value-type="float" office:value="0.083093" calcext:value-type="float">
            <text:p>0.083093</text:p>
          </table:table-cell>
          <table:table-cell office:value-type="float" office:value="3.613698" calcext:value-type="float">
            <text:p>3.613698</text:p>
          </table:table-cell>
          <table:table-cell office:value-type="float" office:value="0.012021" calcext:value-type="float">
            <text:p>0.012021</text:p>
          </table:table-cell>
          <table:table-cell office:value-type="float" office:value="0.018643" calcext:value-type="float">
            <text:p>0.01864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7633" calcext:value-type="float">
            <text:p>0.127633</text:p>
          </table:table-cell>
          <table:table-cell office:value-type="float" office:value="0.083698" calcext:value-type="float">
            <text:p>0.083698</text:p>
          </table:table-cell>
          <table:table-cell office:value-type="float" office:value="3.741926" calcext:value-type="float">
            <text:p>3.74192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879" calcext:value-type="float">
            <text:p>0.01879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30736" calcext:value-type="float">
            <text:p>0.130736</text:p>
          </table:table-cell>
          <table:table-cell office:value-type="float" office:value="0.084504" calcext:value-type="float">
            <text:p>0.084504</text:p>
          </table:table-cell>
          <table:table-cell office:value-type="float" office:value="3.871689" calcext:value-type="float">
            <text:p>3.871689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.019954" calcext:value-type="float">
            <text:p>0.01995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2272" calcext:value-type="float">
            <text:p>0.142272</text:p>
          </table:table-cell>
          <table:table-cell office:value-type="float" office:value="0.088116" calcext:value-type="float">
            <text:p>0.088116</text:p>
          </table:table-cell>
          <table:table-cell office:value-type="float" office:value="4.052779" calcext:value-type="float">
            <text:p>4.052779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.019376" calcext:value-type="float">
            <text:p>0.019376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39983" calcext:value-type="float">
            <text:p>0.139983</text:p>
          </table:table-cell>
          <table:table-cell office:value-type="float" office:value="0.08756" calcext:value-type="float">
            <text:p>0.08756</text:p>
          </table:table-cell>
          <table:table-cell office:value-type="float" office:value="4.207685" calcext:value-type="float">
            <text:p>4.207685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0.020231" calcext:value-type="float">
            <text:p>0.02023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42546" calcext:value-type="float">
            <text:p>0.142546</text:p>
          </table:table-cell>
          <table:table-cell office:value-type="float" office:value="0.090302" calcext:value-type="float">
            <text:p>0.090302</text:p>
          </table:table-cell>
          <table:table-cell office:value-type="float" office:value="4.339694" calcext:value-type="float">
            <text:p>4.339694</text:p>
          </table:table-cell>
          <table:table-cell office:value-type="float" office:value="0.013029" calcext:value-type="float">
            <text:p>0.013029</text:p>
          </table:table-cell>
          <table:table-cell office:value-type="float" office:value="0.021265" calcext:value-type="float">
            <text:p>0.02126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094402" calcext:value-type="float">
            <text:p>0.094402</text:p>
          </table:table-cell>
          <table:table-cell office:value-type="float" office:value="4.639225" calcext:value-type="float">
            <text:p>4.639225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30506" calcext:value-type="float">
            <text:p>0.03050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72633" calcext:value-type="float">
            <text:p>0.172633</text:p>
          </table:table-cell>
          <table:table-cell office:value-type="float" office:value="0.100546" calcext:value-type="float">
            <text:p>0.100546</text:p>
          </table:table-cell>
          <table:table-cell office:value-type="float" office:value="4.927423" calcext:value-type="float">
            <text:p>4.927423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0.022942" calcext:value-type="float">
            <text:p>0.022942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70172" calcext:value-type="float">
            <text:p>0.170172</text:p>
          </table:table-cell>
          <table:table-cell office:value-type="float" office:value="0.104762" calcext:value-type="float">
            <text:p>0.104762</text:p>
          </table:table-cell>
          <table:table-cell office:value-type="float" office:value="4.950315" calcext:value-type="float">
            <text:p>4.950315</text:p>
          </table:table-cell>
          <table:table-cell office:value-type="float" office:value="0.014328" calcext:value-type="float">
            <text:p>0.014328</text:p>
          </table:table-cell>
          <table:table-cell office:value-type="float" office:value="0.023075" calcext:value-type="float">
            <text:p>0.02307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57023" calcext:value-type="float">
            <text:p>0.157023</text:p>
          </table:table-cell>
          <table:table-cell office:value-type="float" office:value="0.098617" calcext:value-type="float">
            <text:p>0.098617</text:p>
          </table:table-cell>
          <table:table-cell office:value-type="float" office:value="4.969338" calcext:value-type="float">
            <text:p>4.969338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0.023186" calcext:value-type="float">
            <text:p>0.023186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58231" calcext:value-type="float">
            <text:p>0.158231</text:p>
          </table:table-cell>
          <table:table-cell office:value-type="float" office:value="0.097178" calcext:value-type="float">
            <text:p>0.097178</text:p>
          </table:table-cell>
          <table:table-cell office:value-type="float" office:value="5.089439" calcext:value-type="float">
            <text:p>5.089439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0.022248" calcext:value-type="float">
            <text:p>0.02224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67147" calcext:value-type="float">
            <text:p>0.167147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5.252167" calcext:value-type="float">
            <text:p>5.252167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25755" calcext:value-type="float">
            <text:p>0.02575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82124" calcext:value-type="float">
            <text:p>0.182124</text:p>
          </table:table-cell>
          <table:table-cell office:value-type="float" office:value="0.110453" calcext:value-type="float">
            <text:p>0.110453</text:p>
          </table:table-cell>
          <table:table-cell office:value-type="float" office:value="5.281321" calcext:value-type="float">
            <text:p>5.281321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23104" calcext:value-type="float">
            <text:p>0.023104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7452" calcext:value-type="float">
            <text:p>0.17452</text:p>
          </table:table-cell>
          <table:table-cell office:value-type="float" office:value="0.100711" calcext:value-type="float">
            <text:p>0.100711</text:p>
          </table:table-cell>
          <table:table-cell office:value-type="float" office:value="5.597456" calcext:value-type="float">
            <text:p>5.597456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0.023042" calcext:value-type="float">
            <text:p>0.023042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106308" calcext:value-type="float">
            <text:p>0.106308</text:p>
          </table:table-cell>
          <table:table-cell office:value-type="float" office:value="5.61172" calcext:value-type="float">
            <text:p>5.61172</text:p>
          </table:table-cell>
          <table:table-cell office:value-type="float" office:value="0.015815" calcext:value-type="float">
            <text:p>0.015815</text:p>
          </table:table-cell>
          <table:table-cell office:value-type="float" office:value="0.02361" calcext:value-type="float">
            <text:p>0.02361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75073" calcext:value-type="float">
            <text:p>0.175073</text:p>
          </table:table-cell>
          <table:table-cell office:value-type="float" office:value="0.106444" calcext:value-type="float">
            <text:p>0.106444</text:p>
          </table:table-cell>
          <table:table-cell office:value-type="float" office:value="5.682199" calcext:value-type="float">
            <text:p>5.682199</text:p>
          </table:table-cell>
          <table:table-cell office:value-type="float" office:value="0.015577" calcext:value-type="float">
            <text:p>0.015577</text:p>
          </table:table-cell>
          <table:table-cell office:value-type="float" office:value="0.023663" calcext:value-type="float">
            <text:p>0.023663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80009" calcext:value-type="float">
            <text:p>0.180009</text:p>
          </table:table-cell>
          <table:table-cell office:value-type="float" office:value="0.107549" calcext:value-type="float">
            <text:p>0.107549</text:p>
          </table:table-cell>
          <table:table-cell office:value-type="float" office:value="5.911599" calcext:value-type="float">
            <text:p>5.911599</text:p>
          </table:table-cell>
          <table:table-cell office:value-type="float" office:value="0.016352" calcext:value-type="float">
            <text:p>0.016352</text:p>
          </table:table-cell>
          <table:table-cell office:value-type="float" office:value="0.025517" calcext:value-type="float">
            <text:p>0.025517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81019" calcext:value-type="float">
            <text:p>0.181019</text:p>
          </table:table-cell>
          <table:table-cell office:value-type="float" office:value="0.108207" calcext:value-type="float">
            <text:p>0.108207</text:p>
          </table:table-cell>
          <table:table-cell office:value-type="float" office:value="6.123094" calcext:value-type="float">
            <text:p>6.123094</text:p>
          </table:table-cell>
          <table:table-cell office:value-type="float" office:value="0.016773" calcext:value-type="float">
            <text:p>0.016773</text:p>
          </table:table-cell>
          <table:table-cell office:value-type="float" office:value="0.024732" calcext:value-type="float">
            <text:p>0.024732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1529" calcext:value-type="float">
            <text:p>0.191529</text:p>
          </table:table-cell>
          <table:table-cell office:value-type="float" office:value="0.110389" calcext:value-type="float">
            <text:p>0.110389</text:p>
          </table:table-cell>
          <table:table-cell office:value-type="float" office:value="6.345829" calcext:value-type="float">
            <text:p>6.345829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0.024942" calcext:value-type="float">
            <text:p>0.024942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96807" calcext:value-type="float">
            <text:p>0.196807</text:p>
          </table:table-cell>
          <table:table-cell office:value-type="float" office:value="0.113527" calcext:value-type="float">
            <text:p>0.113527</text:p>
          </table:table-cell>
          <table:table-cell office:value-type="float" office:value="6.516661" calcext:value-type="float">
            <text:p>6.516661</text:p>
          </table:table-cell>
          <table:table-cell office:value-type="float" office:value="0.017145" calcext:value-type="float">
            <text:p>0.017145</text:p>
          </table:table-cell>
          <table:table-cell office:value-type="float" office:value="0.026245" calcext:value-type="float">
            <text:p>0.026245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98316" calcext:value-type="float">
            <text:p>0.198316</text:p>
          </table:table-cell>
          <table:table-cell office:value-type="float" office:value="0.11445" calcext:value-type="float">
            <text:p>0.11445</text:p>
          </table:table-cell>
          <table:table-cell office:value-type="float" office:value="6.685707" calcext:value-type="float">
            <text:p>6.685707</text:p>
          </table:table-cell>
          <table:table-cell office:value-type="float" office:value="0.017243" calcext:value-type="float">
            <text:p>0.017243</text:p>
          </table:table-cell>
          <table:table-cell office:value-type="float" office:value="0.025596" calcext:value-type="float">
            <text:p>0.025596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205826" calcext:value-type="float">
            <text:p>0.205826</text:p>
          </table:table-cell>
          <table:table-cell office:value-type="float" office:value="0.117384" calcext:value-type="float">
            <text:p>0.117384</text:p>
          </table:table-cell>
          <table:table-cell office:value-type="float" office:value="6.709426" calcext:value-type="float">
            <text:p>6.709426</text:p>
          </table:table-cell>
          <table:table-cell office:value-type="float" office:value="0.016948" calcext:value-type="float">
            <text:p>0.016948</text:p>
          </table:table-cell>
          <table:table-cell office:value-type="float" office:value="0.026363" calcext:value-type="float">
            <text:p>0.026363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97517" calcext:value-type="float">
            <text:p>0.197517</text:p>
          </table:table-cell>
          <table:table-cell office:value-type="float" office:value="0.114649" calcext:value-type="float">
            <text:p>0.114649</text:p>
          </table:table-cell>
          <table:table-cell office:value-type="float" office:value="6.836395" calcext:value-type="float">
            <text:p>6.836395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26262" calcext:value-type="float">
            <text:p>0.026262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06617" calcext:value-type="float">
            <text:p>0.206617</text:p>
          </table:table-cell>
          <table:table-cell office:value-type="float" office:value="0.115618" calcext:value-type="float">
            <text:p>0.115618</text:p>
          </table:table-cell>
          <table:table-cell office:value-type="float" office:value="6.971514" calcext:value-type="float">
            <text:p>6.971514</text:p>
          </table:table-cell>
          <table:table-cell office:value-type="float" office:value="0.017677" calcext:value-type="float">
            <text:p>0.017677</text:p>
          </table:table-cell>
          <table:table-cell office:value-type="float" office:value="0.026592" calcext:value-type="float">
            <text:p>0.026592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05462" calcext:value-type="float">
            <text:p>0.205462</text:p>
          </table:table-cell>
          <table:table-cell office:value-type="float" office:value="0.11945" calcext:value-type="float">
            <text:p>0.11945</text:p>
          </table:table-cell>
          <table:table-cell office:value-type="float" office:value="7.098434" calcext:value-type="float">
            <text:p>7.098434</text:p>
          </table:table-cell>
          <table:table-cell office:value-type="float" office:value="0.018369" calcext:value-type="float">
            <text:p>0.018369</text:p>
          </table:table-cell>
          <table:table-cell office:value-type="float" office:value="0.027389" calcext:value-type="float">
            <text:p>0.027389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07631" calcext:value-type="float">
            <text:p>0.207631</text:p>
          </table:table-cell>
          <table:table-cell office:value-type="float" office:value="0.12062" calcext:value-type="float">
            <text:p>0.12062</text:p>
          </table:table-cell>
          <table:table-cell office:value-type="float" office:value="7.31377" calcext:value-type="float">
            <text:p>7.31377</text:p>
          </table:table-cell>
          <table:table-cell office:value-type="float" office:value="0.018097" calcext:value-type="float">
            <text:p>0.018097</text:p>
          </table:table-cell>
          <table:table-cell office:value-type="float" office:value="0.027303" calcext:value-type="float">
            <text:p>0.027303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11963" calcext:value-type="float">
            <text:p>0.211963</text:p>
          </table:table-cell>
          <table:table-cell office:value-type="float" office:value="0.121957" calcext:value-type="float">
            <text:p>0.121957</text:p>
          </table:table-cell>
          <table:table-cell office:value-type="float" office:value="7.470063" calcext:value-type="float">
            <text:p>7.470063</text:p>
          </table:table-cell>
          <table:table-cell office:value-type="float" office:value="0.018546" calcext:value-type="float">
            <text:p>0.018546</text:p>
          </table:table-cell>
          <table:table-cell office:value-type="float" office:value="0.027704" calcext:value-type="float">
            <text:p>0.027704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15372" calcext:value-type="float">
            <text:p>0.215372</text:p>
          </table:table-cell>
          <table:table-cell office:value-type="float" office:value="0.123966" calcext:value-type="float">
            <text:p>0.123966</text:p>
          </table:table-cell>
          <table:table-cell office:value-type="float" office:value="7.623853" calcext:value-type="float">
            <text:p>7.623853</text:p>
          </table:table-cell>
          <table:table-cell office:value-type="float" office:value="0.018363" calcext:value-type="float">
            <text:p>0.018363</text:p>
          </table:table-cell>
          <table:table-cell office:value-type="float" office:value="0.027945" calcext:value-type="float">
            <text:p>0.027945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23626" calcext:value-type="float">
            <text:p>0.223626</text:p>
          </table:table-cell>
          <table:table-cell office:value-type="float" office:value="0.123581" calcext:value-type="float">
            <text:p>0.123581</text:p>
          </table:table-cell>
          <table:table-cell office:value-type="float" office:value="7.80791" calcext:value-type="float">
            <text:p>7.80791</text:p>
          </table:table-cell>
          <table:table-cell office:value-type="float" office:value="0.018439" calcext:value-type="float">
            <text:p>0.018439</text:p>
          </table:table-cell>
          <table:table-cell office:value-type="float" office:value="0.030209" calcext:value-type="float">
            <text:p>0.030209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33706" calcext:value-type="float">
            <text:p>0.233706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8.016685" calcext:value-type="float">
            <text:p>8.016685</text:p>
          </table:table-cell>
          <table:table-cell office:value-type="float" office:value="0.018733" calcext:value-type="float">
            <text:p>0.018733</text:p>
          </table:table-cell>
          <table:table-cell office:value-type="float" office:value="0.028547" calcext:value-type="float">
            <text:p>0.0285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34515" calcext:value-type="float">
            <text:p>0.234515</text:p>
          </table:table-cell>
          <table:table-cell office:value-type="float" office:value="0.127852" calcext:value-type="float">
            <text:p>0.127852</text:p>
          </table:table-cell>
          <table:table-cell office:value-type="float" office:value="8.254334" calcext:value-type="float">
            <text:p>8.254334</text:p>
          </table:table-cell>
          <table:table-cell office:value-type="float" office:value="0.019104" calcext:value-type="float">
            <text:p>0.019104</text:p>
          </table:table-cell>
          <table:table-cell office:value-type="float" office:value="0.029489" calcext:value-type="float">
            <text:p>0.029489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38542" calcext:value-type="float">
            <text:p>0.238542</text:p>
          </table:table-cell>
          <table:table-cell office:value-type="float" office:value="0.127835" calcext:value-type="float">
            <text:p>0.127835</text:p>
          </table:table-cell>
          <table:table-cell office:value-type="float" office:value="8.322054" calcext:value-type="float">
            <text:p>8.322054</text:p>
          </table:table-cell>
          <table:table-cell office:value-type="float" office:value="0.019434" calcext:value-type="float">
            <text:p>0.019434</text:p>
          </table:table-cell>
          <table:table-cell office:value-type="float" office:value="0.029343" calcext:value-type="float">
            <text:p>0.02934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40207" calcext:value-type="float">
            <text:p>0.240207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8.475364" calcext:value-type="float">
            <text:p>8.475364</text:p>
          </table:table-cell>
          <table:table-cell office:value-type="float" office:value="0.019522" calcext:value-type="float">
            <text:p>0.019522</text:p>
          </table:table-cell>
          <table:table-cell office:value-type="float" office:value="0.031201" calcext:value-type="float">
            <text:p>0.031201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40069" calcext:value-type="float">
            <text:p>0.240069</text:p>
          </table:table-cell>
          <table:table-cell office:value-type="float" office:value="0.132006" calcext:value-type="float">
            <text:p>0.132006</text:p>
          </table:table-cell>
          <table:table-cell office:value-type="float" office:value="8.713431" calcext:value-type="float">
            <text:p>8.71343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0145" calcext:value-type="float">
            <text:p>0.030145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46046" calcext:value-type="float">
            <text:p>0.246046</text:p>
          </table:table-cell>
          <table:table-cell office:value-type="float" office:value="0.130836" calcext:value-type="float">
            <text:p>0.130836</text:p>
          </table:table-cell>
          <table:table-cell office:value-type="float" office:value="8.87022" calcext:value-type="float">
            <text:p>8.87022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31163" calcext:value-type="float">
            <text:p>0.031163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49659" calcext:value-type="float">
            <text:p>0.249659</text:p>
          </table:table-cell>
          <table:table-cell office:value-type="float" office:value="0.133579" calcext:value-type="float">
            <text:p>0.133579</text:p>
          </table:table-cell>
          <table:table-cell office:value-type="float" office:value="9.069578" calcext:value-type="float">
            <text:p>9.069578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031195" calcext:value-type="float">
            <text:p>0.031195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56311" calcext:value-type="float">
            <text:p>0.256311</text:p>
          </table:table-cell>
          <table:table-cell office:value-type="float" office:value="0.137271" calcext:value-type="float">
            <text:p>0.137271</text:p>
          </table:table-cell>
          <table:table-cell office:value-type="float" office:value="9.26694" calcext:value-type="float">
            <text:p>9.26694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32755" calcext:value-type="float">
            <text:p>0.03275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55806" calcext:value-type="float">
            <text:p>0.255806</text:p>
          </table:table-cell>
          <table:table-cell office:value-type="float" office:value="0.135976" calcext:value-type="float">
            <text:p>0.135976</text:p>
          </table:table-cell>
          <table:table-cell office:value-type="float" office:value="9.372297" calcext:value-type="float">
            <text:p>9.372297</text:p>
          </table:table-cell>
          <table:table-cell office:value-type="float" office:value="0.020948" calcext:value-type="float">
            <text:p>0.020948</text:p>
          </table:table-cell>
          <table:table-cell office:value-type="float" office:value="0.033249" calcext:value-type="float">
            <text:p>0.03324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61785" calcext:value-type="float">
            <text:p>0.261785</text:p>
          </table:table-cell>
          <table:table-cell office:value-type="float" office:value="0.137396" calcext:value-type="float">
            <text:p>0.137396</text:p>
          </table:table-cell>
          <table:table-cell office:value-type="float" office:value="9.56079" calcext:value-type="float">
            <text:p>9.56079</text:p>
          </table:table-cell>
          <table:table-cell office:value-type="float" office:value="0.020709" calcext:value-type="float">
            <text:p>0.020709</text:p>
          </table:table-cell>
          <table:table-cell office:value-type="float" office:value="0.033329" calcext:value-type="float">
            <text:p>0.033329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65837" calcext:value-type="float">
            <text:p>0.265837</text:p>
          </table:table-cell>
          <table:table-cell office:value-type="float" office:value="0.140141" calcext:value-type="float">
            <text:p>0.140141</text:p>
          </table:table-cell>
          <table:table-cell office:value-type="float" office:value="9.711005" calcext:value-type="float">
            <text:p>9.711005</text:p>
          </table:table-cell>
          <table:table-cell office:value-type="float" office:value="0.021237" calcext:value-type="float">
            <text:p>0.021237</text:p>
          </table:table-cell>
          <table:table-cell office:value-type="float" office:value="0.031595" calcext:value-type="float">
            <text:p>0.031595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68752" calcext:value-type="float">
            <text:p>0.268752</text:p>
          </table:table-cell>
          <table:table-cell office:value-type="float" office:value="0.141525" calcext:value-type="float">
            <text:p>0.141525</text:p>
          </table:table-cell>
          <table:table-cell office:value-type="float" office:value="10.040297" calcext:value-type="float">
            <text:p>10.040297</text:p>
          </table:table-cell>
          <table:table-cell office:value-type="float" office:value="0.021096" calcext:value-type="float">
            <text:p>0.021096</text:p>
          </table:table-cell>
          <table:table-cell office:value-type="float" office:value="0.032522" calcext:value-type="float">
            <text:p>0.032522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275441" calcext:value-type="float">
            <text:p>0.275441</text:p>
          </table:table-cell>
          <table:table-cell office:value-type="float" office:value="0.143872" calcext:value-type="float">
            <text:p>0.143872</text:p>
          </table:table-cell>
          <table:table-cell office:value-type="float" office:value="10.185148" calcext:value-type="float">
            <text:p>10.185148</text:p>
          </table:table-cell>
          <table:table-cell office:value-type="float" office:value="0.021405" calcext:value-type="float">
            <text:p>0.021405</text:p>
          </table:table-cell>
          <table:table-cell office:value-type="float" office:value="0.034523" calcext:value-type="float">
            <text:p>0.034523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8689" calcext:value-type="float">
            <text:p>0.28689</text:p>
          </table:table-cell>
          <table:table-cell office:value-type="float" office:value="0.142732" calcext:value-type="float">
            <text:p>0.142732</text:p>
          </table:table-cell>
          <table:table-cell office:value-type="float" office:value="10.377871" calcext:value-type="float">
            <text:p>10.377871</text:p>
          </table:table-cell>
          <table:table-cell office:value-type="float" office:value="0.021585" calcext:value-type="float">
            <text:p>0.021585</text:p>
          </table:table-cell>
          <table:table-cell office:value-type="float" office:value="0.033267" calcext:value-type="float">
            <text:p>0.033267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90047" calcext:value-type="float">
            <text:p>0.290047</text:p>
          </table:table-cell>
          <table:table-cell office:value-type="float" office:value="0.147073" calcext:value-type="float">
            <text:p>0.147073</text:p>
          </table:table-cell>
          <table:table-cell office:value-type="float" office:value="10.552551" calcext:value-type="float">
            <text:p>10.552551</text:p>
          </table:table-cell>
          <table:table-cell office:value-type="float" office:value="0.021601" calcext:value-type="float">
            <text:p>0.021601</text:p>
          </table:table-cell>
          <table:table-cell office:value-type="float" office:value="0.033127" calcext:value-type="float">
            <text:p>0.033127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97442" calcext:value-type="float">
            <text:p>0.297442</text:p>
          </table:table-cell>
          <table:table-cell office:value-type="float" office:value="0.147551" calcext:value-type="float">
            <text:p>0.147551</text:p>
          </table:table-cell>
          <table:table-cell office:value-type="float" office:value="10.769714" calcext:value-type="float">
            <text:p>10.769714</text:p>
          </table:table-cell>
          <table:table-cell office:value-type="float" office:value="0.022011" calcext:value-type="float">
            <text:p>0.022011</text:p>
          </table:table-cell>
          <table:table-cell office:value-type="float" office:value="0.03386" calcext:value-type="float">
            <text:p>0.033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x-vector multipli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68" calcext:value-type="float">
            <text:p>0.00026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402" calcext:value-type="float">
            <text:p>0.0004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85" calcext:value-type="float">
            <text:p>0.000285</text:p>
          </table:table-cell>
          <table:table-cell table:number-columns-repeated="2" office:value-type="float" office:value="0.000286" calcext:value-type="float">
            <text:p>0.000286</text:p>
          </table:table-cell>
          <table:table-cell office:value-type="float" office:value="0.000509" calcext:value-type="float">
            <text:p>0.0005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01" calcext:value-type="float">
            <text:p>0.000401</text:p>
          </table:table-cell>
          <table:table-cell table:number-columns-repeated="2" office:value-type="float" office:value="0.000398" calcext:value-type="float">
            <text:p>0.000398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61" calcext:value-type="float">
            <text:p>0.0006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751" calcext:value-type="float">
            <text:p>0.00075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849" calcext:value-type="float">
            <text:p>0.00084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915" calcext:value-type="float">
            <text:p>0.00091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046" calcext:value-type="float">
            <text:p>0.00104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182" calcext:value-type="float">
            <text:p>0.00118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231" calcext:value-type="float">
            <text:p>0.00123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001375" calcext:value-type="float">
            <text:p>0.00137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1492" calcext:value-type="float">
            <text:p>0.00149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342" calcext:value-type="float">
            <text:p>0.00234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.001668" calcext:value-type="float">
            <text:p>0.00166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2088" calcext:value-type="float">
            <text:p>0.00208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002386" calcext:value-type="float">
            <text:p>0.00238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004677" calcext:value-type="float">
            <text:p>0.004677</text:p>
          </table:table-cell>
          <table:table-cell office:value-type="float" office:value="0.002153" calcext:value-type="float">
            <text:p>0.00215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05009" calcext:value-type="float">
            <text:p>0.005009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02103" calcext:value-type="float">
            <text:p>0.00210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.005794" calcext:value-type="float">
            <text:p>0.005794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02198" calcext:value-type="float">
            <text:p>0.002198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6228" calcext:value-type="float">
            <text:p>0.006228</text:p>
          </table:table-cell>
          <table:table-cell office:value-type="float" office:value="0.006267" calcext:value-type="float">
            <text:p>0.006267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2354" calcext:value-type="float">
            <text:p>0.00235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08311" calcext:value-type="float">
            <text:p>0.008311</text:p>
          </table:table-cell>
          <table:table-cell office:value-type="float" office:value="0.002466" calcext:value-type="float">
            <text:p>0.00246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.007413" calcext:value-type="float">
            <text:p>0.007413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.007825" calcext:value-type="float">
            <text:p>0.007825</text:p>
          </table:table-cell>
          <table:table-cell office:value-type="float" office:value="0.003186" calcext:value-type="float">
            <text:p>0.003186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8474" calcext:value-type="float">
            <text:p>0.008474</text:p>
          </table:table-cell>
          <table:table-cell office:value-type="float" office:value="0.008442" calcext:value-type="float">
            <text:p>0.00844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02693" calcext:value-type="float">
            <text:p>0.00269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.008594" calcext:value-type="float">
            <text:p>0.008594</text:p>
          </table:table-cell>
          <table:table-cell office:value-type="float" office:value="0.002711" calcext:value-type="float">
            <text:p>0.00271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4408" calcext:value-type="float">
            <text:p>0.014408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.014765" calcext:value-type="float">
            <text:p>0.01476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2959" calcext:value-type="float">
            <text:p>0.00295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1804" calcext:value-type="float">
            <text:p>0.011804</text:p>
          </table:table-cell>
          <table:table-cell office:value-type="float" office:value="0.011317" calcext:value-type="float">
            <text:p>0.011317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0.003066" calcext:value-type="float">
            <text:p>0.00306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3277" calcext:value-type="float">
            <text:p>0.013277</text:p>
          </table:table-cell>
          <table:table-cell office:value-type="float" office:value="0.012563" calcext:value-type="float">
            <text:p>0.012563</text:p>
          </table:table-cell>
          <table:table-cell office:value-type="float" office:value="0.013226" calcext:value-type="float">
            <text:p>0.013226</text:p>
          </table:table-cell>
          <table:table-cell office:value-type="float" office:value="0.012716" calcext:value-type="float">
            <text:p>0.012716</text:p>
          </table:table-cell>
          <table:table-cell office:value-type="float" office:value="0.003034" calcext:value-type="float">
            <text:p>0.00303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6136" calcext:value-type="float">
            <text:p>0.016136</text:p>
          </table:table-cell>
          <table:table-cell office:value-type="float" office:value="0.016888" calcext:value-type="float">
            <text:p>0.016888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154" calcext:value-type="float">
            <text:p>0.00315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7993" calcext:value-type="float">
            <text:p>0.017993</text:p>
          </table:table-cell>
          <table:table-cell office:value-type="float" office:value="0.018097" calcext:value-type="float">
            <text:p>0.018097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0.003224" calcext:value-type="float">
            <text:p>0.00322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8406" calcext:value-type="float">
            <text:p>0.018406</text:p>
          </table:table-cell>
          <table:table-cell office:value-type="float" office:value="0.019494" calcext:value-type="float">
            <text:p>0.019494</text:p>
          </table:table-cell>
          <table:table-cell office:value-type="float" office:value="0.018257" calcext:value-type="float">
            <text:p>0.018257</text:p>
          </table:table-cell>
          <table:table-cell office:value-type="float" office:value="0.020425" calcext:value-type="float">
            <text:p>0.020425</text:p>
          </table:table-cell>
          <table:table-cell office:value-type="float" office:value="0.003584" calcext:value-type="float">
            <text:p>0.00358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6473" calcext:value-type="float">
            <text:p>0.016473</text:p>
          </table:table-cell>
          <table:table-cell office:value-type="float" office:value="0.015706" calcext:value-type="float">
            <text:p>0.015706</text:p>
          </table:table-cell>
          <table:table-cell office:value-type="float" office:value="0.015721" calcext:value-type="float">
            <text:p>0.015721</text:p>
          </table:table-cell>
          <table:table-cell office:value-type="float" office:value="0.015514" calcext:value-type="float">
            <text:p>0.015514</text:p>
          </table:table-cell>
          <table:table-cell office:value-type="float" office:value="0.003667" calcext:value-type="float">
            <text:p>0.00366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6263" calcext:value-type="float">
            <text:p>0.016263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0.016089" calcext:value-type="float">
            <text:p>0.016089</text:p>
          </table:table-cell>
          <table:table-cell office:value-type="float" office:value="0.016149" calcext:value-type="float">
            <text:p>0.016149</text:p>
          </table:table-cell>
          <table:table-cell office:value-type="float" office:value="0.003838" calcext:value-type="float">
            <text:p>0.00383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7778" calcext:value-type="float">
            <text:p>0.017778</text:p>
          </table:table-cell>
          <table:table-cell office:value-type="float" office:value="0.017535" calcext:value-type="float">
            <text:p>0.017535</text:p>
          </table:table-cell>
          <table:table-cell office:value-type="float" office:value="0.018558" calcext:value-type="float">
            <text:p>0.018558</text:p>
          </table:table-cell>
          <table:table-cell office:value-type="float" office:value="0.017744" calcext:value-type="float">
            <text:p>0.017744</text:p>
          </table:table-cell>
          <table:table-cell office:value-type="float" office:value="0.004061" calcext:value-type="float">
            <text:p>0.00406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0092" calcext:value-type="float">
            <text:p>0.020092</text:p>
          </table:table-cell>
          <table:table-cell office:value-type="float" office:value="0.017762" calcext:value-type="float">
            <text:p>0.017762</text:p>
          </table:table-cell>
          <table:table-cell office:value-type="float" office:value="0.018705" calcext:value-type="float">
            <text:p>0.018705</text:p>
          </table:table-cell>
          <table:table-cell office:value-type="float" office:value="0.018571" calcext:value-type="float">
            <text:p>0.018571</text:p>
          </table:table-cell>
          <table:table-cell office:value-type="float" office:value="0.004118" calcext:value-type="float">
            <text:p>0.00411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9515" calcext:value-type="float">
            <text:p>0.019515</text:p>
          </table:table-cell>
          <table:table-cell office:value-type="float" office:value="0.019901" calcext:value-type="float">
            <text:p>0.019901</text:p>
          </table:table-cell>
          <table:table-cell office:value-type="float" office:value="0.019691" calcext:value-type="float">
            <text:p>0.019691</text:p>
          </table:table-cell>
          <table:table-cell office:value-type="float" office:value="0.023369" calcext:value-type="float">
            <text:p>0.023369</text:p>
          </table:table-cell>
          <table:table-cell office:value-type="float" office:value="0.004168" calcext:value-type="float">
            <text:p>0.004168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1006" calcext:value-type="float">
            <text:p>0.021006</text:p>
          </table:table-cell>
          <table:table-cell office:value-type="float" office:value="0.020238" calcext:value-type="float">
            <text:p>0.020238</text:p>
          </table:table-cell>
          <table:table-cell office:value-type="float" office:value="0.019981" calcext:value-type="float">
            <text:p>0.019981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0492" calcext:value-type="float">
            <text:p>0.0049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021775" calcext:value-type="float">
            <text:p>0.02177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06318" calcext:value-type="float">
            <text:p>0.00631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644" calcext:value-type="float">
            <text:p>0.022644</text:p>
          </table:table-cell>
          <table:table-cell office:value-type="float" office:value="0.023624" calcext:value-type="float">
            <text:p>0.023624</text:p>
          </table:table-cell>
          <table:table-cell office:value-type="float" office:value="0.022166" calcext:value-type="float">
            <text:p>0.022166</text:p>
          </table:table-cell>
          <table:table-cell office:value-type="float" office:value="0.023367" calcext:value-type="float">
            <text:p>0.023367</text:p>
          </table:table-cell>
          <table:table-cell office:value-type="float" office:value="0.004761" calcext:value-type="float">
            <text:p>0.00476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4022" calcext:value-type="float">
            <text:p>0.024022</text:p>
          </table:table-cell>
          <table:table-cell office:value-type="float" office:value="0.024138" calcext:value-type="float">
            <text:p>0.024138</text:p>
          </table:table-cell>
          <table:table-cell office:value-type="float" office:value="0.025293" calcext:value-type="float">
            <text:p>0.025293</text:p>
          </table:table-cell>
          <table:table-cell office:value-type="float" office:value="0.025487" calcext:value-type="float">
            <text:p>0.025487</text:p>
          </table:table-cell>
          <table:table-cell office:value-type="float" office:value="0.004841" calcext:value-type="float">
            <text:p>0.004841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24621" calcext:value-type="float">
            <text:p>0.024621</text:p>
          </table:table-cell>
          <table:table-cell office:value-type="float" office:value="0.025085" calcext:value-type="float">
            <text:p>0.025085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0.024497" calcext:value-type="float">
            <text:p>0.024497</text:p>
          </table:table-cell>
          <table:table-cell office:value-type="float" office:value="0.005135" calcext:value-type="float">
            <text:p>0.00513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26419" calcext:value-type="float">
            <text:p>0.026419</text:p>
          </table:table-cell>
          <table:table-cell office:value-type="float" office:value="0.027656" calcext:value-type="float">
            <text:p>0.027656</text:p>
          </table:table-cell>
          <table:table-cell office:value-type="float" office:value="0.029013" calcext:value-type="float">
            <text:p>0.029013</text:p>
          </table:table-cell>
          <table:table-cell office:value-type="float" office:value="0.027854" calcext:value-type="float">
            <text:p>0.027854</text:p>
          </table:table-cell>
          <table:table-cell office:value-type="float" office:value="0.004899" calcext:value-type="float">
            <text:p>0.004899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026772" calcext:value-type="float">
            <text:p>0.026772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05364" calcext:value-type="float">
            <text:p>0.00536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1619" calcext:value-type="float">
            <text:p>0.031619</text:p>
          </table:table-cell>
          <table:table-cell office:value-type="float" office:value="0.029658" calcext:value-type="float">
            <text:p>0.029658</text:p>
          </table:table-cell>
          <table:table-cell office:value-type="float" office:value="0.029156" calcext:value-type="float">
            <text:p>0.029156</text:p>
          </table:table-cell>
          <table:table-cell office:value-type="float" office:value="0.029983" calcext:value-type="float">
            <text:p>0.029983</text:p>
          </table:table-cell>
          <table:table-cell office:value-type="float" office:value="0.005268" calcext:value-type="float">
            <text:p>0.005268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028776" calcext:value-type="float">
            <text:p>0.028776</text:p>
          </table:table-cell>
          <table:table-cell office:value-type="float" office:value="0.030588" calcext:value-type="float">
            <text:p>0.030588</text:p>
          </table:table-cell>
          <table:table-cell office:value-type="float" office:value="0.005564" calcext:value-type="float">
            <text:p>0.005564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0.033958" calcext:value-type="float">
            <text:p>0.033958</text:p>
          </table:table-cell>
          <table:table-cell office:value-type="float" office:value="0.031894" calcext:value-type="float">
            <text:p>0.031894</text:p>
          </table:table-cell>
          <table:table-cell office:value-type="float" office:value="0.006187" calcext:value-type="float">
            <text:p>0.006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4482" calcext:value-type="float">
            <text:p>0.034482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0.032344" calcext:value-type="float">
            <text:p>0.032344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005798" calcext:value-type="float">
            <text:p>0.00579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34929" calcext:value-type="float">
            <text:p>0.034929</text:p>
          </table:table-cell>
          <table:table-cell office:value-type="float" office:value="0.034333" calcext:value-type="float">
            <text:p>0.034333</text:p>
          </table:table-cell>
          <table:table-cell office:value-type="float" office:value="0.034618" calcext:value-type="float">
            <text:p>0.034618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005651" calcext:value-type="float">
            <text:p>0.00565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036201" calcext:value-type="float">
            <text:p>0.036201</text:p>
          </table:table-cell>
          <table:table-cell office:value-type="float" office:value="0.034202" calcext:value-type="float">
            <text:p>0.034202</text:p>
          </table:table-cell>
          <table:table-cell office:value-type="float" office:value="0.034448" calcext:value-type="float">
            <text:p>0.034448</text:p>
          </table:table-cell>
          <table:table-cell office:value-type="float" office:value="0.006181" calcext:value-type="float">
            <text:p>0.00618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38622" calcext:value-type="float">
            <text:p>0.038622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0.037188" calcext:value-type="float">
            <text:p>0.037188</text:p>
          </table:table-cell>
          <table:table-cell office:value-type="float" office:value="0.005964" calcext:value-type="float">
            <text:p>0.00596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38638" calcext:value-type="float">
            <text:p>0.038638</text:p>
          </table:table-cell>
          <table:table-cell office:value-type="float" office:value="0.037459" calcext:value-type="float">
            <text:p>0.037459</text:p>
          </table:table-cell>
          <table:table-cell office:value-type="float" office:value="0.037141" calcext:value-type="float">
            <text:p>0.037141</text:p>
          </table:table-cell>
          <table:table-cell office:value-type="float" office:value="0.006016" calcext:value-type="float">
            <text:p>0.006016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238" calcext:value-type="float">
            <text:p>0.04238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040697" calcext:value-type="float">
            <text:p>0.040697</text:p>
          </table:table-cell>
          <table:table-cell office:value-type="float" office:value="0.040227" calcext:value-type="float">
            <text:p>0.040227</text:p>
          </table:table-cell>
          <table:table-cell office:value-type="float" office:value="0.006316" calcext:value-type="float">
            <text:p>0.006316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2018" calcext:value-type="float">
            <text:p>0.042018</text:p>
          </table:table-cell>
          <table:table-cell office:value-type="float" office:value="0.041081" calcext:value-type="float">
            <text:p>0.041081</text:p>
          </table:table-cell>
          <table:table-cell office:value-type="float" office:value="0.041103" calcext:value-type="float">
            <text:p>0.041103</text:p>
          </table:table-cell>
          <table:table-cell office:value-type="float" office:value="0.041012" calcext:value-type="float">
            <text:p>0.041012</text:p>
          </table:table-cell>
          <table:table-cell office:value-type="float" office:value="0.00675" calcext:value-type="float">
            <text:p>0.0067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467" calcext:value-type="float">
            <text:p>0.04467</text:p>
          </table:table-cell>
          <table:table-cell office:value-type="float" office:value="0.045069" calcext:value-type="float">
            <text:p>0.045069</text:p>
          </table:table-cell>
          <table:table-cell office:value-type="float" office:value="0.044445" calcext:value-type="float">
            <text:p>0.044445</text:p>
          </table:table-cell>
          <table:table-cell office:value-type="float" office:value="0.043807" calcext:value-type="float">
            <text:p>0.043807</text:p>
          </table:table-cell>
          <table:table-cell office:value-type="float" office:value="0.006453" calcext:value-type="float">
            <text:p>0.00645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4434" calcext:value-type="float">
            <text:p>0.044434</text:p>
          </table:table-cell>
          <table:table-cell office:value-type="float" office:value="0.042971" calcext:value-type="float">
            <text:p>0.042971</text:p>
          </table:table-cell>
          <table:table-cell office:value-type="float" office:value="0.044401" calcext:value-type="float">
            <text:p>0.044401</text:p>
          </table:table-cell>
          <table:table-cell office:value-type="float" office:value="0.043451" calcext:value-type="float">
            <text:p>0.043451</text:p>
          </table:table-cell>
          <table:table-cell office:value-type="float" office:value="0.00654" calcext:value-type="float">
            <text:p>0.0065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8902" calcext:value-type="float">
            <text:p>0.048902</text:p>
          </table:table-cell>
          <table:table-cell office:value-type="float" office:value="0.048874" calcext:value-type="float">
            <text:p>0.048874</text:p>
          </table:table-cell>
          <table:table-cell office:value-type="float" office:value="0.047066" calcext:value-type="float">
            <text:p>0.047066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06787" calcext:value-type="float">
            <text:p>0.00678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9483" calcext:value-type="float">
            <text:p>0.049483</text:p>
          </table:table-cell>
          <table:table-cell office:value-type="float" office:value="0.046769" calcext:value-type="float">
            <text:p>0.046769</text:p>
          </table:table-cell>
          <table:table-cell office:value-type="float" office:value="0.046634" calcext:value-type="float">
            <text:p>0.046634</text:p>
          </table:table-cell>
          <table:table-cell office:value-type="float" office:value="0.047496" calcext:value-type="float">
            <text:p>0.047496</text:p>
          </table:table-cell>
          <table:table-cell office:value-type="float" office:value="0.006872" calcext:value-type="float">
            <text:p>0.00687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8242" calcext:value-type="float">
            <text:p>0.048242</text:p>
          </table:table-cell>
          <table:table-cell office:value-type="float" office:value="0.051338" calcext:value-type="float">
            <text:p>0.051338</text:p>
          </table:table-cell>
          <table:table-cell office:value-type="float" office:value="0.051292" calcext:value-type="float">
            <text:p>0.051292</text:p>
          </table:table-cell>
          <table:table-cell office:value-type="float" office:value="0.050265" calcext:value-type="float">
            <text:p>0.050265</text:p>
          </table:table-cell>
          <table:table-cell office:value-type="float" office:value="0.007092" calcext:value-type="float">
            <text:p>0.007092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50451" calcext:value-type="float">
            <text:p>0.050451</text:p>
          </table:table-cell>
          <table:table-cell office:value-type="float" office:value="0.050547" calcext:value-type="float">
            <text:p>0.050547</text:p>
          </table:table-cell>
          <table:table-cell office:value-type="float" office:value="0.049318" calcext:value-type="float">
            <text:p>0.049318</text:p>
          </table:table-cell>
          <table:table-cell office:value-type="float" office:value="0.049259" calcext:value-type="float">
            <text:p>0.049259</text:p>
          </table:table-cell>
          <table:table-cell office:value-type="float" office:value="0.008137" calcext:value-type="float">
            <text:p>0.008137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5824" calcext:value-type="float">
            <text:p>0.055824</text:p>
          </table:table-cell>
          <table:table-cell office:value-type="float" office:value="0.054288" calcext:value-type="float">
            <text:p>0.054288</text:p>
          </table:table-cell>
          <table:table-cell office:value-type="float" office:value="0.054756" calcext:value-type="float">
            <text:p>0.054756</text:p>
          </table:table-cell>
          <table:table-cell office:value-type="float" office:value="0.054189" calcext:value-type="float">
            <text:p>0.054189</text:p>
          </table:table-cell>
          <table:table-cell office:value-type="float" office:value="0.007273" calcext:value-type="float">
            <text:p>0.00727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54607" calcext:value-type="float">
            <text:p>0.054607</text:p>
          </table:table-cell>
          <table:table-cell office:value-type="float" office:value="0.054158" calcext:value-type="float">
            <text:p>0.054158</text:p>
          </table:table-cell>
          <table:table-cell office:value-type="float" office:value="0.053342" calcext:value-type="float">
            <text:p>0.053342</text:p>
          </table:table-cell>
          <table:table-cell office:value-type="float" office:value="0.052714" calcext:value-type="float">
            <text:p>0.052714</text:p>
          </table:table-cell>
          <table:table-cell office:value-type="float" office:value="0.007272" calcext:value-type="float">
            <text:p>0.007272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59874" calcext:value-type="float">
            <text:p>0.059874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58506" calcext:value-type="float">
            <text:p>0.058506</text:p>
          </table:table-cell>
          <table:table-cell office:value-type="float" office:value="0.058071" calcext:value-type="float">
            <text:p>0.058071</text:p>
          </table:table-cell>
          <table:table-cell office:value-type="float" office:value="0.007465" calcext:value-type="float">
            <text:p>0.00746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57073" calcext:value-type="float">
            <text:p>0.057073</text:p>
          </table:table-cell>
          <table:table-cell office:value-type="float" office:value="0.056238" calcext:value-type="float">
            <text:p>0.056238</text:p>
          </table:table-cell>
          <table:table-cell office:value-type="float" office:value="0.055939" calcext:value-type="float">
            <text:p>0.055939</text:p>
          </table:table-cell>
          <table:table-cell office:value-type="float" office:value="0.056445" calcext:value-type="float">
            <text:p>0.056445</text:p>
          </table:table-cell>
          <table:table-cell office:value-type="float" office:value="0.007524" calcext:value-type="float">
            <text:p>0.007524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5409" calcext:value-type="float">
            <text:p>0.065409</text:p>
          </table:table-cell>
          <table:table-cell office:value-type="float" office:value="0.06359" calcext:value-type="float">
            <text:p>0.06359</text:p>
          </table:table-cell>
          <table:table-cell office:value-type="float" office:value="0.063377" calcext:value-type="float">
            <text:p>0.063377</text:p>
          </table:table-cell>
          <table:table-cell office:value-type="float" office:value="0.062435" calcext:value-type="float">
            <text:p>0.062435</text:p>
          </table:table-cell>
          <table:table-cell office:value-type="float" office:value="0.007679" calcext:value-type="float">
            <text:p>0.00767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63399" calcext:value-type="float">
            <text:p>0.063399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060853" calcext:value-type="float">
            <text:p>0.060853</text:p>
          </table:table-cell>
          <table:table-cell office:value-type="float" office:value="0.060672" calcext:value-type="float">
            <text:p>0.060672</text:p>
          </table:table-cell>
          <table:table-cell office:value-type="float" office:value="0.007885" calcext:value-type="float">
            <text:p>0.00788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8031" calcext:value-type="float">
            <text:p>0.068031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65292" calcext:value-type="float">
            <text:p>0.065292</text:p>
          </table:table-cell>
          <table:table-cell office:value-type="float" office:value="0.066093" calcext:value-type="float">
            <text:p>0.066093</text:p>
          </table:table-cell>
          <table:table-cell office:value-type="float" office:value="0.00795" calcext:value-type="float">
            <text:p>0.00795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8165" calcext:value-type="float">
            <text:p>0.068165</text:p>
          </table:table-cell>
          <table:table-cell office:value-type="float" office:value="0.065767" calcext:value-type="float">
            <text:p>0.065767</text:p>
          </table:table-cell>
          <table:table-cell office:value-type="float" office:value="0.063571" calcext:value-type="float">
            <text:p>0.063571</text:p>
          </table:table-cell>
          <table:table-cell office:value-type="float" office:value="0.064268" calcext:value-type="float">
            <text:p>0.064268</text:p>
          </table:table-cell>
          <table:table-cell office:value-type="float" office:value="0.008338" calcext:value-type="float">
            <text:p>0.00833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73776" calcext:value-type="float">
            <text:p>0.073776</text:p>
          </table:table-cell>
          <table:table-cell office:value-type="float" office:value="0.071115" calcext:value-type="float">
            <text:p>0.071115</text:p>
          </table:table-cell>
          <table:table-cell office:value-type="float" office:value="0.069307" calcext:value-type="float">
            <text:p>0.069307</text:p>
          </table:table-cell>
          <table:table-cell office:value-type="float" office:value="0.06912" calcext:value-type="float">
            <text:p>0.06912</text:p>
          </table:table-cell>
          <table:table-cell office:value-type="float" office:value="0.008431" calcext:value-type="float">
            <text:p>0.00843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70601" calcext:value-type="float">
            <text:p>0.070601</text:p>
          </table:table-cell>
          <table:table-cell office:value-type="float" office:value="0.067601" calcext:value-type="float">
            <text:p>0.067601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67583" calcext:value-type="float">
            <text:p>0.067583</text:p>
          </table:table-cell>
          <table:table-cell office:value-type="float" office:value="0.008137" calcext:value-type="float">
            <text:p>0.008137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8504" calcext:value-type="float">
            <text:p>0.078504</text:p>
          </table:table-cell>
          <table:table-cell office:value-type="float" office:value="0.073219" calcext:value-type="float">
            <text:p>0.073219</text:p>
          </table:table-cell>
          <table:table-cell office:value-type="float" office:value="0.074691" calcext:value-type="float">
            <text:p>0.074691</text:p>
          </table:table-cell>
          <table:table-cell office:value-type="float" office:value="0.072822" calcext:value-type="float">
            <text:p>0.072822</text:p>
          </table:table-cell>
          <table:table-cell office:value-type="float" office:value="0.008423" calcext:value-type="float">
            <text:p>0.00842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7599" calcext:value-type="float">
            <text:p>0.07599</text:p>
          </table:table-cell>
          <table:table-cell office:value-type="float" office:value="0.071608" calcext:value-type="float">
            <text:p>0.071608</text:p>
          </table:table-cell>
          <table:table-cell office:value-type="float" office:value="0.073125" calcext:value-type="float">
            <text:p>0.073125</text:p>
          </table:table-cell>
          <table:table-cell office:value-type="float" office:value="0.071427" calcext:value-type="float">
            <text:p>0.071427</text:p>
          </table:table-cell>
          <table:table-cell office:value-type="float" office:value="0.008524" calcext:value-type="float">
            <text:p>0.008524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4294" calcext:value-type="float">
            <text:p>0.084294</text:p>
          </table:table-cell>
          <table:table-cell office:value-type="float" office:value="0.077889" calcext:value-type="float">
            <text:p>0.077889</text:p>
          </table:table-cell>
          <table:table-cell office:value-type="float" office:value="0.079525" calcext:value-type="float">
            <text:p>0.079525</text:p>
          </table:table-cell>
          <table:table-cell office:value-type="float" office:value="0.07712" calcext:value-type="float">
            <text:p>0.07712</text:p>
          </table:table-cell>
          <table:table-cell office:value-type="float" office:value="0.008635" calcext:value-type="float">
            <text:p>0.008635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78762" calcext:value-type="float">
            <text:p>0.078762</text:p>
          </table:table-cell>
          <table:table-cell office:value-type="float" office:value="0.075965" calcext:value-type="float">
            <text:p>0.075965</text:p>
          </table:table-cell>
          <table:table-cell office:value-type="float" office:value="0.075756" calcext:value-type="float">
            <text:p>0.075756</text:p>
          </table:table-cell>
          <table:table-cell office:value-type="float" office:value="0.075848" calcext:value-type="float">
            <text:p>0.075848</text:p>
          </table:table-cell>
          <table:table-cell office:value-type="float" office:value="0.008795" calcext:value-type="float">
            <text:p>0.0087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87603" calcext:value-type="float">
            <text:p>0.087603</text:p>
          </table:table-cell>
          <table:table-cell office:value-type="float" office:value="0.08318" calcext:value-type="float">
            <text:p>0.08318</text:p>
          </table:table-cell>
          <table:table-cell office:value-type="float" office:value="0.081983" calcext:value-type="float">
            <text:p>0.081983</text:p>
          </table:table-cell>
          <table:table-cell office:value-type="float" office:value="0.082261" calcext:value-type="float">
            <text:p>0.082261</text:p>
          </table:table-cell>
          <table:table-cell office:value-type="float" office:value="0.008915" calcext:value-type="float">
            <text:p>0.008915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87966" calcext:value-type="float">
            <text:p>0.087966</text:p>
          </table:table-cell>
          <table:table-cell office:value-type="float" office:value="0.081089" calcext:value-type="float">
            <text:p>0.081089</text:p>
          </table:table-cell>
          <table:table-cell office:value-type="float" office:value="0.080056" calcext:value-type="float">
            <text:p>0.080056</text:p>
          </table:table-cell>
          <table:table-cell office:value-type="float" office:value="0.078713" calcext:value-type="float">
            <text:p>0.078713</text:p>
          </table:table-cell>
          <table:table-cell office:value-type="float" office:value="0.009107" calcext:value-type="float">
            <text:p>0.009107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92011" calcext:value-type="float">
            <text:p>0.092011</text:p>
          </table:table-cell>
          <table:table-cell office:value-type="float" office:value="0.085502" calcext:value-type="float">
            <text:p>0.085502</text:p>
          </table:table-cell>
          <table:table-cell office:value-type="float" office:value="0.086976" calcext:value-type="float">
            <text:p>0.086976</text:p>
          </table:table-cell>
          <table:table-cell office:value-type="float" office:value="0.085049" calcext:value-type="float">
            <text:p>0.085049</text:p>
          </table:table-cell>
          <table:table-cell office:value-type="float" office:value="0.009163" calcext:value-type="float">
            <text:p>0.009163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91934" calcext:value-type="float">
            <text:p>0.091934</text:p>
          </table:table-cell>
          <table:table-cell office:value-type="float" office:value="0.084529" calcext:value-type="float">
            <text:p>0.084529</text:p>
          </table:table-cell>
          <table:table-cell office:value-type="float" office:value="0.084142" calcext:value-type="float">
            <text:p>0.084142</text:p>
          </table:table-cell>
          <table:table-cell office:value-type="float" office:value="0.083995" calcext:value-type="float">
            <text:p>0.083995</text:p>
          </table:table-cell>
          <table:table-cell office:value-type="float" office:value="0.009252" calcext:value-type="float">
            <text:p>0.009252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97053" calcext:value-type="float">
            <text:p>0.097053</text:p>
          </table:table-cell>
          <table:table-cell office:value-type="float" office:value="0.093615" calcext:value-type="float">
            <text:p>0.093615</text:p>
          </table:table-cell>
          <table:table-cell office:value-type="float" office:value="0.091252" calcext:value-type="float">
            <text:p>0.091252</text:p>
          </table:table-cell>
          <table:table-cell office:value-type="float" office:value="0.090691" calcext:value-type="float">
            <text:p>0.090691</text:p>
          </table:table-cell>
          <table:table-cell office:value-type="float" office:value="0.00934" calcext:value-type="float">
            <text:p>0.00934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0.088636" calcext:value-type="float">
            <text:p>0.088636</text:p>
          </table:table-cell>
          <table:table-cell office:value-type="float" office:value="0.091357" calcext:value-type="float">
            <text:p>0.091357</text:p>
          </table:table-cell>
          <table:table-cell office:value-type="float" office:value="0.089657" calcext:value-type="float">
            <text:p>0.089657</text:p>
          </table:table-cell>
          <table:table-cell office:value-type="float" office:value="0.009332" calcext:value-type="float">
            <text:p>0.009332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03214" calcext:value-type="float">
            <text:p>0.103214</text:p>
          </table:table-cell>
          <table:table-cell office:value-type="float" office:value="0.097825" calcext:value-type="float">
            <text:p>0.097825</text:p>
          </table:table-cell>
          <table:table-cell office:value-type="float" office:value="0.096162" calcext:value-type="float">
            <text:p>0.096162</text:p>
          </table:table-cell>
          <table:table-cell office:value-type="float" office:value="0.094939" calcext:value-type="float">
            <text:p>0.094939</text:p>
          </table:table-cell>
          <table:table-cell office:value-type="float" office:value="0.00973" calcext:value-type="float">
            <text:p>0.0097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03872" calcext:value-type="float">
            <text:p>0.103872</text:p>
          </table:table-cell>
          <table:table-cell office:value-type="float" office:value="0.093021" calcext:value-type="float">
            <text:p>0.093021</text:p>
          </table:table-cell>
          <table:table-cell office:value-type="float" office:value="0.096233" calcext:value-type="float">
            <text:p>0.096233</text:p>
          </table:table-cell>
          <table:table-cell office:value-type="float" office:value="0.094549" calcext:value-type="float">
            <text:p>0.094549</text:p>
          </table:table-cell>
          <table:table-cell office:value-type="float" office:value="0.010053" calcext:value-type="float">
            <text:p>0.010053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08948" calcext:value-type="float">
            <text:p>0.108948</text:p>
          </table:table-cell>
          <table:table-cell office:value-type="float" office:value="0.101826" calcext:value-type="float">
            <text:p>0.101826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099917" calcext:value-type="float">
            <text:p>0.099917</text:p>
          </table:table-cell>
          <table:table-cell office:value-type="float" office:value="0.0097" calcext:value-type="float">
            <text:p>0.0097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07684" calcext:value-type="float">
            <text:p>0.107684</text:p>
          </table:table-cell>
          <table:table-cell office:value-type="float" office:value="0.100627" calcext:value-type="float">
            <text:p>0.100627</text:p>
          </table:table-cell>
          <table:table-cell office:value-type="float" office:value="0.098006" calcext:value-type="float">
            <text:p>0.098006</text:p>
          </table:table-cell>
          <table:table-cell office:value-type="float" office:value="0.096845" calcext:value-type="float">
            <text:p>0.096845</text:p>
          </table:table-cell>
          <table:table-cell office:value-type="float" office:value="0.00983" calcext:value-type="float">
            <text:p>0.00983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22567" calcext:value-type="float">
            <text:p>0.122567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0.10483" calcext:value-type="float">
            <text:p>0.10483</text:p>
          </table:table-cell>
          <table:table-cell office:value-type="float" office:value="0.106474" calcext:value-type="float">
            <text:p>0.106474</text:p>
          </table:table-cell>
          <table:table-cell office:value-type="float" office:value="0.009955" calcext:value-type="float">
            <text:p>0.009955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16531" calcext:value-type="float">
            <text:p>0.116531</text:p>
          </table:table-cell>
          <table:table-cell office:value-type="float" office:value="0.104253" calcext:value-type="float">
            <text:p>0.104253</text:p>
          </table:table-cell>
          <table:table-cell office:value-type="float" office:value="0.101943" calcext:value-type="float">
            <text:p>0.101943</text:p>
          </table:table-cell>
          <table:table-cell office:value-type="float" office:value="0.102915" calcext:value-type="float">
            <text:p>0.102915</text:p>
          </table:table-cell>
          <table:table-cell office:value-type="float" office:value="0.010179" calcext:value-type="float">
            <text:p>0.010179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27076" calcext:value-type="float">
            <text:p>0.127076</text:p>
          </table:table-cell>
          <table:table-cell office:value-type="float" office:value="0.112385" calcext:value-type="float">
            <text:p>0.112385</text:p>
          </table:table-cell>
          <table:table-cell office:value-type="float" office:value="0.109705" calcext:value-type="float">
            <text:p>0.109705</text:p>
          </table:table-cell>
          <table:table-cell office:value-type="float" office:value="0.110193" calcext:value-type="float">
            <text:p>0.110193</text:p>
          </table:table-cell>
          <table:table-cell office:value-type="float" office:value="0.010545" calcext:value-type="float">
            <text:p>0.010545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25049" calcext:value-type="float">
            <text:p>0.125049</text:p>
          </table:table-cell>
          <table:table-cell office:value-type="float" office:value="0.10948" calcext:value-type="float">
            <text:p>0.10948</text:p>
          </table:table-cell>
          <table:table-cell office:value-type="float" office:value="0.106704" calcext:value-type="float">
            <text:p>0.106704</text:p>
          </table:table-cell>
          <table:table-cell office:value-type="float" office:value="0.107226" calcext:value-type="float">
            <text:p>0.107226</text:p>
          </table:table-cell>
          <table:table-cell office:value-type="float" office:value="0.010408" calcext:value-type="float">
            <text:p>0.010408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36622" calcext:value-type="float">
            <text:p>0.136622</text:p>
          </table:table-cell>
          <table:table-cell office:value-type="float" office:value="0.117633" calcext:value-type="float">
            <text:p>0.117633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15383" calcext:value-type="float">
            <text:p>0.115383</text:p>
          </table:table-cell>
          <table:table-cell office:value-type="float" office:value="0.010528" calcext:value-type="float">
            <text:p>0.010528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43225" calcext:value-type="float">
            <text:p>0.143225</text:p>
          </table:table-cell>
          <table:table-cell office:value-type="float" office:value="0.115179" calcext:value-type="float">
            <text:p>0.115179</text:p>
          </table:table-cell>
          <table:table-cell office:value-type="float" office:value="0.112083" calcext:value-type="float">
            <text:p>0.112083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010877" calcext:value-type="float">
            <text:p>0.010877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42716" calcext:value-type="float">
            <text:p>0.142716</text:p>
          </table:table-cell>
          <table:table-cell office:value-type="float" office:value="0.128364" calcext:value-type="float">
            <text:p>0.12836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20807" calcext:value-type="float">
            <text:p>0.120807</text:p>
          </table:table-cell>
          <table:table-cell office:value-type="float" office:value="0.010582" calcext:value-type="float">
            <text:p>0.010582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48867" calcext:value-type="float">
            <text:p>0.148867</text:p>
          </table:table-cell>
          <table:table-cell office:value-type="float" office:value="0.11812" calcext:value-type="float">
            <text:p>0.11812</text:p>
          </table:table-cell>
          <table:table-cell office:value-type="float" office:value="0.130354" calcext:value-type="float">
            <text:p>0.130354</text:p>
          </table:table-cell>
          <table:table-cell office:value-type="float" office:value="0.119509" calcext:value-type="float">
            <text:p>0.119509</text:p>
          </table:table-cell>
          <table:table-cell office:value-type="float" office:value="0.010654" calcext:value-type="float">
            <text:p>0.010654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62502" calcext:value-type="float">
            <text:p>0.162502</text:p>
          </table:table-cell>
          <table:table-cell office:value-type="float" office:value="0.131058" calcext:value-type="float">
            <text:p>0.131058</text:p>
          </table:table-cell>
          <table:table-cell office:value-type="float" office:value="0.127009" calcext:value-type="float">
            <text:p>0.127009</text:p>
          </table:table-cell>
          <table:table-cell office:value-type="float" office:value="0.126349" calcext:value-type="float">
            <text:p>0.126349</text:p>
          </table:table-cell>
          <table:table-cell office:value-type="float" office:value="0.011017" calcext:value-type="float">
            <text:p>0.011017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62383" calcext:value-type="float">
            <text:p>0.162383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122514" calcext:value-type="float">
            <text:p>0.122514</text:p>
          </table:table-cell>
          <table:table-cell office:value-type="float" office:value="0.122831" calcext:value-type="float">
            <text:p>0.122831</text:p>
          </table:table-cell>
          <table:table-cell office:value-type="float" office:value="0.011049" calcext:value-type="float">
            <text:p>0.011049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64469" calcext:value-type="float">
            <text:p>0.164469</text:p>
          </table:table-cell>
          <table:table-cell office:value-type="float" office:value="0.146418" calcext:value-type="float">
            <text:p>0.146418</text:p>
          </table:table-cell>
          <table:table-cell office:value-type="float" office:value="0.139827" calcext:value-type="float">
            <text:p>0.139827</text:p>
          </table:table-cell>
          <table:table-cell office:value-type="float" office:value="0.136548" calcext:value-type="float">
            <text:p>0.136548</text:p>
          </table:table-cell>
          <table:table-cell office:value-type="float" office:value="0.011104" calcext:value-type="float">
            <text:p>0.011104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65246" calcext:value-type="float">
            <text:p>0.165246</text:p>
          </table:table-cell>
          <table:table-cell office:value-type="float" office:value="0.135188" calcext:value-type="float">
            <text:p>0.135188</text:p>
          </table:table-cell>
          <table:table-cell office:value-type="float" office:value="0.13059" calcext:value-type="float">
            <text:p>0.13059</text:p>
          </table:table-cell>
          <table:table-cell office:value-type="float" office:value="0.129627" calcext:value-type="float">
            <text:p>0.129627</text:p>
          </table:table-cell>
          <table:table-cell office:value-type="float" office:value="0.011232" calcext:value-type="float">
            <text:p>0.01123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91419" calcext:value-type="float">
            <text:p>0.191419</text:p>
          </table:table-cell>
          <table:table-cell office:value-type="float" office:value="0.148349" calcext:value-type="float">
            <text:p>0.148349</text:p>
          </table:table-cell>
          <table:table-cell office:value-type="float" office:value="0.145461" calcext:value-type="float">
            <text:p>0.145461</text:p>
          </table:table-cell>
          <table:table-cell office:value-type="float" office:value="0.143661" calcext:value-type="float">
            <text:p>0.143661</text:p>
          </table:table-cell>
          <table:table-cell office:value-type="float" office:value="0.011518" calcext:value-type="float">
            <text:p>0.011518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83757" calcext:value-type="float">
            <text:p>0.183757</text:p>
          </table:table-cell>
          <table:table-cell office:value-type="float" office:value="0.142863" calcext:value-type="float">
            <text:p>0.142863</text:p>
          </table:table-cell>
          <table:table-cell office:value-type="float" office:value="0.137302" calcext:value-type="float">
            <text:p>0.137302</text:p>
          </table:table-cell>
          <table:table-cell office:value-type="float" office:value="0.137063" calcext:value-type="float">
            <text:p>0.137063</text:p>
          </table:table-cell>
          <table:table-cell office:value-type="float" office:value="0.011675" calcext:value-type="float">
            <text:p>0.01167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98442" calcext:value-type="float">
            <text:p>0.198442</text:p>
          </table:table-cell>
          <table:table-cell office:value-type="float" office:value="0.155001" calcext:value-type="float">
            <text:p>0.155001</text:p>
          </table:table-cell>
          <table:table-cell office:value-type="float" office:value="0.150878" calcext:value-type="float">
            <text:p>0.150878</text:p>
          </table:table-cell>
          <table:table-cell office:value-type="float" office:value="0.150792" calcext:value-type="float">
            <text:p>0.150792</text:p>
          </table:table-cell>
          <table:table-cell office:value-type="float" office:value="0.011717" calcext:value-type="float">
            <text:p>0.011717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95079" calcext:value-type="float">
            <text:p>0.195079</text:p>
          </table:table-cell>
          <table:table-cell office:value-type="float" office:value="0.173219" calcext:value-type="float">
            <text:p>0.173219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0.146648" calcext:value-type="float">
            <text:p>0.146648</text:p>
          </table:table-cell>
          <table:table-cell office:value-type="float" office:value="0.011845" calcext:value-type="float">
            <text:p>0.01184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08009" calcext:value-type="float">
            <text:p>0.208009</text:p>
          </table:table-cell>
          <table:table-cell office:value-type="float" office:value="0.163933" calcext:value-type="float">
            <text:p>0.163933</text:p>
          </table:table-cell>
          <table:table-cell office:value-type="float" office:value="0.159161" calcext:value-type="float">
            <text:p>0.159161</text:p>
          </table:table-cell>
          <table:table-cell office:value-type="float" office:value="0.15759" calcext:value-type="float">
            <text:p>0.15759</text:p>
          </table:table-cell>
          <table:table-cell office:value-type="float" office:value="0.012245" calcext:value-type="float">
            <text:p>0.012245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90395" calcext:value-type="float">
            <text:p>0.190395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0.154447" calcext:value-type="float">
            <text:p>0.154447</text:p>
          </table:table-cell>
          <table:table-cell office:value-type="float" office:value="0.153136" calcext:value-type="float">
            <text:p>0.153136</text:p>
          </table:table-cell>
          <table:table-cell office:value-type="float" office:value="0.012186" calcext:value-type="float">
            <text:p>0.0121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x-matrix multipli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 (Threads: 1)</text:p>
          </table:table-cell>
          <table:table-cell office:value-type="string" calcext:value-type="string">
            <text:p>Dense (Threads: 2)</text:p>
          </table:table-cell>
          <table:table-cell office:value-type="string" calcext:value-type="string">
            <text:p>Dense (Threads: 3)</text:p>
          </table:table-cell>
          <table:table-cell office:value-type="string" calcext:value-type="string">
            <text:p>Dense (Threads: 4)</text:p>
          </table:table-cell>
          <table:table-cell office:value-type="string" calcext:value-type="string">
            <text:p>Spars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5818" calcext:value-type="float">
            <text:p>0.245818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5137" calcext:value-type="float">
            <text:p>0.00513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15109" calcext:value-type="float">
            <text:p>0.01510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0.024179" calcext:value-type="float">
            <text:p>0.02417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007375" calcext:value-type="float">
            <text:p>0.007375</text:p>
          </table:table-cell>
          <table:table-cell office:value-type="float" office:value="0.018428" calcext:value-type="float">
            <text:p>0.018428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739" calcext:value-type="float">
            <text:p>0.011739</text:p>
          </table:table-cell>
          <table:table-cell office:value-type="float" office:value="0.012857" calcext:value-type="float">
            <text:p>0.012857</text:p>
          </table:table-cell>
          <table:table-cell office:value-type="float" office:value="0.011947" calcext:value-type="float">
            <text:p>0.011947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022706" calcext:value-type="float">
            <text:p>0.02270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176" calcext:value-type="float">
            <text:p>0.019176</text:p>
          </table:table-cell>
          <table:table-cell office:value-type="float" office:value="0.019021" calcext:value-type="float">
            <text:p>0.019021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20042" calcext:value-type="float">
            <text:p>0.020042</text:p>
          </table:table-cell>
          <table:table-cell office:value-type="float" office:value="0.026328" calcext:value-type="float">
            <text:p>0.02632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6884" calcext:value-type="float">
            <text:p>0.026884</text:p>
          </table:table-cell>
          <table:table-cell office:value-type="float" office:value="0.028002" calcext:value-type="float">
            <text:p>0.028002</text:p>
          </table:table-cell>
          <table:table-cell office:value-type="float" office:value="0.027119" calcext:value-type="float">
            <text:p>0.027119</text:p>
          </table:table-cell>
          <table:table-cell office:value-type="float" office:value="0.026303" calcext:value-type="float">
            <text:p>0.026303</text:p>
          </table:table-cell>
          <table:table-cell office:value-type="float" office:value="0.032311" calcext:value-type="float">
            <text:p>0.03231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037052" calcext:value-type="float">
            <text:p>0.037052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0.037386" calcext:value-type="float">
            <text:p>0.037386</text:p>
          </table:table-cell>
          <table:table-cell office:value-type="float" office:value="0.03515" calcext:value-type="float">
            <text:p>0.0351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0049" calcext:value-type="float">
            <text:p>0.050049</text:p>
          </table:table-cell>
          <table:table-cell office:value-type="float" office:value="0.049239" calcext:value-type="float">
            <text:p>0.049239</text:p>
          </table:table-cell>
          <table:table-cell office:value-type="float" office:value="0.050253" calcext:value-type="float">
            <text:p>0.050253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.041528" calcext:value-type="float">
            <text:p>0.04152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64857" calcext:value-type="float">
            <text:p>0.064857</text:p>
          </table:table-cell>
          <table:table-cell office:value-type="float" office:value="0.064558" calcext:value-type="float">
            <text:p>0.064558</text:p>
          </table:table-cell>
          <table:table-cell office:value-type="float" office:value="0.065435" calcext:value-type="float">
            <text:p>0.065435</text:p>
          </table:table-cell>
          <table:table-cell office:value-type="float" office:value="0.042968" calcext:value-type="float">
            <text:p>0.04296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0.058159" calcext:value-type="float">
            <text:p>0.058159</text:p>
          </table:table-cell>
          <table:table-cell office:value-type="float" office:value="0.049662" calcext:value-type="float">
            <text:p>0.049662</text:p>
          </table:table-cell>
          <table:table-cell office:value-type="float" office:value="0.050772" calcext:value-type="float">
            <text:p>0.050772</text:p>
          </table:table-cell>
          <table:table-cell office:value-type="float" office:value="0.049972" calcext:value-type="float">
            <text:p>0.04997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05095" calcext:value-type="float">
            <text:p>0.105095</text:p>
          </table:table-cell>
          <table:table-cell office:value-type="float" office:value="0.065492" calcext:value-type="float">
            <text:p>0.065492</text:p>
          </table:table-cell>
          <table:table-cell office:value-type="float" office:value="0.063831" calcext:value-type="float">
            <text:p>0.063831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53825" calcext:value-type="float">
            <text:p>0.05382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073634" calcext:value-type="float">
            <text:p>0.073634</text:p>
          </table:table-cell>
          <table:table-cell office:value-type="float" office:value="0.068358" calcext:value-type="float">
            <text:p>0.068358</text:p>
          </table:table-cell>
          <table:table-cell office:value-type="float" office:value="0.064806" calcext:value-type="float">
            <text:p>0.064806</text:p>
          </table:table-cell>
          <table:table-cell office:value-type="float" office:value="0.056261" calcext:value-type="float">
            <text:p>0.05626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6751" calcext:value-type="float">
            <text:p>0.156751</text:p>
          </table:table-cell>
          <table:table-cell office:value-type="float" office:value="0.093497" calcext:value-type="float">
            <text:p>0.093497</text:p>
          </table:table-cell>
          <table:table-cell office:value-type="float" office:value="0.064527" calcext:value-type="float">
            <text:p>0.064527</text:p>
          </table:table-cell>
          <table:table-cell office:value-type="float" office:value="0.078298" calcext:value-type="float">
            <text:p>0.078298</text:p>
          </table:table-cell>
          <table:table-cell office:value-type="float" office:value="0.063189" calcext:value-type="float">
            <text:p>0.06318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4827" calcext:value-type="float">
            <text:p>0.224827</text:p>
          </table:table-cell>
          <table:table-cell office:value-type="float" office:value="0.107433" calcext:value-type="float">
            <text:p>0.107433</text:p>
          </table:table-cell>
          <table:table-cell office:value-type="float" office:value="0.084561" calcext:value-type="float">
            <text:p>0.084561</text:p>
          </table:table-cell>
          <table:table-cell office:value-type="float" office:value="0.065555" calcext:value-type="float">
            <text:p>0.065555</text:p>
          </table:table-cell>
          <table:table-cell office:value-type="float" office:value="0.065643" calcext:value-type="float">
            <text:p>0.065643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3987" calcext:value-type="float">
            <text:p>0.23987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03888" calcext:value-type="float">
            <text:p>0.103888</text:p>
          </table:table-cell>
          <table:table-cell office:value-type="float" office:value="0.083152" calcext:value-type="float">
            <text:p>0.083152</text:p>
          </table:table-cell>
          <table:table-cell office:value-type="float" office:value="0.068777" calcext:value-type="float">
            <text:p>0.068777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80602" calcext:value-type="float">
            <text:p>0.280602</text:p>
          </table:table-cell>
          <table:table-cell office:value-type="float" office:value="0.14423" calcext:value-type="float">
            <text:p>0.14423</text:p>
          </table:table-cell>
          <table:table-cell office:value-type="float" office:value="0.103023" calcext:value-type="float">
            <text:p>0.103023</text:p>
          </table:table-cell>
          <table:table-cell office:value-type="float" office:value="0.106703" calcext:value-type="float">
            <text:p>0.106703</text:p>
          </table:table-cell>
          <table:table-cell office:value-type="float" office:value="0.075481" calcext:value-type="float">
            <text:p>0.07548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5284" calcext:value-type="float">
            <text:p>0.325284</text:p>
          </table:table-cell>
          <table:table-cell office:value-type="float" office:value="0.172367" calcext:value-type="float">
            <text:p>0.172367</text:p>
          </table:table-cell>
          <table:table-cell office:value-type="float" office:value="0.127739" calcext:value-type="float">
            <text:p>0.127739</text:p>
          </table:table-cell>
          <table:table-cell office:value-type="float" office:value="0.132865" calcext:value-type="float">
            <text:p>0.132865</text:p>
          </table:table-cell>
          <table:table-cell office:value-type="float" office:value="0.076664" calcext:value-type="float">
            <text:p>0.07666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4219" calcext:value-type="float">
            <text:p>0.384219</text:p>
          </table:table-cell>
          <table:table-cell office:value-type="float" office:value="0.190447" calcext:value-type="float">
            <text:p>0.190447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0.112966" calcext:value-type="float">
            <text:p>0.112966</text:p>
          </table:table-cell>
          <table:table-cell office:value-type="float" office:value="0.081396" calcext:value-type="float">
            <text:p>0.08139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28257" calcext:value-type="float">
            <text:p>0.428257</text:p>
          </table:table-cell>
          <table:table-cell office:value-type="float" office:value="0.227698" calcext:value-type="float">
            <text:p>0.227698</text:p>
          </table:table-cell>
          <table:table-cell office:value-type="float" office:value="0.155732" calcext:value-type="float">
            <text:p>0.155732</text:p>
          </table:table-cell>
          <table:table-cell office:value-type="float" office:value="0.141842" calcext:value-type="float">
            <text:p>0.141842</text:p>
          </table:table-cell>
          <table:table-cell office:value-type="float" office:value="0.085352" calcext:value-type="float">
            <text:p>0.08535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9673" calcext:value-type="float">
            <text:p>0.499673</text:p>
          </table:table-cell>
          <table:table-cell office:value-type="float" office:value="0.254711" calcext:value-type="float">
            <text:p>0.254711</text:p>
          </table:table-cell>
          <table:table-cell office:value-type="float" office:value="0.190398" calcext:value-type="float">
            <text:p>0.190398</text:p>
          </table:table-cell>
          <table:table-cell office:value-type="float" office:value="0.175644" calcext:value-type="float">
            <text:p>0.175644</text:p>
          </table:table-cell>
          <table:table-cell office:value-type="float" office:value="0.090191" calcext:value-type="float">
            <text:p>0.0901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1132" calcext:value-type="float">
            <text:p>0.551132</text:p>
          </table:table-cell>
          <table:table-cell office:value-type="float" office:value="0.293973" calcext:value-type="float">
            <text:p>0.293973</text:p>
          </table:table-cell>
          <table:table-cell office:value-type="float" office:value="0.229651" calcext:value-type="float">
            <text:p>0.229651</text:p>
          </table:table-cell>
          <table:table-cell office:value-type="float" office:value="0.214952" calcext:value-type="float">
            <text:p>0.214952</text:p>
          </table:table-cell>
          <table:table-cell office:value-type="float" office:value="0.094569" calcext:value-type="float">
            <text:p>0.09456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3895" calcext:value-type="float">
            <text:p>0.663895</text:p>
          </table:table-cell>
          <table:table-cell office:value-type="float" office:value="0.349959" calcext:value-type="float">
            <text:p>0.349959</text:p>
          </table:table-cell>
          <table:table-cell office:value-type="float" office:value="0.252797" calcext:value-type="float">
            <text:p>0.252797</text:p>
          </table:table-cell>
          <table:table-cell office:value-type="float" office:value="0.211407" calcext:value-type="float">
            <text:p>0.211407</text:p>
          </table:table-cell>
          <table:table-cell office:value-type="float" office:value="0.102124" calcext:value-type="float">
            <text:p>0.10212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99865" calcext:value-type="float">
            <text:p>0.699865</text:p>
          </table:table-cell>
          <table:table-cell office:value-type="float" office:value="0.383966" calcext:value-type="float">
            <text:p>0.383966</text:p>
          </table:table-cell>
          <table:table-cell office:value-type="float" office:value="0.265682" calcext:value-type="float">
            <text:p>0.265682</text:p>
          </table:table-cell>
          <table:table-cell office:value-type="float" office:value="0.222838" calcext:value-type="float">
            <text:p>0.222838</text:p>
          </table:table-cell>
          <table:table-cell office:value-type="float" office:value="0.106852" calcext:value-type="float">
            <text:p>0.10685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88781" calcext:value-type="float">
            <text:p>0.788781</text:p>
          </table:table-cell>
          <table:table-cell office:value-type="float" office:value="0.405824" calcext:value-type="float">
            <text:p>0.405824</text:p>
          </table:table-cell>
          <table:table-cell office:value-type="float" office:value="0.315952" calcext:value-type="float">
            <text:p>0.315952</text:p>
          </table:table-cell>
          <table:table-cell office:value-type="float" office:value="0.270401" calcext:value-type="float">
            <text:p>0.270401</text:p>
          </table:table-cell>
          <table:table-cell office:value-type="float" office:value="0.127257" calcext:value-type="float">
            <text:p>0.12725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198817" calcext:value-type="float">
            <text:p>1.198817</text:p>
          </table:table-cell>
          <table:table-cell office:value-type="float" office:value="0.787574" calcext:value-type="float">
            <text:p>0.787574</text:p>
          </table:table-cell>
          <table:table-cell office:value-type="float" office:value="0.361961" calcext:value-type="float">
            <text:p>0.361961</text:p>
          </table:table-cell>
          <table:table-cell office:value-type="float" office:value="3.530487" calcext:value-type="float">
            <text:p>3.530487</text:p>
          </table:table-cell>
          <table:table-cell office:value-type="float" office:value="0.177159" calcext:value-type="float">
            <text:p>0.17715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908898" calcext:value-type="float">
            <text:p>1.908898</text:p>
          </table:table-cell>
          <table:table-cell office:value-type="float" office:value="0.502592" calcext:value-type="float">
            <text:p>0.502592</text:p>
          </table:table-cell>
          <table:table-cell office:value-type="float" office:value="0.393717" calcext:value-type="float">
            <text:p>0.393717</text:p>
          </table:table-cell>
          <table:table-cell office:value-type="float" office:value="2.204411" calcext:value-type="float">
            <text:p>2.204411</text:p>
          </table:table-cell>
          <table:table-cell office:value-type="float" office:value="0.23921" calcext:value-type="float">
            <text:p>0.2392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91691" calcext:value-type="float">
            <text:p>1.91691</text:p>
          </table:table-cell>
          <table:table-cell office:value-type="float" office:value="0.567887" calcext:value-type="float">
            <text:p>0.567887</text:p>
          </table:table-cell>
          <table:table-cell office:value-type="float" office:value="0.449275" calcext:value-type="float">
            <text:p>0.449275</text:p>
          </table:table-cell>
          <table:table-cell office:value-type="float" office:value="4.749522" calcext:value-type="float">
            <text:p>4.749522</text:p>
          </table:table-cell>
          <table:table-cell office:value-type="float" office:value="0.26121" calcext:value-type="float">
            <text:p>0.26121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054504" calcext:value-type="float">
            <text:p>2.054504</text:p>
          </table:table-cell>
          <table:table-cell office:value-type="float" office:value="0.616936" calcext:value-type="float">
            <text:p>0.616936</text:p>
          </table:table-cell>
          <table:table-cell office:value-type="float" office:value="0.50973" calcext:value-type="float">
            <text:p>0.50973</text:p>
          </table:table-cell>
          <table:table-cell office:value-type="float" office:value="1.556324" calcext:value-type="float">
            <text:p>1.556324</text:p>
          </table:table-cell>
          <table:table-cell office:value-type="float" office:value="0.129187" calcext:value-type="float">
            <text:p>0.12918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347228" calcext:value-type="float">
            <text:p>1.347228</text:p>
          </table:table-cell>
          <table:table-cell office:value-type="float" office:value="0.937007" calcext:value-type="float">
            <text:p>0.937007</text:p>
          </table:table-cell>
          <table:table-cell office:value-type="float" office:value="0.532998" calcext:value-type="float">
            <text:p>0.532998</text:p>
          </table:table-cell>
          <table:table-cell office:value-type="float" office:value="4.987207" calcext:value-type="float">
            <text:p>4.987207</text:p>
          </table:table-cell>
          <table:table-cell office:value-type="float" office:value="0.132664" calcext:value-type="float">
            <text:p>0.13266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44313" calcext:value-type="float">
            <text:p>1.544313</text:p>
          </table:table-cell>
          <table:table-cell office:value-type="float" office:value="0.811399" calcext:value-type="float">
            <text:p>0.811399</text:p>
          </table:table-cell>
          <table:table-cell office:value-type="float" office:value="0.724079" calcext:value-type="float">
            <text:p>0.724079</text:p>
          </table:table-cell>
          <table:table-cell office:value-type="float" office:value="7.057416" calcext:value-type="float">
            <text:p>7.057416</text:p>
          </table:table-cell>
          <table:table-cell office:value-type="float" office:value="0.138864" calcext:value-type="float">
            <text:p>0.13886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819553" calcext:value-type="float">
            <text:p>1.819553</text:p>
          </table:table-cell>
          <table:table-cell office:value-type="float" office:value="0.851267" calcext:value-type="float">
            <text:p>0.851267</text:p>
          </table:table-cell>
          <table:table-cell office:value-type="float" office:value="0.605315" calcext:value-type="float">
            <text:p>0.605315</text:p>
          </table:table-cell>
          <table:table-cell office:value-type="float" office:value="4.757232" calcext:value-type="float">
            <text:p>4.757232</text:p>
          </table:table-cell>
          <table:table-cell office:value-type="float" office:value="0.207829" calcext:value-type="float">
            <text:p>0.207829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02551" calcext:value-type="float">
            <text:p>2.02551</text:p>
          </table:table-cell>
          <table:table-cell office:value-type="float" office:value="0.875796" calcext:value-type="float">
            <text:p>0.875796</text:p>
          </table:table-cell>
          <table:table-cell office:value-type="float" office:value="0.680377" calcext:value-type="float">
            <text:p>0.680377</text:p>
          </table:table-cell>
          <table:table-cell office:value-type="float" office:value="3.684907" calcext:value-type="float">
            <text:p>3.684907</text:p>
          </table:table-cell>
          <table:table-cell office:value-type="float" office:value="0.143643" calcext:value-type="float">
            <text:p>0.14364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994691" calcext:value-type="float">
            <text:p>1.994691</text:p>
          </table:table-cell>
          <table:table-cell office:value-type="float" office:value="0.989712" calcext:value-type="float">
            <text:p>0.989712</text:p>
          </table:table-cell>
          <table:table-cell office:value-type="float" office:value="0.82406" calcext:value-type="float">
            <text:p>0.82406</text:p>
          </table:table-cell>
          <table:table-cell office:value-type="float" office:value="7.284495" calcext:value-type="float">
            <text:p>7.284495</text:p>
          </table:table-cell>
          <table:table-cell office:value-type="float" office:value="0.163359" calcext:value-type="float">
            <text:p>0.163359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353606" calcext:value-type="float">
            <text:p>2.353606</text:p>
          </table:table-cell>
          <table:table-cell office:value-type="float" office:value="1.108398" calcext:value-type="float">
            <text:p>1.108398</text:p>
          </table:table-cell>
          <table:table-cell office:value-type="float" office:value="0.837023" calcext:value-type="float">
            <text:p>0.837023</text:p>
          </table:table-cell>
          <table:table-cell office:value-type="float" office:value="5.744811" calcext:value-type="float">
            <text:p>5.744811</text:p>
          </table:table-cell>
          <table:table-cell office:value-type="float" office:value="0.150928" calcext:value-type="float">
            <text:p>0.150928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321271" calcext:value-type="float">
            <text:p>2.321271</text:p>
          </table:table-cell>
          <table:table-cell office:value-type="float" office:value="1.191624" calcext:value-type="float">
            <text:p>1.191624</text:p>
          </table:table-cell>
          <table:table-cell office:value-type="float" office:value="0.844094" calcext:value-type="float">
            <text:p>0.844094</text:p>
          </table:table-cell>
          <table:table-cell office:value-type="float" office:value="5.354173" calcext:value-type="float">
            <text:p>5.354173</text:p>
          </table:table-cell>
          <table:table-cell office:value-type="float" office:value="0.160401" calcext:value-type="float">
            <text:p>0.16040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554367" calcext:value-type="float">
            <text:p>2.554367</text:p>
          </table:table-cell>
          <table:table-cell office:value-type="float" office:value="1.208829" calcext:value-type="float">
            <text:p>1.208829</text:p>
          </table:table-cell>
          <table:table-cell office:value-type="float" office:value="0.903972" calcext:value-type="float">
            <text:p>0.903972</text:p>
          </table:table-cell>
          <table:table-cell office:value-type="float" office:value="0.76683" calcext:value-type="float">
            <text:p>0.76683</text:p>
          </table:table-cell>
          <table:table-cell office:value-type="float" office:value="0.162316" calcext:value-type="float">
            <text:p>0.16231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605475" calcext:value-type="float">
            <text:p>2.605475</text:p>
          </table:table-cell>
          <table:table-cell office:value-type="float" office:value="1.321912" calcext:value-type="float">
            <text:p>1.321912</text:p>
          </table:table-cell>
          <table:table-cell office:value-type="float" office:value="0.881789" calcext:value-type="float">
            <text:p>0.881789</text:p>
          </table:table-cell>
          <table:table-cell office:value-type="float" office:value="0.848373" calcext:value-type="float">
            <text:p>0.848373</text:p>
          </table:table-cell>
          <table:table-cell office:value-type="float" office:value="0.167341" calcext:value-type="float">
            <text:p>0.16734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950008" calcext:value-type="float">
            <text:p>2.950008</text:p>
          </table:table-cell>
          <table:table-cell office:value-type="float" office:value="1.505583" calcext:value-type="float">
            <text:p>1.505583</text:p>
          </table:table-cell>
          <table:table-cell office:value-type="float" office:value="1.094488" calcext:value-type="float">
            <text:p>1.094488</text:p>
          </table:table-cell>
          <table:table-cell office:value-type="float" office:value="0.892478" calcext:value-type="float">
            <text:p>0.892478</text:p>
          </table:table-cell>
          <table:table-cell office:value-type="float" office:value="0.171789" calcext:value-type="float">
            <text:p>0.171789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007702" calcext:value-type="float">
            <text:p>3.007702</text:p>
          </table:table-cell>
          <table:table-cell office:value-type="float" office:value="1.808001" calcext:value-type="float">
            <text:p>1.808001</text:p>
          </table:table-cell>
          <table:table-cell office:value-type="float" office:value="1.19577" calcext:value-type="float">
            <text:p>1.19577</text:p>
          </table:table-cell>
          <table:table-cell office:value-type="float" office:value="0.860415" calcext:value-type="float">
            <text:p>0.860415</text:p>
          </table:table-cell>
          <table:table-cell office:value-type="float" office:value="0.178342" calcext:value-type="float">
            <text:p>0.17834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236458" calcext:value-type="float">
            <text:p>3.236458</text:p>
          </table:table-cell>
          <table:table-cell office:value-type="float" office:value="1.64014" calcext:value-type="float">
            <text:p>1.64014</text:p>
          </table:table-cell>
          <table:table-cell office:value-type="float" office:value="1.109378" calcext:value-type="float">
            <text:p>1.109378</text:p>
          </table:table-cell>
          <table:table-cell office:value-type="float" office:value="0.953406" calcext:value-type="float">
            <text:p>0.953406</text:p>
          </table:table-cell>
          <table:table-cell office:value-type="float" office:value="0.180693" calcext:value-type="float">
            <text:p>0.180693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487886" calcext:value-type="float">
            <text:p>3.487886</text:p>
          </table:table-cell>
          <table:table-cell office:value-type="float" office:value="1.795547" calcext:value-type="float">
            <text:p>1.795547</text:p>
          </table:table-cell>
          <table:table-cell office:value-type="float" office:value="1.246329" calcext:value-type="float">
            <text:p>1.246329</text:p>
          </table:table-cell>
          <table:table-cell office:value-type="float" office:value="1.087326" calcext:value-type="float">
            <text:p>1.087326</text:p>
          </table:table-cell>
          <table:table-cell office:value-type="float" office:value="0.177104" calcext:value-type="float">
            <text:p>0.177104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761254" calcext:value-type="float">
            <text:p>3.761254</text:p>
          </table:table-cell>
          <table:table-cell office:value-type="float" office:value="1.904523" calcext:value-type="float">
            <text:p>1.904523</text:p>
          </table:table-cell>
          <table:table-cell office:value-type="float" office:value="1.395228" calcext:value-type="float">
            <text:p>1.395228</text:p>
          </table:table-cell>
          <table:table-cell office:value-type="float" office:value="1.040097" calcext:value-type="float">
            <text:p>1.040097</text:p>
          </table:table-cell>
          <table:table-cell office:value-type="float" office:value="0.180359" calcext:value-type="float">
            <text:p>0.18035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91893" calcext:value-type="float">
            <text:p>3.991893</text:p>
          </table:table-cell>
          <table:table-cell office:value-type="float" office:value="2.046125" calcext:value-type="float">
            <text:p>2.046125</text:p>
          </table:table-cell>
          <table:table-cell office:value-type="float" office:value="1.370004" calcext:value-type="float">
            <text:p>1.370004</text:p>
          </table:table-cell>
          <table:table-cell office:value-type="float" office:value="1.115023" calcext:value-type="float">
            <text:p>1.115023</text:p>
          </table:table-cell>
          <table:table-cell office:value-type="float" office:value="0.193211" calcext:value-type="float">
            <text:p>0.19321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306153" calcext:value-type="float">
            <text:p>4.306153</text:p>
          </table:table-cell>
          <table:table-cell office:value-type="float" office:value="2.271262" calcext:value-type="float">
            <text:p>2.271262</text:p>
          </table:table-cell>
          <table:table-cell office:value-type="float" office:value="1.538338" calcext:value-type="float">
            <text:p>1.538338</text:p>
          </table:table-cell>
          <table:table-cell office:value-type="float" office:value="1.266813" calcext:value-type="float">
            <text:p>1.266813</text:p>
          </table:table-cell>
          <table:table-cell office:value-type="float" office:value="0.189387" calcext:value-type="float">
            <text:p>0.1893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556236" calcext:value-type="float">
            <text:p>4.556236</text:p>
          </table:table-cell>
          <table:table-cell office:value-type="float" office:value="2.339855" calcext:value-type="float">
            <text:p>2.339855</text:p>
          </table:table-cell>
          <table:table-cell office:value-type="float" office:value="1.693325" calcext:value-type="float">
            <text:p>1.693325</text:p>
          </table:table-cell>
          <table:table-cell office:value-type="float" office:value="1.413469" calcext:value-type="float">
            <text:p>1.413469</text:p>
          </table:table-cell>
          <table:table-cell office:value-type="float" office:value="0.201498" calcext:value-type="float">
            <text:p>0.20149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038382" calcext:value-type="float">
            <text:p>5.038382</text:p>
          </table:table-cell>
          <table:table-cell office:value-type="float" office:value="2.61961" calcext:value-type="float">
            <text:p>2.61961</text:p>
          </table:table-cell>
          <table:table-cell office:value-type="float" office:value="1.809338" calcext:value-type="float">
            <text:p>1.809338</text:p>
          </table:table-cell>
          <table:table-cell office:value-type="float" office:value="1.457742" calcext:value-type="float">
            <text:p>1.457742</text:p>
          </table:table-cell>
          <table:table-cell office:value-type="float" office:value="0.19778" calcext:value-type="float">
            <text:p>0.1977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17429" calcext:value-type="float">
            <text:p>5.17429</text:p>
          </table:table-cell>
          <table:table-cell office:value-type="float" office:value="2.659081" calcext:value-type="float">
            <text:p>2.659081</text:p>
          </table:table-cell>
          <table:table-cell office:value-type="float" office:value="1.858571" calcext:value-type="float">
            <text:p>1.858571</text:p>
          </table:table-cell>
          <table:table-cell office:value-type="float" office:value="1.443762" calcext:value-type="float">
            <text:p>1.443762</text:p>
          </table:table-cell>
          <table:table-cell office:value-type="float" office:value="0.211241" calcext:value-type="float">
            <text:p>0.21124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54781" calcext:value-type="float">
            <text:p>5.554781</text:p>
          </table:table-cell>
          <table:table-cell office:value-type="float" office:value="2.864199" calcext:value-type="float">
            <text:p>2.864199</text:p>
          </table:table-cell>
          <table:table-cell office:value-type="float" office:value="2.057279" calcext:value-type="float">
            <text:p>2.057279</text:p>
          </table:table-cell>
          <table:table-cell office:value-type="float" office:value="1.634523" calcext:value-type="float">
            <text:p>1.634523</text:p>
          </table:table-cell>
          <table:table-cell office:value-type="float" office:value="0.215014" calcext:value-type="float">
            <text:p>0.215014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874474" calcext:value-type="float">
            <text:p>5.874474</text:p>
          </table:table-cell>
          <table:table-cell office:value-type="float" office:value="3.018045" calcext:value-type="float">
            <text:p>3.018045</text:p>
          </table:table-cell>
          <table:table-cell office:value-type="float" office:value="2.08407" calcext:value-type="float">
            <text:p>2.08407</text:p>
          </table:table-cell>
          <table:table-cell office:value-type="float" office:value="1.831088" calcext:value-type="float">
            <text:p>1.831088</text:p>
          </table:table-cell>
          <table:table-cell office:value-type="float" office:value="0.218774" calcext:value-type="float">
            <text:p>0.21877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374476" calcext:value-type="float">
            <text:p>6.374476</text:p>
          </table:table-cell>
          <table:table-cell office:value-type="float" office:value="3.435606" calcext:value-type="float">
            <text:p>3.435606</text:p>
          </table:table-cell>
          <table:table-cell office:value-type="float" office:value="2.32388" calcext:value-type="float">
            <text:p>2.32388</text:p>
          </table:table-cell>
          <table:table-cell office:value-type="float" office:value="1.738465" calcext:value-type="float">
            <text:p>1.738465</text:p>
          </table:table-cell>
          <table:table-cell office:value-type="float" office:value="0.213489" calcext:value-type="float">
            <text:p>0.213489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64415" calcext:value-type="float">
            <text:p>6.664415</text:p>
          </table:table-cell>
          <table:table-cell office:value-type="float" office:value="3.448971" calcext:value-type="float">
            <text:p>3.448971</text:p>
          </table:table-cell>
          <table:table-cell office:value-type="float" office:value="2.518725" calcext:value-type="float">
            <text:p>2.518725</text:p>
          </table:table-cell>
          <table:table-cell office:value-type="float" office:value="1.967138" calcext:value-type="float">
            <text:p>1.967138</text:p>
          </table:table-cell>
          <table:table-cell office:value-type="float" office:value="0.216159" calcext:value-type="float">
            <text:p>0.216159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152742" calcext:value-type="float">
            <text:p>7.152742</text:p>
          </table:table-cell>
          <table:table-cell office:value-type="float" office:value="3.716763" calcext:value-type="float">
            <text:p>3.716763</text:p>
          </table:table-cell>
          <table:table-cell office:value-type="float" office:value="2.553118" calcext:value-type="float">
            <text:p>2.553118</text:p>
          </table:table-cell>
          <table:table-cell office:value-type="float" office:value="2.156494" calcext:value-type="float">
            <text:p>2.156494</text:p>
          </table:table-cell>
          <table:table-cell office:value-type="float" office:value="0.232241" calcext:value-type="float">
            <text:p>0.23224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5356" calcext:value-type="float">
            <text:p>7.5356</text:p>
          </table:table-cell>
          <table:table-cell office:value-type="float" office:value="3.876415" calcext:value-type="float">
            <text:p>3.876415</text:p>
          </table:table-cell>
          <table:table-cell office:value-type="float" office:value="2.756433" calcext:value-type="float">
            <text:p>2.756433</text:p>
          </table:table-cell>
          <table:table-cell office:value-type="float" office:value="2.391297" calcext:value-type="float">
            <text:p>2.391297</text:p>
          </table:table-cell>
          <table:table-cell office:value-type="float" office:value="0.255217" calcext:value-type="float">
            <text:p>0.255217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19643" calcext:value-type="float">
            <text:p>8.19643</text:p>
          </table:table-cell>
          <table:table-cell office:value-type="float" office:value="4.317559" calcext:value-type="float">
            <text:p>4.317559</text:p>
          </table:table-cell>
          <table:table-cell office:value-type="float" office:value="3.18322" calcext:value-type="float">
            <text:p>3.18322</text:p>
          </table:table-cell>
          <table:table-cell office:value-type="float" office:value="2.401089" calcext:value-type="float">
            <text:p>2.401089</text:p>
          </table:table-cell>
          <table:table-cell office:value-type="float" office:value="0.239719" calcext:value-type="float">
            <text:p>0.23971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459169" calcext:value-type="float">
            <text:p>8.459169</text:p>
          </table:table-cell>
          <table:table-cell office:value-type="float" office:value="4.430845" calcext:value-type="float">
            <text:p>4.430845</text:p>
          </table:table-cell>
          <table:table-cell office:value-type="float" office:value="3.106903" calcext:value-type="float">
            <text:p>3.106903</text:p>
          </table:table-cell>
          <table:table-cell office:value-type="float" office:value="2.541426" calcext:value-type="float">
            <text:p>2.541426</text:p>
          </table:table-cell>
          <table:table-cell office:value-type="float" office:value="0.245505" calcext:value-type="float">
            <text:p>0.245505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942994" calcext:value-type="float">
            <text:p>8.942994</text:p>
          </table:table-cell>
          <table:table-cell office:value-type="float" office:value="4.72678" calcext:value-type="float">
            <text:p>4.72678</text:p>
          </table:table-cell>
          <table:table-cell office:value-type="float" office:value="3.328663" calcext:value-type="float">
            <text:p>3.328663</text:p>
          </table:table-cell>
          <table:table-cell office:value-type="float" office:value="2.803652" calcext:value-type="float">
            <text:p>2.803652</text:p>
          </table:table-cell>
          <table:table-cell office:value-type="float" office:value="0.248953" calcext:value-type="float">
            <text:p>0.24895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443265" calcext:value-type="float">
            <text:p>9.443265</text:p>
          </table:table-cell>
          <table:table-cell office:value-type="float" office:value="4.918754" calcext:value-type="float">
            <text:p>4.918754</text:p>
          </table:table-cell>
          <table:table-cell office:value-type="float" office:value="3.623229" calcext:value-type="float">
            <text:p>3.623229</text:p>
          </table:table-cell>
          <table:table-cell office:value-type="float" office:value="3.052897" calcext:value-type="float">
            <text:p>3.052897</text:p>
          </table:table-cell>
          <table:table-cell office:value-type="float" office:value="0.254955" calcext:value-type="float">
            <text:p>0.254955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909411" calcext:value-type="float">
            <text:p>9.909411</text:p>
          </table:table-cell>
          <table:table-cell office:value-type="float" office:value="5.204968" calcext:value-type="float">
            <text:p>5.204968</text:p>
          </table:table-cell>
          <table:table-cell office:value-type="float" office:value="3.688549" calcext:value-type="float">
            <text:p>3.688549</text:p>
          </table:table-cell>
          <table:table-cell office:value-type="float" office:value="2.888478" calcext:value-type="float">
            <text:p>2.888478</text:p>
          </table:table-cell>
          <table:table-cell office:value-type="float" office:value="0.259799" calcext:value-type="float">
            <text:p>0.259799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431449" calcext:value-type="float">
            <text:p>10.431449</text:p>
          </table:table-cell>
          <table:table-cell office:value-type="float" office:value="5.464016" calcext:value-type="float">
            <text:p>5.464016</text:p>
          </table:table-cell>
          <table:table-cell office:value-type="float" office:value="3.920564" calcext:value-type="float">
            <text:p>3.920564</text:p>
          </table:table-cell>
          <table:table-cell office:value-type="float" office:value="3.135442" calcext:value-type="float">
            <text:p>3.135442</text:p>
          </table:table-cell>
          <table:table-cell office:value-type="float" office:value="0.25168" calcext:value-type="float">
            <text:p>0.2516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940596" calcext:value-type="float">
            <text:p>10.940596</text:p>
          </table:table-cell>
          <table:table-cell office:value-type="float" office:value="5.779313" calcext:value-type="float">
            <text:p>5.779313</text:p>
          </table:table-cell>
          <table:table-cell office:value-type="float" office:value="4.223173" calcext:value-type="float">
            <text:p>4.223173</text:p>
          </table:table-cell>
          <table:table-cell office:value-type="float" office:value="3.454673" calcext:value-type="float">
            <text:p>3.454673</text:p>
          </table:table-cell>
          <table:table-cell office:value-type="float" office:value="0.264371" calcext:value-type="float">
            <text:p>0.26437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505482" calcext:value-type="float">
            <text:p>11.505482</text:p>
          </table:table-cell>
          <table:table-cell office:value-type="float" office:value="6.050451" calcext:value-type="float">
            <text:p>6.050451</text:p>
          </table:table-cell>
          <table:table-cell office:value-type="float" office:value="4.296919" calcext:value-type="float">
            <text:p>4.296919</text:p>
          </table:table-cell>
          <table:table-cell office:value-type="float" office:value="3.726405" calcext:value-type="float">
            <text:p>3.726405</text:p>
          </table:table-cell>
          <table:table-cell office:value-type="float" office:value="0.261555" calcext:value-type="float">
            <text:p>0.2615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558699" calcext:value-type="float">
            <text:p>12.558699</text:p>
          </table:table-cell>
          <table:table-cell office:value-type="float" office:value="6.687321" calcext:value-type="float">
            <text:p>6.687321</text:p>
          </table:table-cell>
          <table:table-cell office:value-type="float" office:value="4.825032" calcext:value-type="float">
            <text:p>4.825032</text:p>
          </table:table-cell>
          <table:table-cell office:value-type="float" office:value="3.966751" calcext:value-type="float">
            <text:p>3.966751</text:p>
          </table:table-cell>
          <table:table-cell office:value-type="float" office:value="0.274465" calcext:value-type="float">
            <text:p>0.274465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928244" calcext:value-type="float">
            <text:p>12.928244</text:p>
          </table:table-cell>
          <table:table-cell office:value-type="float" office:value="6.925986" calcext:value-type="float">
            <text:p>6.925986</text:p>
          </table:table-cell>
          <table:table-cell office:value-type="float" office:value="5.074231" calcext:value-type="float">
            <text:p>5.074231</text:p>
          </table:table-cell>
          <table:table-cell office:value-type="float" office:value="4.070394" calcext:value-type="float">
            <text:p>4.070394</text:p>
          </table:table-cell>
          <table:table-cell office:value-type="float" office:value="0.271866" calcext:value-type="float">
            <text:p>0.27186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518359" calcext:value-type="float">
            <text:p>13.518359</text:p>
          </table:table-cell>
          <table:table-cell office:value-type="float" office:value="7.175498" calcext:value-type="float">
            <text:p>7.175498</text:p>
          </table:table-cell>
          <table:table-cell office:value-type="float" office:value="5.087379" calcext:value-type="float">
            <text:p>5.087379</text:p>
          </table:table-cell>
          <table:table-cell office:value-type="float" office:value="4.328301" calcext:value-type="float">
            <text:p>4.328301</text:p>
          </table:table-cell>
          <table:table-cell office:value-type="float" office:value="0.271777" calcext:value-type="float">
            <text:p>0.27177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.119609" calcext:value-type="float">
            <text:p>14.119609</text:p>
          </table:table-cell>
          <table:table-cell office:value-type="float" office:value="7.5566" calcext:value-type="float">
            <text:p>7.5566</text:p>
          </table:table-cell>
          <table:table-cell office:value-type="float" office:value="5.43664" calcext:value-type="float">
            <text:p>5.43664</text:p>
          </table:table-cell>
          <table:table-cell office:value-type="float" office:value="4.717867" calcext:value-type="float">
            <text:p>4.717867</text:p>
          </table:table-cell>
          <table:table-cell office:value-type="float" office:value="0.27817" calcext:value-type="float">
            <text:p>0.27817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.719993" calcext:value-type="float">
            <text:p>14.719993</text:p>
          </table:table-cell>
          <table:table-cell office:value-type="float" office:value="7.837413" calcext:value-type="float">
            <text:p>7.837413</text:p>
          </table:table-cell>
          <table:table-cell office:value-type="float" office:value="5.792567" calcext:value-type="float">
            <text:p>5.792567</text:p>
          </table:table-cell>
          <table:table-cell office:value-type="float" office:value="4.496877" calcext:value-type="float">
            <text:p>4.496877</text:p>
          </table:table-cell>
          <table:table-cell office:value-type="float" office:value="0.282114" calcext:value-type="float">
            <text:p>0.282114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.457781" calcext:value-type="float">
            <text:p>15.457781</text:p>
          </table:table-cell>
          <table:table-cell office:value-type="float" office:value="8.223834" calcext:value-type="float">
            <text:p>8.223834</text:p>
          </table:table-cell>
          <table:table-cell office:value-type="float" office:value="5.890313" calcext:value-type="float">
            <text:p>5.890313</text:p>
          </table:table-cell>
          <table:table-cell office:value-type="float" office:value="4.814322" calcext:value-type="float">
            <text:p>4.814322</text:p>
          </table:table-cell>
          <table:table-cell office:value-type="float" office:value="0.292637" calcext:value-type="float">
            <text:p>0.292637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.137828" calcext:value-type="float">
            <text:p>16.137828</text:p>
          </table:table-cell>
          <table:table-cell office:value-type="float" office:value="8.592127" calcext:value-type="float">
            <text:p>8.592127</text:p>
          </table:table-cell>
          <table:table-cell office:value-type="float" office:value="6.168351" calcext:value-type="float">
            <text:p>6.168351</text:p>
          </table:table-cell>
          <table:table-cell office:value-type="float" office:value="5.195502" calcext:value-type="float">
            <text:p>5.195502</text:p>
          </table:table-cell>
          <table:table-cell office:value-type="float" office:value="0.289564" calcext:value-type="float">
            <text:p>0.289564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.852326" calcext:value-type="float">
            <text:p>16.852326</text:p>
          </table:table-cell>
          <table:table-cell office:value-type="float" office:value="8.921878" calcext:value-type="float">
            <text:p>8.921878</text:p>
          </table:table-cell>
          <table:table-cell office:value-type="float" office:value="6.582896" calcext:value-type="float">
            <text:p>6.582896</text:p>
          </table:table-cell>
          <table:table-cell office:value-type="float" office:value="5.56654" calcext:value-type="float">
            <text:p>5.56654</text:p>
          </table:table-cell>
          <table:table-cell office:value-type="float" office:value="0.304208" calcext:value-type="float">
            <text:p>0.304208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.709562" calcext:value-type="float">
            <text:p>17.709562</text:p>
          </table:table-cell>
          <table:table-cell office:value-type="float" office:value="9.461472" calcext:value-type="float">
            <text:p>9.461472</text:p>
          </table:table-cell>
          <table:table-cell office:value-type="float" office:value="6.788173" calcext:value-type="float">
            <text:p>6.788173</text:p>
          </table:table-cell>
          <table:table-cell office:value-type="float" office:value="5.47496" calcext:value-type="float">
            <text:p>5.47496</text:p>
          </table:table-cell>
          <table:table-cell office:value-type="float" office:value="0.308741" calcext:value-type="float">
            <text:p>0.30874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.311623" calcext:value-type="float">
            <text:p>18.311623</text:p>
          </table:table-cell>
          <table:table-cell office:value-type="float" office:value="9.675748" calcext:value-type="float">
            <text:p>9.675748</text:p>
          </table:table-cell>
          <table:table-cell office:value-type="float" office:value="6.952463" calcext:value-type="float">
            <text:p>6.952463</text:p>
          </table:table-cell>
          <table:table-cell office:value-type="float" office:value="5.662022" calcext:value-type="float">
            <text:p>5.662022</text:p>
          </table:table-cell>
          <table:table-cell office:value-type="float" office:value="0.304481" calcext:value-type="float">
            <text:p>0.304481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.925473" calcext:value-type="float">
            <text:p>18.925473</text:p>
          </table:table-cell>
          <table:table-cell office:value-type="float" office:value="10.142715" calcext:value-type="float">
            <text:p>10.142715</text:p>
          </table:table-cell>
          <table:table-cell office:value-type="float" office:value="7.363863" calcext:value-type="float">
            <text:p>7.363863</text:p>
          </table:table-cell>
          <table:table-cell office:value-type="float" office:value="6.308443" calcext:value-type="float">
            <text:p>6.308443</text:p>
          </table:table-cell>
          <table:table-cell office:value-type="float" office:value="0.308364" calcext:value-type="float">
            <text:p>0.308364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678504" calcext:value-type="float">
            <text:p>19.678504</text:p>
          </table:table-cell>
          <table:table-cell office:value-type="float" office:value="10.39867" calcext:value-type="float">
            <text:p>10.39867</text:p>
          </table:table-cell>
          <table:table-cell office:value-type="float" office:value="7.494969" calcext:value-type="float">
            <text:p>7.494969</text:p>
          </table:table-cell>
          <table:table-cell office:value-type="float" office:value="6.470143" calcext:value-type="float">
            <text:p>6.470143</text:p>
          </table:table-cell>
          <table:table-cell office:value-type="float" office:value="0.308925" calcext:value-type="float">
            <text:p>0.308925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.441087" calcext:value-type="float">
            <text:p>20.441087</text:p>
          </table:table-cell>
          <table:table-cell office:value-type="float" office:value="10.930824" calcext:value-type="float">
            <text:p>10.930824</text:p>
          </table:table-cell>
          <table:table-cell office:value-type="float" office:value="7.814849" calcext:value-type="float">
            <text:p>7.814849</text:p>
          </table:table-cell>
          <table:table-cell office:value-type="float" office:value="6.27864" calcext:value-type="float">
            <text:p>6.27864</text:p>
          </table:table-cell>
          <table:table-cell office:value-type="float" office:value="0.322189" calcext:value-type="float">
            <text:p>0.322189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.275074" calcext:value-type="float">
            <text:p>21.275074</text:p>
          </table:table-cell>
          <table:table-cell office:value-type="float" office:value="11.23134" calcext:value-type="float">
            <text:p>11.23134</text:p>
          </table:table-cell>
          <table:table-cell office:value-type="float" office:value="8.208246" calcext:value-type="float">
            <text:p>8.208246</text:p>
          </table:table-cell>
          <table:table-cell office:value-type="float" office:value="6.530688" calcext:value-type="float">
            <text:p>6.530688</text:p>
          </table:table-cell>
          <table:table-cell office:value-type="float" office:value="0.316925" calcext:value-type="float">
            <text:p>0.31692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.015771" calcext:value-type="float">
            <text:p>22.015771</text:p>
          </table:table-cell>
          <table:table-cell office:value-type="float" office:value="11.795182" calcext:value-type="float">
            <text:p>11.795182</text:p>
          </table:table-cell>
          <table:table-cell office:value-type="float" office:value="8.399648" calcext:value-type="float">
            <text:p>8.399648</text:p>
          </table:table-cell>
          <table:table-cell office:value-type="float" office:value="7.00975" calcext:value-type="float">
            <text:p>7.00975</text:p>
          </table:table-cell>
          <table:table-cell office:value-type="float" office:value="0.325717" calcext:value-type="float">
            <text:p>0.32571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.946684" calcext:value-type="float">
            <text:p>22.946684</text:p>
          </table:table-cell>
          <table:table-cell office:value-type="float" office:value="12.103011" calcext:value-type="float">
            <text:p>12.103011</text:p>
          </table:table-cell>
          <table:table-cell office:value-type="float" office:value="8.647689" calcext:value-type="float">
            <text:p>8.647689</text:p>
          </table:table-cell>
          <table:table-cell office:value-type="float" office:value="7.48261" calcext:value-type="float">
            <text:p>7.48261</text:p>
          </table:table-cell>
          <table:table-cell office:value-type="float" office:value="0.326291" calcext:value-type="float">
            <text:p>0.326291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9211" calcext:value-type="float">
            <text:p>23.9211</text:p>
          </table:table-cell>
          <table:table-cell office:value-type="float" office:value="12.843908" calcext:value-type="float">
            <text:p>12.843908</text:p>
          </table:table-cell>
          <table:table-cell office:value-type="float" office:value="9.085154" calcext:value-type="float">
            <text:p>9.085154</text:p>
          </table:table-cell>
          <table:table-cell office:value-type="float" office:value="7.43126" calcext:value-type="float">
            <text:p>7.43126</text:p>
          </table:table-cell>
          <table:table-cell office:value-type="float" office:value="0.343247" calcext:value-type="float">
            <text:p>0.343247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.675213" calcext:value-type="float">
            <text:p>24.675213</text:p>
          </table:table-cell>
          <table:table-cell office:value-type="float" office:value="13.066498" calcext:value-type="float">
            <text:p>13.066498</text:p>
          </table:table-cell>
          <table:table-cell office:value-type="float" office:value="9.401466" calcext:value-type="float">
            <text:p>9.401466</text:p>
          </table:table-cell>
          <table:table-cell office:value-type="float" office:value="7.514465" calcext:value-type="float">
            <text:p>7.514465</text:p>
          </table:table-cell>
          <table:table-cell office:value-type="float" office:value="0.336761" calcext:value-type="float">
            <text:p>0.336761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487399" calcext:value-type="float">
            <text:p>25.487399</text:p>
          </table:table-cell>
          <table:table-cell office:value-type="float" office:value="13.649155" calcext:value-type="float">
            <text:p>13.649155</text:p>
          </table:table-cell>
          <table:table-cell office:value-type="float" office:value="9.59042" calcext:value-type="float">
            <text:p>9.59042</text:p>
          </table:table-cell>
          <table:table-cell office:value-type="float" office:value="7.860956" calcext:value-type="float">
            <text:p>7.860956</text:p>
          </table:table-cell>
          <table:table-cell office:value-type="float" office:value="0.35125" calcext:value-type="float">
            <text:p>0.35125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.527983" calcext:value-type="float">
            <text:p>26.527983</text:p>
          </table:table-cell>
          <table:table-cell office:value-type="float" office:value="14.009359" calcext:value-type="float">
            <text:p>14.009359</text:p>
          </table:table-cell>
          <table:table-cell office:value-type="float" office:value="10.213697" calcext:value-type="float">
            <text:p>10.213697</text:p>
          </table:table-cell>
          <table:table-cell office:value-type="float" office:value="8.50688" calcext:value-type="float">
            <text:p>8.50688</text:p>
          </table:table-cell>
          <table:table-cell office:value-type="float" office:value="0.347239" calcext:value-type="float">
            <text:p>0.347239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.417247" calcext:value-type="float">
            <text:p>27.417247</text:p>
          </table:table-cell>
          <table:table-cell office:value-type="float" office:value="14.570982" calcext:value-type="float">
            <text:p>14.570982</text:p>
          </table:table-cell>
          <table:table-cell office:value-type="float" office:value="10.385569" calcext:value-type="float">
            <text:p>10.385569</text:p>
          </table:table-cell>
          <table:table-cell office:value-type="float" office:value="8.324886" calcext:value-type="float">
            <text:p>8.324886</text:p>
          </table:table-cell>
          <table:table-cell office:value-type="float" office:value="0.347084" calcext:value-type="float">
            <text:p>0.347084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.448808" calcext:value-type="float">
            <text:p>28.448808</text:p>
          </table:table-cell>
          <table:table-cell office:value-type="float" office:value="14.975099" calcext:value-type="float">
            <text:p>14.975099</text:p>
          </table:table-cell>
          <table:table-cell office:value-type="float" office:value="10.598947" calcext:value-type="float">
            <text:p>10.598947</text:p>
          </table:table-cell>
          <table:table-cell office:value-type="float" office:value="8.705697" calcext:value-type="float">
            <text:p>8.705697</text:p>
          </table:table-cell>
          <table:table-cell office:value-type="float" office:value="0.351525" calcext:value-type="float">
            <text:p>0.351525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1.283256" calcext:value-type="float">
            <text:p>31.283256</text:p>
          </table:table-cell>
          <table:table-cell office:value-type="float" office:value="15.635398" calcext:value-type="float">
            <text:p>15.635398</text:p>
          </table:table-cell>
          <table:table-cell office:value-type="float" office:value="10.889304" calcext:value-type="float">
            <text:p>10.889304</text:p>
          </table:table-cell>
          <table:table-cell office:value-type="float" office:value="8.966095" calcext:value-type="float">
            <text:p>8.966095</text:p>
          </table:table-cell>
          <table:table-cell office:value-type="float" office:value="0.355789" calcext:value-type="float">
            <text:p>0.355789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.350985" calcext:value-type="float">
            <text:p>32.350985</text:p>
          </table:table-cell>
          <table:table-cell office:value-type="float" office:value="16.036192" calcext:value-type="float">
            <text:p>16.036192</text:p>
          </table:table-cell>
          <table:table-cell office:value-type="float" office:value="11.520878" calcext:value-type="float">
            <text:p>11.520878</text:p>
          </table:table-cell>
          <table:table-cell office:value-type="float" office:value="9.778316" calcext:value-type="float">
            <text:p>9.778316</text:p>
          </table:table-cell>
          <table:table-cell office:value-type="float" office:value="0.357012" calcext:value-type="float">
            <text:p>0.357012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.552703" calcext:value-type="float">
            <text:p>33.552703</text:p>
          </table:table-cell>
          <table:table-cell office:value-type="float" office:value="16.932327" calcext:value-type="float">
            <text:p>16.932327</text:p>
          </table:table-cell>
          <table:table-cell office:value-type="float" office:value="11.973578" calcext:value-type="float">
            <text:p>11.973578</text:p>
          </table:table-cell>
          <table:table-cell office:value-type="float" office:value="9.694678" calcext:value-type="float">
            <text:p>9.694678</text:p>
          </table:table-cell>
          <table:table-cell office:value-type="float" office:value="0.361426" calcext:value-type="float">
            <text:p>0.361426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4.588651" calcext:value-type="float">
            <text:p>34.588651</text:p>
          </table:table-cell>
          <table:table-cell office:value-type="float" office:value="17.126957" calcext:value-type="float">
            <text:p>17.126957</text:p>
          </table:table-cell>
          <table:table-cell office:value-type="float" office:value="12.39654" calcext:value-type="float">
            <text:p>12.39654</text:p>
          </table:table-cell>
          <table:table-cell office:value-type="float" office:value="9.747241" calcext:value-type="float">
            <text:p>9.747241</text:p>
          </table:table-cell>
          <table:table-cell office:value-type="float" office:value="0.366755" calcext:value-type="float">
            <text:p>0.366755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.712176" calcext:value-type="float">
            <text:p>35.712176</text:p>
          </table:table-cell>
          <table:table-cell office:value-type="float" office:value="17.836521" calcext:value-type="float">
            <text:p>17.836521</text:p>
          </table:table-cell>
          <table:table-cell office:value-type="float" office:value="12.581917" calcext:value-type="float">
            <text:p>12.581917</text:p>
          </table:table-cell>
          <table:table-cell office:value-type="float" office:value="10.164986" calcext:value-type="float">
            <text:p>10.164986</text:p>
          </table:table-cell>
          <table:table-cell office:value-type="float" office:value="0.370304" calcext:value-type="float">
            <text:p>0.37030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.949089" calcext:value-type="float">
            <text:p>36.949089</text:p>
          </table:table-cell>
          <table:table-cell office:value-type="float" office:value="18.250036" calcext:value-type="float">
            <text:p>18.250036</text:p>
          </table:table-cell>
          <table:table-cell office:value-type="float" office:value="12.929386" calcext:value-type="float">
            <text:p>12.929386</text:p>
          </table:table-cell>
          <table:table-cell office:value-type="float" office:value="11.155638" calcext:value-type="float">
            <text:p>11.155638</text:p>
          </table:table-cell>
          <table:table-cell office:value-type="float" office:value="0.376206" calcext:value-type="float">
            <text:p>0.376206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.093358" calcext:value-type="float">
            <text:p>38.093358</text:p>
          </table:table-cell>
          <table:table-cell office:value-type="float" office:value="18.998255" calcext:value-type="float">
            <text:p>18.998255</text:p>
          </table:table-cell>
          <table:table-cell office:value-type="float" office:value="13.244544" calcext:value-type="float">
            <text:p>13.244544</text:p>
          </table:table-cell>
          <table:table-cell office:value-type="float" office:value="10.743691" calcext:value-type="float">
            <text:p>10.743691</text:p>
          </table:table-cell>
          <table:table-cell office:value-type="float" office:value="0.395349" calcext:value-type="float">
            <text:p>0.395349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9.386039" calcext:value-type="float">
            <text:p>39.386039</text:p>
          </table:table-cell>
          <table:table-cell office:value-type="float" office:value="19.449519" calcext:value-type="float">
            <text:p>19.449519</text:p>
          </table:table-cell>
          <table:table-cell office:value-type="float" office:value="13.878825" calcext:value-type="float">
            <text:p>13.878825</text:p>
          </table:table-cell>
          <table:table-cell office:value-type="float" office:value="11.187337" calcext:value-type="float">
            <text:p>11.187337</text:p>
          </table:table-cell>
          <table:table-cell office:value-type="float" office:value="0.380914" calcext:value-type="float">
            <text:p>0.380914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0.617102" calcext:value-type="float">
            <text:p>40.617102</text:p>
          </table:table-cell>
          <table:table-cell office:value-type="float" office:value="20.255815" calcext:value-type="float">
            <text:p>20.255815</text:p>
          </table:table-cell>
          <table:table-cell office:value-type="float" office:value="14.553546" calcext:value-type="float">
            <text:p>14.553546</text:p>
          </table:table-cell>
          <table:table-cell office:value-type="float" office:value="11.523423" calcext:value-type="float">
            <text:p>11.523423</text:p>
          </table:table-cell>
          <table:table-cell office:value-type="float" office:value="0.388813" calcext:value-type="float">
            <text:p>0.388813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.00851" calcext:value-type="float">
            <text:p>42.00851</text:p>
          </table:table-cell>
          <table:table-cell office:value-type="float" office:value="20.737089" calcext:value-type="float">
            <text:p>20.737089</text:p>
          </table:table-cell>
          <table:table-cell office:value-type="float" office:value="14.957785" calcext:value-type="float">
            <text:p>14.957785</text:p>
          </table:table-cell>
          <table:table-cell office:value-type="float" office:value="12.492132" calcext:value-type="float">
            <text:p>12.492132</text:p>
          </table:table-cell>
          <table:table-cell office:value-type="float" office:value="0.39162" calcext:value-type="float">
            <text:p>0.3916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.524908" calcext:value-type="float">
            <text:p>43.524908</text:p>
          </table:table-cell>
          <table:table-cell office:value-type="float" office:value="21.716297" calcext:value-type="float">
            <text:p>21.716297</text:p>
          </table:table-cell>
          <table:table-cell office:value-type="float" office:value="15.396998" calcext:value-type="float">
            <text:p>15.396998</text:p>
          </table:table-cell>
          <table:table-cell office:value-type="float" office:value="12.291129" calcext:value-type="float">
            <text:p>12.291129</text:p>
          </table:table-cell>
          <table:table-cell office:value-type="float" office:value="0.396581" calcext:value-type="float">
            <text:p>0.396581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.705387" calcext:value-type="float">
            <text:p>44.705387</text:p>
          </table:table-cell>
          <table:table-cell office:value-type="float" office:value="22.10227" calcext:value-type="float">
            <text:p>22.10227</text:p>
          </table:table-cell>
          <table:table-cell office:value-type="float" office:value="15.556337" calcext:value-type="float">
            <text:p>15.556337</text:p>
          </table:table-cell>
          <table:table-cell office:value-type="float" office:value="12.473791" calcext:value-type="float">
            <text:p>12.473791</text:p>
          </table:table-cell>
          <table:table-cell office:value-type="float" office:value="0.429318" calcext:value-type="float">
            <text:p>0.429318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6.009386" calcext:value-type="float">
            <text:p>46.009386</text:p>
          </table:table-cell>
          <table:table-cell office:value-type="float" office:value="22.871077" calcext:value-type="float">
            <text:p>22.871077</text:p>
          </table:table-cell>
          <table:table-cell office:value-type="float" office:value="15.967449" calcext:value-type="float">
            <text:p>15.967449</text:p>
          </table:table-cell>
          <table:table-cell office:value-type="float" office:value="13.01338" calcext:value-type="float">
            <text:p>13.01338</text:p>
          </table:table-cell>
          <table:table-cell office:value-type="float" office:value="0.421629" calcext:value-type="float">
            <text:p>0.421629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.492302" calcext:value-type="float">
            <text:p>47.492302</text:p>
          </table:table-cell>
          <table:table-cell office:value-type="float" office:value="23.334031" calcext:value-type="float">
            <text:p>23.334031</text:p>
          </table:table-cell>
          <table:table-cell office:value-type="float" office:value="16.61577" calcext:value-type="float">
            <text:p>16.61577</text:p>
          </table:table-cell>
          <table:table-cell office:value-type="float" office:value="13.860398" calcext:value-type="float">
            <text:p>13.860398</text:p>
          </table:table-cell>
          <table:table-cell office:value-type="float" office:value="0.426288" calcext:value-type="float">
            <text:p>0.426288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.779269" calcext:value-type="float">
            <text:p>48.779269</text:p>
          </table:table-cell>
          <table:table-cell office:value-type="float" office:value="24.195007" calcext:value-type="float">
            <text:p>24.195007</text:p>
          </table:table-cell>
          <table:table-cell office:value-type="float" office:value="16.987493" calcext:value-type="float">
            <text:p>16.987493</text:p>
          </table:table-cell>
          <table:table-cell office:value-type="float" office:value="13.595467" calcext:value-type="float">
            <text:p>13.595467</text:p>
          </table:table-cell>
          <table:table-cell office:value-type="float" office:value="0.411693" calcext:value-type="float">
            <text:p>0.41169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.41153" calcext:value-type="float">
            <text:p>50.41153</text:p>
          </table:table-cell>
          <table:table-cell office:value-type="float" office:value="24.824718" calcext:value-type="float">
            <text:p>24.824718</text:p>
          </table:table-cell>
          <table:table-cell office:value-type="float" office:value="17.827464" calcext:value-type="float">
            <text:p>17.827464</text:p>
          </table:table-cell>
          <table:table-cell office:value-type="float" office:value="14.099128" calcext:value-type="float">
            <text:p>14.099128</text:p>
          </table:table-cell>
          <table:table-cell office:value-type="float" office:value="0.426251" calcext:value-type="float">
            <text:p>0.42625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lving a linear syste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Dense: PartialPivLU</text:p>
          </table:table-cell>
          <table:table-cell office:value-type="string" calcext:value-type="string">
            <text:p>Dense: FullPivLU</text:p>
          </table:table-cell>
          <table:table-cell office:value-type="string" calcext:value-type="string">
            <text:p>Dense: HouseholderQR</text:p>
          </table:table-cell>
          <table:table-cell office:value-type="string" calcext:value-type="string">
            <text:p>Dense: CompleteOrthogonalDecomposition</text:p>
          </table:table-cell>
          <table:table-cell office:value-type="string" calcext:value-type="string">
            <text:p>Dense: LLT</text:p>
          </table:table-cell>
          <table:table-cell office:value-type="string" calcext:value-type="string">
            <text:p>Dense: LDLT</text:p>
          </table:table-cell>
          <table:table-cell office:value-type="string" calcext:value-type="string">
            <text:p>Sparse: SimplicialLLT</text:p>
          </table:table-cell>
          <table:table-cell office:value-type="string" calcext:value-type="string">
            <text:p>Sparse: SimplicialLDLT</text:p>
          </table:table-cell>
          <table:table-cell office:value-type="string" calcext:value-type="string">
            <text:p>Sparse: SparseLU</text:p>
          </table:table-cell>
          <table:table-cell office:value-type="string" calcext:value-type="string">
            <text:p>Sparse: ConjugateGradient</text:p>
          </table:table-cell>
          <table:table-cell office:value-type="string" calcext:value-type="string">
            <text:p>Sparse: LeastSquaresConjugateGradient</text:p>
          </table:table-cell>
          <table:table-cell office:value-type="string" calcext:value-type="string">
            <text:p>Sparse: BiCGSTA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173" calcext:value-type="float">
            <text:p>0.038173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0.09809" calcext:value-type="float">
            <text:p>0.09809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0.005013" calcext:value-type="float">
            <text:p>0.005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0.011317" calcext:value-type="float">
            <text:p>0.011317</text:p>
          </table:table-cell>
          <table:table-cell office:value-type="float" office:value="0.015443" calcext:value-type="float">
            <text:p>0.015443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17353" calcext:value-type="float">
            <text:p>0.017353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012767" calcext:value-type="float">
            <text:p>0.012767</text:p>
          </table:table-cell>
          <table:table-cell office:value-type="float" office:value="0.006876" calcext:value-type="float">
            <text:p>0.006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16032" calcext:value-type="float">
            <text:p>0.016032</text:p>
          </table:table-cell>
          <table:table-cell office:value-type="float" office:value="0.021308" calcext:value-type="float">
            <text:p>0.021308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017786" calcext:value-type="float">
            <text:p>0.017786</text:p>
          </table:table-cell>
          <table:table-cell office:value-type="float" office:value="0.017717" calcext:value-type="float">
            <text:p>0.017717</text:p>
          </table:table-cell>
          <table:table-cell office:value-type="float" office:value="0.037389" calcext:value-type="float">
            <text:p>0.037389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20634" calcext:value-type="float">
            <text:p>0.020634</text:p>
          </table:table-cell>
          <table:table-cell office:value-type="float" office:value="0.008911" calcext:value-type="float">
            <text:p>0.0089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575" calcext:value-type="float">
            <text:p>0.01257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23793" calcext:value-type="float">
            <text:p>0.023793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09125" calcext:value-type="float">
            <text:p>0.009125</text:p>
          </table:table-cell>
          <table:table-cell office:value-type="float" office:value="0.022481" calcext:value-type="float">
            <text:p>0.022481</text:p>
          </table:table-cell>
          <table:table-cell office:value-type="float" office:value="0.021769" calcext:value-type="float">
            <text:p>0.021769</text:p>
          </table:table-cell>
          <table:table-cell office:value-type="float" office:value="0.045827" calcext:value-type="float">
            <text:p>0.045827</text:p>
          </table:table-cell>
          <table:table-cell office:value-type="float" office:value="0.012672" calcext:value-type="float">
            <text:p>0.012672</text:p>
          </table:table-cell>
          <table:table-cell office:value-type="float" office:value="0.022184" calcext:value-type="float">
            <text:p>0.022184</text:p>
          </table:table-cell>
          <table:table-cell office:value-type="float" office:value="0.01187" calcext:value-type="float">
            <text:p>0.011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967" calcext:value-type="float">
            <text:p>0.035967</text:p>
          </table:table-cell>
          <table:table-cell office:value-type="float" office:value="0.028376" calcext:value-type="float">
            <text:p>0.028376</text:p>
          </table:table-cell>
          <table:table-cell office:value-type="float" office:value="0.032125" calcext:value-type="float">
            <text:p>0.032125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009324" calcext:value-type="float">
            <text:p>0.009324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026155" calcext:value-type="float">
            <text:p>0.026155</text:p>
          </table:table-cell>
          <table:table-cell office:value-type="float" office:value="0.058538" calcext:value-type="float">
            <text:p>0.058538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0.027605" calcext:value-type="float">
            <text:p>0.027605</text:p>
          </table:table-cell>
          <table:table-cell office:value-type="float" office:value="0.014363" calcext:value-type="float">
            <text:p>0.014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2611" calcext:value-type="float">
            <text:p>0.042611</text:p>
          </table:table-cell>
          <table:table-cell office:value-type="float" office:value="0.041463" calcext:value-type="float">
            <text:p>0.041463</text:p>
          </table:table-cell>
          <table:table-cell office:value-type="float" office:value="0.042389" calcext:value-type="float">
            <text:p>0.042389</text:p>
          </table:table-cell>
          <table:table-cell office:value-type="float" office:value="0.058922" calcext:value-type="float">
            <text:p>0.058922</text:p>
          </table:table-cell>
          <table:table-cell office:value-type="float" office:value="0.012595" calcext:value-type="float">
            <text:p>0.012595</text:p>
          </table:table-cell>
          <table:table-cell office:value-type="float" office:value="0.016585" calcext:value-type="float">
            <text:p>0.016585</text:p>
          </table:table-cell>
          <table:table-cell office:value-type="float" office:value="0.033383" calcext:value-type="float">
            <text:p>0.033383</text:p>
          </table:table-cell>
          <table:table-cell office:value-type="float" office:value="0.031403" calcext:value-type="float">
            <text:p>0.031403</text:p>
          </table:table-cell>
          <table:table-cell office:value-type="float" office:value="0.067584" calcext:value-type="float">
            <text:p>0.067584</text:p>
          </table:table-cell>
          <table:table-cell office:value-type="float" office:value="0.017608" calcext:value-type="float">
            <text:p>0.017608</text:p>
          </table:table-cell>
          <table:table-cell office:value-type="float" office:value="0.032347" calcext:value-type="float">
            <text:p>0.03234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0644" calcext:value-type="float">
            <text:p>0.030644</text:p>
          </table:table-cell>
          <table:table-cell office:value-type="float" office:value="0.056479" calcext:value-type="float">
            <text:p>0.056479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77571" calcext:value-type="float">
            <text:p>0.077571</text:p>
          </table:table-cell>
          <table:table-cell office:value-type="float" office:value="0.019393" calcext:value-type="float">
            <text:p>0.019393</text:p>
          </table:table-cell>
          <table:table-cell office:value-type="float" office:value="0.021621" calcext:value-type="float">
            <text:p>0.021621</text:p>
          </table:table-cell>
          <table:table-cell office:value-type="float" office:value="0.035786" calcext:value-type="float">
            <text:p>0.035786</text:p>
          </table:table-cell>
          <table:table-cell office:value-type="float" office:value="0.035443" calcext:value-type="float">
            <text:p>0.035443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19926" calcext:value-type="float">
            <text:p>0.019926</text:p>
          </table:table-cell>
          <table:table-cell office:value-type="float" office:value="0.03862" calcext:value-type="float">
            <text:p>0.03862</text:p>
          </table:table-cell>
          <table:table-cell office:value-type="float" office:value="0.018699" calcext:value-type="float">
            <text:p>0.0186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0281" calcext:value-type="float">
            <text:p>0.040281</text:p>
          </table:table-cell>
          <table:table-cell office:value-type="float" office:value="0.076343" calcext:value-type="float">
            <text:p>0.076343</text:p>
          </table:table-cell>
          <table:table-cell office:value-type="float" office:value="0.071356" calcext:value-type="float">
            <text:p>0.071356</text:p>
          </table:table-cell>
          <table:table-cell office:value-type="float" office:value="0.098322" calcext:value-type="float">
            <text:p>0.098322</text:p>
          </table:table-cell>
          <table:table-cell office:value-type="float" office:value="0.024662" calcext:value-type="float">
            <text:p>0.024662</text:p>
          </table:table-cell>
          <table:table-cell office:value-type="float" office:value="0.027585" calcext:value-type="float">
            <text:p>0.027585</text:p>
          </table:table-cell>
          <table:table-cell office:value-type="float" office:value="0.040645" calcext:value-type="float">
            <text:p>0.040645</text:p>
          </table:table-cell>
          <table:table-cell office:value-type="float" office:value="0.039153" calcext:value-type="float">
            <text:p>0.039153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881" calcext:value-type="float">
            <text:p>0.04881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0.089243" calcext:value-type="float">
            <text:p>0.089243</text:p>
          </table:table-cell>
          <table:table-cell office:value-type="float" office:value="0.121336" calcext:value-type="float">
            <text:p>0.121336</text:p>
          </table:table-cell>
          <table:table-cell office:value-type="float" office:value="0.030479" calcext:value-type="float">
            <text:p>0.030479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44171" calcext:value-type="float">
            <text:p>0.044171</text:p>
          </table:table-cell>
          <table:table-cell office:value-type="float" office:value="0.043115" calcext:value-type="float">
            <text:p>0.043115</text:p>
          </table:table-cell>
          <table:table-cell office:value-type="float" office:value="0.092927" calcext:value-type="float">
            <text:p>0.092927</text:p>
          </table:table-cell>
          <table:table-cell office:value-type="float" office:value="0.025047" calcext:value-type="float">
            <text:p>0.025047</text:p>
          </table:table-cell>
          <table:table-cell office:value-type="float" office:value="0.046913" calcext:value-type="float">
            <text:p>0.046913</text:p>
          </table:table-cell>
          <table:table-cell office:value-type="float" office:value="0.022154" calcext:value-type="float">
            <text:p>0.0221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0851" calcext:value-type="float">
            <text:p>0.060851</text:p>
          </table:table-cell>
          <table:table-cell office:value-type="float" office:value="0.125865" calcext:value-type="float">
            <text:p>0.125865</text:p>
          </table:table-cell>
          <table:table-cell office:value-type="float" office:value="0.109018" calcext:value-type="float">
            <text:p>0.109018</text:p>
          </table:table-cell>
          <table:table-cell office:value-type="float" office:value="0.149796" calcext:value-type="float">
            <text:p>0.149796</text:p>
          </table:table-cell>
          <table:table-cell office:value-type="float" office:value="0.036674" calcext:value-type="float">
            <text:p>0.036674</text:p>
          </table:table-cell>
          <table:table-cell office:value-type="float" office:value="0.041203" calcext:value-type="float">
            <text:p>0.041203</text:p>
          </table:table-cell>
          <table:table-cell office:value-type="float" office:value="0.049461" calcext:value-type="float">
            <text:p>0.049461</text:p>
          </table:table-cell>
          <table:table-cell office:value-type="float" office:value="0.04732" calcext:value-type="float">
            <text:p>0.04732</text:p>
          </table:table-cell>
          <table:table-cell office:value-type="float" office:value="0.103069" calcext:value-type="float">
            <text:p>0.103069</text:p>
          </table:table-cell>
          <table:table-cell office:value-type="float" office:value="0.027827" calcext:value-type="float">
            <text:p>0.027827</text:p>
          </table:table-cell>
          <table:table-cell office:value-type="float" office:value="0.051438" calcext:value-type="float">
            <text:p>0.051438</text:p>
          </table:table-cell>
          <table:table-cell office:value-type="float" office:value="0.024021" calcext:value-type="float">
            <text:p>0.024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3768" calcext:value-type="float">
            <text:p>0.073768</text:p>
          </table:table-cell>
          <table:table-cell office:value-type="float" office:value="0.155685" calcext:value-type="float">
            <text:p>0.155685</text:p>
          </table:table-cell>
          <table:table-cell office:value-type="float" office:value="0.132635" calcext:value-type="float">
            <text:p>0.132635</text:p>
          </table:table-cell>
          <table:table-cell office:value-type="float" office:value="0.180873" calcext:value-type="float">
            <text:p>0.180873</text:p>
          </table:table-cell>
          <table:table-cell office:value-type="float" office:value="0.043565" calcext:value-type="float">
            <text:p>0.043565</text:p>
          </table:table-cell>
          <table:table-cell office:value-type="float" office:value="0.048041" calcext:value-type="float">
            <text:p>0.048041</text:p>
          </table:table-cell>
          <table:table-cell office:value-type="float" office:value="0.052798" calcext:value-type="float">
            <text:p>0.052798</text:p>
          </table:table-cell>
          <table:table-cell office:value-type="float" office:value="0.050526" calcext:value-type="float">
            <text:p>0.050526</text:p>
          </table:table-cell>
          <table:table-cell office:value-type="float" office:value="0.11117" calcext:value-type="float">
            <text:p>0.11117</text:p>
          </table:table-cell>
          <table:table-cell office:value-type="float" office:value="0.029943" calcext:value-type="float">
            <text:p>0.029943</text:p>
          </table:table-cell>
          <table:table-cell office:value-type="float" office:value="0.058892" calcext:value-type="float">
            <text:p>0.058892</text:p>
          </table:table-cell>
          <table:table-cell office:value-type="float" office:value="0.026313" calcext:value-type="float">
            <text:p>0.0263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88839" calcext:value-type="float">
            <text:p>0.088839</text:p>
          </table:table-cell>
          <table:table-cell office:value-type="float" office:value="0.191829" calcext:value-type="float">
            <text:p>0.191829</text:p>
          </table:table-cell>
          <table:table-cell office:value-type="float" office:value="0.281139" calcext:value-type="float">
            <text:p>0.281139</text:p>
          </table:table-cell>
          <table:table-cell office:value-type="float" office:value="0.214772" calcext:value-type="float">
            <text:p>0.214772</text:p>
          </table:table-cell>
          <table:table-cell office:value-type="float" office:value="0.052265" calcext:value-type="float">
            <text:p>0.052265</text:p>
          </table:table-cell>
          <table:table-cell office:value-type="float" office:value="0.056905" calcext:value-type="float">
            <text:p>0.056905</text:p>
          </table:table-cell>
          <table:table-cell office:value-type="float" office:value="0.057085" calcext:value-type="float">
            <text:p>0.057085</text:p>
          </table:table-cell>
          <table:table-cell office:value-type="float" office:value="0.054787" calcext:value-type="float">
            <text:p>0.054787</text:p>
          </table:table-cell>
          <table:table-cell office:value-type="float" office:value="0.120558" calcext:value-type="float">
            <text:p>0.120558</text:p>
          </table:table-cell>
          <table:table-cell office:value-type="float" office:value="0.032838" calcext:value-type="float">
            <text:p>0.032838</text:p>
          </table:table-cell>
          <table:table-cell office:value-type="float" office:value="0.056683" calcext:value-type="float">
            <text:p>0.056683</text:p>
          </table:table-cell>
          <table:table-cell office:value-type="float" office:value="0.028693" calcext:value-type="float">
            <text:p>0.0286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4537" calcext:value-type="float">
            <text:p>0.104537</text:p>
          </table:table-cell>
          <table:table-cell office:value-type="float" office:value="0.233842" calcext:value-type="float">
            <text:p>0.233842</text:p>
          </table:table-cell>
          <table:table-cell office:value-type="float" office:value="0.318663" calcext:value-type="float">
            <text:p>0.318663</text:p>
          </table:table-cell>
          <table:table-cell office:value-type="float" office:value="0.255415" calcext:value-type="float">
            <text:p>0.255415</text:p>
          </table:table-cell>
          <table:table-cell office:value-type="float" office:value="0.062211" calcext:value-type="float">
            <text:p>0.062211</text:p>
          </table:table-cell>
          <table:table-cell office:value-type="float" office:value="0.066789" calcext:value-type="float">
            <text:p>0.066789</text:p>
          </table:table-cell>
          <table:table-cell office:value-type="float" office:value="0.061375" calcext:value-type="float">
            <text:p>0.061375</text:p>
          </table:table-cell>
          <table:table-cell office:value-type="float" office:value="0.059276" calcext:value-type="float">
            <text:p>0.059276</text:p>
          </table:table-cell>
          <table:table-cell office:value-type="float" office:value="0.128403" calcext:value-type="float">
            <text:p>0.128403</text:p>
          </table:table-cell>
          <table:table-cell office:value-type="float" office:value="0.034903" calcext:value-type="float">
            <text:p>0.034903</text:p>
          </table:table-cell>
          <table:table-cell office:value-type="float" office:value="0.063987" calcext:value-type="float">
            <text:p>0.063987</text:p>
          </table:table-cell>
          <table:table-cell office:value-type="float" office:value="0.029865" calcext:value-type="float">
            <text:p>0.0298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3233" calcext:value-type="float">
            <text:p>0.123233</text:p>
          </table:table-cell>
          <table:table-cell office:value-type="float" office:value="0.280029" calcext:value-type="float">
            <text:p>0.280029</text:p>
          </table:table-cell>
          <table:table-cell office:value-type="float" office:value="0.35594" calcext:value-type="float">
            <text:p>0.35594</text:p>
          </table:table-cell>
          <table:table-cell office:value-type="float" office:value="0.304571" calcext:value-type="float">
            <text:p>0.304571</text:p>
          </table:table-cell>
          <table:table-cell office:value-type="float" office:value="0.071286" calcext:value-type="float">
            <text:p>0.071286</text:p>
          </table:table-cell>
          <table:table-cell office:value-type="float" office:value="0.076208" calcext:value-type="float">
            <text:p>0.076208</text:p>
          </table:table-cell>
          <table:table-cell office:value-type="float" office:value="0.064735" calcext:value-type="float">
            <text:p>0.064735</text:p>
          </table:table-cell>
          <table:table-cell office:value-type="float" office:value="0.063261" calcext:value-type="float">
            <text:p>0.063261</text:p>
          </table:table-cell>
          <table:table-cell office:value-type="float" office:value="0.137875" calcext:value-type="float">
            <text:p>0.137875</text:p>
          </table:table-cell>
          <table:table-cell office:value-type="float" office:value="0.037291" calcext:value-type="float">
            <text:p>0.037291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032156" calcext:value-type="float">
            <text:p>0.032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7536" calcext:value-type="float">
            <text:p>0.147536</text:p>
          </table:table-cell>
          <table:table-cell office:value-type="float" office:value="0.340796" calcext:value-type="float">
            <text:p>0.340796</text:p>
          </table:table-cell>
          <table:table-cell office:value-type="float" office:value="0.403064" calcext:value-type="float">
            <text:p>0.403064</text:p>
          </table:table-cell>
          <table:table-cell office:value-type="float" office:value="0.356359" calcext:value-type="float">
            <text:p>0.356359</text:p>
          </table:table-cell>
          <table:table-cell office:value-type="float" office:value="0.083167" calcext:value-type="float">
            <text:p>0.083167</text:p>
          </table:table-cell>
          <table:table-cell office:value-type="float" office:value="0.092941" calcext:value-type="float">
            <text:p>0.092941</text:p>
          </table:table-cell>
          <table:table-cell office:value-type="float" office:value="0.069023" calcext:value-type="float">
            <text:p>0.069023</text:p>
          </table:table-cell>
          <table:table-cell office:value-type="float" office:value="0.066297" calcext:value-type="float">
            <text:p>0.066297</text:p>
          </table:table-cell>
          <table:table-cell office:value-type="float" office:value="0.145933" calcext:value-type="float">
            <text:p>0.145933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0.070456" calcext:value-type="float">
            <text:p>0.070456</text:p>
          </table:table-cell>
          <table:table-cell office:value-type="float" office:value="0.03452" calcext:value-type="float">
            <text:p>0.034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5303" calcext:value-type="float">
            <text:p>0.165303</text:p>
          </table:table-cell>
          <table:table-cell office:value-type="float" office:value="0.407013" calcext:value-type="float">
            <text:p>0.407013</text:p>
          </table:table-cell>
          <table:table-cell office:value-type="float" office:value="0.455626" calcext:value-type="float">
            <text:p>0.455626</text:p>
          </table:table-cell>
          <table:table-cell office:value-type="float" office:value="0.418735" calcext:value-type="float">
            <text:p>0.418735</text:p>
          </table:table-cell>
          <table:table-cell office:value-type="float" office:value="0.095234" calcext:value-type="float">
            <text:p>0.095234</text:p>
          </table:table-cell>
          <table:table-cell office:value-type="float" office:value="0.100029" calcext:value-type="float">
            <text:p>0.100029</text:p>
          </table:table-cell>
          <table:table-cell office:value-type="float" office:value="0.073403" calcext:value-type="float">
            <text:p>0.073403</text:p>
          </table:table-cell>
          <table:table-cell office:value-type="float" office:value="0.071362" calcext:value-type="float">
            <text:p>0.071362</text:p>
          </table:table-cell>
          <table:table-cell office:value-type="float" office:value="0.154935" calcext:value-type="float">
            <text:p>0.154935</text:p>
          </table:table-cell>
          <table:table-cell office:value-type="float" office:value="0.043209" calcext:value-type="float">
            <text:p>0.043209</text:p>
          </table:table-cell>
          <table:table-cell office:value-type="float" office:value="0.073393" calcext:value-type="float">
            <text:p>0.073393</text:p>
          </table:table-cell>
          <table:table-cell office:value-type="float" office:value="0.036611" calcext:value-type="float">
            <text:p>0.0366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90369" calcext:value-type="float">
            <text:p>0.190369</text:p>
          </table:table-cell>
          <table:table-cell office:value-type="float" office:value="0.473296" calcext:value-type="float">
            <text:p>0.473296</text:p>
          </table:table-cell>
          <table:table-cell office:value-type="float" office:value="0.505542" calcext:value-type="float">
            <text:p>0.505542</text:p>
          </table:table-cell>
          <table:table-cell office:value-type="float" office:value="0.487198" calcext:value-type="float">
            <text:p>0.487198</text:p>
          </table:table-cell>
          <table:table-cell office:value-type="float" office:value="0.110006" calcext:value-type="float">
            <text:p>0.110006</text:p>
          </table:table-cell>
          <table:table-cell office:value-type="float" office:value="0.117299" calcext:value-type="float">
            <text:p>0.117299</text:p>
          </table:table-cell>
          <table:table-cell office:value-type="float" office:value="0.078563" calcext:value-type="float">
            <text:p>0.078563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0.162085" calcext:value-type="float">
            <text:p>0.162085</text:p>
          </table:table-cell>
          <table:table-cell office:value-type="float" office:value="0.044483" calcext:value-type="float">
            <text:p>0.044483</text:p>
          </table:table-cell>
          <table:table-cell office:value-type="float" office:value="0.077213" calcext:value-type="float">
            <text:p>0.077213</text:p>
          </table:table-cell>
          <table:table-cell office:value-type="float" office:value="0.038228" calcext:value-type="float">
            <text:p>0.0382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8202" calcext:value-type="float">
            <text:p>0.218202</text:p>
          </table:table-cell>
          <table:table-cell office:value-type="float" office:value="0.564431" calcext:value-type="float">
            <text:p>0.564431</text:p>
          </table:table-cell>
          <table:table-cell office:value-type="float" office:value="0.56684" calcext:value-type="float">
            <text:p>0.56684</text:p>
          </table:table-cell>
          <table:table-cell office:value-type="float" office:value="0.572022" calcext:value-type="float">
            <text:p>0.572022</text:p>
          </table:table-cell>
          <table:table-cell office:value-type="float" office:value="0.124655" calcext:value-type="float">
            <text:p>0.124655</text:p>
          </table:table-cell>
          <table:table-cell office:value-type="float" office:value="0.127347" calcext:value-type="float">
            <text:p>0.127347</text:p>
          </table:table-cell>
          <table:table-cell office:value-type="float" office:value="0.081818" calcext:value-type="float">
            <text:p>0.081818</text:p>
          </table:table-cell>
          <table:table-cell office:value-type="float" office:value="0.079311" calcext:value-type="float">
            <text:p>0.079311</text:p>
          </table:table-cell>
          <table:table-cell office:value-type="float" office:value="0.172296" calcext:value-type="float">
            <text:p>0.172296</text:p>
          </table:table-cell>
          <table:table-cell office:value-type="float" office:value="0.04698" calcext:value-type="float">
            <text:p>0.04698</text:p>
          </table:table-cell>
          <table:table-cell office:value-type="float" office:value="0.081095" calcext:value-type="float">
            <text:p>0.081095</text:p>
          </table:table-cell>
          <table:table-cell office:value-type="float" office:value="0.040119" calcext:value-type="float">
            <text:p>0.040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46402" calcext:value-type="float">
            <text:p>0.246402</text:p>
          </table:table-cell>
          <table:table-cell office:value-type="float" office:value="0.645329" calcext:value-type="float">
            <text:p>0.645329</text:p>
          </table:table-cell>
          <table:table-cell office:value-type="float" office:value="0.61428" calcext:value-type="float">
            <text:p>0.61428</text:p>
          </table:table-cell>
          <table:table-cell office:value-type="float" office:value="0.660346" calcext:value-type="float">
            <text:p>0.660346</text:p>
          </table:table-cell>
          <table:table-cell office:value-type="float" office:value="0.141026" calcext:value-type="float">
            <text:p>0.141026</text:p>
          </table:table-cell>
          <table:table-cell office:value-type="float" office:value="0.142121" calcext:value-type="float">
            <text:p>0.142121</text:p>
          </table:table-cell>
          <table:table-cell office:value-type="float" office:value="0.085989" calcext:value-type="float">
            <text:p>0.085989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0.180503" calcext:value-type="float">
            <text:p>0.180503</text:p>
          </table:table-cell>
          <table:table-cell office:value-type="float" office:value="0.04943" calcext:value-type="float">
            <text:p>0.04943</text:p>
          </table:table-cell>
          <table:table-cell office:value-type="float" office:value="0.085379" calcext:value-type="float">
            <text:p>0.085379</text:p>
          </table:table-cell>
          <table:table-cell office:value-type="float" office:value="0.042801" calcext:value-type="float">
            <text:p>0.0428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77291" calcext:value-type="float">
            <text:p>0.277291</text:p>
          </table:table-cell>
          <table:table-cell office:value-type="float" office:value="0.747074" calcext:value-type="float">
            <text:p>0.747074</text:p>
          </table:table-cell>
          <table:table-cell office:value-type="float" office:value="0.686233" calcext:value-type="float">
            <text:p>0.686233</text:p>
          </table:table-cell>
          <table:table-cell office:value-type="float" office:value="0.742637" calcext:value-type="float">
            <text:p>0.742637</text:p>
          </table:table-cell>
          <table:table-cell office:value-type="float" office:value="0.158792" calcext:value-type="float">
            <text:p>0.158792</text:p>
          </table:table-cell>
          <table:table-cell office:value-type="float" office:value="0.162366" calcext:value-type="float">
            <text:p>0.162366</text:p>
          </table:table-cell>
          <table:table-cell office:value-type="float" office:value="0.089461" calcext:value-type="float">
            <text:p>0.089461</text:p>
          </table:table-cell>
          <table:table-cell office:value-type="float" office:value="0.086788" calcext:value-type="float">
            <text:p>0.086788</text:p>
          </table:table-cell>
          <table:table-cell office:value-type="float" office:value="0.189617" calcext:value-type="float">
            <text:p>0.189617</text:p>
          </table:table-cell>
          <table:table-cell office:value-type="float" office:value="0.051904" calcext:value-type="float">
            <text:p>0.051904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044876" calcext:value-type="float">
            <text:p>0.0448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11307" calcext:value-type="float">
            <text:p>0.311307</text:p>
          </table:table-cell>
          <table:table-cell office:value-type="float" office:value="0.849816" calcext:value-type="float">
            <text:p>0.849816</text:p>
          </table:table-cell>
          <table:table-cell office:value-type="float" office:value="0.761967" calcext:value-type="float">
            <text:p>0.761967</text:p>
          </table:table-cell>
          <table:table-cell office:value-type="float" office:value="0.841953" calcext:value-type="float">
            <text:p>0.841953</text:p>
          </table:table-cell>
          <table:table-cell office:value-type="float" office:value="0.177495" calcext:value-type="float">
            <text:p>0.177495</text:p>
          </table:table-cell>
          <table:table-cell office:value-type="float" office:value="0.181249" calcext:value-type="float">
            <text:p>0.181249</text:p>
          </table:table-cell>
          <table:table-cell office:value-type="float" office:value="0.093936" calcext:value-type="float">
            <text:p>0.093936</text:p>
          </table:table-cell>
          <table:table-cell office:value-type="float" office:value="0.091515" calcext:value-type="float">
            <text:p>0.091515</text:p>
          </table:table-cell>
          <table:table-cell office:value-type="float" office:value="0.196475" calcext:value-type="float">
            <text:p>0.196475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0.094564" calcext:value-type="float">
            <text:p>0.094564</text:p>
          </table:table-cell>
          <table:table-cell office:value-type="float" office:value="0.046083" calcext:value-type="float">
            <text:p>0.0460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47614" calcext:value-type="float">
            <text:p>0.347614</text:p>
          </table:table-cell>
          <table:table-cell office:value-type="float" office:value="0.972468" calcext:value-type="float">
            <text:p>0.972468</text:p>
          </table:table-cell>
          <table:table-cell office:value-type="float" office:value="0.825481" calcext:value-type="float">
            <text:p>0.825481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198009" calcext:value-type="float">
            <text:p>0.198009</text:p>
          </table:table-cell>
          <table:table-cell office:value-type="float" office:value="0.213431" calcext:value-type="float">
            <text:p>0.213431</text:p>
          </table:table-cell>
          <table:table-cell office:value-type="float" office:value="0.098561" calcext:value-type="float">
            <text:p>0.098561</text:p>
          </table:table-cell>
          <table:table-cell office:value-type="float" office:value="0.096572" calcext:value-type="float">
            <text:p>0.096572</text:p>
          </table:table-cell>
          <table:table-cell office:value-type="float" office:value="0.207603" calcext:value-type="float">
            <text:p>0.207603</text:p>
          </table:table-cell>
          <table:table-cell office:value-type="float" office:value="0.057629" calcext:value-type="float">
            <text:p>0.057629</text:p>
          </table:table-cell>
          <table:table-cell office:value-type="float" office:value="0.106985" calcext:value-type="float">
            <text:p>0.106985</text:p>
          </table:table-cell>
          <table:table-cell office:value-type="float" office:value="0.048945" calcext:value-type="float">
            <text:p>0.0489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4813" calcext:value-type="float">
            <text:p>0.394813</text:p>
          </table:table-cell>
          <table:table-cell office:value-type="float" office:value="1.106377" calcext:value-type="float">
            <text:p>1.106377</text:p>
          </table:table-cell>
          <table:table-cell office:value-type="float" office:value="0.903414" calcext:value-type="float">
            <text:p>0.903414</text:p>
          </table:table-cell>
          <table:table-cell office:value-type="float" office:value="1.114148" calcext:value-type="float">
            <text:p>1.11414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231483" calcext:value-type="float">
            <text:p>0.231483</text:p>
          </table:table-cell>
          <table:table-cell office:value-type="float" office:value="0.103088" calcext:value-type="float">
            <text:p>0.103088</text:p>
          </table:table-cell>
          <table:table-cell office:value-type="float" office:value="0.099302" calcext:value-type="float">
            <text:p>0.099302</text:p>
          </table:table-cell>
          <table:table-cell office:value-type="float" office:value="0.214164" calcext:value-type="float">
            <text:p>0.214164</text:p>
          </table:table-cell>
          <table:table-cell office:value-type="float" office:value="0.059335" calcext:value-type="float">
            <text:p>0.059335</text:p>
          </table:table-cell>
          <table:table-cell office:value-type="float" office:value="0.110315" calcext:value-type="float">
            <text:p>0.110315</text:p>
          </table:table-cell>
          <table:table-cell office:value-type="float" office:value="0.051196" calcext:value-type="float">
            <text:p>0.051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9178" calcext:value-type="float">
            <text:p>0.429178</text:p>
          </table:table-cell>
          <table:table-cell office:value-type="float" office:value="1.234397" calcext:value-type="float">
            <text:p>1.234397</text:p>
          </table:table-cell>
          <table:table-cell office:value-type="float" office:value="1.109892" calcext:value-type="float">
            <text:p>1.109892</text:p>
          </table:table-cell>
          <table:table-cell office:value-type="float" office:value="1.171169" calcext:value-type="float">
            <text:p>1.171169</text:p>
          </table:table-cell>
          <table:table-cell office:value-type="float" office:value="0.242177" calcext:value-type="float">
            <text:p>0.242177</text:p>
          </table:table-cell>
          <table:table-cell office:value-type="float" office:value="0.252447" calcext:value-type="float">
            <text:p>0.252447</text:p>
          </table:table-cell>
          <table:table-cell office:value-type="float" office:value="0.107406" calcext:value-type="float">
            <text:p>0.107406</text:p>
          </table:table-cell>
          <table:table-cell office:value-type="float" office:value="0.102948" calcext:value-type="float">
            <text:p>0.102948</text:p>
          </table:table-cell>
          <table:table-cell office:value-type="float" office:value="0.224544" calcext:value-type="float">
            <text:p>0.224544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112597" calcext:value-type="float">
            <text:p>0.112597</text:p>
          </table:table-cell>
          <table:table-cell office:value-type="float" office:value="0.053777" calcext:value-type="float">
            <text:p>0.0537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1.374187" calcext:value-type="float">
            <text:p>1.374187</text:p>
          </table:table-cell>
          <table:table-cell office:value-type="float" office:value="1.215336" calcext:value-type="float">
            <text:p>1.215336</text:p>
          </table:table-cell>
          <table:table-cell office:value-type="float" office:value="1.293416" calcext:value-type="float">
            <text:p>1.293416</text:p>
          </table:table-cell>
          <table:table-cell office:value-type="float" office:value="0.266704" calcext:value-type="float">
            <text:p>0.266704</text:p>
          </table:table-cell>
          <table:table-cell office:value-type="float" office:value="0.289839" calcext:value-type="float">
            <text:p>0.289839</text:p>
          </table:table-cell>
          <table:table-cell office:value-type="float" office:value="0.109552" calcext:value-type="float">
            <text:p>0.109552</text:p>
          </table:table-cell>
          <table:table-cell office:value-type="float" office:value="0.107311" calcext:value-type="float">
            <text:p>0.107311</text:p>
          </table:table-cell>
          <table:table-cell office:value-type="float" office:value="0.229789" calcext:value-type="float">
            <text:p>0.229789</text:p>
          </table:table-cell>
          <table:table-cell office:value-type="float" office:value="0.063994" calcext:value-type="float">
            <text:p>0.063994</text:p>
          </table:table-cell>
          <table:table-cell office:value-type="float" office:value="0.117728" calcext:value-type="float">
            <text:p>0.117728</text:p>
          </table:table-cell>
          <table:table-cell office:value-type="float" office:value="0.054812" calcext:value-type="float">
            <text:p>0.0548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1071" calcext:value-type="float">
            <text:p>0.521071</text:p>
          </table:table-cell>
          <table:table-cell office:value-type="float" office:value="1.533465" calcext:value-type="float">
            <text:p>1.533465</text:p>
          </table:table-cell>
          <table:table-cell office:value-type="float" office:value="1.303593" calcext:value-type="float">
            <text:p>1.303593</text:p>
          </table:table-cell>
          <table:table-cell office:value-type="float" office:value="1.424083" calcext:value-type="float">
            <text:p>1.424083</text:p>
          </table:table-cell>
          <table:table-cell office:value-type="float" office:value="0.29222" calcext:value-type="float">
            <text:p>0.29222</text:p>
          </table:table-cell>
          <table:table-cell office:value-type="float" office:value="0.317126" calcext:value-type="float">
            <text:p>0.317126</text:p>
          </table:table-cell>
          <table:table-cell office:value-type="float" office:value="0.11551" calcext:value-type="float">
            <text:p>0.11551</text:p>
          </table:table-cell>
          <table:table-cell office:value-type="float" office:value="0.110848" calcext:value-type="float">
            <text:p>0.110848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066212" calcext:value-type="float">
            <text:p>0.066212</text:p>
          </table:table-cell>
          <table:table-cell office:value-type="float" office:value="0.117067" calcext:value-type="float">
            <text:p>0.117067</text:p>
          </table:table-cell>
          <table:table-cell office:value-type="float" office:value="0.058093" calcext:value-type="float">
            <text:p>0.0580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70489" calcext:value-type="float">
            <text:p>0.570489</text:p>
          </table:table-cell>
          <table:table-cell office:value-type="float" office:value="1.694229" calcext:value-type="float">
            <text:p>1.694229</text:p>
          </table:table-cell>
          <table:table-cell office:value-type="float" office:value="1.418689" calcext:value-type="float">
            <text:p>1.418689</text:p>
          </table:table-cell>
          <table:table-cell office:value-type="float" office:value="1.559222" calcext:value-type="float">
            <text:p>1.559222</text:p>
          </table:table-cell>
          <table:table-cell office:value-type="float" office:value="0.319836" calcext:value-type="float">
            <text:p>0.319836</text:p>
          </table:table-cell>
          <table:table-cell office:value-type="float" office:value="0.351193" calcext:value-type="float">
            <text:p>0.351193</text:p>
          </table:table-cell>
          <table:table-cell office:value-type="float" office:value="0.11883" calcext:value-type="float">
            <text:p>0.11883</text:p>
          </table:table-cell>
          <table:table-cell office:value-type="float" office:value="0.113739" calcext:value-type="float">
            <text:p>0.113739</text:p>
          </table:table-cell>
          <table:table-cell office:value-type="float" office:value="0.248573" calcext:value-type="float">
            <text:p>0.248573</text:p>
          </table:table-cell>
          <table:table-cell office:value-type="float" office:value="0.069461" calcext:value-type="float">
            <text:p>0.069461</text:p>
          </table:table-cell>
          <table:table-cell office:value-type="float" office:value="0.132104" calcext:value-type="float">
            <text:p>0.132104</text:p>
          </table:table-cell>
          <table:table-cell office:value-type="float" office:value="0.061562" calcext:value-type="float">
            <text:p>0.0615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26282" calcext:value-type="float">
            <text:p>0.626282</text:p>
          </table:table-cell>
          <table:table-cell office:value-type="float" office:value="1.883238" calcext:value-type="float">
            <text:p>1.883238</text:p>
          </table:table-cell>
          <table:table-cell office:value-type="float" office:value="1.531935" calcext:value-type="float">
            <text:p>1.531935</text:p>
          </table:table-cell>
          <table:table-cell office:value-type="float" office:value="1.696754" calcext:value-type="float">
            <text:p>1.696754</text:p>
          </table:table-cell>
          <table:table-cell office:value-type="float" office:value="0.349045" calcext:value-type="float">
            <text:p>0.349045</text:p>
          </table:table-cell>
          <table:table-cell office:value-type="float" office:value="0.406088" calcext:value-type="float">
            <text:p>0.406088</text:p>
          </table:table-cell>
          <table:table-cell office:value-type="float" office:value="0.124049" calcext:value-type="float">
            <text:p>0.124049</text:p>
          </table:table-cell>
          <table:table-cell office:value-type="float" office:value="0.119488" calcext:value-type="float">
            <text:p>0.119488</text:p>
          </table:table-cell>
          <table:table-cell office:value-type="float" office:value="0.256704" calcext:value-type="float">
            <text:p>0.256704</text:p>
          </table:table-cell>
          <table:table-cell office:value-type="float" office:value="0.072363" calcext:value-type="float">
            <text:p>0.072363</text:p>
          </table:table-cell>
          <table:table-cell office:value-type="float" office:value="0.132217" calcext:value-type="float">
            <text:p>0.132217</text:p>
          </table:table-cell>
          <table:table-cell office:value-type="float" office:value="0.062349" calcext:value-type="float">
            <text:p>0.0623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5004" calcext:value-type="float">
            <text:p>0.65004</text:p>
          </table:table-cell>
          <table:table-cell office:value-type="float" office:value="2.055576" calcext:value-type="float">
            <text:p>2.055576</text:p>
          </table:table-cell>
          <table:table-cell office:value-type="float" office:value="1.662003" calcext:value-type="float">
            <text:p>1.662003</text:p>
          </table:table-cell>
          <table:table-cell office:value-type="float" office:value="1.849615" calcext:value-type="float">
            <text:p>1.849615</text:p>
          </table:table-cell>
          <table:table-cell office:value-type="float" office:value="0.379763" calcext:value-type="float">
            <text:p>0.379763</text:p>
          </table:table-cell>
          <table:table-cell office:value-type="float" office:value="0.435673" calcext:value-type="float">
            <text:p>0.435673</text:p>
          </table:table-cell>
          <table:table-cell office:value-type="float" office:value="0.125816" calcext:value-type="float">
            <text:p>0.125816</text:p>
          </table:table-cell>
          <table:table-cell office:value-type="float" office:value="0.123001" calcext:value-type="float">
            <text:p>0.123001</text:p>
          </table:table-cell>
          <table:table-cell office:value-type="float" office:value="0.264605" calcext:value-type="float">
            <text:p>0.264605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64832" calcext:value-type="float">
            <text:p>0.0648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13536" calcext:value-type="float">
            <text:p>0.713536</text:p>
          </table:table-cell>
          <table:table-cell office:value-type="float" office:value="2.268728" calcext:value-type="float">
            <text:p>2.268728</text:p>
          </table:table-cell>
          <table:table-cell office:value-type="float" office:value="1.788085" calcext:value-type="float">
            <text:p>1.788085</text:p>
          </table:table-cell>
          <table:table-cell office:value-type="float" office:value="2.025674" calcext:value-type="float">
            <text:p>2.025674</text:p>
          </table:table-cell>
          <table:table-cell office:value-type="float" office:value="0.411636" calcext:value-type="float">
            <text:p>0.411636</text:p>
          </table:table-cell>
          <table:table-cell office:value-type="float" office:value="0.495996" calcext:value-type="float">
            <text:p>0.495996</text:p>
          </table:table-cell>
          <table:table-cell office:value-type="float" office:value="0.129593" calcext:value-type="float">
            <text:p>0.129593</text:p>
          </table:table-cell>
          <table:table-cell office:value-type="float" office:value="0.125534" calcext:value-type="float">
            <text:p>0.125534</text:p>
          </table:table-cell>
          <table:table-cell office:value-type="float" office:value="0.275045" calcext:value-type="float">
            <text:p>0.275045</text:p>
          </table:table-cell>
          <table:table-cell office:value-type="float" office:value="0.078609" calcext:value-type="float">
            <text:p>0.078609</text:p>
          </table:table-cell>
          <table:table-cell office:value-type="float" office:value="0.134903" calcext:value-type="float">
            <text:p>0.134903</text:p>
          </table:table-cell>
          <table:table-cell office:value-type="float" office:value="0.067546" calcext:value-type="float">
            <text:p>0.0675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92279" calcext:value-type="float">
            <text:p>0.792279</text:p>
          </table:table-cell>
          <table:table-cell office:value-type="float" office:value="2.593466" calcext:value-type="float">
            <text:p>2.593466</text:p>
          </table:table-cell>
          <table:table-cell office:value-type="float" office:value="1.992727" calcext:value-type="float">
            <text:p>1.992727</text:p>
          </table:table-cell>
          <table:table-cell office:value-type="float" office:value="2.296994" calcext:value-type="float">
            <text:p>2.296994</text:p>
          </table:table-cell>
          <table:table-cell office:value-type="float" office:value="0.469094" calcext:value-type="float">
            <text:p>0.469094</text:p>
          </table:table-cell>
          <table:table-cell office:value-type="float" office:value="0.84223" calcext:value-type="float">
            <text:p>0.84223</text:p>
          </table:table-cell>
          <table:table-cell office:value-type="float" office:value="0.135148" calcext:value-type="float">
            <text:p>0.135148</text:p>
          </table:table-cell>
          <table:table-cell office:value-type="float" office:value="0.130023" calcext:value-type="float">
            <text:p>0.130023</text:p>
          </table:table-cell>
          <table:table-cell office:value-type="float" office:value="0.283078" calcext:value-type="float">
            <text:p>0.283078</text:p>
          </table:table-cell>
          <table:table-cell office:value-type="float" office:value="0.079946" calcext:value-type="float">
            <text:p>0.079946</text:p>
          </table:table-cell>
          <table:table-cell office:value-type="float" office:value="0.142003" calcext:value-type="float">
            <text:p>0.142003</text:p>
          </table:table-cell>
          <table:table-cell office:value-type="float" office:value="0.070126" calcext:value-type="float">
            <text:p>0.0701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8139" calcext:value-type="float">
            <text:p>0.708139</text:p>
          </table:table-cell>
          <table:table-cell office:value-type="float" office:value="2.707648" calcext:value-type="float">
            <text:p>2.707648</text:p>
          </table:table-cell>
          <table:table-cell office:value-type="float" office:value="2.049387" calcext:value-type="float">
            <text:p>2.049387</text:p>
          </table:table-cell>
          <table:table-cell office:value-type="float" office:value="2.383702" calcext:value-type="float">
            <text:p>2.383702</text:p>
          </table:table-cell>
          <table:table-cell office:value-type="float" office:value="0.43268" calcext:value-type="float">
            <text:p>0.43268</text:p>
          </table:table-cell>
          <table:table-cell office:value-type="float" office:value="0.604022" calcext:value-type="float">
            <text:p>0.604022</text:p>
          </table:table-cell>
          <table:table-cell office:value-type="float" office:value="0.138798" calcext:value-type="float">
            <text:p>0.138798</text:p>
          </table:table-cell>
          <table:table-cell office:value-type="float" office:value="0.133207" calcext:value-type="float">
            <text:p>0.133207</text:p>
          </table:table-cell>
          <table:table-cell office:value-type="float" office:value="0.291038" calcext:value-type="float">
            <text:p>0.291038</text:p>
          </table:table-cell>
          <table:table-cell office:value-type="float" office:value="0.084479" calcext:value-type="float">
            <text:p>0.084479</text:p>
          </table:table-cell>
          <table:table-cell office:value-type="float" office:value="0.152272" calcext:value-type="float">
            <text:p>0.152272</text:p>
          </table:table-cell>
          <table:table-cell office:value-type="float" office:value="0.072645" calcext:value-type="float">
            <text:p>0.0726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54126" calcext:value-type="float">
            <text:p>0.754126</text:p>
          </table:table-cell>
          <table:table-cell office:value-type="float" office:value="2.935051" calcext:value-type="float">
            <text:p>2.935051</text:p>
          </table:table-cell>
          <table:table-cell office:value-type="float" office:value="2.193794" calcext:value-type="float">
            <text:p>2.193794</text:p>
          </table:table-cell>
          <table:table-cell office:value-type="float" office:value="2.589627" calcext:value-type="float">
            <text:p>2.589627</text:p>
          </table:table-cell>
          <table:table-cell office:value-type="float" office:value="0.466024" calcext:value-type="float">
            <text:p>0.466024</text:p>
          </table:table-cell>
          <table:table-cell office:value-type="float" office:value="0.657083" calcext:value-type="float">
            <text:p>0.657083</text:p>
          </table:table-cell>
          <table:table-cell office:value-type="float" office:value="0.145761" calcext:value-type="float">
            <text:p>0.145761</text:p>
          </table:table-cell>
          <table:table-cell office:value-type="float" office:value="0.14053" calcext:value-type="float">
            <text:p>0.14053</text:p>
          </table:table-cell>
          <table:table-cell office:value-type="float" office:value="0.297362" calcext:value-type="float">
            <text:p>0.297362</text:p>
          </table:table-cell>
          <table:table-cell office:value-type="float" office:value="0.085653" calcext:value-type="float">
            <text:p>0.085653</text:p>
          </table:table-cell>
          <table:table-cell office:value-type="float" office:value="0.155034" calcext:value-type="float">
            <text:p>0.155034</text:p>
          </table:table-cell>
          <table:table-cell office:value-type="float" office:value="0.074662" calcext:value-type="float">
            <text:p>0.0746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25202" calcext:value-type="float">
            <text:p>0.825202</text:p>
          </table:table-cell>
          <table:table-cell office:value-type="float" office:value="3.203227" calcext:value-type="float">
            <text:p>3.203227</text:p>
          </table:table-cell>
          <table:table-cell office:value-type="float" office:value="2.35484" calcext:value-type="float">
            <text:p>2.35484</text:p>
          </table:table-cell>
          <table:table-cell office:value-type="float" office:value="2.79912" calcext:value-type="float">
            <text:p>2.79912</text:p>
          </table:table-cell>
          <table:table-cell office:value-type="float" office:value="0.500464" calcext:value-type="float">
            <text:p>0.500464</text:p>
          </table:table-cell>
          <table:table-cell office:value-type="float" office:value="0.715886" calcext:value-type="float">
            <text:p>0.715886</text:p>
          </table:table-cell>
          <table:table-cell office:value-type="float" office:value="0.150572" calcext:value-type="float">
            <text:p>0.150572</text:p>
          </table:table-cell>
          <table:table-cell office:value-type="float" office:value="0.145147" calcext:value-type="float">
            <text:p>0.145147</text:p>
          </table:table-cell>
          <table:table-cell office:value-type="float" office:value="0.308823" calcext:value-type="float">
            <text:p>0.308823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169726" calcext:value-type="float">
            <text:p>0.169726</text:p>
          </table:table-cell>
          <table:table-cell office:value-type="float" office:value="0.077242" calcext:value-type="float">
            <text:p>0.0772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39152" calcext:value-type="float">
            <text:p>0.839152</text:p>
          </table:table-cell>
          <table:table-cell office:value-type="float" office:value="3.461251" calcext:value-type="float">
            <text:p>3.461251</text:p>
          </table:table-cell>
          <table:table-cell office:value-type="float" office:value="2.510617" calcext:value-type="float">
            <text:p>2.510617</text:p>
          </table:table-cell>
          <table:table-cell office:value-type="float" office:value="3.024262" calcext:value-type="float">
            <text:p>3.024262</text:p>
          </table:table-cell>
          <table:table-cell office:value-type="float" office:value="0.53862" calcext:value-type="float">
            <text:p>0.53862</text:p>
          </table:table-cell>
          <table:table-cell office:value-type="float" office:value="0.802513" calcext:value-type="float">
            <text:p>0.802513</text:p>
          </table:table-cell>
          <table:table-cell office:value-type="float" office:value="0.154276" calcext:value-type="float">
            <text:p>0.154276</text:p>
          </table:table-cell>
          <table:table-cell office:value-type="float" office:value="0.149551" calcext:value-type="float">
            <text:p>0.149551</text:p>
          </table:table-cell>
          <table:table-cell office:value-type="float" office:value="0.315145" calcext:value-type="float">
            <text:p>0.315145</text:p>
          </table:table-cell>
          <table:table-cell office:value-type="float" office:value="0.092205" calcext:value-type="float">
            <text:p>0.092205</text:p>
          </table:table-cell>
          <table:table-cell office:value-type="float" office:value="0.166136" calcext:value-type="float">
            <text:p>0.166136</text:p>
          </table:table-cell>
          <table:table-cell office:value-type="float" office:value="0.080084" calcext:value-type="float">
            <text:p>0.0800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15001" calcext:value-type="float">
            <text:p>0.915001</text:p>
          </table:table-cell>
          <table:table-cell office:value-type="float" office:value="3.747603" calcext:value-type="float">
            <text:p>3.747603</text:p>
          </table:table-cell>
          <table:table-cell office:value-type="float" office:value="2.795347" calcext:value-type="float">
            <text:p>2.795347</text:p>
          </table:table-cell>
          <table:table-cell office:value-type="float" office:value="3.220431" calcext:value-type="float">
            <text:p>3.220431</text:p>
          </table:table-cell>
          <table:table-cell office:value-type="float" office:value="0.577482" calcext:value-type="float">
            <text:p>0.577482</text:p>
          </table:table-cell>
          <table:table-cell office:value-type="float" office:value="0.856791" calcext:value-type="float">
            <text:p>0.85679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52677" calcext:value-type="float">
            <text:p>0.152677</text:p>
          </table:table-cell>
          <table:table-cell office:value-type="float" office:value="0.324775" calcext:value-type="float">
            <text:p>0.324775</text:p>
          </table:table-cell>
          <table:table-cell office:value-type="float" office:value="0.095067" calcext:value-type="float">
            <text:p>0.095067</text:p>
          </table:table-cell>
          <table:table-cell office:value-type="float" office:value="0.178573" calcext:value-type="float">
            <text:p>0.178573</text:p>
          </table:table-cell>
          <table:table-cell office:value-type="float" office:value="0.082255" calcext:value-type="float">
            <text:p>0.0822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4.027373" calcext:value-type="float">
            <text:p>4.027373</text:p>
          </table:table-cell>
          <table:table-cell office:value-type="float" office:value="2.968347" calcext:value-type="float">
            <text:p>2.968347</text:p>
          </table:table-cell>
          <table:table-cell office:value-type="float" office:value="3.457843" calcext:value-type="float">
            <text:p>3.457843</text:p>
          </table:table-cell>
          <table:table-cell office:value-type="float" office:value="0.620766" calcext:value-type="float">
            <text:p>0.620766</text:p>
          </table:table-cell>
          <table:table-cell office:value-type="float" office:value="0.91385" calcext:value-type="float">
            <text:p>0.91385</text:p>
          </table:table-cell>
          <table:table-cell office:value-type="float" office:value="0.162849" calcext:value-type="float">
            <text:p>0.162849</text:p>
          </table:table-cell>
          <table:table-cell office:value-type="float" office:value="0.157398" calcext:value-type="float">
            <text:p>0.157398</text:p>
          </table:table-cell>
          <table:table-cell office:value-type="float" office:value="0.332299" calcext:value-type="float">
            <text:p>0.332299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192169" calcext:value-type="float">
            <text:p>0.192169</text:p>
          </table:table-cell>
          <table:table-cell office:value-type="float" office:value="0.084645" calcext:value-type="float">
            <text:p>0.0846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04577" calcext:value-type="float">
            <text:p>1.04577</text:p>
          </table:table-cell>
          <table:table-cell office:value-type="float" office:value="4.358184" calcext:value-type="float">
            <text:p>4.358184</text:p>
          </table:table-cell>
          <table:table-cell office:value-type="float" office:value="3.16777" calcext:value-type="float">
            <text:p>3.16777</text:p>
          </table:table-cell>
          <table:table-cell office:value-type="float" office:value="3.71632" calcext:value-type="float">
            <text:p>3.71632</text:p>
          </table:table-cell>
          <table:table-cell office:value-type="float" office:value="0.662565" calcext:value-type="float">
            <text:p>0.662565</text:p>
          </table:table-cell>
          <table:table-cell office:value-type="float" office:value="0.999916" calcext:value-type="float">
            <text:p>0.999916</text:p>
          </table:table-cell>
          <table:table-cell office:value-type="float" office:value="0.167027" calcext:value-type="float">
            <text:p>0.167027</text:p>
          </table:table-cell>
          <table:table-cell office:value-type="float" office:value="0.161488" calcext:value-type="float">
            <text:p>0.161488</text:p>
          </table:table-cell>
          <table:table-cell office:value-type="float" office:value="0.341342" calcext:value-type="float">
            <text:p>0.341342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89029" calcext:value-type="float">
            <text:p>0.189029</text:p>
          </table:table-cell>
          <table:table-cell office:value-type="float" office:value="0.086951" calcext:value-type="float">
            <text:p>0.0869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202682" calcext:value-type="float">
            <text:p>1.202682</text:p>
          </table:table-cell>
          <table:table-cell office:value-type="float" office:value="4.790447" calcext:value-type="float">
            <text:p>4.790447</text:p>
          </table:table-cell>
          <table:table-cell office:value-type="float" office:value="3.43865" calcext:value-type="float">
            <text:p>3.43865</text:p>
          </table:table-cell>
          <table:table-cell office:value-type="float" office:value="4.191832" calcext:value-type="float">
            <text:p>4.191832</text:p>
          </table:table-cell>
          <table:table-cell office:value-type="float" office:value="0.794859" calcext:value-type="float">
            <text:p>0.794859</text:p>
          </table:table-cell>
          <table:table-cell office:value-type="float" office:value="1.263185" calcext:value-type="float">
            <text:p>1.263185</text:p>
          </table:table-cell>
          <table:table-cell office:value-type="float" office:value="0.170773" calcext:value-type="float">
            <text:p>0.170773</text:p>
          </table:table-cell>
          <table:table-cell office:value-type="float" office:value="0.165152" calcext:value-type="float">
            <text:p>0.165152</text:p>
          </table:table-cell>
          <table:table-cell office:value-type="float" office:value="0.34904" calcext:value-type="float">
            <text:p>0.34904</text:p>
          </table:table-cell>
          <table:table-cell office:value-type="float" office:value="0.102829" calcext:value-type="float">
            <text:p>0.102829</text:p>
          </table:table-cell>
          <table:table-cell office:value-type="float" office:value="0.193854" calcext:value-type="float">
            <text:p>0.193854</text:p>
          </table:table-cell>
          <table:table-cell office:value-type="float" office:value="0.091884" calcext:value-type="float">
            <text:p>0.0918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61321" calcext:value-type="float">
            <text:p>1.161321</text:p>
          </table:table-cell>
          <table:table-cell office:value-type="float" office:value="5.023506" calcext:value-type="float">
            <text:p>5.023506</text:p>
          </table:table-cell>
          <table:table-cell office:value-type="float" office:value="3.564508" calcext:value-type="float">
            <text:p>3.564508</text:p>
          </table:table-cell>
          <table:table-cell office:value-type="float" office:value="4.240117" calcext:value-type="float">
            <text:p>4.240117</text:p>
          </table:table-cell>
          <table:table-cell office:value-type="float" office:value="0.756717" calcext:value-type="float">
            <text:p>0.756717</text:p>
          </table:table-cell>
          <table:table-cell office:value-type="float" office:value="1.155241" calcext:value-type="float">
            <text:p>1.155241</text:p>
          </table:table-cell>
          <table:table-cell office:value-type="float" office:value="0.174963" calcext:value-type="float">
            <text:p>0.174963</text:p>
          </table:table-cell>
          <table:table-cell office:value-type="float" office:value="0.169529" calcext:value-type="float">
            <text:p>0.169529</text:p>
          </table:table-cell>
          <table:table-cell office:value-type="float" office:value="0.358102" calcext:value-type="float">
            <text:p>0.358102</text:p>
          </table:table-cell>
          <table:table-cell office:value-type="float" office:value="0.104436" calcext:value-type="float">
            <text:p>0.104436</text:p>
          </table:table-cell>
          <table:table-cell office:value-type="float" office:value="0.186763" calcext:value-type="float">
            <text:p>0.186763</text:p>
          </table:table-cell>
          <table:table-cell office:value-type="float" office:value="0.092999" calcext:value-type="float">
            <text:p>0.092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220425" calcext:value-type="float">
            <text:p>1.220425</text:p>
          </table:table-cell>
          <table:table-cell office:value-type="float" office:value="5.360254" calcext:value-type="float">
            <text:p>5.360254</text:p>
          </table:table-cell>
          <table:table-cell office:value-type="float" office:value="3.801114" calcext:value-type="float">
            <text:p>3.801114</text:p>
          </table:table-cell>
          <table:table-cell office:value-type="float" office:value="4.50007" calcext:value-type="float">
            <text:p>4.50007</text:p>
          </table:table-cell>
          <table:table-cell office:value-type="float" office:value="0.809546" calcext:value-type="float">
            <text:p>0.809546</text:p>
          </table:table-cell>
          <table:table-cell office:value-type="float" office:value="1.222679" calcext:value-type="float">
            <text:p>1.222679</text:p>
          </table:table-cell>
          <table:table-cell office:value-type="float" office:value="0.179376" calcext:value-type="float">
            <text:p>0.179376</text:p>
          </table:table-cell>
          <table:table-cell office:value-type="float" office:value="0.173706" calcext:value-type="float">
            <text:p>0.173706</text:p>
          </table:table-cell>
          <table:table-cell office:value-type="float" office:value="0.365363" calcext:value-type="float">
            <text:p>0.365363</text:p>
          </table:table-cell>
          <table:table-cell office:value-type="float" office:value="0.107498" calcext:value-type="float">
            <text:p>0.107498</text:p>
          </table:table-cell>
          <table:table-cell office:value-type="float" office:value="0.19657" calcext:value-type="float">
            <text:p>0.19657</text:p>
          </table:table-cell>
          <table:table-cell office:value-type="float" office:value="0.094942" calcext:value-type="float">
            <text:p>0.0949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339897" calcext:value-type="float">
            <text:p>1.339897</text:p>
          </table:table-cell>
          <table:table-cell office:value-type="float" office:value="5.748542" calcext:value-type="float">
            <text:p>5.748542</text:p>
          </table:table-cell>
          <table:table-cell office:value-type="float" office:value="4.022256" calcext:value-type="float">
            <text:p>4.022256</text:p>
          </table:table-cell>
          <table:table-cell office:value-type="float" office:value="4.860644" calcext:value-type="float">
            <text:p>4.860644</text:p>
          </table:table-cell>
          <table:table-cell office:value-type="float" office:value="0.866435" calcext:value-type="float">
            <text:p>0.866435</text:p>
          </table:table-cell>
          <table:table-cell office:value-type="float" office:value="1.445131" calcext:value-type="float">
            <text:p>1.445131</text:p>
          </table:table-cell>
          <table:table-cell office:value-type="float" office:value="0.183498" calcext:value-type="float">
            <text:p>0.183498</text:p>
          </table:table-cell>
          <table:table-cell office:value-type="float" office:value="0.176177" calcext:value-type="float">
            <text:p>0.176177</text:p>
          </table:table-cell>
          <table:table-cell office:value-type="float" office:value="0.377051" calcext:value-type="float">
            <text:p>0.377051</text:p>
          </table:table-cell>
          <table:table-cell office:value-type="float" office:value="0.111794" calcext:value-type="float">
            <text:p>0.111794</text:p>
          </table:table-cell>
          <table:table-cell office:value-type="float" office:value="0.199578" calcext:value-type="float">
            <text:p>0.199578</text:p>
          </table:table-cell>
          <table:table-cell office:value-type="float" office:value="0.095714" calcext:value-type="float">
            <text:p>0.0957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352654" calcext:value-type="float">
            <text:p>1.352654</text:p>
          </table:table-cell>
          <table:table-cell office:value-type="float" office:value="6.119456" calcext:value-type="float">
            <text:p>6.119456</text:p>
          </table:table-cell>
          <table:table-cell office:value-type="float" office:value="4.217189" calcext:value-type="float">
            <text:p>4.217189</text:p>
          </table:table-cell>
          <table:table-cell office:value-type="float" office:value="5.170486" calcext:value-type="float">
            <text:p>5.170486</text:p>
          </table:table-cell>
          <table:table-cell office:value-type="float" office:value="0.914655" calcext:value-type="float">
            <text:p>0.914655</text:p>
          </table:table-cell>
          <table:table-cell office:value-type="float" office:value="1.451133" calcext:value-type="float">
            <text:p>1.451133</text:p>
          </table:table-cell>
          <table:table-cell office:value-type="float" office:value="0.188238" calcext:value-type="float">
            <text:p>0.188238</text:p>
          </table:table-cell>
          <table:table-cell office:value-type="float" office:value="0.182164" calcext:value-type="float">
            <text:p>0.182164</text:p>
          </table:table-cell>
          <table:table-cell office:value-type="float" office:value="0.38312" calcext:value-type="float">
            <text:p>0.38312</text:p>
          </table:table-cell>
          <table:table-cell office:value-type="float" office:value="0.11257" calcext:value-type="float">
            <text:p>0.11257</text:p>
          </table:table-cell>
          <table:table-cell office:value-type="float" office:value="0.202301" calcext:value-type="float">
            <text:p>0.202301</text:p>
          </table:table-cell>
          <table:table-cell office:value-type="float" office:value="0.099606" calcext:value-type="float">
            <text:p>0.099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47011" calcext:value-type="float">
            <text:p>1.447011</text:p>
          </table:table-cell>
          <table:table-cell office:value-type="float" office:value="6.542776" calcext:value-type="float">
            <text:p>6.542776</text:p>
          </table:table-cell>
          <table:table-cell office:value-type="float" office:value="4.470707" calcext:value-type="float">
            <text:p>4.470707</text:p>
          </table:table-cell>
          <table:table-cell office:value-type="float" office:value="5.417538" calcext:value-type="float">
            <text:p>5.417538</text:p>
          </table:table-cell>
          <table:table-cell office:value-type="float" office:value="0.969461" calcext:value-type="float">
            <text:p>0.969461</text:p>
          </table:table-cell>
          <table:table-cell office:value-type="float" office:value="1.510526" calcext:value-type="float">
            <text:p>1.510526</text:p>
          </table:table-cell>
          <table:table-cell office:value-type="float" office:value="0.192189" calcext:value-type="float">
            <text:p>0.192189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391629" calcext:value-type="float">
            <text:p>0.391629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0.219002" calcext:value-type="float">
            <text:p>0.219002</text:p>
          </table:table-cell>
          <table:table-cell office:value-type="float" office:value="0.10114" calcext:value-type="float">
            <text:p>0.101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512973" calcext:value-type="float">
            <text:p>1.512973</text:p>
          </table:table-cell>
          <table:table-cell office:value-type="float" office:value="6.931881" calcext:value-type="float">
            <text:p>6.931881</text:p>
          </table:table-cell>
          <table:table-cell office:value-type="float" office:value="4.69381" calcext:value-type="float">
            <text:p>4.69381</text:p>
          </table:table-cell>
          <table:table-cell office:value-type="float" office:value="5.765179" calcext:value-type="float">
            <text:p>5.765179</text:p>
          </table:table-cell>
          <table:table-cell office:value-type="float" office:value="1.028511" calcext:value-type="float">
            <text:p>1.028511</text:p>
          </table:table-cell>
          <table:table-cell office:value-type="float" office:value="1.595971" calcext:value-type="float">
            <text:p>1.595971</text:p>
          </table:table-cell>
          <table:table-cell office:value-type="float" office:value="0.196482" calcext:value-type="float">
            <text:p>0.196482</text:p>
          </table:table-cell>
          <table:table-cell office:value-type="float" office:value="0.188542" calcext:value-type="float">
            <text:p>0.188542</text:p>
          </table:table-cell>
          <table:table-cell office:value-type="float" office:value="0.399359" calcext:value-type="float">
            <text:p>0.399359</text:p>
          </table:table-cell>
          <table:table-cell office:value-type="float" office:value="0.117869" calcext:value-type="float">
            <text:p>0.117869</text:p>
          </table:table-cell>
          <table:table-cell office:value-type="float" office:value="0.21177" calcext:value-type="float">
            <text:p>0.21177</text:p>
          </table:table-cell>
          <table:table-cell office:value-type="float" office:value="0.103448" calcext:value-type="float">
            <text:p>0.1034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625005" calcext:value-type="float">
            <text:p>1.625005</text:p>
          </table:table-cell>
          <table:table-cell office:value-type="float" office:value="7.383499" calcext:value-type="float">
            <text:p>7.383499</text:p>
          </table:table-cell>
          <table:table-cell office:value-type="float" office:value="4.962865" calcext:value-type="float">
            <text:p>4.962865</text:p>
          </table:table-cell>
          <table:table-cell office:value-type="float" office:value="6.094699" calcext:value-type="float">
            <text:p>6.094699</text:p>
          </table:table-cell>
          <table:table-cell office:value-type="float" office:value="1.09027" calcext:value-type="float">
            <text:p>1.09027</text:p>
          </table:table-cell>
          <table:table-cell office:value-type="float" office:value="1.701778" calcext:value-type="float">
            <text:p>1.701778</text:p>
          </table:table-cell>
          <table:table-cell office:value-type="float" office:value="0.200486" calcext:value-type="float">
            <text:p>0.200486</text:p>
          </table:table-cell>
          <table:table-cell office:value-type="float" office:value="0.193576" calcext:value-type="float">
            <text:p>0.193576</text:p>
          </table:table-cell>
          <table:table-cell office:value-type="float" office:value="0.408296" calcext:value-type="float">
            <text:p>0.408296</text:p>
          </table:table-cell>
          <table:table-cell office:value-type="float" office:value="0.119416" calcext:value-type="float">
            <text:p>0.119416</text:p>
          </table:table-cell>
          <table:table-cell office:value-type="float" office:value="0.228732" calcext:value-type="float">
            <text:p>0.228732</text:p>
          </table:table-cell>
          <table:table-cell office:value-type="float" office:value="0.105103" calcext:value-type="float">
            <text:p>0.1051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70818" calcext:value-type="float">
            <text:p>1.970818</text:p>
          </table:table-cell>
          <table:table-cell office:value-type="float" office:value="8.032919" calcext:value-type="float">
            <text:p>8.032919</text:p>
          </table:table-cell>
          <table:table-cell office:value-type="float" office:value="5.330916" calcext:value-type="float">
            <text:p>5.330916</text:p>
          </table:table-cell>
          <table:table-cell office:value-type="float" office:value="6.568675" calcext:value-type="float">
            <text:p>6.568675</text:p>
          </table:table-cell>
          <table:table-cell office:value-type="float" office:value="1.299813" calcext:value-type="float">
            <text:p>1.299813</text:p>
          </table:table-cell>
          <table:table-cell office:value-type="float" office:value="2.296803" calcext:value-type="float">
            <text:p>2.296803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0.198143" calcext:value-type="float">
            <text:p>0.198143</text:p>
          </table:table-cell>
          <table:table-cell office:value-type="float" office:value="0.416211" calcext:value-type="float">
            <text:p>0.416211</text:p>
          </table:table-cell>
          <table:table-cell office:value-type="float" office:value="0.124064" calcext:value-type="float">
            <text:p>0.124064</text:p>
          </table:table-cell>
          <table:table-cell office:value-type="float" office:value="0.221513" calcext:value-type="float">
            <text:p>0.221513</text:p>
          </table:table-cell>
          <table:table-cell office:value-type="float" office:value="0.107772" calcext:value-type="float">
            <text:p>0.1077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777185" calcext:value-type="float">
            <text:p>1.777185</text:p>
          </table:table-cell>
          <table:table-cell office:value-type="float" office:value="8.323902" calcext:value-type="float">
            <text:p>8.323902</text:p>
          </table:table-cell>
          <table:table-cell office:value-type="float" office:value="5.621473" calcext:value-type="float">
            <text:p>5.621473</text:p>
          </table:table-cell>
          <table:table-cell office:value-type="float" office:value="6.799474" calcext:value-type="float">
            <text:p>6.799474</text:p>
          </table:table-cell>
          <table:table-cell office:value-type="float" office:value="1.21479" calcext:value-type="float">
            <text:p>1.21479</text:p>
          </table:table-cell>
          <table:table-cell office:value-type="float" office:value="1.914939" calcext:value-type="float">
            <text:p>1.914939</text:p>
          </table:table-cell>
          <table:table-cell office:value-type="float" office:value="0.208956" calcext:value-type="float">
            <text:p>0.208956</text:p>
          </table:table-cell>
          <table:table-cell office:value-type="float" office:value="0.202644" calcext:value-type="float">
            <text:p>0.202644</text:p>
          </table:table-cell>
          <table:table-cell office:value-type="float" office:value="0.426402" calcext:value-type="float">
            <text:p>0.426402</text:p>
          </table:table-cell>
          <table:table-cell office:value-type="float" office:value="0.125428" calcext:value-type="float">
            <text:p>0.125428</text:p>
          </table:table-cell>
          <table:table-cell office:value-type="float" office:value="0.238643" calcext:value-type="float">
            <text:p>0.238643</text:p>
          </table:table-cell>
          <table:table-cell office:value-type="float" office:value="0.109575" calcext:value-type="float">
            <text:p>0.1095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850603" calcext:value-type="float">
            <text:p>1.850603</text:p>
          </table:table-cell>
          <table:table-cell office:value-type="float" office:value="8.799812" calcext:value-type="float">
            <text:p>8.799812</text:p>
          </table:table-cell>
          <table:table-cell office:value-type="float" office:value="5.88019" calcext:value-type="float">
            <text:p>5.88019</text:p>
          </table:table-cell>
          <table:table-cell office:value-type="float" office:value="7.190921" calcext:value-type="float">
            <text:p>7.190921</text:p>
          </table:table-cell>
          <table:table-cell office:value-type="float" office:value="1.286134" calcext:value-type="float">
            <text:p>1.286134</text:p>
          </table:table-cell>
          <table:table-cell office:value-type="float" office:value="2.007298" calcext:value-type="float">
            <text:p>2.007298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0.206829" calcext:value-type="float">
            <text:p>0.206829</text:p>
          </table:table-cell>
          <table:table-cell office:value-type="float" office:value="0.436145" calcext:value-type="float">
            <text:p>0.436145</text:p>
          </table:table-cell>
          <table:table-cell office:value-type="float" office:value="0.128643" calcext:value-type="float">
            <text:p>0.128643</text:p>
          </table:table-cell>
          <table:table-cell office:value-type="float" office:value="0.241527" calcext:value-type="float">
            <text:p>0.241527</text:p>
          </table:table-cell>
          <table:table-cell office:value-type="float" office:value="0.112136" calcext:value-type="float">
            <text:p>0.1121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971857" calcext:value-type="float">
            <text:p>1.971857</text:p>
          </table:table-cell>
          <table:table-cell office:value-type="float" office:value="9.310473" calcext:value-type="float">
            <text:p>9.310473</text:p>
          </table:table-cell>
          <table:table-cell office:value-type="float" office:value="6.208432" calcext:value-type="float">
            <text:p>6.208432</text:p>
          </table:table-cell>
          <table:table-cell office:value-type="float" office:value="7.648053" calcext:value-type="float">
            <text:p>7.648053</text:p>
          </table:table-cell>
          <table:table-cell office:value-type="float" office:value="1.355514" calcext:value-type="float">
            <text:p>1.355514</text:p>
          </table:table-cell>
          <table:table-cell office:value-type="float" office:value="2.13536" calcext:value-type="float">
            <text:p>2.13536</text:p>
          </table:table-cell>
          <table:table-cell office:value-type="float" office:value="0.216575" calcext:value-type="float">
            <text:p>0.216575</text:p>
          </table:table-cell>
          <table:table-cell office:value-type="float" office:value="0.210563" calcext:value-type="float">
            <text:p>0.210563</text:p>
          </table:table-cell>
          <table:table-cell office:value-type="float" office:value="0.447661" calcext:value-type="float">
            <text:p>0.447661</text:p>
          </table:table-cell>
          <table:table-cell office:value-type="float" office:value="0.130493" calcext:value-type="float">
            <text:p>0.130493</text:p>
          </table:table-cell>
          <table:table-cell office:value-type="float" office:value="0.24815" calcext:value-type="float">
            <text:p>0.24815</text:p>
          </table:table-cell>
          <table:table-cell office:value-type="float" office:value="0.114175" calcext:value-type="float">
            <text:p>0.1141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024537" calcext:value-type="float">
            <text:p>2.024537</text:p>
          </table:table-cell>
          <table:table-cell office:value-type="float" office:value="9.847347" calcext:value-type="float">
            <text:p>9.847347</text:p>
          </table:table-cell>
          <table:table-cell office:value-type="float" office:value="6.477007" calcext:value-type="float">
            <text:p>6.477007</text:p>
          </table:table-cell>
          <table:table-cell office:value-type="float" office:value="8.115534" calcext:value-type="float">
            <text:p>8.115534</text:p>
          </table:table-cell>
          <table:table-cell office:value-type="float" office:value="1.429675" calcext:value-type="float">
            <text:p>1.429675</text:p>
          </table:table-cell>
          <table:table-cell office:value-type="float" office:value="2.326972" calcext:value-type="float">
            <text:p>2.326972</text:p>
          </table:table-cell>
          <table:table-cell office:value-type="float" office:value="0.220072" calcext:value-type="float">
            <text:p>0.220072</text:p>
          </table:table-cell>
          <table:table-cell office:value-type="float" office:value="0.213047" calcext:value-type="float">
            <text:p>0.213047</text:p>
          </table:table-cell>
          <table:table-cell office:value-type="float" office:value="0.450707" calcext:value-type="float">
            <text:p>0.450707</text:p>
          </table:table-cell>
          <table:table-cell office:value-type="float" office:value="0.132823" calcext:value-type="float">
            <text:p>0.132823</text:p>
          </table:table-cell>
          <table:table-cell office:value-type="float" office:value="0.254806" calcext:value-type="float">
            <text:p>0.254806</text:p>
          </table:table-cell>
          <table:table-cell office:value-type="float" office:value="0.116794" calcext:value-type="float">
            <text:p>0.1167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151759" calcext:value-type="float">
            <text:p>2.151759</text:p>
          </table:table-cell>
          <table:table-cell office:value-type="float" office:value="10.427706" calcext:value-type="float">
            <text:p>10.427706</text:p>
          </table:table-cell>
          <table:table-cell office:value-type="float" office:value="6.814275" calcext:value-type="float">
            <text:p>6.814275</text:p>
          </table:table-cell>
          <table:table-cell office:value-type="float" office:value="8.418146" calcext:value-type="float">
            <text:p>8.418146</text:p>
          </table:table-cell>
          <table:table-cell office:value-type="float" office:value="1.502663" calcext:value-type="float">
            <text:p>1.502663</text:p>
          </table:table-cell>
          <table:table-cell office:value-type="float" office:value="2.365114" calcext:value-type="float">
            <text:p>2.365114</text:p>
          </table:table-cell>
          <table:table-cell office:value-type="float" office:value="0.22488" calcext:value-type="float">
            <text:p>0.22488</text:p>
          </table:table-cell>
          <table:table-cell office:value-type="float" office:value="0.218222" calcext:value-type="float">
            <text:p>0.218222</text:p>
          </table:table-cell>
          <table:table-cell office:value-type="float" office:value="0.463076" calcext:value-type="float">
            <text:p>0.463076</text:p>
          </table:table-cell>
          <table:table-cell office:value-type="float" office:value="0.136111" calcext:value-type="float">
            <text:p>0.136111</text:p>
          </table:table-cell>
          <table:table-cell office:value-type="float" office:value="0.258305" calcext:value-type="float">
            <text:p>0.258305</text:p>
          </table:table-cell>
          <table:table-cell office:value-type="float" office:value="0.118741" calcext:value-type="float">
            <text:p>0.1187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229415" calcext:value-type="float">
            <text:p>2.229415</text:p>
          </table:table-cell>
          <table:table-cell office:value-type="float" office:value="10.950664" calcext:value-type="float">
            <text:p>10.950664</text:p>
          </table:table-cell>
          <table:table-cell office:value-type="float" office:value="7.137583" calcext:value-type="float">
            <text:p>7.137583</text:p>
          </table:table-cell>
          <table:table-cell office:value-type="float" office:value="8.870551" calcext:value-type="float">
            <text:p>8.870551</text:p>
          </table:table-cell>
          <table:table-cell office:value-type="float" office:value="1.590183" calcext:value-type="float">
            <text:p>1.590183</text:p>
          </table:table-cell>
          <table:table-cell office:value-type="float" office:value="2.474646" calcext:value-type="float">
            <text:p>2.474646</text:p>
          </table:table-cell>
          <table:table-cell office:value-type="float" office:value="0.229602" calcext:value-type="float">
            <text:p>0.229602</text:p>
          </table:table-cell>
          <table:table-cell office:value-type="float" office:value="0.221199" calcext:value-type="float">
            <text:p>0.221199</text:p>
          </table:table-cell>
          <table:table-cell office:value-type="float" office:value="0.466913" calcext:value-type="float">
            <text:p>0.466913</text:p>
          </table:table-cell>
          <table:table-cell office:value-type="float" office:value="0.138311" calcext:value-type="float">
            <text:p>0.138311</text:p>
          </table:table-cell>
          <table:table-cell office:value-type="float" office:value="0.26519" calcext:value-type="float">
            <text:p>0.26519</text:p>
          </table:table-cell>
          <table:table-cell office:value-type="float" office:value="0.120335" calcext:value-type="float">
            <text:p>0.1203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398335" calcext:value-type="float">
            <text:p>2.398335</text:p>
          </table:table-cell>
          <table:table-cell office:value-type="float" office:value="11.601074" calcext:value-type="float">
            <text:p>11.601074</text:p>
          </table:table-cell>
          <table:table-cell office:value-type="float" office:value="7.497777" calcext:value-type="float">
            <text:p>7.497777</text:p>
          </table:table-cell>
          <table:table-cell office:value-type="float" office:value="9.354857" calcext:value-type="float">
            <text:p>9.354857</text:p>
          </table:table-cell>
          <table:table-cell office:value-type="float" office:value="1.661465" calcext:value-type="float">
            <text:p>1.661465</text:p>
          </table:table-cell>
          <table:table-cell office:value-type="float" office:value="2.709966" calcext:value-type="float">
            <text:p>2.709966</text:p>
          </table:table-cell>
          <table:table-cell office:value-type="float" office:value="0.234077" calcext:value-type="float">
            <text:p>0.234077</text:p>
          </table:table-cell>
          <table:table-cell office:value-type="float" office:value="0.224696" calcext:value-type="float">
            <text:p>0.224696</text:p>
          </table:table-cell>
          <table:table-cell office:value-type="float" office:value="0.476571" calcext:value-type="float">
            <text:p>0.476571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.267258" calcext:value-type="float">
            <text:p>0.267258</text:p>
          </table:table-cell>
          <table:table-cell office:value-type="float" office:value="0.122816" calcext:value-type="float">
            <text:p>0.1228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773896" calcext:value-type="float">
            <text:p>2.773896</text:p>
          </table:table-cell>
          <table:table-cell office:value-type="float" office:value="12.39359" calcext:value-type="float">
            <text:p>12.39359</text:p>
          </table:table-cell>
          <table:table-cell office:value-type="float" office:value="7.982404" calcext:value-type="float">
            <text:p>7.982404</text:p>
          </table:table-cell>
          <table:table-cell office:value-type="float" office:value="10.333938" calcext:value-type="float">
            <text:p>10.333938</text:p>
          </table:table-cell>
          <table:table-cell office:value-type="float" office:value="1.936684" calcext:value-type="float">
            <text:p>1.936684</text:p>
          </table:table-cell>
          <table:table-cell office:value-type="float" office:value="3.131282" calcext:value-type="float">
            <text:p>3.131282</text:p>
          </table:table-cell>
          <table:table-cell office:value-type="float" office:value="0.238459" calcext:value-type="float">
            <text:p>0.238459</text:p>
          </table:table-cell>
          <table:table-cell office:value-type="float" office:value="0.230136" calcext:value-type="float">
            <text:p>0.230136</text:p>
          </table:table-cell>
          <table:table-cell office:value-type="float" office:value="0.483939" calcext:value-type="float">
            <text:p>0.483939</text:p>
          </table:table-cell>
          <table:table-cell office:value-type="float" office:value="0.143062" calcext:value-type="float">
            <text:p>0.143062</text:p>
          </table:table-cell>
          <table:table-cell office:value-type="float" office:value="0.282954" calcext:value-type="float">
            <text:p>0.282954</text:p>
          </table:table-cell>
          <table:table-cell office:value-type="float" office:value="0.124836" calcext:value-type="float">
            <text:p>0.1248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595401" calcext:value-type="float">
            <text:p>2.595401</text:p>
          </table:table-cell>
          <table:table-cell office:value-type="float" office:value="12.849367" calcext:value-type="float">
            <text:p>12.849367</text:p>
          </table:table-cell>
          <table:table-cell office:value-type="float" office:value="8.206185" calcext:value-type="float">
            <text:p>8.206185</text:p>
          </table:table-cell>
          <table:table-cell office:value-type="float" office:value="10.194617" calcext:value-type="float">
            <text:p>10.194617</text:p>
          </table:table-cell>
          <table:table-cell office:value-type="float" office:value="1.830944" calcext:value-type="float">
            <text:p>1.830944</text:p>
          </table:table-cell>
          <table:table-cell office:value-type="float" office:value="2.963412" calcext:value-type="float">
            <text:p>2.963412</text:p>
          </table:table-cell>
          <table:table-cell office:value-type="float" office:value="0.240784" calcext:value-type="float">
            <text:p>0.240784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49394" calcext:value-type="float">
            <text:p>0.49394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278677" calcext:value-type="float">
            <text:p>0.278677</text:p>
          </table:table-cell>
          <table:table-cell office:value-type="float" office:value="0.127522" calcext:value-type="float">
            <text:p>0.1275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667769" calcext:value-type="float">
            <text:p>2.667769</text:p>
          </table:table-cell>
          <table:table-cell office:value-type="float" office:value="13.42656" calcext:value-type="float">
            <text:p>13.42656</text:p>
          </table:table-cell>
          <table:table-cell office:value-type="float" office:value="8.568976" calcext:value-type="float">
            <text:p>8.568976</text:p>
          </table:table-cell>
          <table:table-cell office:value-type="float" office:value="10.960941" calcext:value-type="float">
            <text:p>10.960941</text:p>
          </table:table-cell>
          <table:table-cell office:value-type="float" office:value="1.931533" calcext:value-type="float">
            <text:p>1.931533</text:p>
          </table:table-cell>
          <table:table-cell office:value-type="float" office:value="3.01734" calcext:value-type="float">
            <text:p>3.0173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36824" calcext:value-type="float">
            <text:p>0.236824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148087" calcext:value-type="float">
            <text:p>0.148087</text:p>
          </table:table-cell>
          <table:table-cell office:value-type="float" office:value="0.273158" calcext:value-type="float">
            <text:p>0.273158</text:p>
          </table:table-cell>
          <table:table-cell office:value-type="float" office:value="0.130246" calcext:value-type="float">
            <text:p>0.1302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827608" calcext:value-type="float">
            <text:p>2.827608</text:p>
          </table:table-cell>
          <table:table-cell office:value-type="float" office:value="14.116762" calcext:value-type="float">
            <text:p>14.116762</text:p>
          </table:table-cell>
          <table:table-cell office:value-type="float" office:value="8.961119" calcext:value-type="float">
            <text:p>8.961119</text:p>
          </table:table-cell>
          <table:table-cell office:value-type="float" office:value="11.321721" calcext:value-type="float">
            <text:p>11.321721</text:p>
          </table:table-cell>
          <table:table-cell office:value-type="float" office:value="2.014683" calcext:value-type="float">
            <text:p>2.014683</text:p>
          </table:table-cell>
          <table:table-cell office:value-type="float" office:value="3.178193" calcext:value-type="float">
            <text:p>3.178193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41211" calcext:value-type="float">
            <text:p>0.241211</text:p>
          </table:table-cell>
          <table:table-cell office:value-type="float" office:value="0.511803" calcext:value-type="float">
            <text:p>0.511803</text:p>
          </table:table-cell>
          <table:table-cell office:value-type="float" office:value="0.150793" calcext:value-type="float">
            <text:p>0.150793</text:p>
          </table:table-cell>
          <table:table-cell office:value-type="float" office:value="0.288477" calcext:value-type="float">
            <text:p>0.288477</text:p>
          </table:table-cell>
          <table:table-cell office:value-type="float" office:value="0.132558" calcext:value-type="float">
            <text:p>0.1325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896475" calcext:value-type="float">
            <text:p>2.896475</text:p>
          </table:table-cell>
          <table:table-cell office:value-type="float" office:value="14.799437" calcext:value-type="float">
            <text:p>14.799437</text:p>
          </table:table-cell>
          <table:table-cell office:value-type="float" office:value="9.342179" calcext:value-type="float">
            <text:p>9.342179</text:p>
          </table:table-cell>
          <table:table-cell office:value-type="float" office:value="11.948795" calcext:value-type="float">
            <text:p>11.948795</text:p>
          </table:table-cell>
          <table:table-cell office:value-type="float" office:value="2.116294" calcext:value-type="float">
            <text:p>2.116294</text:p>
          </table:table-cell>
          <table:table-cell office:value-type="float" office:value="3.395664" calcext:value-type="float">
            <text:p>3.395664</text:p>
          </table:table-cell>
          <table:table-cell office:value-type="float" office:value="0.255269" calcext:value-type="float">
            <text:p>0.255269</text:p>
          </table:table-cell>
          <table:table-cell office:value-type="float" office:value="0.247109" calcext:value-type="float">
            <text:p>0.247109</text:p>
          </table:table-cell>
          <table:table-cell office:value-type="float" office:value="0.518632" calcext:value-type="float">
            <text:p>0.518632</text:p>
          </table:table-cell>
          <table:table-cell office:value-type="float" office:value="0.165356" calcext:value-type="float">
            <text:p>0.165356</text:p>
          </table:table-cell>
          <table:table-cell office:value-type="float" office:value="0.292945" calcext:value-type="float">
            <text:p>0.292945</text:p>
          </table:table-cell>
          <table:table-cell office:value-type="float" office:value="0.136385" calcext:value-type="float">
            <text:p>0.1363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55535" calcext:value-type="float">
            <text:p>3.055535</text:p>
          </table:table-cell>
          <table:table-cell office:value-type="float" office:value="15.579736" calcext:value-type="float">
            <text:p>15.579736</text:p>
          </table:table-cell>
          <table:table-cell office:value-type="float" office:value="9.893763" calcext:value-type="float">
            <text:p>9.893763</text:p>
          </table:table-cell>
          <table:table-cell office:value-type="float" office:value="12.329155" calcext:value-type="float">
            <text:p>12.329155</text:p>
          </table:table-cell>
          <table:table-cell office:value-type="float" office:value="2.206854" calcext:value-type="float">
            <text:p>2.206854</text:p>
          </table:table-cell>
          <table:table-cell office:value-type="float" office:value="3.490264" calcext:value-type="float">
            <text:p>3.490264</text:p>
          </table:table-cell>
          <table:table-cell office:value-type="float" office:value="0.258946" calcext:value-type="float">
            <text:p>0.258946</text:p>
          </table:table-cell>
          <table:table-cell office:value-type="float" office:value="0.249777" calcext:value-type="float">
            <text:p>0.249777</text:p>
          </table:table-cell>
          <table:table-cell office:value-type="float" office:value="0.525673" calcext:value-type="float">
            <text:p>0.525673</text:p>
          </table:table-cell>
          <table:table-cell office:value-type="float" office:value="0.156201" calcext:value-type="float">
            <text:p>0.156201</text:p>
          </table:table-cell>
          <table:table-cell office:value-type="float" office:value="0.297436" calcext:value-type="float">
            <text:p>0.297436</text:p>
          </table:table-cell>
          <table:table-cell office:value-type="float" office:value="0.136887" calcext:value-type="float">
            <text:p>0.13688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162395" calcext:value-type="float">
            <text:p>3.162395</text:p>
          </table:table-cell>
          <table:table-cell office:value-type="float" office:value="16.241355" calcext:value-type="float">
            <text:p>16.241355</text:p>
          </table:table-cell>
          <table:table-cell office:value-type="float" office:value="10.316539" calcext:value-type="float">
            <text:p>10.316539</text:p>
          </table:table-cell>
          <table:table-cell office:value-type="float" office:value="12.881259" calcext:value-type="float">
            <text:p>12.881259</text:p>
          </table:table-cell>
          <table:table-cell office:value-type="float" office:value="2.316463" calcext:value-type="float">
            <text:p>2.316463</text:p>
          </table:table-cell>
          <table:table-cell office:value-type="float" office:value="3.623231" calcext:value-type="float">
            <text:p>3.623231</text:p>
          </table:table-cell>
          <table:table-cell office:value-type="float" office:value="0.263944" calcext:value-type="float">
            <text:p>0.263944</text:p>
          </table:table-cell>
          <table:table-cell office:value-type="float" office:value="0.253745" calcext:value-type="float">
            <text:p>0.253745</text:p>
          </table:table-cell>
          <table:table-cell office:value-type="float" office:value="0.53443" calcext:value-type="float">
            <text:p>0.53443</text:p>
          </table:table-cell>
          <table:table-cell office:value-type="float" office:value="0.159787" calcext:value-type="float">
            <text:p>0.159787</text:p>
          </table:table-cell>
          <table:table-cell office:value-type="float" office:value="0.300486" calcext:value-type="float">
            <text:p>0.300486</text:p>
          </table:table-cell>
          <table:table-cell office:value-type="float" office:value="0.13805" calcext:value-type="float">
            <text:p>0.138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347553" calcext:value-type="float">
            <text:p>3.347553</text:p>
          </table:table-cell>
          <table:table-cell office:value-type="float" office:value="17.079045" calcext:value-type="float">
            <text:p>17.079045</text:p>
          </table:table-cell>
          <table:table-cell office:value-type="float" office:value="10.774344" calcext:value-type="float">
            <text:p>10.774344</text:p>
          </table:table-cell>
          <table:table-cell office:value-type="float" office:value="13.493685" calcext:value-type="float">
            <text:p>13.493685</text:p>
          </table:table-cell>
          <table:table-cell office:value-type="float" office:value="2.423562" calcext:value-type="float">
            <text:p>2.423562</text:p>
          </table:table-cell>
          <table:table-cell office:value-type="float" office:value="3.82014" calcext:value-type="float">
            <text:p>3.82014</text:p>
          </table:table-cell>
          <table:table-cell office:value-type="float" office:value="0.267402" calcext:value-type="float">
            <text:p>0.267402</text:p>
          </table:table-cell>
          <table:table-cell office:value-type="float" office:value="0.257248" calcext:value-type="float">
            <text:p>0.257248</text:p>
          </table:table-cell>
          <table:table-cell office:value-type="float" office:value="0.549681" calcext:value-type="float">
            <text:p>0.549681</text:p>
          </table:table-cell>
          <table:table-cell office:value-type="float" office:value="0.160846" calcext:value-type="float">
            <text:p>0.160846</text:p>
          </table:table-cell>
          <table:table-cell office:value-type="float" office:value="0.291566" calcext:value-type="float">
            <text:p>0.291566</text:p>
          </table:table-cell>
          <table:table-cell office:value-type="float" office:value="0.141275" calcext:value-type="float">
            <text:p>0.141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68023" calcext:value-type="float">
            <text:p>4.168023</text:p>
          </table:table-cell>
          <table:table-cell office:value-type="float" office:value="17.980403" calcext:value-type="float">
            <text:p>17.980403</text:p>
          </table:table-cell>
          <table:table-cell office:value-type="float" office:value="11.578534" calcext:value-type="float">
            <text:p>11.578534</text:p>
          </table:table-cell>
          <table:table-cell office:value-type="float" office:value="14.470757" calcext:value-type="float">
            <text:p>14.470757</text:p>
          </table:table-cell>
          <table:table-cell office:value-type="float" office:value="2.74938" calcext:value-type="float">
            <text:p>2.74938</text:p>
          </table:table-cell>
          <table:table-cell office:value-type="float" office:value="5.156214" calcext:value-type="float">
            <text:p>5.156214</text:p>
          </table:table-cell>
          <table:table-cell office:value-type="float" office:value="0.271362" calcext:value-type="float">
            <text:p>0.271362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0.557531" calcext:value-type="float">
            <text:p>0.557531</text:p>
          </table:table-cell>
          <table:table-cell office:value-type="float" office:value="0.175057" calcext:value-type="float">
            <text:p>0.175057</text:p>
          </table:table-cell>
          <table:table-cell office:value-type="float" office:value="0.311715" calcext:value-type="float">
            <text:p>0.311715</text:p>
          </table:table-cell>
          <table:table-cell office:value-type="float" office:value="0.144593" calcext:value-type="float">
            <text:p>0.1445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762091" calcext:value-type="float">
            <text:p>3.762091</text:p>
          </table:table-cell>
          <table:table-cell office:value-type="float" office:value="18.827496" calcext:value-type="float">
            <text:p>18.827496</text:p>
          </table:table-cell>
          <table:table-cell office:value-type="float" office:value="11.896151" calcext:value-type="float">
            <text:p>11.896151</text:p>
          </table:table-cell>
          <table:table-cell office:value-type="float" office:value="14.813475" calcext:value-type="float">
            <text:p>14.813475</text:p>
          </table:table-cell>
          <table:table-cell office:value-type="float" office:value="2.521884" calcext:value-type="float">
            <text:p>2.521884</text:p>
          </table:table-cell>
          <table:table-cell office:value-type="float" office:value="4.279892" calcext:value-type="float">
            <text:p>4.279892</text:p>
          </table:table-cell>
          <table:table-cell office:value-type="float" office:value="0.279368" calcext:value-type="float">
            <text:p>0.279368</text:p>
          </table:table-cell>
          <table:table-cell office:value-type="float" office:value="0.268187" calcext:value-type="float">
            <text:p>0.268187</text:p>
          </table:table-cell>
          <table:table-cell office:value-type="float" office:value="0.567428" calcext:value-type="float">
            <text:p>0.567428</text:p>
          </table:table-cell>
          <table:table-cell office:value-type="float" office:value="0.165666" calcext:value-type="float">
            <text:p>0.165666</text:p>
          </table:table-cell>
          <table:table-cell office:value-type="float" office:value="0.316516" calcext:value-type="float">
            <text:p>0.316516</text:p>
          </table:table-cell>
          <table:table-cell office:value-type="float" office:value="0.145152" calcext:value-type="float">
            <text:p>0.1451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831586" calcext:value-type="float">
            <text:p>3.831586</text:p>
          </table:table-cell>
          <table:table-cell office:value-type="float" office:value="19.460795" calcext:value-type="float">
            <text:p>19.460795</text:p>
          </table:table-cell>
          <table:table-cell office:value-type="float" office:value="12.195192" calcext:value-type="float">
            <text:p>12.195192</text:p>
          </table:table-cell>
          <table:table-cell office:value-type="float" office:value="15.47721" calcext:value-type="float">
            <text:p>15.47721</text:p>
          </table:table-cell>
          <table:table-cell office:value-type="float" office:value="2.622543" calcext:value-type="float">
            <text:p>2.622543</text:p>
          </table:table-cell>
          <table:table-cell office:value-type="float" office:value="4.412761" calcext:value-type="float">
            <text:p>4.412761</text:p>
          </table:table-cell>
          <table:table-cell office:value-type="float" office:value="0.284333" calcext:value-type="float">
            <text:p>0.284333</text:p>
          </table:table-cell>
          <table:table-cell office:value-type="float" office:value="0.272612" calcext:value-type="float">
            <text:p>0.272612</text:p>
          </table:table-cell>
          <table:table-cell office:value-type="float" office:value="0.572199" calcext:value-type="float">
            <text:p>0.572199</text:p>
          </table:table-cell>
          <table:table-cell office:value-type="float" office:value="0.194599" calcext:value-type="float">
            <text:p>0.194599</text:p>
          </table:table-cell>
          <table:table-cell office:value-type="float" office:value="0.322429" calcext:value-type="float">
            <text:p>0.322429</text:p>
          </table:table-cell>
          <table:table-cell office:value-type="float" office:value="0.153607" calcext:value-type="float">
            <text:p>0.1536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015672" calcext:value-type="float">
            <text:p>4.015672</text:p>
          </table:table-cell>
          <table:table-cell office:value-type="float" office:value="20.343143" calcext:value-type="float">
            <text:p>20.343143</text:p>
          </table:table-cell>
          <table:table-cell office:value-type="float" office:value="12.624699" calcext:value-type="float">
            <text:p>12.624699</text:p>
          </table:table-cell>
          <table:table-cell office:value-type="float" office:value="15.968107" calcext:value-type="float">
            <text:p>15.968107</text:p>
          </table:table-cell>
          <table:table-cell office:value-type="float" office:value="2.726097" calcext:value-type="float">
            <text:p>2.726097</text:p>
          </table:table-cell>
          <table:table-cell office:value-type="float" office:value="4.545512" calcext:value-type="float">
            <text:p>4.545512</text:p>
          </table:table-cell>
          <table:table-cell office:value-type="float" office:value="0.287138" calcext:value-type="float">
            <text:p>0.287138</text:p>
          </table:table-cell>
          <table:table-cell office:value-type="float" office:value="0.276455" calcext:value-type="float">
            <text:p>0.276455</text:p>
          </table:table-cell>
          <table:table-cell office:value-type="float" office:value="0.581817" calcext:value-type="float">
            <text:p>0.581817</text:p>
          </table:table-cell>
          <table:table-cell office:value-type="float" office:value="0.17107" calcext:value-type="float">
            <text:p>0.17107</text:p>
          </table:table-cell>
          <table:table-cell office:value-type="float" office:value="0.323626" calcext:value-type="float">
            <text:p>0.323626</text:p>
          </table:table-cell>
          <table:table-cell office:value-type="float" office:value="0.149006" calcext:value-type="float">
            <text:p>0.1490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16559" calcext:value-type="float">
            <text:p>4.16559</text:p>
          </table:table-cell>
          <table:table-cell office:value-type="float" office:value="21.200897" calcext:value-type="float">
            <text:p>21.200897</text:p>
          </table:table-cell>
          <table:table-cell office:value-type="float" office:value="13.153368" calcext:value-type="float">
            <text:p>13.153368</text:p>
          </table:table-cell>
          <table:table-cell office:value-type="float" office:value="16.99332" calcext:value-type="float">
            <text:p>16.99332</text:p>
          </table:table-cell>
          <table:table-cell office:value-type="float" office:value="2.852052" calcext:value-type="float">
            <text:p>2.852052</text:p>
          </table:table-cell>
          <table:table-cell office:value-type="float" office:value="4.860661" calcext:value-type="float">
            <text:p>4.860661</text:p>
          </table:table-cell>
          <table:table-cell office:value-type="float" office:value="0.288543" calcext:value-type="float">
            <text:p>0.288543</text:p>
          </table:table-cell>
          <table:table-cell office:value-type="float" office:value="0.278375" calcext:value-type="float">
            <text:p>0.278375</text:p>
          </table:table-cell>
          <table:table-cell office:value-type="float" office:value="0.588562" calcext:value-type="float">
            <text:p>0.588562</text:p>
          </table:table-cell>
          <table:table-cell office:value-type="float" office:value="0.186177" calcext:value-type="float">
            <text:p>0.186177</text:p>
          </table:table-cell>
          <table:table-cell office:value-type="float" office:value="0.328017" calcext:value-type="float">
            <text:p>0.328017</text:p>
          </table:table-cell>
          <table:table-cell office:value-type="float" office:value="0.151926" calcext:value-type="float">
            <text:p>0.1519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34535" calcext:value-type="float">
            <text:p>4.34535</text:p>
          </table:table-cell>
          <table:table-cell office:value-type="float" office:value="22.207261" calcext:value-type="float">
            <text:p>22.207261</text:p>
          </table:table-cell>
          <table:table-cell office:value-type="float" office:value="13.624187" calcext:value-type="float">
            <text:p>13.624187</text:p>
          </table:table-cell>
          <table:table-cell office:value-type="float" office:value="17.281832" calcext:value-type="float">
            <text:p>17.281832</text:p>
          </table:table-cell>
          <table:table-cell office:value-type="float" office:value="2.952934" calcext:value-type="float">
            <text:p>2.952934</text:p>
          </table:table-cell>
          <table:table-cell office:value-type="float" office:value="4.94069" calcext:value-type="float">
            <text:p>4.94069</text:p>
          </table:table-cell>
          <table:table-cell office:value-type="float" office:value="0.293392" calcext:value-type="float">
            <text:p>0.293392</text:p>
          </table:table-cell>
          <table:table-cell office:value-type="float" office:value="0.28459" calcext:value-type="float">
            <text:p>0.28459</text:p>
          </table:table-cell>
          <table:table-cell office:value-type="float" office:value="0.602106" calcext:value-type="float">
            <text:p>0.602106</text:p>
          </table:table-cell>
          <table:table-cell office:value-type="float" office:value="0.188324" calcext:value-type="float">
            <text:p>0.188324</text:p>
          </table:table-cell>
          <table:table-cell office:value-type="float" office:value="0.332169" calcext:value-type="float">
            <text:p>0.332169</text:p>
          </table:table-cell>
          <table:table-cell office:value-type="float" office:value="0.153856" calcext:value-type="float">
            <text:p>0.1538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447817" calcext:value-type="float">
            <text:p>4.447817</text:p>
          </table:table-cell>
          <table:table-cell office:value-type="float" office:value="23.046168" calcext:value-type="float">
            <text:p>23.046168</text:p>
          </table:table-cell>
          <table:table-cell office:value-type="float" office:value="14.20554" calcext:value-type="float">
            <text:p>14.20554</text:p>
          </table:table-cell>
          <table:table-cell office:value-type="float" office:value="18.126384" calcext:value-type="float">
            <text:p>18.126384</text:p>
          </table:table-cell>
          <table:table-cell office:value-type="float" office:value="3.084555" calcext:value-type="float">
            <text:p>3.084555</text:p>
          </table:table-cell>
          <table:table-cell office:value-type="float" office:value="5.178444" calcext:value-type="float">
            <text:p>5.178444</text:p>
          </table:table-cell>
          <table:table-cell office:value-type="float" office:value="0.298064" calcext:value-type="float">
            <text:p>0.29806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608341" calcext:value-type="float">
            <text:p>0.608341</text:p>
          </table:table-cell>
          <table:table-cell office:value-type="float" office:value="0.179038" calcext:value-type="float">
            <text:p>0.179038</text:p>
          </table:table-cell>
          <table:table-cell office:value-type="float" office:value="0.318553" calcext:value-type="float">
            <text:p>0.318553</text:p>
          </table:table-cell>
          <table:table-cell office:value-type="float" office:value="0.155898" calcext:value-type="float">
            <text:p>0.1558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654949" calcext:value-type="float">
            <text:p>4.654949</text:p>
          </table:table-cell>
          <table:table-cell office:value-type="float" office:value="24.061608" calcext:value-type="float">
            <text:p>24.061608</text:p>
          </table:table-cell>
          <table:table-cell office:value-type="float" office:value="14.704087" calcext:value-type="float">
            <text:p>14.704087</text:p>
          </table:table-cell>
          <table:table-cell office:value-type="float" office:value="18.727899" calcext:value-type="float">
            <text:p>18.727899</text:p>
          </table:table-cell>
          <table:table-cell office:value-type="float" office:value="3.206316" calcext:value-type="float">
            <text:p>3.206316</text:p>
          </table:table-cell>
          <table:table-cell office:value-type="float" office:value="5.322716" calcext:value-type="float">
            <text:p>5.322716</text:p>
          </table:table-cell>
          <table:table-cell office:value-type="float" office:value="0.302215" calcext:value-type="float">
            <text:p>0.302215</text:p>
          </table:table-cell>
          <table:table-cell office:value-type="float" office:value="0.291803" calcext:value-type="float">
            <text:p>0.291803</text:p>
          </table:table-cell>
          <table:table-cell office:value-type="float" office:value="0.614768" calcext:value-type="float">
            <text:p>0.614768</text:p>
          </table:table-cell>
          <table:table-cell office:value-type="float" office:value="0.181651" calcext:value-type="float">
            <text:p>0.181651</text:p>
          </table:table-cell>
          <table:table-cell office:value-type="float" office:value="0.341984" calcext:value-type="float">
            <text:p>0.341984</text:p>
          </table:table-cell>
          <table:table-cell office:value-type="float" office:value="0.15686" calcext:value-type="float">
            <text:p>0.156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356966" calcext:value-type="float">
            <text:p>5.356966</text:p>
          </table:table-cell>
          <table:table-cell office:value-type="float" office:value="25.305092" calcext:value-type="float">
            <text:p>25.305092</text:p>
          </table:table-cell>
          <table:table-cell office:value-type="float" office:value="15.527049" calcext:value-type="float">
            <text:p>15.527049</text:p>
          </table:table-cell>
          <table:table-cell office:value-type="float" office:value="20.928962" calcext:value-type="float">
            <text:p>20.928962</text:p>
          </table:table-cell>
          <table:table-cell office:value-type="float" office:value="3.6512" calcext:value-type="float">
            <text:p>3.6512</text:p>
          </table:table-cell>
          <table:table-cell office:value-type="float" office:value="6.156584" calcext:value-type="float">
            <text:p>6.156584</text:p>
          </table:table-cell>
          <table:table-cell office:value-type="float" office:value="0.305849" calcext:value-type="float">
            <text:p>0.305849</text:p>
          </table:table-cell>
          <table:table-cell office:value-type="float" office:value="0.296311" calcext:value-type="float">
            <text:p>0.296311</text:p>
          </table:table-cell>
          <table:table-cell office:value-type="float" office:value="0.622272" calcext:value-type="float">
            <text:p>0.622272</text:p>
          </table:table-cell>
          <table:table-cell office:value-type="float" office:value="0.18364" calcext:value-type="float">
            <text:p>0.18364</text:p>
          </table:table-cell>
          <table:table-cell office:value-type="float" office:value="0.329395" calcext:value-type="float">
            <text:p>0.329395</text:p>
          </table:table-cell>
          <table:table-cell office:value-type="float" office:value="0.162276" calcext:value-type="float">
            <text:p>0.1622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010696" calcext:value-type="float">
            <text:p>5.010696</text:p>
          </table:table-cell>
          <table:table-cell office:value-type="float" office:value="26.066463" calcext:value-type="float">
            <text:p>26.066463</text:p>
          </table:table-cell>
          <table:table-cell office:value-type="float" office:value="15.960327" calcext:value-type="float">
            <text:p>15.960327</text:p>
          </table:table-cell>
          <table:table-cell office:value-type="float" office:value="20.160312" calcext:value-type="float">
            <text:p>20.160312</text:p>
          </table:table-cell>
          <table:table-cell office:value-type="float" office:value="3.470659" calcext:value-type="float">
            <text:p>3.470659</text:p>
          </table:table-cell>
          <table:table-cell office:value-type="float" office:value="5.765254" calcext:value-type="float">
            <text:p>5.765254</text:p>
          </table:table-cell>
          <table:table-cell office:value-type="float" office:value="0.31005" calcext:value-type="float">
            <text:p>0.31005</text:p>
          </table:table-cell>
          <table:table-cell office:value-type="float" office:value="0.299751" calcext:value-type="float">
            <text:p>0.299751</text:p>
          </table:table-cell>
          <table:table-cell office:value-type="float" office:value="0.637784" calcext:value-type="float">
            <text:p>0.637784</text:p>
          </table:table-cell>
          <table:table-cell office:value-type="float" office:value="0.199411" calcext:value-type="float">
            <text:p>0.199411</text:p>
          </table:table-cell>
          <table:table-cell office:value-type="float" office:value="0.353399" calcext:value-type="float">
            <text:p>0.353399</text:p>
          </table:table-cell>
          <table:table-cell office:value-type="float" office:value="0.164612" calcext:value-type="float">
            <text:p>0.1646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156579" calcext:value-type="float">
            <text:p>5.156579</text:p>
          </table:table-cell>
          <table:table-cell office:value-type="float" office:value="27.035589" calcext:value-type="float">
            <text:p>27.035589</text:p>
          </table:table-cell>
          <table:table-cell office:value-type="float" office:value="16.595516" calcext:value-type="float">
            <text:p>16.595516</text:p>
          </table:table-cell>
          <table:table-cell office:value-type="float" office:value="21.203115" calcext:value-type="float">
            <text:p>21.203115</text:p>
          </table:table-cell>
          <table:table-cell office:value-type="float" office:value="3.610937" calcext:value-type="float">
            <text:p>3.610937</text:p>
          </table:table-cell>
          <table:table-cell office:value-type="float" office:value="6.042462" calcext:value-type="float">
            <text:p>6.042462</text:p>
          </table:table-cell>
          <table:table-cell office:value-type="float" office:value="0.315126" calcext:value-type="float">
            <text:p>0.315126</text:p>
          </table:table-cell>
          <table:table-cell office:value-type="float" office:value="0.304328" calcext:value-type="float">
            <text:p>0.304328</text:p>
          </table:table-cell>
          <table:table-cell office:value-type="float" office:value="0.638785" calcext:value-type="float">
            <text:p>0.638785</text:p>
          </table:table-cell>
          <table:table-cell office:value-type="float" office:value="0.189368" calcext:value-type="float">
            <text:p>0.189368</text:p>
          </table:table-cell>
          <table:table-cell office:value-type="float" office:value="0.357344" calcext:value-type="float">
            <text:p>0.357344</text:p>
          </table:table-cell>
          <table:table-cell office:value-type="float" office:value="0.164523" calcext:value-type="float">
            <text:p>0.1645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407721" calcext:value-type="float">
            <text:p>5.407721</text:p>
          </table:table-cell>
          <table:table-cell office:value-type="float" office:value="28.177851" calcext:value-type="float">
            <text:p>28.177851</text:p>
          </table:table-cell>
          <table:table-cell office:value-type="float" office:value="17.140901" calcext:value-type="float">
            <text:p>17.140901</text:p>
          </table:table-cell>
          <table:table-cell office:value-type="float" office:value="21.758806" calcext:value-type="float">
            <text:p>21.758806</text:p>
          </table:table-cell>
          <table:table-cell office:value-type="float" office:value="3.739829" calcext:value-type="float">
            <text:p>3.739829</text:p>
          </table:table-cell>
          <table:table-cell office:value-type="float" office:value="6.200247" calcext:value-type="float">
            <text:p>6.200247</text:p>
          </table:table-cell>
          <table:table-cell office:value-type="float" office:value="0.319263" calcext:value-type="float">
            <text:p>0.319263</text:p>
          </table:table-cell>
          <table:table-cell office:value-type="float" office:value="0.30795" calcext:value-type="float">
            <text:p>0.30795</text:p>
          </table:table-cell>
          <table:table-cell office:value-type="float" office:value="0.650122" calcext:value-type="float">
            <text:p>0.650122</text:p>
          </table:table-cell>
          <table:table-cell office:value-type="float" office:value="0.205152" calcext:value-type="float">
            <text:p>0.205152</text:p>
          </table:table-cell>
          <table:table-cell office:value-type="float" office:value="0.362058" calcext:value-type="float">
            <text:p>0.362058</text:p>
          </table:table-cell>
          <table:table-cell office:value-type="float" office:value="0.175889" calcext:value-type="float">
            <text:p>0.1758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592953" calcext:value-type="float">
            <text:p>5.592953</text:p>
          </table:table-cell>
          <table:table-cell office:value-type="float" office:value="29.181022" calcext:value-type="float">
            <text:p>29.181022</text:p>
          </table:table-cell>
          <table:table-cell office:value-type="float" office:value="17.786032" calcext:value-type="float">
            <text:p>17.786032</text:p>
          </table:table-cell>
          <table:table-cell office:value-type="float" office:value="23.204537" calcext:value-type="float">
            <text:p>23.204537</text:p>
          </table:table-cell>
          <table:table-cell office:value-type="float" office:value="3.923302" calcext:value-type="float">
            <text:p>3.923302</text:p>
          </table:table-cell>
          <table:table-cell office:value-type="float" office:value="6.615989" calcext:value-type="float">
            <text:p>6.615989</text:p>
          </table:table-cell>
          <table:table-cell office:value-type="float" office:value="0.323724" calcext:value-type="float">
            <text:p>0.323724</text:p>
          </table:table-cell>
          <table:table-cell office:value-type="float" office:value="0.313055" calcext:value-type="float">
            <text:p>0.313055</text:p>
          </table:table-cell>
          <table:table-cell office:value-type="float" office:value="0.659802" calcext:value-type="float">
            <text:p>0.659802</text:p>
          </table:table-cell>
          <table:table-cell office:value-type="float" office:value="0.194753" calcext:value-type="float">
            <text:p>0.194753</text:p>
          </table:table-cell>
          <table:table-cell office:value-type="float" office:value="0.366969" calcext:value-type="float">
            <text:p>0.366969</text:p>
          </table:table-cell>
          <table:table-cell office:value-type="float" office:value="0.169267" calcext:value-type="float">
            <text:p>0.1692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816577" calcext:value-type="float">
            <text:p>5.816577</text:p>
          </table:table-cell>
          <table:table-cell office:value-type="float" office:value="30.472113" calcext:value-type="float">
            <text:p>30.472113</text:p>
          </table:table-cell>
          <table:table-cell office:value-type="float" office:value="18.432172" calcext:value-type="float">
            <text:p>18.432172</text:p>
          </table:table-cell>
          <table:table-cell office:value-type="float" office:value="23.42396" calcext:value-type="float">
            <text:p>23.42396</text:p>
          </table:table-cell>
          <table:table-cell office:value-type="float" office:value="4.042053" calcext:value-type="float">
            <text:p>4.042053</text:p>
          </table:table-cell>
          <table:table-cell office:value-type="float" office:value="6.925832" calcext:value-type="float">
            <text:p>6.925832</text:p>
          </table:table-cell>
          <table:table-cell office:value-type="float" office:value="0.330756" calcext:value-type="float">
            <text:p>0.330756</text:p>
          </table:table-cell>
          <table:table-cell office:value-type="float" office:value="0.318491" calcext:value-type="float">
            <text:p>0.318491</text:p>
          </table:table-cell>
          <table:table-cell office:value-type="float" office:value="0.66709" calcext:value-type="float">
            <text:p>0.66709</text:p>
          </table:table-cell>
          <table:table-cell office:value-type="float" office:value="0.197315" calcext:value-type="float">
            <text:p>0.197315</text:p>
          </table:table-cell>
          <table:table-cell office:value-type="float" office:value="0.349086" calcext:value-type="float">
            <text:p>0.349086</text:p>
          </table:table-cell>
          <table:table-cell office:value-type="float" office:value="0.170606" calcext:value-type="float">
            <text:p>0.1706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896518" calcext:value-type="float">
            <text:p>5.896518</text:p>
          </table:table-cell>
          <table:table-cell office:value-type="float" office:value="31.537783" calcext:value-type="float">
            <text:p>31.537783</text:p>
          </table:table-cell>
          <table:table-cell office:value-type="float" office:value="19.109119" calcext:value-type="float">
            <text:p>19.109119</text:p>
          </table:table-cell>
          <table:table-cell office:value-type="float" office:value="24.526032" calcext:value-type="float">
            <text:p>24.526032</text:p>
          </table:table-cell>
          <table:table-cell office:value-type="float" office:value="4.208438" calcext:value-type="float">
            <text:p>4.208438</text:p>
          </table:table-cell>
          <table:table-cell office:value-type="float" office:value="6.994938" calcext:value-type="float">
            <text:p>6.994938</text:p>
          </table:table-cell>
          <table:table-cell office:value-type="float" office:value="0.332519" calcext:value-type="float">
            <text:p>0.332519</text:p>
          </table:table-cell>
          <table:table-cell office:value-type="float" office:value="0.322102" calcext:value-type="float">
            <text:p>0.322102</text:p>
          </table:table-cell>
          <table:table-cell office:value-type="float" office:value="0.672174" calcext:value-type="float">
            <text:p>0.672174</text:p>
          </table:table-cell>
          <table:table-cell office:value-type="float" office:value="0.19907" calcext:value-type="float">
            <text:p>0.19907</text:p>
          </table:table-cell>
          <table:table-cell office:value-type="float" office:value="0.374989" calcext:value-type="float">
            <text:p>0.374989</text:p>
          </table:table-cell>
          <table:table-cell office:value-type="float" office:value="0.172172" calcext:value-type="float">
            <text:p>0.17217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139375" calcext:value-type="float">
            <text:p>6.139375</text:p>
          </table:table-cell>
          <table:table-cell office:value-type="float" office:value="32.814982" calcext:value-type="float">
            <text:p>32.814982</text:p>
          </table:table-cell>
          <table:table-cell office:value-type="float" office:value="19.691184" calcext:value-type="float">
            <text:p>19.691184</text:p>
          </table:table-cell>
          <table:table-cell office:value-type="float" office:value="25.173594" calcext:value-type="float">
            <text:p>25.173594</text:p>
          </table:table-cell>
          <table:table-cell office:value-type="float" office:value="4.351668" calcext:value-type="float">
            <text:p>4.351668</text:p>
          </table:table-cell>
          <table:table-cell office:value-type="float" office:value="7.187663" calcext:value-type="float">
            <text:p>7.187663</text:p>
          </table:table-cell>
          <table:table-cell office:value-type="float" office:value="0.33537" calcext:value-type="float">
            <text:p>0.33537</text:p>
          </table:table-cell>
          <table:table-cell office:value-type="float" office:value="0.325032" calcext:value-type="float">
            <text:p>0.325032</text:p>
          </table:table-cell>
          <table:table-cell office:value-type="float" office:value="0.681945" calcext:value-type="float">
            <text:p>0.681945</text:p>
          </table:table-cell>
          <table:table-cell office:value-type="float" office:value="0.201596" calcext:value-type="float">
            <text:p>0.201596</text:p>
          </table:table-cell>
          <table:table-cell office:value-type="float" office:value="0.358585" calcext:value-type="float">
            <text:p>0.358585</text:p>
          </table:table-cell>
          <table:table-cell office:value-type="float" office:value="0.177938" calcext:value-type="float">
            <text:p>0.1779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111522" calcext:value-type="float">
            <text:p>7.111522</text:p>
          </table:table-cell>
          <table:table-cell office:value-type="float" office:value="34.265136" calcext:value-type="float">
            <text:p>34.265136</text:p>
          </table:table-cell>
          <table:table-cell office:value-type="float" office:value="20.65632" calcext:value-type="float">
            <text:p>20.65632</text:p>
          </table:table-cell>
          <table:table-cell office:value-type="float" office:value="26.353214" calcext:value-type="float">
            <text:p>26.353214</text:p>
          </table:table-cell>
          <table:table-cell office:value-type="float" office:value="4.91214" calcext:value-type="float">
            <text:p>4.91214</text:p>
          </table:table-cell>
          <table:table-cell office:value-type="float" office:value="8.524409" calcext:value-type="float">
            <text:p>8.524409</text:p>
          </table:table-cell>
          <table:table-cell office:value-type="float" office:value="0.34016" calcext:value-type="float">
            <text:p>0.34016</text:p>
          </table:table-cell>
          <table:table-cell office:value-type="float" office:value="0.326052" calcext:value-type="float">
            <text:p>0.326052</text:p>
          </table:table-cell>
          <table:table-cell office:value-type="float" office:value="0.688317" calcext:value-type="float">
            <text:p>0.688317</text:p>
          </table:table-cell>
          <table:table-cell office:value-type="float" office:value="0.205351" calcext:value-type="float">
            <text:p>0.205351</text:p>
          </table:table-cell>
          <table:table-cell office:value-type="float" office:value="0.384868" calcext:value-type="float">
            <text:p>0.384868</text:p>
          </table:table-cell>
          <table:table-cell office:value-type="float" office:value="0.177413" calcext:value-type="float">
            <text:p>0.1774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79686" calcext:value-type="float">
            <text:p>6.579686</text:p>
          </table:table-cell>
          <table:table-cell office:value-type="float" office:value="35.26049" calcext:value-type="float">
            <text:p>35.26049</text:p>
          </table:table-cell>
          <table:table-cell office:value-type="float" office:value="21.070796" calcext:value-type="float">
            <text:p>21.070796</text:p>
          </table:table-cell>
          <table:table-cell office:value-type="float" office:value="26.933755" calcext:value-type="float">
            <text:p>26.933755</text:p>
          </table:table-cell>
          <table:table-cell office:value-type="float" office:value="4.689305" calcext:value-type="float">
            <text:p>4.689305</text:p>
          </table:table-cell>
          <table:table-cell office:value-type="float" office:value="7.752754" calcext:value-type="float">
            <text:p>7.752754</text:p>
          </table:table-cell>
          <table:table-cell office:value-type="float" office:value="0.344022" calcext:value-type="float">
            <text:p>0.344022</text:p>
          </table:table-cell>
          <table:table-cell office:value-type="float" office:value="0.331979" calcext:value-type="float">
            <text:p>0.331979</text:p>
          </table:table-cell>
          <table:table-cell office:value-type="float" office:value="0.699047" calcext:value-type="float">
            <text:p>0.699047</text:p>
          </table:table-cell>
          <table:table-cell office:value-type="float" office:value="0.206086" calcext:value-type="float">
            <text:p>0.206086</text:p>
          </table:table-cell>
          <table:table-cell office:value-type="float" office:value="0.366044" calcext:value-type="float">
            <text:p>0.366044</text:p>
          </table:table-cell>
          <table:table-cell office:value-type="float" office:value="0.179441" calcext:value-type="float">
            <text:p>0.1794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53685" calcext:value-type="float">
            <text:p>6.753685</text:p>
          </table:table-cell>
          <table:table-cell office:value-type="float" office:value="36.399761" calcext:value-type="float">
            <text:p>36.399761</text:p>
          </table:table-cell>
          <table:table-cell office:value-type="float" office:value="21.857884" calcext:value-type="float">
            <text:p>21.857884</text:p>
          </table:table-cell>
          <table:table-cell office:value-type="float" office:value="28.220008" calcext:value-type="float">
            <text:p>28.220008</text:p>
          </table:table-cell>
          <table:table-cell office:value-type="float" office:value="4.878673" calcext:value-type="float">
            <text:p>4.878673</text:p>
          </table:table-cell>
          <table:table-cell office:value-type="float" office:value="8.060594" calcext:value-type="float">
            <text:p>8.060594</text:p>
          </table:table-cell>
          <table:table-cell office:value-type="float" office:value="0.348624" calcext:value-type="float">
            <text:p>0.348624</text:p>
          </table:table-cell>
          <table:table-cell office:value-type="float" office:value="0.334677" calcext:value-type="float">
            <text:p>0.334677</text:p>
          </table:table-cell>
          <table:table-cell office:value-type="float" office:value="0.707161" calcext:value-type="float">
            <text:p>0.707161</text:p>
          </table:table-cell>
          <table:table-cell office:value-type="float" office:value="0.209088" calcext:value-type="float">
            <text:p>0.209088</text:p>
          </table:table-cell>
          <table:table-cell office:value-type="float" office:value="0.393675" calcext:value-type="float">
            <text:p>0.393675</text:p>
          </table:table-cell>
          <table:table-cell office:value-type="float" office:value="0.181016" calcext:value-type="float">
            <text:p>0.18101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038498" calcext:value-type="float">
            <text:p>7.038498</text:p>
          </table:table-cell>
          <table:table-cell office:value-type="float" office:value="37.788457" calcext:value-type="float">
            <text:p>37.788457</text:p>
          </table:table-cell>
          <table:table-cell office:value-type="float" office:value="22.492783" calcext:value-type="float">
            <text:p>22.492783</text:p>
          </table:table-cell>
          <table:table-cell office:value-type="float" office:value="28.85371" calcext:value-type="float">
            <text:p>28.85371</text:p>
          </table:table-cell>
          <table:table-cell office:value-type="float" office:value="5.043623" calcext:value-type="float">
            <text:p>5.043623</text:p>
          </table:table-cell>
          <table:table-cell office:value-type="float" office:value="8.291645" calcext:value-type="float">
            <text:p>8.291645</text:p>
          </table:table-cell>
          <table:table-cell office:value-type="float" office:value="0.350251" calcext:value-type="float">
            <text:p>0.350251</text:p>
          </table:table-cell>
          <table:table-cell office:value-type="float" office:value="0.338963" calcext:value-type="float">
            <text:p>0.338963</text:p>
          </table:table-cell>
          <table:table-cell office:value-type="float" office:value="0.713585" calcext:value-type="float">
            <text:p>0.713585</text:p>
          </table:table-cell>
          <table:table-cell office:value-type="float" office:value="0.212435" calcext:value-type="float">
            <text:p>0.212435</text:p>
          </table:table-cell>
          <table:table-cell office:value-type="float" office:value="0.39866" calcext:value-type="float">
            <text:p>0.39866</text:p>
          </table:table-cell>
          <table:table-cell office:value-type="float" office:value="0.182497" calcext:value-type="float">
            <text:p>0.1824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330481" calcext:value-type="float">
            <text:p>7.330481</text:p>
          </table:table-cell>
          <table:table-cell office:value-type="float" office:value="38.947528" calcext:value-type="float">
            <text:p>38.947528</text:p>
          </table:table-cell>
          <table:table-cell office:value-type="float" office:value="23.310529" calcext:value-type="float">
            <text:p>23.310529</text:p>
          </table:table-cell>
          <table:table-cell office:value-type="float" office:value="30.779204" calcext:value-type="float">
            <text:p>30.779204</text:p>
          </table:table-cell>
          <table:table-cell office:value-type="float" office:value="5.282119" calcext:value-type="float">
            <text:p>5.282119</text:p>
          </table:table-cell>
          <table:table-cell office:value-type="float" office:value="8.823437" calcext:value-type="float">
            <text:p>8.823437</text:p>
          </table:table-cell>
          <table:table-cell office:value-type="float" office:value="0.355684" calcext:value-type="float">
            <text:p>0.355684</text:p>
          </table:table-cell>
          <table:table-cell office:value-type="float" office:value="0.342255" calcext:value-type="float">
            <text:p>0.342255</text:p>
          </table:table-cell>
          <table:table-cell office:value-type="float" office:value="0.723149" calcext:value-type="float">
            <text:p>0.723149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402321" calcext:value-type="float">
            <text:p>0.402321</text:p>
          </table:table-cell>
          <table:table-cell office:value-type="float" office:value="0.186253" calcext:value-type="float">
            <text:p>0.18625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544183" calcext:value-type="float">
            <text:p>7.544183</text:p>
          </table:table-cell>
          <table:table-cell office:value-type="float" office:value="40.440497" calcext:value-type="float">
            <text:p>40.440497</text:p>
          </table:table-cell>
          <table:table-cell office:value-type="float" office:value="24.234559" calcext:value-type="float">
            <text:p>24.234559</text:p>
          </table:table-cell>
          <table:table-cell office:value-type="float" office:value="30.787032" calcext:value-type="float">
            <text:p>30.787032</text:p>
          </table:table-cell>
          <table:table-cell office:value-type="float" office:value="5.40708" calcext:value-type="float">
            <text:p>5.40708</text:p>
          </table:table-cell>
          <table:table-cell office:value-type="float" office:value="8.878525" calcext:value-type="float">
            <text:p>8.878525</text:p>
          </table:table-cell>
          <table:table-cell office:value-type="float" office:value="0.359313" calcext:value-type="float">
            <text:p>0.359313</text:p>
          </table:table-cell>
          <table:table-cell office:value-type="float" office:value="0.345848" calcext:value-type="float">
            <text:p>0.345848</text:p>
          </table:table-cell>
          <table:table-cell office:value-type="float" office:value="0.738551" calcext:value-type="float">
            <text:p>0.738551</text:p>
          </table:table-cell>
          <table:table-cell office:value-type="float" office:value="0.216757" calcext:value-type="float">
            <text:p>0.216757</text:p>
          </table:table-cell>
          <table:table-cell office:value-type="float" office:value="0.407372" calcext:value-type="float">
            <text:p>0.407372</text:p>
          </table:table-cell>
          <table:table-cell office:value-type="float" office:value="0.190031" calcext:value-type="float">
            <text:p>0.1900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705834" calcext:value-type="float">
            <text:p>7.705834</text:p>
          </table:table-cell>
          <table:table-cell office:value-type="float" office:value="41.733386" calcext:value-type="float">
            <text:p>41.733386</text:p>
          </table:table-cell>
          <table:table-cell office:value-type="float" office:value="24.919639" calcext:value-type="float">
            <text:p>24.919639</text:p>
          </table:table-cell>
          <table:table-cell office:value-type="float" office:value="32.341313" calcext:value-type="float">
            <text:p>32.341313</text:p>
          </table:table-cell>
          <table:table-cell office:value-type="float" office:value="5.617398" calcext:value-type="float">
            <text:p>5.617398</text:p>
          </table:table-cell>
          <table:table-cell office:value-type="float" office:value="9.549752" calcext:value-type="float">
            <text:p>9.549752</text:p>
          </table:table-cell>
          <table:table-cell office:value-type="float" office:value="0.362342" calcext:value-type="float">
            <text:p>0.362342</text:p>
          </table:table-cell>
          <table:table-cell office:value-type="float" office:value="0.350929" calcext:value-type="float">
            <text:p>0.350929</text:p>
          </table:table-cell>
          <table:table-cell office:value-type="float" office:value="0.739429" calcext:value-type="float">
            <text:p>0.739429</text:p>
          </table:table-cell>
          <table:table-cell office:value-type="float" office:value="0.271892" calcext:value-type="float">
            <text:p>0.271892</text:p>
          </table:table-cell>
          <table:table-cell office:value-type="float" office:value="0.434334" calcext:value-type="float">
            <text:p>0.434334</text:p>
          </table:table-cell>
          <table:table-cell office:value-type="float" office:value="0.192543" calcext:value-type="float">
            <text:p>0.1925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003204" calcext:value-type="float">
            <text:p>8.003204</text:p>
          </table:table-cell>
          <table:table-cell office:value-type="float" office:value="43.346007" calcext:value-type="float">
            <text:p>43.346007</text:p>
          </table:table-cell>
          <table:table-cell office:value-type="float" office:value="25.637129" calcext:value-type="float">
            <text:p>25.637129</text:p>
          </table:table-cell>
          <table:table-cell office:value-type="float" office:value="33.025615" calcext:value-type="float">
            <text:p>33.025615</text:p>
          </table:table-cell>
          <table:table-cell office:value-type="float" office:value="5.785306" calcext:value-type="float">
            <text:p>5.785306</text:p>
          </table:table-cell>
          <table:table-cell office:value-type="float" office:value="9.552118" calcext:value-type="float">
            <text:p>9.552118</text:p>
          </table:table-cell>
          <table:table-cell office:value-type="float" office:value="0.365748" calcext:value-type="float">
            <text:p>0.365748</text:p>
          </table:table-cell>
          <table:table-cell office:value-type="float" office:value="0.355748" calcext:value-type="float">
            <text:p>0.355748</text:p>
          </table:table-cell>
          <table:table-cell office:value-type="float" office:value="0.752409" calcext:value-type="float">
            <text:p>0.752409</text:p>
          </table:table-cell>
          <table:table-cell office:value-type="float" office:value="0.222729" calcext:value-type="float">
            <text:p>0.222729</text:p>
          </table:table-cell>
          <table:table-cell office:value-type="float" office:value="0.417549" calcext:value-type="float">
            <text:p>0.417549</text:p>
          </table:table-cell>
          <table:table-cell office:value-type="float" office:value="0.194604" calcext:value-type="float">
            <text:p>0.1946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028155" calcext:value-type="float">
            <text:p>9.028155</text:p>
          </table:table-cell>
          <table:table-cell office:value-type="float" office:value="45.057072" calcext:value-type="float">
            <text:p>45.057072</text:p>
          </table:table-cell>
          <table:table-cell office:value-type="float" office:value="26.805751" calcext:value-type="float">
            <text:p>26.805751</text:p>
          </table:table-cell>
          <table:table-cell office:value-type="float" office:value="36.516051" calcext:value-type="float">
            <text:p>36.516051</text:p>
          </table:table-cell>
          <table:table-cell office:value-type="float" office:value="6.47354" calcext:value-type="float">
            <text:p>6.47354</text:p>
          </table:table-cell>
          <table:table-cell office:value-type="float" office:value="10.601321" calcext:value-type="float">
            <text:p>10.601321</text:p>
          </table:table-cell>
          <table:table-cell office:value-type="float" office:value="0.370877" calcext:value-type="float">
            <text:p>0.370877</text:p>
          </table:table-cell>
          <table:table-cell office:value-type="float" office:value="0.359059" calcext:value-type="float">
            <text:p>0.359059</text:p>
          </table:table-cell>
          <table:table-cell office:value-type="float" office:value="0.756516" calcext:value-type="float">
            <text:p>0.756516</text:p>
          </table:table-cell>
          <table:table-cell office:value-type="float" office:value="0.240676" calcext:value-type="float">
            <text:p>0.240676</text:p>
          </table:table-cell>
          <table:table-cell office:value-type="float" office:value="0.422247" calcext:value-type="float">
            <text:p>0.422247</text:p>
          </table:table-cell>
          <table:table-cell office:value-type="float" office:value="0.195771" calcext:value-type="float">
            <text:p>0.19577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516688" calcext:value-type="float">
            <text:p>8.516688</text:p>
          </table:table-cell>
          <table:table-cell office:value-type="float" office:value="46.331738" calcext:value-type="float">
            <text:p>46.331738</text:p>
          </table:table-cell>
          <table:table-cell office:value-type="float" office:value="27.292478" calcext:value-type="float">
            <text:p>27.292478</text:p>
          </table:table-cell>
          <table:table-cell office:value-type="float" office:value="35.077141" calcext:value-type="float">
            <text:p>35.077141</text:p>
          </table:table-cell>
          <table:table-cell office:value-type="float" office:value="6.179126" calcext:value-type="float">
            <text:p>6.179126</text:p>
          </table:table-cell>
          <table:table-cell office:value-type="float" office:value="10.15559" calcext:value-type="float">
            <text:p>10.15559</text:p>
          </table:table-cell>
          <table:table-cell office:value-type="float" office:value="0.375868" calcext:value-type="float">
            <text:p>0.375868</text:p>
          </table:table-cell>
          <table:table-cell office:value-type="float" office:value="0.361218" calcext:value-type="float">
            <text:p>0.361218</text:p>
          </table:table-cell>
          <table:table-cell office:value-type="float" office:value="0.768041" calcext:value-type="float">
            <text:p>0.768041</text:p>
          </table:table-cell>
          <table:table-cell office:value-type="float" office:value="0.227285" calcext:value-type="float">
            <text:p>0.227285</text:p>
          </table:table-cell>
          <table:table-cell office:value-type="float" office:value="0.423869" calcext:value-type="float">
            <text:p>0.423869</text:p>
          </table:table-cell>
          <table:table-cell office:value-type="float" office:value="0.196962" calcext:value-type="float">
            <text:p>0.1969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708324" calcext:value-type="float">
            <text:p>8.708324</text:p>
          </table:table-cell>
          <table:table-cell office:value-type="float" office:value="47.67925" calcext:value-type="float">
            <text:p>47.67925</text:p>
          </table:table-cell>
          <table:table-cell office:value-type="float" office:value="28.216276" calcext:value-type="float">
            <text:p>28.216276</text:p>
          </table:table-cell>
          <table:table-cell office:value-type="float" office:value="36.760291" calcext:value-type="float">
            <text:p>36.760291</text:p>
          </table:table-cell>
          <table:table-cell office:value-type="float" office:value="6.403433" calcext:value-type="float">
            <text:p>6.403433</text:p>
          </table:table-cell>
          <table:table-cell office:value-type="float" office:value="10.553426" calcext:value-type="float">
            <text:p>10.553426</text:p>
          </table:table-cell>
          <table:table-cell office:value-type="float" office:value="0.380028" calcext:value-type="float">
            <text:p>0.380028</text:p>
          </table:table-cell>
          <table:table-cell office:value-type="float" office:value="0.367228" calcext:value-type="float">
            <text:p>0.367228</text:p>
          </table:table-cell>
          <table:table-cell office:value-type="float" office:value="0.772759" calcext:value-type="float">
            <text:p>0.772759</text:p>
          </table:table-cell>
          <table:table-cell office:value-type="float" office:value="0.229832" calcext:value-type="float">
            <text:p>0.229832</text:p>
          </table:table-cell>
          <table:table-cell office:value-type="float" office:value="0.430574" calcext:value-type="float">
            <text:p>0.430574</text:p>
          </table:table-cell>
          <table:table-cell office:value-type="float" office:value="0.199458" calcext:value-type="float">
            <text:p>0.1994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047426" calcext:value-type="float">
            <text:p>9.047426</text:p>
          </table:table-cell>
          <table:table-cell office:value-type="float" office:value="49.434593" calcext:value-type="float">
            <text:p>49.434593</text:p>
          </table:table-cell>
          <table:table-cell office:value-type="float" office:value="28.982745" calcext:value-type="float">
            <text:p>28.982745</text:p>
          </table:table-cell>
          <table:table-cell office:value-type="float" office:value="37.446633" calcext:value-type="float">
            <text:p>37.446633</text:p>
          </table:table-cell>
          <table:table-cell office:value-type="float" office:value="6.608709" calcext:value-type="float">
            <text:p>6.608709</text:p>
          </table:table-cell>
          <table:table-cell office:value-type="float" office:value="10.789303" calcext:value-type="float">
            <text:p>10.789303</text:p>
          </table:table-cell>
          <table:table-cell office:value-type="float" office:value="0.38347" calcext:value-type="float">
            <text:p>0.38347</text:p>
          </table:table-cell>
          <table:table-cell office:value-type="float" office:value="0.369352" calcext:value-type="float">
            <text:p>0.369352</text:p>
          </table:table-cell>
          <table:table-cell office:value-type="float" office:value="0.783258" calcext:value-type="float">
            <text:p>0.783258</text:p>
          </table:table-cell>
          <table:table-cell office:value-type="float" office:value="0.233331" calcext:value-type="float">
            <text:p>0.233331</text:p>
          </table:table-cell>
          <table:table-cell office:value-type="float" office:value="0.434829" calcext:value-type="float">
            <text:p>0.434829</text:p>
          </table:table-cell>
          <table:table-cell office:value-type="float" office:value="0.201349" calcext:value-type="float">
            <text:p>0.2013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407538" calcext:value-type="float">
            <text:p>9.407538</text:p>
          </table:table-cell>
          <table:table-cell office:value-type="float" office:value="50.785116" calcext:value-type="float">
            <text:p>50.785116</text:p>
          </table:table-cell>
          <table:table-cell office:value-type="float" office:value="29.918102" calcext:value-type="float">
            <text:p>29.918102</text:p>
          </table:table-cell>
          <table:table-cell office:value-type="float" office:value="39.634912" calcext:value-type="float">
            <text:p>39.634912</text:p>
          </table:table-cell>
          <table:table-cell office:value-type="float" office:value="6.902931" calcext:value-type="float">
            <text:p>6.902931</text:p>
          </table:table-cell>
          <table:table-cell office:value-type="float" office:value="11.489172" calcext:value-type="float">
            <text:p>11.489172</text:p>
          </table:table-cell>
          <table:table-cell office:value-type="float" office:value="0.388442" calcext:value-type="float">
            <text:p>0.388442</text:p>
          </table:table-cell>
          <table:table-cell office:value-type="float" office:value="0.374908" calcext:value-type="float">
            <text:p>0.374908</text:p>
          </table:table-cell>
          <table:table-cell office:value-type="float" office:value="0.795308" calcext:value-type="float">
            <text:p>0.795308</text:p>
          </table:table-cell>
          <table:table-cell office:value-type="float" office:value="0.234978" calcext:value-type="float">
            <text:p>0.234978</text:p>
          </table:table-cell>
          <table:table-cell office:value-type="float" office:value="0.416203" calcext:value-type="float">
            <text:p>0.416203</text:p>
          </table:table-cell>
          <table:table-cell office:value-type="float" office:value="0.204501" calcext:value-type="float">
            <text:p>0.2045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607838" calcext:value-type="float">
            <text:p>9.607838</text:p>
          </table:table-cell>
          <table:table-cell office:value-type="float" office:value="52.633164" calcext:value-type="float">
            <text:p>52.633164</text:p>
          </table:table-cell>
          <table:table-cell office:value-type="float" office:value="30.771407" calcext:value-type="float">
            <text:p>30.771407</text:p>
          </table:table-cell>
          <table:table-cell office:value-type="float" office:value="39.771594" calcext:value-type="float">
            <text:p>39.771594</text:p>
          </table:table-cell>
          <table:table-cell office:value-type="float" office:value="7.049408" calcext:value-type="float">
            <text:p>7.049408</text:p>
          </table:table-cell>
          <table:table-cell office:value-type="float" office:value="11.555832" calcext:value-type="float">
            <text:p>11.555832</text:p>
          </table:table-cell>
          <table:table-cell office:value-type="float" office:value="0.393268" calcext:value-type="float">
            <text:p>0.393268</text:p>
          </table:table-cell>
          <table:table-cell office:value-type="float" office:value="0.378447" calcext:value-type="float">
            <text:p>0.378447</text:p>
          </table:table-cell>
          <table:table-cell office:value-type="float" office:value="0.801322" calcext:value-type="float">
            <text:p>0.801322</text:p>
          </table:table-cell>
          <table:table-cell office:value-type="float" office:value="0.254919" calcext:value-type="float">
            <text:p>0.254919</text:p>
          </table:table-cell>
          <table:table-cell office:value-type="float" office:value="0.449293" calcext:value-type="float">
            <text:p>0.449293</text:p>
          </table:table-cell>
          <table:table-cell office:value-type="float" office:value="0.204762" calcext:value-type="float">
            <text:p>0.20476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790933" calcext:value-type="float">
            <text:p>9.790933</text:p>
          </table:table-cell>
          <table:table-cell office:value-type="float" office:value="54.164996" calcext:value-type="float">
            <text:p>54.164996</text:p>
          </table:table-cell>
          <table:table-cell office:value-type="float" office:value="31.837878" calcext:value-type="float">
            <text:p>31.837878</text:p>
          </table:table-cell>
          <table:table-cell office:value-type="float" office:value="41.561256" calcext:value-type="float">
            <text:p>41.561256</text:p>
          </table:table-cell>
          <table:table-cell office:value-type="float" office:value="7.283065" calcext:value-type="float">
            <text:p>7.283065</text:p>
          </table:table-cell>
          <table:table-cell office:value-type="float" office:value="11.985152" calcext:value-type="float">
            <text:p>11.985152</text:p>
          </table:table-cell>
          <table:table-cell office:value-type="float" office:value="0.39421" calcext:value-type="float">
            <text:p>0.39421</text:p>
          </table:table-cell>
          <table:table-cell office:value-type="float" office:value="0.38297" calcext:value-type="float">
            <text:p>0.38297</text:p>
          </table:table-cell>
          <table:table-cell office:value-type="float" office:value="0.80418" calcext:value-type="float">
            <text:p>0.80418</text:p>
          </table:table-cell>
          <table:table-cell office:value-type="float" office:value="0.240156" calcext:value-type="float">
            <text:p>0.240156</text:p>
          </table:table-cell>
          <table:table-cell office:value-type="float" office:value="0.449384" calcext:value-type="float">
            <text:p>0.449384</text:p>
          </table:table-cell>
          <table:table-cell office:value-type="float" office:value="0.210195" calcext:value-type="float">
            <text:p>0.21019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182417" calcext:value-type="float">
            <text:p>10.182417</text:p>
          </table:table-cell>
          <table:table-cell office:value-type="float" office:value="56.241053" calcext:value-type="float">
            <text:p>56.241053</text:p>
          </table:table-cell>
          <table:table-cell office:value-type="float" office:value="32.679433" calcext:value-type="float">
            <text:p>32.679433</text:p>
          </table:table-cell>
          <table:table-cell office:value-type="float" office:value="42.387434" calcext:value-type="float">
            <text:p>42.387434</text:p>
          </table:table-cell>
          <table:table-cell office:value-type="float" office:value="7.492376" calcext:value-type="float">
            <text:p>7.492376</text:p>
          </table:table-cell>
          <table:table-cell office:value-type="float" office:value="12.272861" calcext:value-type="float">
            <text:p>12.272861</text:p>
          </table:table-cell>
          <table:table-cell office:value-type="float" office:value="0.402235" calcext:value-type="float">
            <text:p>0.402235</text:p>
          </table:table-cell>
          <table:table-cell office:value-type="float" office:value="0.386459" calcext:value-type="float">
            <text:p>0.386459</text:p>
          </table:table-cell>
          <table:table-cell office:value-type="float" office:value="0.818529" calcext:value-type="float">
            <text:p>0.818529</text:p>
          </table:table-cell>
          <table:table-cell office:value-type="float" office:value="0.260745" calcext:value-type="float">
            <text:p>0.260745</text:p>
          </table:table-cell>
          <table:table-cell office:value-type="float" office:value="0.43926" calcext:value-type="float">
            <text:p>0.43926</text:p>
          </table:table-cell>
          <table:table-cell office:value-type="float" office:value="0.209738" calcext:value-type="float">
            <text:p>0.2097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.9877" calcext:value-type="float">
            <text:p>11.9877</text:p>
          </table:table-cell>
          <table:table-cell office:value-type="float" office:value="58.082064" calcext:value-type="float">
            <text:p>58.082064</text:p>
          </table:table-cell>
          <table:table-cell office:value-type="float" office:value="34.023137" calcext:value-type="float">
            <text:p>34.023137</text:p>
          </table:table-cell>
          <table:table-cell office:value-type="float" office:value="43.951305" calcext:value-type="float">
            <text:p>43.951305</text:p>
          </table:table-cell>
          <table:table-cell office:value-type="float" office:value="8.136054" calcext:value-type="float">
            <text:p>8.136054</text:p>
          </table:table-cell>
          <table:table-cell office:value-type="float" office:value="14.317591" calcext:value-type="float">
            <text:p>14.317591</text:p>
          </table:table-cell>
          <table:table-cell office:value-type="float" office:value="0.406226" calcext:value-type="float">
            <text:p>0.406226</text:p>
          </table:table-cell>
          <table:table-cell office:value-type="float" office:value="0.391143" calcext:value-type="float">
            <text:p>0.391143</text:p>
          </table:table-cell>
          <table:table-cell office:value-type="float" office:value="0.826351" calcext:value-type="float">
            <text:p>0.826351</text:p>
          </table:table-cell>
          <table:table-cell office:value-type="float" office:value="0.264998" calcext:value-type="float">
            <text:p>0.264998</text:p>
          </table:table-cell>
          <table:table-cell office:value-type="float" office:value="0.459396" calcext:value-type="float">
            <text:p>0.459396</text:p>
          </table:table-cell>
          <table:table-cell office:value-type="float" office:value="0.211456" calcext:value-type="float">
            <text:p>0.21145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.236801" calcext:value-type="float">
            <text:p>11.236801</text:p>
          </table:table-cell>
          <table:table-cell office:value-type="float" office:value="59.883135" calcext:value-type="float">
            <text:p>59.883135</text:p>
          </table:table-cell>
          <table:table-cell office:value-type="float" office:value="34.706879" calcext:value-type="float">
            <text:p>34.706879</text:p>
          </table:table-cell>
          <table:table-cell office:value-type="float" office:value="44.854228" calcext:value-type="float">
            <text:p>44.854228</text:p>
          </table:table-cell>
          <table:table-cell office:value-type="float" office:value="7.829645" calcext:value-type="float">
            <text:p>7.829645</text:p>
          </table:table-cell>
          <table:table-cell office:value-type="float" office:value="13.104746" calcext:value-type="float">
            <text:p>13.104746</text:p>
          </table:table-cell>
          <table:table-cell office:value-type="float" office:value="0.40913" calcext:value-type="float">
            <text:p>0.40913</text:p>
          </table:table-cell>
          <table:table-cell office:value-type="float" office:value="0.393854" calcext:value-type="float">
            <text:p>0.393854</text:p>
          </table:table-cell>
          <table:table-cell office:value-type="float" office:value="0.834665" calcext:value-type="float">
            <text:p>0.834665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0.464341" calcext:value-type="float">
            <text:p>0.464341</text:p>
          </table:table-cell>
          <table:table-cell office:value-type="float" office:value="0.21551" calcext:value-type="float">
            <text:p>0.215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.422804" calcext:value-type="float">
            <text:p>11.422804</text:p>
          </table:table-cell>
          <table:table-cell office:value-type="float" office:value="61.710799" calcext:value-type="float">
            <text:p>61.710799</text:p>
          </table:table-cell>
          <table:table-cell office:value-type="float" office:value="35.776785" calcext:value-type="float">
            <text:p>35.776785</text:p>
          </table:table-cell>
          <table:table-cell office:value-type="float" office:value="47.730925" calcext:value-type="float">
            <text:p>47.730925</text:p>
          </table:table-cell>
          <table:table-cell office:value-type="float" office:value="8.124016" calcext:value-type="float">
            <text:p>8.124016</text:p>
          </table:table-cell>
          <table:table-cell office:value-type="float" office:value="13.508616" calcext:value-type="float">
            <text:p>13.508616</text:p>
          </table:table-cell>
          <table:table-cell office:value-type="float" office:value="0.413755" calcext:value-type="float">
            <text:p>0.413755</text:p>
          </table:table-cell>
          <table:table-cell office:value-type="float" office:value="0.399828" calcext:value-type="float">
            <text:p>0.399828</text:p>
          </table:table-cell>
          <table:table-cell office:value-type="float" office:value="0.837757" calcext:value-type="float">
            <text:p>0.837757</text:p>
          </table:table-cell>
          <table:table-cell office:value-type="float" office:value="0.251372" calcext:value-type="float">
            <text:p>0.251372</text:p>
          </table:table-cell>
          <table:table-cell office:value-type="float" office:value="0.467929" calcext:value-type="float">
            <text:p>0.467929</text:p>
          </table:table-cell>
          <table:table-cell office:value-type="float" office:value="0.216956" calcext:value-type="float">
            <text:p>0.21695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.83048" calcext:value-type="float">
            <text:p>11.83048</text:p>
          </table:table-cell>
          <table:table-cell office:value-type="float" office:value="63.69267" calcext:value-type="float">
            <text:p>63.69267</text:p>
          </table:table-cell>
          <table:table-cell office:value-type="float" office:value="36.637944" calcext:value-type="float">
            <text:p>36.637944</text:p>
          </table:table-cell>
          <table:table-cell office:value-type="float" office:value="47.578761" calcext:value-type="float">
            <text:p>47.578761</text:p>
          </table:table-cell>
          <table:table-cell office:value-type="float" office:value="8.355788" calcext:value-type="float">
            <text:p>8.355788</text:p>
          </table:table-cell>
          <table:table-cell office:value-type="float" office:value="13.771502" calcext:value-type="float">
            <text:p>13.771502</text:p>
          </table:table-cell>
          <table:table-cell office:value-type="float" office:value="0.41721" calcext:value-type="float">
            <text:p>0.41721</text:p>
          </table:table-cell>
          <table:table-cell office:value-type="float" office:value="0.404723" calcext:value-type="float">
            <text:p>0.404723</text:p>
          </table:table-cell>
          <table:table-cell office:value-type="float" office:value="0.851814" calcext:value-type="float">
            <text:p>0.851814</text:p>
          </table:table-cell>
          <table:table-cell office:value-type="float" office:value="0.252881" calcext:value-type="float">
            <text:p>0.252881</text:p>
          </table:table-cell>
          <table:table-cell office:value-type="float" office:value="0.500418" calcext:value-type="float">
            <text:p>0.500418</text:p>
          </table:table-cell>
          <table:table-cell office:value-type="float" office:value="0.21838" calcext:value-type="float">
            <text:p>0.218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352602" calcext:value-type="float">
            <text:p>12.352602</text:p>
          </table:table-cell>
          <table:table-cell office:value-type="float" office:value="65.101202" calcext:value-type="float">
            <text:p>65.101202</text:p>
          </table:table-cell>
          <table:table-cell office:value-type="float" office:value="37.816121" calcext:value-type="float">
            <text:p>37.816121</text:p>
          </table:table-cell>
          <table:table-cell office:value-type="float" office:value="50.329417" calcext:value-type="float">
            <text:p>50.329417</text:p>
          </table:table-cell>
          <table:table-cell office:value-type="float" office:value="8.701227" calcext:value-type="float">
            <text:p>8.701227</text:p>
          </table:table-cell>
          <table:table-cell office:value-type="float" office:value="14.652588" calcext:value-type="float">
            <text:p>14.652588</text:p>
          </table:table-cell>
          <table:table-cell office:value-type="float" office:value="0.424926" calcext:value-type="float">
            <text:p>0.424926</text:p>
          </table:table-cell>
          <table:table-cell office:value-type="float" office:value="0.406714" calcext:value-type="float">
            <text:p>0.406714</text:p>
          </table:table-cell>
          <table:table-cell office:value-type="float" office:value="0.857467" calcext:value-type="float">
            <text:p>0.857467</text:p>
          </table:table-cell>
          <table:table-cell office:value-type="float" office:value="0.25571" calcext:value-type="float">
            <text:p>0.25571</text:p>
          </table:table-cell>
          <table:table-cell office:value-type="float" office:value="0.478836" calcext:value-type="float">
            <text:p>0.478836</text:p>
          </table:table-cell>
          <table:table-cell office:value-type="float" office:value="0.225646" calcext:value-type="float">
            <text:p>0.22564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.542919" calcext:value-type="float">
            <text:p>12.542919</text:p>
          </table:table-cell>
          <table:table-cell office:value-type="float" office:value="68.384353" calcext:value-type="float">
            <text:p>68.384353</text:p>
          </table:table-cell>
          <table:table-cell office:value-type="float" office:value="38.823328" calcext:value-type="float">
            <text:p>38.823328</text:p>
          </table:table-cell>
          <table:table-cell office:value-type="float" office:value="50.368601" calcext:value-type="float">
            <text:p>50.368601</text:p>
          </table:table-cell>
          <table:table-cell office:value-type="float" office:value="8.863446" calcext:value-type="float">
            <text:p>8.863446</text:p>
          </table:table-cell>
          <table:table-cell office:value-type="float" office:value="14.742214" calcext:value-type="float">
            <text:p>14.742214</text:p>
          </table:table-cell>
          <table:table-cell office:value-type="float" office:value="0.426454" calcext:value-type="float">
            <text:p>0.426454</text:p>
          </table:table-cell>
          <table:table-cell office:value-type="float" office:value="0.411584" calcext:value-type="float">
            <text:p>0.411584</text:p>
          </table:table-cell>
          <table:table-cell office:value-type="float" office:value="0.875949" calcext:value-type="float">
            <text:p>0.875949</text:p>
          </table:table-cell>
          <table:table-cell office:value-type="float" office:value="0.258216" calcext:value-type="float">
            <text:p>0.258216</text:p>
          </table:table-cell>
          <table:table-cell office:value-type="float" office:value="0.482936" calcext:value-type="float">
            <text:p>0.482936</text:p>
          </table:table-cell>
          <table:table-cell office:value-type="float" office:value="0.228199" calcext:value-type="float">
            <text:p>0.228199</text:p>
          </table:table-cell>
        </table:table-row>
      </table:table>
      <table:table table:name="Matrix Update" table:style-name="ta1">
        <table:shapes>
          <draw:frame draw:z-index="0" draw:style-name="gr1" draw:text-style-name="P1" svg:width="7.5138in" svg:height="4.8016in" svg:x="0in" svg:y="0in">
            <draw:object draw:notify-on-update-of-ranges="'Output Data'.A3:'Output Data'.A102 'Output Data'.B2:'Output Data'.B2 'Output Data'.B3:'Output Data'.B102 'Output Data'.A3:'Output Data'.A102 'Output Data'.C2:'Output Data'.C2 'Output Data'.C3:'Output Data'.C102 'Output Data'.A3:'Output Data'.A102 'Output Data'.D2:'Output Data'.D2 'Output Data'.D3:'Output Data'.D102 'Output Data'.A3:'Output Data'.A102 'Output Data'.E2:'Output Data'.E2 'Output Data'.E3:'Output Data'.E102 'Output Data'.A3:'Output Data'.A102 'Output Data'.F2:'Output Data'.F2 'Output Data'.F3:'Output Data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ultiplication" table:style-name="ta1">
        <table:shapes>
          <draw:frame draw:z-index="0" draw:style-name="gr1" draw:text-style-name="P1" svg:width="6.9768in" svg:height="4.639in" svg:x="0.0004in" svg:y="0.0004in">
            <draw:object draw:notify-on-update-of-ranges="'Output Data'.A106:'Output Data'.A205 'Output Data'.A106:'Output Data'.A205 'Output Data'.B105:'Output Data'.B105 'Output Data'.B106:'Output Data'.B205 'Output Data'.A106:'Output Data'.A205 'Output Data'.C105:'Output Data'.C105 'Output Data'.C106:'Output Data'.C205 'Output Data'.A106:'Output Data'.A205 'Output Data'.D105:'Output Data'.D105 'Output Data'.D106:'Output Data'.D205 'Output Data'.A106:'Output Data'.A205 'Output Data'.E105:'Output Data'.E105 'Output Data'.E106:'Output Data'.E205 'Output Data'.A106:'Output Data'.A205 'Output Data'.F105:'Output Data'.F105 'Output Data'.F106:'Output Data'.F2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9768in" svg:height="4.639in" svg:x="7.0776in" svg:y="0in">
            <draw:object draw:notify-on-update-of-ranges="'Output Data'.A209:'Output Data'.A308 'Output Data'.B208:'Output Data'.B208 'Output Data'.B209:'Output Data'.B308 'Output Data'.A209:'Output Data'.A308 'Output Data'.C208:'Output Data'.C208 'Output Data'.C209:'Output Data'.C308 'Output Data'.A209:'Output Data'.A308 'Output Data'.D208:'Output Data'.D208 'Output Data'.D209:'Output Data'.D308 'Output Data'.A209:'Output Data'.A308 'Output Data'.E208:'Output Data'.E208 'Output Data'.E209:'Output Data'.E308 'Output Data'.A209:'Output Data'.A308 'Output Data'.F208:'Output Data'.F208 'Output Data'.F209:'Output Data'.F3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near System" table:style-name="ta1">
        <table:shapes>
          <draw:frame draw:z-index="0" draw:style-name="gr1" draw:text-style-name="P1" svg:width="10.0154in" svg:height="6.7213in" svg:x="0.0004in" svg:y="0in">
            <draw:object draw:notify-on-update-of-ranges="'Output Data'.A312:'Output Data'.A411 'Output Data'.B311:'Output Data'.B311 'Output Data'.B312:'Output Data'.B411 'Output Data'.A312:'Output Data'.A411 'Output Data'.C311:'Output Data'.C311 'Output Data'.C312:'Output Data'.C411 'Output Data'.A312:'Output Data'.A411 'Output Data'.D311:'Output Data'.D311 'Output Data'.D312:'Output Data'.D411 'Output Data'.A312:'Output Data'.A411 'Output Data'.E311:'Output Data'.E311 'Output Data'.E312:'Output Data'.E411 'Output Data'.A312:'Output Data'.A411 'Output Data'.F311:'Output Data'.F311 'Output Data'.F312:'Output Data'.F411 'Output Data'.A312:'Output Data'.A411 'Output Data'.G311:'Output Data'.G311 'Output Data'.G312:'Output Data'.G411 'Output Data'.A312:'Output Data'.A411 'Output Data'.H311:'Output Data'.H311 'Output Data'.H312:'Output Data'.H411 'Output Data'.A312:'Output Data'.A411 'Output Data'.I311:'Output Data'.I311 'Output Data'.I312:'Output Data'.I411 'Output Data'.A312:'Output Data'.A411 'Output Data'.J311:'Output Data'.J311 'Output Data'.J312:'Output Data'.J411 'Output Data'.A312:'Output Data'.A411 'Output Data'.K311:'Output Data'.K311 'Output Data'.K312:'Output Data'.K411 'Output Data'.A312:'Output Data'.A411 'Output Data'.L311:'Output Data'.L311 'Output Data'.L312:'Output Data'.L411 'Output Data'.A312:'Output Data'.A411 'Output Data'.M311:'Output Data'.M311 'Output Data'.M312:'Output Data'.M4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7:25:22.226230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2:15:38.620833447</meta:creation-date>
    <dc:date>2021-10-07T17:26:23.928927003</dc:date>
    <meta:editing-duration>PT22M19S</meta:editing-duration>
    <meta:editing-cycles>7</meta:editing-cycles>
    <meta:generator>LibreOffice/6.4.7.2$Linux_X86_64 LibreOffice_project/40$Build-2</meta:generator>
    <meta:document-statistic meta:table-count="4" meta:cell-count="313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86cm" svg:height="12.197cm" xlink:href=".." xlink:type="simple" chart:class="chart:scatter" chart:style-name="ch1">
        <chart:title svg:x="7.343cm" svg:y="0.379cm" chart:style-name="ch2">
          <text:p>Sparse matrix update</text:p>
        </chart:title>
        <chart:legend chart:legend-position="end" svg:x="14.525cm" svg:y="7.628cm" style:legend-expansion="custom" chartooo:width="3.179cm" chartooo:height="2.11cm" style:legend-expansion-aspect-ratio="1.50663507109005" chart:style-name="ch3"/>
        <chart:plot-area chart:style-name="ch4" table:cell-range-address="'Output Data'.A3:'Output Data'.F102 'Output Data'.B2:'Output Data'.F2" chart:data-source-has-labels="row" svg:x="1.392cm" svg:y="1.4cm" svg:width="17.105cm" svg:height="9.571cm">
          <chartooo:coordinate-region svg:x="2.675cm" svg:y="1.599cm" svg:width="15.542cm" svg:height="8.725cm"/>
          <chart:axis chart:dimension="x" chart:name="primary-x" chart:style-name="ch5">
            <chart:title svg:x="9.106cm" svg:y="11.214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1cm" svg:y="6.93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3:'Output Data'.B102" chart:label-cell-address="'Output Data'.B2:'Output Data'.B2" chart:class="chart:scatter">
            <chart:domain table:cell-range-address="'Output Data'.A3:'Output Data'.A102"/>
            <chart:data-point chart:repeated="100"/>
          </chart:series>
          <chart:series chart:style-name="ch11" chart:values-cell-range-address="'Output Data'.C3:'Output Data'.C102" chart:label-cell-address="'Output Data'.C2:'Output Data'.C2" chart:class="chart:scatter">
            <chart:data-point chart:repeated="100"/>
          </chart:series>
          <chart:series chart:style-name="ch12" chart:values-cell-range-address="'Output Data'.D3:'Output Data'.D102" chart:label-cell-address="'Output Data'.D2:'Output Data'.D2" chart:class="chart:scatter">
            <chart:data-point chart:repeated="100"/>
          </chart:series>
          <chart:series chart:style-name="ch13" chart:values-cell-range-address="'Output Data'.E3:'Output Data'.E102" chart:label-cell-address="'Output Data'.E2:'Output Data'.E2" chart:class="chart:scatter">
            <chart:data-point chart:repeated="100"/>
          </chart:series>
          <chart:series chart:style-name="ch14" chart:values-cell-range-address="'Output Data'.F3:'Output Data'.F102" chart:label-cell-address="'Output Data'.F2:'Output Data'.F2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effRef</text:p>
                <draw:g>
                  <svg:desc>'Output Data'.B2:'Output Data'.B2</svg:desc>
                </draw:g>
              </table:table-cell>
              <table:table-cell office:value-type="string">
                <text:p>Triplets</text:p>
                <draw:g>
                  <svg:desc>'Output Data'.C2:'Output Data'.C2</svg:desc>
                </draw:g>
              </table:table-cell>
              <table:table-cell office:value-type="string">
                <text:p>Transform</text:p>
                <draw:g>
                  <svg:desc>'Output Data'.D2:'Output Data'.D2</svg:desc>
                </draw:g>
              </table:table-cell>
              <table:table-cell office:value-type="string">
                <text:p>Pointers</text:p>
                <draw:g>
                  <svg:desc>'Output Data'.E2:'Output Data'.E2</svg:desc>
                </draw:g>
              </table:table-cell>
              <table:table-cell office:value-type="string">
                <text:p>Indices</text:p>
                <draw:g>
                  <svg:desc>'Output Data'.F2:'Output Data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Output Data'.A3:'Output Data'.A102</svg:desc>
                </draw:g>
              </table:table-cell>
              <table:table-cell office:value-type="float" office:value="0.001626">
                <text:p>0.001626</text:p>
                <draw:g>
                  <svg:desc>'Output Data'.B3:'Output Data'.B102</svg:desc>
                </draw:g>
              </table:table-cell>
              <table:table-cell office:value-type="float" office:value="0.002229">
                <text:p>0.002229</text:p>
                <draw:g>
                  <svg:desc>'Output Data'.C3:'Output Data'.C102</svg:desc>
                </draw:g>
              </table:table-cell>
              <table:table-cell office:value-type="float" office:value="0.011405">
                <text:p>0.011405</text:p>
                <draw:g>
                  <svg:desc>'Output Data'.D3:'Output Data'.D102</svg:desc>
                </draw:g>
              </table:table-cell>
              <table:table-cell office:value-type="float" office:value="0.000179">
                <text:p>0.000179</text:p>
                <draw:g>
                  <svg:desc>'Output Data'.E3:'Output Data'.E102</svg:desc>
                </draw:g>
              </table:table-cell>
              <table:table-cell office:value-type="float" office:value="0.000353">
                <text:p>0.000353</text:p>
                <draw:g>
                  <svg:desc>'Output Data'.F3:'Output Data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3292">
                <text:p>0.003292</text:p>
              </table:table-cell>
              <table:table-cell office:value-type="float" office:value="0.00364">
                <text:p>0.00364</text:p>
              </table:table-cell>
              <table:table-cell office:value-type="float" office:value="0.023398">
                <text:p>0.023398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5081">
                <text:p>0.005081</text:p>
              </table:table-cell>
              <table:table-cell office:value-type="float" office:value="0.005399">
                <text:p>0.005399</text:p>
              </table:table-cell>
              <table:table-cell office:value-type="float" office:value="0.03857">
                <text:p>0.03857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6495">
                <text:p>0.006495</text:p>
              </table:table-cell>
              <table:table-cell office:value-type="float" office:value="0.006638">
                <text:p>0.006638</text:p>
              </table:table-cell>
              <table:table-cell office:value-type="float" office:value="0.056589">
                <text:p>0.056589</text:p>
              </table:table-cell>
              <table:table-cell office:value-type="float" office:value="0.000582">
                <text:p>0.000582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08089">
                <text:p>0.008089</text:p>
              </table:table-cell>
              <table:table-cell office:value-type="float" office:value="0.008268">
                <text:p>0.008268</text:p>
              </table:table-cell>
              <table:table-cell office:value-type="float" office:value="0.074382">
                <text:p>0.074382</text:p>
              </table:table-cell>
              <table:table-cell office:value-type="float" office:value="0.000708">
                <text:p>0.000708</text:p>
              </table:table-cell>
              <table:table-cell office:value-type="float" office:value="0.001413">
                <text:p>0.001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09919">
                <text:p>0.009919</text:p>
              </table:table-cell>
              <table:table-cell office:value-type="float" office:value="0.009469">
                <text:p>0.009469</text:p>
              </table:table-cell>
              <table:table-cell office:value-type="float" office:value="0.096016">
                <text:p>0.096016</text:p>
              </table:table-cell>
              <table:table-cell office:value-type="float" office:value="0.00084">
                <text:p>0.00084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11402">
                <text:p>0.011402</text:p>
              </table:table-cell>
              <table:table-cell office:value-type="float" office:value="0.011126">
                <text:p>0.011126</text:p>
              </table:table-cell>
              <table:table-cell office:value-type="float" office:value="0.118988">
                <text:p>0.118988</text:p>
              </table:table-cell>
              <table:table-cell office:value-type="float" office:value="0.00097">
                <text:p>0.00097</text:p>
              </table:table-cell>
              <table:table-cell office:value-type="float" office:value="0.001949">
                <text:p>0.001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12951">
                <text:p>0.012951</text:p>
              </table:table-cell>
              <table:table-cell office:value-type="float" office:value="0.012969">
                <text:p>0.012969</text:p>
              </table:table-cell>
              <table:table-cell office:value-type="float" office:value="0.141868">
                <text:p>0.141868</text:p>
              </table:table-cell>
              <table:table-cell office:value-type="float" office:value="0.001098">
                <text:p>0.001098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1465">
                <text:p>0.01465</text:p>
              </table:table-cell>
              <table:table-cell office:value-type="float" office:value="0.013986">
                <text:p>0.013986</text:p>
              </table:table-cell>
              <table:table-cell office:value-type="float" office:value="0.165722">
                <text:p>0.165722</text:p>
              </table:table-cell>
              <table:table-cell office:value-type="float" office:value="0.001285">
                <text:p>0.001285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1627">
                <text:p>0.01627</text:p>
              </table:table-cell>
              <table:table-cell office:value-type="float" office:value="0.015898">
                <text:p>0.015898</text:p>
              </table:table-cell>
              <table:table-cell office:value-type="float" office:value="0.194674">
                <text:p>0.194674</text:p>
              </table:table-cell>
              <table:table-cell office:value-type="float" office:value="0.001363">
                <text:p>0.001363</text:p>
              </table:table-cell>
              <table:table-cell office:value-type="float" office:value="0.002758">
                <text:p>0.002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17769">
                <text:p>0.017769</text:p>
              </table:table-cell>
              <table:table-cell office:value-type="float" office:value="0.016856">
                <text:p>0.016856</text:p>
              </table:table-cell>
              <table:table-cell office:value-type="float" office:value="0.225077">
                <text:p>0.225077</text:p>
              </table:table-cell>
              <table:table-cell office:value-type="float" office:value="0.001544">
                <text:p>0.001544</text:p>
              </table:table-cell>
              <table:table-cell office:value-type="float" office:value="0.003103">
                <text:p>0.003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20004">
                <text:p>0.020004</text:p>
              </table:table-cell>
              <table:table-cell office:value-type="float" office:value="0.018117">
                <text:p>0.018117</text:p>
              </table:table-cell>
              <table:table-cell office:value-type="float" office:value="0.26296">
                <text:p>0.26296</text:p>
              </table:table-cell>
              <table:table-cell office:value-type="float" office:value="0.001628">
                <text:p>0.001628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022154">
                <text:p>0.022154</text:p>
              </table:table-cell>
              <table:table-cell office:value-type="float" office:value="0.020114">
                <text:p>0.020114</text:p>
              </table:table-cell>
              <table:table-cell office:value-type="float" office:value="0.28972">
                <text:p>0.28972</text:p>
              </table:table-cell>
              <table:table-cell office:value-type="float" office:value="0.001846">
                <text:p>0.001846</text:p>
              </table:table-cell>
              <table:table-cell office:value-type="float" office:value="0.004624">
                <text:p>0.004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22746">
                <text:p>0.022746</text:p>
              </table:table-cell>
              <table:table-cell office:value-type="float" office:value="0.021169">
                <text:p>0.021169</text:p>
              </table:table-cell>
              <table:table-cell office:value-type="float" office:value="0.326464">
                <text:p>0.326464</text:p>
              </table:table-cell>
              <table:table-cell office:value-type="float" office:value="0.001896">
                <text:p>0.001896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25548">
                <text:p>0.025548</text:p>
              </table:table-cell>
              <table:table-cell office:value-type="float" office:value="0.022757">
                <text:p>0.022757</text:p>
              </table:table-cell>
              <table:table-cell office:value-type="float" office:value="0.365432">
                <text:p>0.365432</text:p>
              </table:table-cell>
              <table:table-cell office:value-type="float" office:value="0.002202">
                <text:p>0.002202</text:p>
              </table:table-cell>
              <table:table-cell office:value-type="float" office:value="0.004189">
                <text:p>0.004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026569">
                <text:p>0.026569</text:p>
              </table:table-cell>
              <table:table-cell office:value-type="float" office:value="0.024605">
                <text:p>0.024605</text:p>
              </table:table-cell>
              <table:table-cell office:value-type="float" office:value="0.40599">
                <text:p>0.40599</text:p>
              </table:table-cell>
              <table:table-cell office:value-type="float" office:value="0.002303">
                <text:p>0.002303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28834">
                <text:p>0.028834</text:p>
              </table:table-cell>
              <table:table-cell office:value-type="float" office:value="0.026656">
                <text:p>0.026656</text:p>
              </table:table-cell>
              <table:table-cell office:value-type="float" office:value="0.515685">
                <text:p>0.515685</text:p>
              </table:table-cell>
              <table:table-cell office:value-type="float" office:value="0.002786">
                <text:p>0.002786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031607">
                <text:p>0.031607</text:p>
              </table:table-cell>
              <table:table-cell office:value-type="float" office:value="0.027719">
                <text:p>0.027719</text:p>
              </table:table-cell>
              <table:table-cell office:value-type="float" office:value="0.498792">
                <text:p>0.498792</text:p>
              </table:table-cell>
              <table:table-cell office:value-type="float" office:value="0.002875">
                <text:p>0.002875</text:p>
              </table:table-cell>
              <table:table-cell office:value-type="float" office:value="0.006627">
                <text:p>0.006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032343">
                <text:p>0.032343</text:p>
              </table:table-cell>
              <table:table-cell office:value-type="float" office:value="0.028998">
                <text:p>0.028998</text:p>
              </table:table-cell>
              <table:table-cell office:value-type="float" office:value="0.546368">
                <text:p>0.546368</text:p>
              </table:table-cell>
              <table:table-cell office:value-type="float" office:value="0.003205">
                <text:p>0.003205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034319">
                <text:p>0.034319</text:p>
              </table:table-cell>
              <table:table-cell office:value-type="float" office:value="0.03023">
                <text:p>0.03023</text:p>
              </table:table-cell>
              <table:table-cell office:value-type="float" office:value="0.592358">
                <text:p>0.592358</text:p>
              </table:table-cell>
              <table:table-cell office:value-type="float" office:value="0.003245">
                <text:p>0.003245</text:p>
              </table:table-cell>
              <table:table-cell office:value-type="float" office:value="0.006139">
                <text:p>0.006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03666">
                <text:p>0.03666</text:p>
              </table:table-cell>
              <table:table-cell office:value-type="float" office:value="0.03175">
                <text:p>0.03175</text:p>
              </table:table-cell>
              <table:table-cell office:value-type="float" office:value="0.638442">
                <text:p>0.638442</text:p>
              </table:table-cell>
              <table:table-cell office:value-type="float" office:value="0.003538">
                <text:p>0.003538</text:p>
              </table:table-cell>
              <table:table-cell office:value-type="float" office:value="0.006232">
                <text:p>0.006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038941">
                <text:p>0.038941</text:p>
              </table:table-cell>
              <table:table-cell office:value-type="float" office:value="0.033403">
                <text:p>0.033403</text:p>
              </table:table-cell>
              <table:table-cell office:value-type="float" office:value="0.688136">
                <text:p>0.688136</text:p>
              </table:table-cell>
              <table:table-cell office:value-type="float" office:value="0.003713">
                <text:p>0.003713</text:p>
              </table:table-cell>
              <table:table-cell office:value-type="float" office:value="0.006434">
                <text:p>0.006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041308">
                <text:p>0.041308</text:p>
              </table:table-cell>
              <table:table-cell office:value-type="float" office:value="0.03512">
                <text:p>0.03512</text:p>
              </table:table-cell>
              <table:table-cell office:value-type="float" office:value="0.74524">
                <text:p>0.74524</text:p>
              </table:table-cell>
              <table:table-cell office:value-type="float" office:value="0.003816">
                <text:p>0.003816</text:p>
              </table:table-cell>
              <table:table-cell office:value-type="float" office:value="0.006975">
                <text:p>0.006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44489">
                <text:p>0.044489</text:p>
              </table:table-cell>
              <table:table-cell office:value-type="float" office:value="0.035858">
                <text:p>0.035858</text:p>
              </table:table-cell>
              <table:table-cell office:value-type="float" office:value="0.814907">
                <text:p>0.814907</text:p>
              </table:table-cell>
              <table:table-cell office:value-type="float" office:value="0.004398">
                <text:p>0.004398</text:p>
              </table:table-cell>
              <table:table-cell office:value-type="float" office:value="0.007137">
                <text:p>0.007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045065">
                <text:p>0.045065</text:p>
              </table:table-cell>
              <table:table-cell office:value-type="float" office:value="0.038835">
                <text:p>0.038835</text:p>
              </table:table-cell>
              <table:table-cell office:value-type="float" office:value="0.867085">
                <text:p>0.867085</text:p>
              </table:table-cell>
              <table:table-cell office:value-type="float" office:value="0.004595">
                <text:p>0.004595</text:p>
              </table:table-cell>
              <table:table-cell office:value-type="float" office:value="0.007487">
                <text:p>0.007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0.046971">
                <text:p>0.046971</text:p>
              </table:table-cell>
              <table:table-cell office:value-type="float" office:value="0.03938">
                <text:p>0.03938</text:p>
              </table:table-cell>
              <table:table-cell office:value-type="float" office:value="0.924725">
                <text:p>0.924725</text:p>
              </table:table-cell>
              <table:table-cell office:value-type="float" office:value="0.005132">
                <text:p>0.005132</text:p>
              </table:table-cell>
              <table:table-cell office:value-type="float" office:value="0.00782">
                <text:p>0.00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0.049681">
                <text:p>0.049681</text:p>
              </table:table-cell>
              <table:table-cell office:value-type="float" office:value="0.042188">
                <text:p>0.042188</text:p>
              </table:table-cell>
              <table:table-cell office:value-type="float" office:value="0.97939">
                <text:p>0.97939</text:p>
              </table:table-cell>
              <table:table-cell office:value-type="float" office:value="0.005202">
                <text:p>0.005202</text:p>
              </table:table-cell>
              <table:table-cell office:value-type="float" office:value="0.008466">
                <text:p>0.008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0.051219">
                <text:p>0.051219</text:p>
              </table:table-cell>
              <table:table-cell office:value-type="float" office:value="0.042278">
                <text:p>0.042278</text:p>
              </table:table-cell>
              <table:table-cell office:value-type="float" office:value="1.050567">
                <text:p>1.050567</text:p>
              </table:table-cell>
              <table:table-cell office:value-type="float" office:value="0.005438">
                <text:p>0.005438</text:p>
              </table:table-cell>
              <table:table-cell office:value-type="float" office:value="0.010742">
                <text:p>0.010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053774">
                <text:p>0.053774</text:p>
              </table:table-cell>
              <table:table-cell office:value-type="float" office:value="0.043332">
                <text:p>0.043332</text:p>
              </table:table-cell>
              <table:table-cell office:value-type="float" office:value="1.117023">
                <text:p>1.117023</text:p>
              </table:table-cell>
              <table:table-cell office:value-type="float" office:value="0.005384">
                <text:p>0.005384</text:p>
              </table:table-cell>
              <table:table-cell office:value-type="float" office:value="0.009065">
                <text:p>0.009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0.055624">
                <text:p>0.055624</text:p>
              </table:table-cell>
              <table:table-cell office:value-type="float" office:value="0.046315">
                <text:p>0.046315</text:p>
              </table:table-cell>
              <table:table-cell office:value-type="float" office:value="1.183175">
                <text:p>1.183175</text:p>
              </table:table-cell>
              <table:table-cell office:value-type="float" office:value="0.005845">
                <text:p>0.005845</text:p>
              </table:table-cell>
              <table:table-cell office:value-type="float" office:value="0.00946">
                <text:p>0.00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058873">
                <text:p>0.058873</text:p>
              </table:table-cell>
              <table:table-cell office:value-type="float" office:value="0.071255">
                <text:p>0.071255</text:p>
              </table:table-cell>
              <table:table-cell office:value-type="float" office:value="1.272789">
                <text:p>1.272789</text:p>
              </table:table-cell>
              <table:table-cell office:value-type="float" office:value="0.006754">
                <text:p>0.006754</text:p>
              </table:table-cell>
              <table:table-cell office:value-type="float" office:value="0.009969">
                <text:p>0.009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061982">
                <text:p>0.061982</text:p>
              </table:table-cell>
              <table:table-cell office:value-type="float" office:value="0.048582">
                <text:p>0.048582</text:p>
              </table:table-cell>
              <table:table-cell office:value-type="float" office:value="1.341366">
                <text:p>1.341366</text:p>
              </table:table-cell>
              <table:table-cell office:value-type="float" office:value="0.006385">
                <text:p>0.006385</text:p>
              </table:table-cell>
              <table:table-cell office:value-type="float" office:value="0.010203">
                <text:p>0.010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063634">
                <text:p>0.063634</text:p>
              </table:table-cell>
              <table:table-cell office:value-type="float" office:value="0.049948">
                <text:p>0.049948</text:p>
              </table:table-cell>
              <table:table-cell office:value-type="float" office:value="1.430572">
                <text:p>1.430572</text:p>
              </table:table-cell>
              <table:table-cell office:value-type="float" office:value="0.006665">
                <text:p>0.006665</text:p>
              </table:table-cell>
              <table:table-cell office:value-type="float" office:value="0.010636">
                <text:p>0.010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06663">
                <text:p>0.06663</text:p>
              </table:table-cell>
              <table:table-cell office:value-type="float" office:value="0.050929">
                <text:p>0.050929</text:p>
              </table:table-cell>
              <table:table-cell office:value-type="float" office:value="1.498824">
                <text:p>1.498824</text:p>
              </table:table-cell>
              <table:table-cell office:value-type="float" office:value="0.006995">
                <text:p>0.006995</text:p>
              </table:table-cell>
              <table:table-cell office:value-type="float" office:value="0.010977">
                <text:p>0.010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0.068927">
                <text:p>0.068927</text:p>
              </table:table-cell>
              <table:table-cell office:value-type="float" office:value="0.052458">
                <text:p>0.052458</text:p>
              </table:table-cell>
              <table:table-cell office:value-type="float" office:value="1.600037">
                <text:p>1.600037</text:p>
              </table:table-cell>
              <table:table-cell office:value-type="float" office:value="0.007563">
                <text:p>0.007563</text:p>
              </table:table-cell>
              <table:table-cell office:value-type="float" office:value="0.011767">
                <text:p>0.011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0.069555">
                <text:p>0.069555</text:p>
              </table:table-cell>
              <table:table-cell office:value-type="float" office:value="0.054255">
                <text:p>0.054255</text:p>
              </table:table-cell>
              <table:table-cell office:value-type="float" office:value="1.646755">
                <text:p>1.646755</text:p>
              </table:table-cell>
              <table:table-cell office:value-type="float" office:value="0.008031">
                <text:p>0.008031</text:p>
              </table:table-cell>
              <table:table-cell office:value-type="float" office:value="0.011615">
                <text:p>0.011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0.074046">
                <text:p>0.074046</text:p>
              </table:table-cell>
              <table:table-cell office:value-type="float" office:value="0.055627">
                <text:p>0.055627</text:p>
              </table:table-cell>
              <table:table-cell office:value-type="float" office:value="1.715744">
                <text:p>1.715744</text:p>
              </table:table-cell>
              <table:table-cell office:value-type="float" office:value="0.007908">
                <text:p>0.007908</text:p>
              </table:table-cell>
              <table:table-cell office:value-type="float" office:value="0.011874">
                <text:p>0.011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0.074829">
                <text:p>0.074829</text:p>
              </table:table-cell>
              <table:table-cell office:value-type="float" office:value="0.057575">
                <text:p>0.057575</text:p>
              </table:table-cell>
              <table:table-cell office:value-type="float" office:value="1.793772">
                <text:p>1.793772</text:p>
              </table:table-cell>
              <table:table-cell office:value-type="float" office:value="0.007875">
                <text:p>0.007875</text:p>
              </table:table-cell>
              <table:table-cell office:value-type="float" office:value="0.012764">
                <text:p>0.012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0.075741">
                <text:p>0.075741</text:p>
              </table:table-cell>
              <table:table-cell office:value-type="float" office:value="0.059007">
                <text:p>0.059007</text:p>
              </table:table-cell>
              <table:table-cell office:value-type="float" office:value="1.886154">
                <text:p>1.886154</text:p>
              </table:table-cell>
              <table:table-cell office:value-type="float" office:value="0.007996">
                <text:p>0.007996</text:p>
              </table:table-cell>
              <table:table-cell office:value-type="float" office:value="0.012621">
                <text:p>0.012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0.08168">
                <text:p>0.08168</text:p>
              </table:table-cell>
              <table:table-cell office:value-type="float" office:value="0.059985">
                <text:p>0.059985</text:p>
              </table:table-cell>
              <table:table-cell office:value-type="float" office:value="1.976429">
                <text:p>1.976429</text:p>
              </table:table-cell>
              <table:table-cell office:value-type="float" office:value="0.008359">
                <text:p>0.008359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0.083363">
                <text:p>0.083363</text:p>
              </table:table-cell>
              <table:table-cell office:value-type="float" office:value="0.062174">
                <text:p>0.062174</text:p>
              </table:table-cell>
              <table:table-cell office:value-type="float" office:value="2.08245">
                <text:p>2.08245</text:p>
              </table:table-cell>
              <table:table-cell office:value-type="float" office:value="0.008538">
                <text:p>0.008538</text:p>
              </table:table-cell>
              <table:table-cell office:value-type="float" office:value="0.013366">
                <text:p>0.013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0.086766">
                <text:p>0.086766</text:p>
              </table:table-cell>
              <table:table-cell office:value-type="float" office:value="0.062344">
                <text:p>0.062344</text:p>
              </table:table-cell>
              <table:table-cell office:value-type="float" office:value="2.161029">
                <text:p>2.161029</text:p>
              </table:table-cell>
              <table:table-cell office:value-type="float" office:value="0.009073">
                <text:p>0.009073</text:p>
              </table:table-cell>
              <table:table-cell office:value-type="float" office:value="0.013771">
                <text:p>0.013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0.090069">
                <text:p>0.090069</text:p>
              </table:table-cell>
              <table:table-cell office:value-type="float" office:value="0.064287">
                <text:p>0.064287</text:p>
              </table:table-cell>
              <table:table-cell office:value-type="float" office:value="2.256098">
                <text:p>2.256098</text:p>
              </table:table-cell>
              <table:table-cell office:value-type="float" office:value="0.009089">
                <text:p>0.009089</text:p>
              </table:table-cell>
              <table:table-cell office:value-type="float" office:value="0.013963">
                <text:p>0.013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0.092801">
                <text:p>0.092801</text:p>
              </table:table-cell>
              <table:table-cell office:value-type="float" office:value="0.065699">
                <text:p>0.065699</text:p>
              </table:table-cell>
              <table:table-cell office:value-type="float" office:value="2.360199">
                <text:p>2.360199</text:p>
              </table:table-cell>
              <table:table-cell office:value-type="float" office:value="0.00925">
                <text:p>0.00925</text:p>
              </table:table-cell>
              <table:table-cell office:value-type="float" office:value="0.014285">
                <text:p>0.014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0.095905">
                <text:p>0.095905</text:p>
              </table:table-cell>
              <table:table-cell office:value-type="float" office:value="0.066587">
                <text:p>0.066587</text:p>
              </table:table-cell>
              <table:table-cell office:value-type="float" office:value="2.4429">
                <text:p>2.4429</text:p>
              </table:table-cell>
              <table:table-cell office:value-type="float" office:value="0.009506">
                <text:p>0.009506</text:p>
              </table:table-cell>
              <table:table-cell office:value-type="float" office:value="0.014698">
                <text:p>0.014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98386">
                <text:p>0.098386</text:p>
              </table:table-cell>
              <table:table-cell office:value-type="float" office:value="0.06826">
                <text:p>0.06826</text:p>
              </table:table-cell>
              <table:table-cell office:value-type="float" office:value="2.530529">
                <text:p>2.530529</text:p>
              </table:table-cell>
              <table:table-cell office:value-type="float" office:value="0.009684">
                <text:p>0.009684</text:p>
              </table:table-cell>
              <table:table-cell office:value-type="float" office:value="0.014969">
                <text:p>0.014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0.099912">
                <text:p>0.099912</text:p>
              </table:table-cell>
              <table:table-cell office:value-type="float" office:value="0.070617">
                <text:p>0.070617</text:p>
              </table:table-cell>
              <table:table-cell office:value-type="float" office:value="2.664934">
                <text:p>2.664934</text:p>
              </table:table-cell>
              <table:table-cell office:value-type="float" office:value="0.009864">
                <text:p>0.009864</text:p>
              </table:table-cell>
              <table:table-cell office:value-type="float" office:value="0.015215">
                <text:p>0.015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0.10085">
                <text:p>0.10085</text:p>
              </table:table-cell>
              <table:table-cell office:value-type="float" office:value="0.071051">
                <text:p>0.071051</text:p>
              </table:table-cell>
              <table:table-cell office:value-type="float" office:value="2.721973">
                <text:p>2.721973</text:p>
              </table:table-cell>
              <table:table-cell office:value-type="float" office:value="0.010192">
                <text:p>0.010192</text:p>
              </table:table-cell>
              <table:table-cell office:value-type="float" office:value="0.015761">
                <text:p>0.015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0.104824">
                <text:p>0.104824</text:p>
              </table:table-cell>
              <table:table-cell office:value-type="float" office:value="0.071411">
                <text:p>0.071411</text:p>
              </table:table-cell>
              <table:table-cell office:value-type="float" office:value="2.816556">
                <text:p>2.816556</text:p>
              </table:table-cell>
              <table:table-cell office:value-type="float" office:value="0.010692">
                <text:p>0.010692</text:p>
              </table:table-cell>
              <table:table-cell office:value-type="float" office:value="0.015977">
                <text:p>0.015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0.107634">
                <text:p>0.107634</text:p>
              </table:table-cell>
              <table:table-cell office:value-type="float" office:value="0.073866">
                <text:p>0.073866</text:p>
              </table:table-cell>
              <table:table-cell office:value-type="float" office:value="2.896268">
                <text:p>2.896268</text:p>
              </table:table-cell>
              <table:table-cell office:value-type="float" office:value="0.0106">
                <text:p>0.0106</text:p>
              </table:table-cell>
              <table:table-cell office:value-type="float" office:value="0.016516">
                <text:p>0.016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0.109244">
                <text:p>0.109244</text:p>
              </table:table-cell>
              <table:table-cell office:value-type="float" office:value="0.075552">
                <text:p>0.075552</text:p>
              </table:table-cell>
              <table:table-cell office:value-type="float" office:value="3.030141">
                <text:p>3.030141</text:p>
              </table:table-cell>
              <table:table-cell office:value-type="float" office:value="0.010702">
                <text:p>0.010702</text:p>
              </table:table-cell>
              <table:table-cell office:value-type="float" office:value="0.016649">
                <text:p>0.016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0.113083">
                <text:p>0.113083</text:p>
              </table:table-cell>
              <table:table-cell office:value-type="float" office:value="0.076886">
                <text:p>0.076886</text:p>
              </table:table-cell>
              <table:table-cell office:value-type="float" office:value="3.142447">
                <text:p>3.142447</text:p>
              </table:table-cell>
              <table:table-cell office:value-type="float" office:value="0.011049">
                <text:p>0.011049</text:p>
              </table:table-cell>
              <table:table-cell office:value-type="float" office:value="0.018032">
                <text:p>0.018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0.116129">
                <text:p>0.116129</text:p>
              </table:table-cell>
              <table:table-cell office:value-type="float" office:value="0.077981">
                <text:p>0.077981</text:p>
              </table:table-cell>
              <table:table-cell office:value-type="float" office:value="3.294476">
                <text:p>3.294476</text:p>
              </table:table-cell>
              <table:table-cell office:value-type="float" office:value="0.011364">
                <text:p>0.011364</text:p>
              </table:table-cell>
              <table:table-cell office:value-type="float" office:value="0.017469">
                <text:p>0.017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0.118408">
                <text:p>0.118408</text:p>
              </table:table-cell>
              <table:table-cell office:value-type="float" office:value="0.079345">
                <text:p>0.079345</text:p>
              </table:table-cell>
              <table:table-cell office:value-type="float" office:value="3.39722">
                <text:p>3.39722</text:p>
              </table:table-cell>
              <table:table-cell office:value-type="float" office:value="0.01147">
                <text:p>0.01147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0.121225">
                <text:p>0.121225</text:p>
              </table:table-cell>
              <table:table-cell office:value-type="float" office:value="0.080886">
                <text:p>0.080886</text:p>
              </table:table-cell>
              <table:table-cell office:value-type="float" office:value="3.487656">
                <text:p>3.487656</text:p>
              </table:table-cell>
              <table:table-cell office:value-type="float" office:value="0.01169">
                <text:p>0.01169</text:p>
              </table:table-cell>
              <table:table-cell office:value-type="float" office:value="0.019106">
                <text:p>0.0191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0.122868">
                <text:p>0.122868</text:p>
              </table:table-cell>
              <table:table-cell office:value-type="float" office:value="0.083093">
                <text:p>0.083093</text:p>
              </table:table-cell>
              <table:table-cell office:value-type="float" office:value="3.613698">
                <text:p>3.613698</text:p>
              </table:table-cell>
              <table:table-cell office:value-type="float" office:value="0.012021">
                <text:p>0.012021</text:p>
              </table:table-cell>
              <table:table-cell office:value-type="float" office:value="0.018643">
                <text:p>0.018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0.127633">
                <text:p>0.127633</text:p>
              </table:table-cell>
              <table:table-cell office:value-type="float" office:value="0.083698">
                <text:p>0.083698</text:p>
              </table:table-cell>
              <table:table-cell office:value-type="float" office:value="3.741926">
                <text:p>3.741926</text:p>
              </table:table-cell>
              <table:table-cell office:value-type="float" office:value="0.01209">
                <text:p>0.01209</text:p>
              </table:table-cell>
              <table:table-cell office:value-type="float" office:value="0.01879">
                <text:p>0.01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0.130736">
                <text:p>0.130736</text:p>
              </table:table-cell>
              <table:table-cell office:value-type="float" office:value="0.084504">
                <text:p>0.084504</text:p>
              </table:table-cell>
              <table:table-cell office:value-type="float" office:value="3.871689">
                <text:p>3.871689</text:p>
              </table:table-cell>
              <table:table-cell office:value-type="float" office:value="0.012345">
                <text:p>0.012345</text:p>
              </table:table-cell>
              <table:table-cell office:value-type="float" office:value="0.019954">
                <text:p>0.0199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0.142272">
                <text:p>0.142272</text:p>
              </table:table-cell>
              <table:table-cell office:value-type="float" office:value="0.088116">
                <text:p>0.088116</text:p>
              </table:table-cell>
              <table:table-cell office:value-type="float" office:value="4.052779">
                <text:p>4.052779</text:p>
              </table:table-cell>
              <table:table-cell office:value-type="float" office:value="0.012689">
                <text:p>0.012689</text:p>
              </table:table-cell>
              <table:table-cell office:value-type="float" office:value="0.019376">
                <text:p>0.019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0.139983">
                <text:p>0.139983</text:p>
              </table:table-cell>
              <table:table-cell office:value-type="float" office:value="0.08756">
                <text:p>0.08756</text:p>
              </table:table-cell>
              <table:table-cell office:value-type="float" office:value="4.207685">
                <text:p>4.207685</text:p>
              </table:table-cell>
              <table:table-cell office:value-type="float" office:value="0.013486">
                <text:p>0.013486</text:p>
              </table:table-cell>
              <table:table-cell office:value-type="float" office:value="0.020231">
                <text:p>0.020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0.142546">
                <text:p>0.142546</text:p>
              </table:table-cell>
              <table:table-cell office:value-type="float" office:value="0.090302">
                <text:p>0.090302</text:p>
              </table:table-cell>
              <table:table-cell office:value-type="float" office:value="4.339694">
                <text:p>4.339694</text:p>
              </table:table-cell>
              <table:table-cell office:value-type="float" office:value="0.013029">
                <text:p>0.013029</text:p>
              </table:table-cell>
              <table:table-cell office:value-type="float" office:value="0.021265">
                <text:p>0.0212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0.155983">
                <text:p>0.155983</text:p>
              </table:table-cell>
              <table:table-cell office:value-type="float" office:value="0.094402">
                <text:p>0.094402</text:p>
              </table:table-cell>
              <table:table-cell office:value-type="float" office:value="4.639225">
                <text:p>4.639225</text:p>
              </table:table-cell>
              <table:table-cell office:value-type="float" office:value="0.01538">
                <text:p>0.01538</text:p>
              </table:table-cell>
              <table:table-cell office:value-type="float" office:value="0.030506">
                <text:p>0.030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0.172633">
                <text:p>0.172633</text:p>
              </table:table-cell>
              <table:table-cell office:value-type="float" office:value="0.100546">
                <text:p>0.100546</text:p>
              </table:table-cell>
              <table:table-cell office:value-type="float" office:value="4.927423">
                <text:p>4.927423</text:p>
              </table:table-cell>
              <table:table-cell office:value-type="float" office:value="0.015296">
                <text:p>0.015296</text:p>
              </table:table-cell>
              <table:table-cell office:value-type="float" office:value="0.022942">
                <text:p>0.022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0.170172">
                <text:p>0.170172</text:p>
              </table:table-cell>
              <table:table-cell office:value-type="float" office:value="0.104762">
                <text:p>0.104762</text:p>
              </table:table-cell>
              <table:table-cell office:value-type="float" office:value="4.950315">
                <text:p>4.950315</text:p>
              </table:table-cell>
              <table:table-cell office:value-type="float" office:value="0.014328">
                <text:p>0.014328</text:p>
              </table:table-cell>
              <table:table-cell office:value-type="float" office:value="0.023075">
                <text:p>0.023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0.157023">
                <text:p>0.157023</text:p>
              </table:table-cell>
              <table:table-cell office:value-type="float" office:value="0.098617">
                <text:p>0.098617</text:p>
              </table:table-cell>
              <table:table-cell office:value-type="float" office:value="4.969338">
                <text:p>4.969338</text:p>
              </table:table-cell>
              <table:table-cell office:value-type="float" office:value="0.014089">
                <text:p>0.014089</text:p>
              </table:table-cell>
              <table:table-cell office:value-type="float" office:value="0.023186">
                <text:p>0.023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0.158231">
                <text:p>0.158231</text:p>
              </table:table-cell>
              <table:table-cell office:value-type="float" office:value="0.097178">
                <text:p>0.097178</text:p>
              </table:table-cell>
              <table:table-cell office:value-type="float" office:value="5.089439">
                <text:p>5.089439</text:p>
              </table:table-cell>
              <table:table-cell office:value-type="float" office:value="0.014253">
                <text:p>0.014253</text:p>
              </table:table-cell>
              <table:table-cell office:value-type="float" office:value="0.022248">
                <text:p>0.022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0.167147">
                <text:p>0.167147</text:p>
              </table:table-cell>
              <table:table-cell office:value-type="float" office:value="0.099196">
                <text:p>0.099196</text:p>
              </table:table-cell>
              <table:table-cell office:value-type="float" office:value="5.252167">
                <text:p>5.252167</text:p>
              </table:table-cell>
              <table:table-cell office:value-type="float" office:value="0.01598">
                <text:p>0.01598</text:p>
              </table:table-cell>
              <table:table-cell office:value-type="float" office:value="0.025755">
                <text:p>0.0257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0.182124">
                <text:p>0.182124</text:p>
              </table:table-cell>
              <table:table-cell office:value-type="float" office:value="0.110453">
                <text:p>0.110453</text:p>
              </table:table-cell>
              <table:table-cell office:value-type="float" office:value="5.281321">
                <text:p>5.281321</text:p>
              </table:table-cell>
              <table:table-cell office:value-type="float" office:value="0.01486">
                <text:p>0.01486</text:p>
              </table:table-cell>
              <table:table-cell office:value-type="float" office:value="0.023104">
                <text:p>0.023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0.17452">
                <text:p>0.17452</text:p>
              </table:table-cell>
              <table:table-cell office:value-type="float" office:value="0.100711">
                <text:p>0.100711</text:p>
              </table:table-cell>
              <table:table-cell office:value-type="float" office:value="5.597456">
                <text:p>5.597456</text:p>
              </table:table-cell>
              <table:table-cell office:value-type="float" office:value="0.015478">
                <text:p>0.015478</text:p>
              </table:table-cell>
              <table:table-cell office:value-type="float" office:value="0.023042">
                <text:p>0.023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0.17298">
                <text:p>0.17298</text:p>
              </table:table-cell>
              <table:table-cell office:value-type="float" office:value="0.106308">
                <text:p>0.106308</text:p>
              </table:table-cell>
              <table:table-cell office:value-type="float" office:value="5.61172">
                <text:p>5.61172</text:p>
              </table:table-cell>
              <table:table-cell office:value-type="float" office:value="0.015815">
                <text:p>0.015815</text:p>
              </table:table-cell>
              <table:table-cell office:value-type="float" office:value="0.02361">
                <text:p>0.02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0.175073">
                <text:p>0.175073</text:p>
              </table:table-cell>
              <table:table-cell office:value-type="float" office:value="0.106444">
                <text:p>0.106444</text:p>
              </table:table-cell>
              <table:table-cell office:value-type="float" office:value="5.682199">
                <text:p>5.682199</text:p>
              </table:table-cell>
              <table:table-cell office:value-type="float" office:value="0.015577">
                <text:p>0.015577</text:p>
              </table:table-cell>
              <table:table-cell office:value-type="float" office:value="0.023663">
                <text:p>0.0236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0.180009">
                <text:p>0.180009</text:p>
              </table:table-cell>
              <table:table-cell office:value-type="float" office:value="0.107549">
                <text:p>0.107549</text:p>
              </table:table-cell>
              <table:table-cell office:value-type="float" office:value="5.911599">
                <text:p>5.911599</text:p>
              </table:table-cell>
              <table:table-cell office:value-type="float" office:value="0.016352">
                <text:p>0.016352</text:p>
              </table:table-cell>
              <table:table-cell office:value-type="float" office:value="0.025517">
                <text:p>0.025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0.181019">
                <text:p>0.181019</text:p>
              </table:table-cell>
              <table:table-cell office:value-type="float" office:value="0.108207">
                <text:p>0.108207</text:p>
              </table:table-cell>
              <table:table-cell office:value-type="float" office:value="6.123094">
                <text:p>6.123094</text:p>
              </table:table-cell>
              <table:table-cell office:value-type="float" office:value="0.016773">
                <text:p>0.016773</text:p>
              </table:table-cell>
              <table:table-cell office:value-type="float" office:value="0.024732">
                <text:p>0.024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0.191529">
                <text:p>0.191529</text:p>
              </table:table-cell>
              <table:table-cell office:value-type="float" office:value="0.110389">
                <text:p>0.110389</text:p>
              </table:table-cell>
              <table:table-cell office:value-type="float" office:value="6.345829">
                <text:p>6.345829</text:p>
              </table:table-cell>
              <table:table-cell office:value-type="float" office:value="0.016225">
                <text:p>0.016225</text:p>
              </table:table-cell>
              <table:table-cell office:value-type="float" office:value="0.024942">
                <text:p>0.024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0.196807">
                <text:p>0.196807</text:p>
              </table:table-cell>
              <table:table-cell office:value-type="float" office:value="0.113527">
                <text:p>0.113527</text:p>
              </table:table-cell>
              <table:table-cell office:value-type="float" office:value="6.516661">
                <text:p>6.516661</text:p>
              </table:table-cell>
              <table:table-cell office:value-type="float" office:value="0.017145">
                <text:p>0.017145</text:p>
              </table:table-cell>
              <table:table-cell office:value-type="float" office:value="0.026245">
                <text:p>0.026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0.198316">
                <text:p>0.198316</text:p>
              </table:table-cell>
              <table:table-cell office:value-type="float" office:value="0.11445">
                <text:p>0.11445</text:p>
              </table:table-cell>
              <table:table-cell office:value-type="float" office:value="6.685707">
                <text:p>6.685707</text:p>
              </table:table-cell>
              <table:table-cell office:value-type="float" office:value="0.017243">
                <text:p>0.017243</text:p>
              </table:table-cell>
              <table:table-cell office:value-type="float" office:value="0.025596">
                <text:p>0.025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0.205826">
                <text:p>0.205826</text:p>
              </table:table-cell>
              <table:table-cell office:value-type="float" office:value="0.117384">
                <text:p>0.117384</text:p>
              </table:table-cell>
              <table:table-cell office:value-type="float" office:value="6.709426">
                <text:p>6.709426</text:p>
              </table:table-cell>
              <table:table-cell office:value-type="float" office:value="0.016948">
                <text:p>0.016948</text:p>
              </table:table-cell>
              <table:table-cell office:value-type="float" office:value="0.026363">
                <text:p>0.026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0.197517">
                <text:p>0.197517</text:p>
              </table:table-cell>
              <table:table-cell office:value-type="float" office:value="0.114649">
                <text:p>0.114649</text:p>
              </table:table-cell>
              <table:table-cell office:value-type="float" office:value="6.836395">
                <text:p>6.836395</text:p>
              </table:table-cell>
              <table:table-cell office:value-type="float" office:value="0.01697">
                <text:p>0.01697</text:p>
              </table:table-cell>
              <table:table-cell office:value-type="float" office:value="0.026262">
                <text:p>0.026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0.206617">
                <text:p>0.206617</text:p>
              </table:table-cell>
              <table:table-cell office:value-type="float" office:value="0.115618">
                <text:p>0.115618</text:p>
              </table:table-cell>
              <table:table-cell office:value-type="float" office:value="6.971514">
                <text:p>6.971514</text:p>
              </table:table-cell>
              <table:table-cell office:value-type="float" office:value="0.017677">
                <text:p>0.017677</text:p>
              </table:table-cell>
              <table:table-cell office:value-type="float" office:value="0.026592">
                <text:p>0.026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0.205462">
                <text:p>0.205462</text:p>
              </table:table-cell>
              <table:table-cell office:value-type="float" office:value="0.11945">
                <text:p>0.11945</text:p>
              </table:table-cell>
              <table:table-cell office:value-type="float" office:value="7.098434">
                <text:p>7.098434</text:p>
              </table:table-cell>
              <table:table-cell office:value-type="float" office:value="0.018369">
                <text:p>0.018369</text:p>
              </table:table-cell>
              <table:table-cell office:value-type="float" office:value="0.027389">
                <text:p>0.027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0.207631">
                <text:p>0.207631</text:p>
              </table:table-cell>
              <table:table-cell office:value-type="float" office:value="0.12062">
                <text:p>0.12062</text:p>
              </table:table-cell>
              <table:table-cell office:value-type="float" office:value="7.31377">
                <text:p>7.31377</text:p>
              </table:table-cell>
              <table:table-cell office:value-type="float" office:value="0.018097">
                <text:p>0.018097</text:p>
              </table:table-cell>
              <table:table-cell office:value-type="float" office:value="0.027303">
                <text:p>0.027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0.211963">
                <text:p>0.211963</text:p>
              </table:table-cell>
              <table:table-cell office:value-type="float" office:value="0.121957">
                <text:p>0.121957</text:p>
              </table:table-cell>
              <table:table-cell office:value-type="float" office:value="7.470063">
                <text:p>7.470063</text:p>
              </table:table-cell>
              <table:table-cell office:value-type="float" office:value="0.018546">
                <text:p>0.018546</text:p>
              </table:table-cell>
              <table:table-cell office:value-type="float" office:value="0.027704">
                <text:p>0.0277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0.215372">
                <text:p>0.215372</text:p>
              </table:table-cell>
              <table:table-cell office:value-type="float" office:value="0.123966">
                <text:p>0.123966</text:p>
              </table:table-cell>
              <table:table-cell office:value-type="float" office:value="7.623853">
                <text:p>7.623853</text:p>
              </table:table-cell>
              <table:table-cell office:value-type="float" office:value="0.018363">
                <text:p>0.018363</text:p>
              </table:table-cell>
              <table:table-cell office:value-type="float" office:value="0.027945">
                <text:p>0.027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0.223626">
                <text:p>0.223626</text:p>
              </table:table-cell>
              <table:table-cell office:value-type="float" office:value="0.123581">
                <text:p>0.123581</text:p>
              </table:table-cell>
              <table:table-cell office:value-type="float" office:value="7.80791">
                <text:p>7.80791</text:p>
              </table:table-cell>
              <table:table-cell office:value-type="float" office:value="0.018439">
                <text:p>0.018439</text:p>
              </table:table-cell>
              <table:table-cell office:value-type="float" office:value="0.030209">
                <text:p>0.030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0.233706">
                <text:p>0.233706</text:p>
              </table:table-cell>
              <table:table-cell office:value-type="float" office:value="0.12573">
                <text:p>0.12573</text:p>
              </table:table-cell>
              <table:table-cell office:value-type="float" office:value="8.016685">
                <text:p>8.016685</text:p>
              </table:table-cell>
              <table:table-cell office:value-type="float" office:value="0.018733">
                <text:p>0.018733</text:p>
              </table:table-cell>
              <table:table-cell office:value-type="float" office:value="0.028547">
                <text:p>0.028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0.234515">
                <text:p>0.234515</text:p>
              </table:table-cell>
              <table:table-cell office:value-type="float" office:value="0.127852">
                <text:p>0.127852</text:p>
              </table:table-cell>
              <table:table-cell office:value-type="float" office:value="8.254334">
                <text:p>8.254334</text:p>
              </table:table-cell>
              <table:table-cell office:value-type="float" office:value="0.019104">
                <text:p>0.019104</text:p>
              </table:table-cell>
              <table:table-cell office:value-type="float" office:value="0.029489">
                <text:p>0.029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0.238542">
                <text:p>0.238542</text:p>
              </table:table-cell>
              <table:table-cell office:value-type="float" office:value="0.127835">
                <text:p>0.127835</text:p>
              </table:table-cell>
              <table:table-cell office:value-type="float" office:value="8.322054">
                <text:p>8.322054</text:p>
              </table:table-cell>
              <table:table-cell office:value-type="float" office:value="0.019434">
                <text:p>0.019434</text:p>
              </table:table-cell>
              <table:table-cell office:value-type="float" office:value="0.029343">
                <text:p>0.0293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0.240207">
                <text:p>0.240207</text:p>
              </table:table-cell>
              <table:table-cell office:value-type="float" office:value="0.132739">
                <text:p>0.132739</text:p>
              </table:table-cell>
              <table:table-cell office:value-type="float" office:value="8.475364">
                <text:p>8.475364</text:p>
              </table:table-cell>
              <table:table-cell office:value-type="float" office:value="0.019522">
                <text:p>0.019522</text:p>
              </table:table-cell>
              <table:table-cell office:value-type="float" office:value="0.031201">
                <text:p>0.031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0.240069">
                <text:p>0.240069</text:p>
              </table:table-cell>
              <table:table-cell office:value-type="float" office:value="0.132006">
                <text:p>0.132006</text:p>
              </table:table-cell>
              <table:table-cell office:value-type="float" office:value="8.713431">
                <text:p>8.713431</text:p>
              </table:table-cell>
              <table:table-cell office:value-type="float" office:value="0.0201">
                <text:p>0.0201</text:p>
              </table:table-cell>
              <table:table-cell office:value-type="float" office:value="0.030145">
                <text:p>0.030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0.246046">
                <text:p>0.246046</text:p>
              </table:table-cell>
              <table:table-cell office:value-type="float" office:value="0.130836">
                <text:p>0.130836</text:p>
              </table:table-cell>
              <table:table-cell office:value-type="float" office:value="8.87022">
                <text:p>8.87022</text:p>
              </table:table-cell>
              <table:table-cell office:value-type="float" office:value="0.020233">
                <text:p>0.020233</text:p>
              </table:table-cell>
              <table:table-cell office:value-type="float" office:value="0.031163">
                <text:p>0.031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0.249659">
                <text:p>0.249659</text:p>
              </table:table-cell>
              <table:table-cell office:value-type="float" office:value="0.133579">
                <text:p>0.133579</text:p>
              </table:table-cell>
              <table:table-cell office:value-type="float" office:value="9.069578">
                <text:p>9.069578</text:p>
              </table:table-cell>
              <table:table-cell office:value-type="float" office:value="0.020156">
                <text:p>0.020156</text:p>
              </table:table-cell>
              <table:table-cell office:value-type="float" office:value="0.031195">
                <text:p>0.031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0.256311">
                <text:p>0.256311</text:p>
              </table:table-cell>
              <table:table-cell office:value-type="float" office:value="0.137271">
                <text:p>0.137271</text:p>
              </table:table-cell>
              <table:table-cell office:value-type="float" office:value="9.26694">
                <text:p>9.26694</text:p>
              </table:table-cell>
              <table:table-cell office:value-type="float" office:value="0.020063">
                <text:p>0.020063</text:p>
              </table:table-cell>
              <table:table-cell office:value-type="float" office:value="0.032755">
                <text:p>0.032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0.255806">
                <text:p>0.255806</text:p>
              </table:table-cell>
              <table:table-cell office:value-type="float" office:value="0.135976">
                <text:p>0.135976</text:p>
              </table:table-cell>
              <table:table-cell office:value-type="float" office:value="9.372297">
                <text:p>9.372297</text:p>
              </table:table-cell>
              <table:table-cell office:value-type="float" office:value="0.020948">
                <text:p>0.020948</text:p>
              </table:table-cell>
              <table:table-cell office:value-type="float" office:value="0.033249">
                <text:p>0.0332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0.261785">
                <text:p>0.261785</text:p>
              </table:table-cell>
              <table:table-cell office:value-type="float" office:value="0.137396">
                <text:p>0.137396</text:p>
              </table:table-cell>
              <table:table-cell office:value-type="float" office:value="9.56079">
                <text:p>9.56079</text:p>
              </table:table-cell>
              <table:table-cell office:value-type="float" office:value="0.020709">
                <text:p>0.020709</text:p>
              </table:table-cell>
              <table:table-cell office:value-type="float" office:value="0.033329">
                <text:p>0.0333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0.265837">
                <text:p>0.265837</text:p>
              </table:table-cell>
              <table:table-cell office:value-type="float" office:value="0.140141">
                <text:p>0.140141</text:p>
              </table:table-cell>
              <table:table-cell office:value-type="float" office:value="9.711005">
                <text:p>9.711005</text:p>
              </table:table-cell>
              <table:table-cell office:value-type="float" office:value="0.021237">
                <text:p>0.021237</text:p>
              </table:table-cell>
              <table:table-cell office:value-type="float" office:value="0.031595">
                <text:p>0.031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0.268752">
                <text:p>0.268752</text:p>
              </table:table-cell>
              <table:table-cell office:value-type="float" office:value="0.141525">
                <text:p>0.141525</text:p>
              </table:table-cell>
              <table:table-cell office:value-type="float" office:value="10.040297">
                <text:p>10.040297</text:p>
              </table:table-cell>
              <table:table-cell office:value-type="float" office:value="0.021096">
                <text:p>0.021096</text:p>
              </table:table-cell>
              <table:table-cell office:value-type="float" office:value="0.032522">
                <text:p>0.032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0.275441">
                <text:p>0.275441</text:p>
              </table:table-cell>
              <table:table-cell office:value-type="float" office:value="0.143872">
                <text:p>0.143872</text:p>
              </table:table-cell>
              <table:table-cell office:value-type="float" office:value="10.185148">
                <text:p>10.185148</text:p>
              </table:table-cell>
              <table:table-cell office:value-type="float" office:value="0.021405">
                <text:p>0.021405</text:p>
              </table:table-cell>
              <table:table-cell office:value-type="float" office:value="0.034523">
                <text:p>0.034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0.28689">
                <text:p>0.28689</text:p>
              </table:table-cell>
              <table:table-cell office:value-type="float" office:value="0.142732">
                <text:p>0.142732</text:p>
              </table:table-cell>
              <table:table-cell office:value-type="float" office:value="10.377871">
                <text:p>10.377871</text:p>
              </table:table-cell>
              <table:table-cell office:value-type="float" office:value="0.021585">
                <text:p>0.021585</text:p>
              </table:table-cell>
              <table:table-cell office:value-type="float" office:value="0.033267">
                <text:p>0.033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0.290047">
                <text:p>0.290047</text:p>
              </table:table-cell>
              <table:table-cell office:value-type="float" office:value="0.147073">
                <text:p>0.147073</text:p>
              </table:table-cell>
              <table:table-cell office:value-type="float" office:value="10.552551">
                <text:p>10.552551</text:p>
              </table:table-cell>
              <table:table-cell office:value-type="float" office:value="0.021601">
                <text:p>0.021601</text:p>
              </table:table-cell>
              <table:table-cell office:value-type="float" office:value="0.033127">
                <text:p>0.033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0.297442">
                <text:p>0.297442</text:p>
              </table:table-cell>
              <table:table-cell office:value-type="float" office:value="0.147551">
                <text:p>0.147551</text:p>
              </table:table-cell>
              <table:table-cell office:value-type="float" office:value="10.769714">
                <text:p>10.769714</text:p>
              </table:table-cell>
              <table:table-cell office:value-type="float" office:value="0.022011">
                <text:p>0.022011</text:p>
              </table:table-cell>
              <table:table-cell office:value-type="float" office:value="0.03386">
                <text:p>0.03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2cm" svg:height="11.784cm" xlink:href=".." xlink:type="simple" chart:class="chart:scatter" chart:column-mapping="0 1 2 3 4" chart:style-name="ch1">
        <chart:title svg:x="6.092cm" svg:y="0.371cm" chart:style-name="ch2">
          <text:p>Matrix-vector multiplication</text:p>
        </chart:title>
        <chart:legend chart:legend-position="end" svg:x="11.212cm" svg:y="7.2cm" style:legend-expansion="custom" chartooo:width="5.868cm" chartooo:height="2.201cm" style:legend-expansion-aspect-ratio="2.66606088141754" chart:style-name="ch3"/>
        <chart:plot-area chart:style-name="ch4" table:cell-range-address="'Output Data'.A105:'Output Data'.F205" chart:data-source-has-labels="both" svg:x="1.365cm" svg:y="1.385cm" svg:width="15.711cm" svg:height="9.182cm">
          <chartooo:coordinate-region svg:x="2.648cm" svg:y="1.584cm" svg:width="14.148cm" svg:height="8.336cm"/>
          <chart:axis chart:dimension="x" chart:name="primary-x" chart:style-name="ch5" chartooo:axis-type="auto">
            <chart:title svg:x="8.051cm" svg:y="10.802cm" chart:style-name="ch6">
              <text:p>Dimension [ms]</text:p>
            </chart:title>
            <chart:categories table:cell-range-address="'Output Data'.A106:'Output Data'.A205"/>
            <chart:grid chart:style-name="ch7" chart:class="major"/>
          </chart:axis>
          <chart:axis chart:dimension="y" chart:name="primary-y" chart:style-name="ch8">
            <chart:title svg:x="0.451cm" svg:y="6.721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106:'Output Data'.B205" chart:label-cell-address="'Output Data'.B105:'Output Data'.B105" chart:class="chart:scatter">
            <chart:domain table:cell-range-address="'Output Data'.A106:'Output Data'.A205"/>
            <chart:data-point chart:repeated="100"/>
          </chart:series>
          <chart:series chart:style-name="ch11" chart:values-cell-range-address="'Output Data'.C106:'Output Data'.C205" chart:label-cell-address="'Output Data'.C105:'Output Data'.C105" chart:class="chart:scatter">
            <chart:data-point chart:repeated="100"/>
          </chart:series>
          <chart:series chart:style-name="ch12" chart:values-cell-range-address="'Output Data'.D106:'Output Data'.D205" chart:label-cell-address="'Output Data'.D105:'Output Data'.D105" chart:class="chart:scatter">
            <chart:data-point chart:repeated="100"/>
          </chart:series>
          <chart:series chart:style-name="ch13" chart:values-cell-range-address="'Output Data'.E106:'Output Data'.E205" chart:label-cell-address="'Output Data'.E105:'Output Data'.E105" chart:class="chart:scatter">
            <chart:data-point chart:repeated="100"/>
          </chart:series>
          <chart:series chart:style-name="ch14" chart:values-cell-range-address="'Output Data'.F106:'Output Data'.F205" chart:label-cell-address="'Output Data'.F105:'Output Data'.F105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 (Threads: 1)</text:p>
                <draw:g>
                  <svg:desc>'Output Data'.B105:'Output Data'.B105</svg:desc>
                </draw:g>
              </table:table-cell>
              <table:table-cell office:value-type="string">
                <text:p>Dense (Threads: 2)</text:p>
                <draw:g>
                  <svg:desc>'Output Data'.C105:'Output Data'.C105</svg:desc>
                </draw:g>
              </table:table-cell>
              <table:table-cell office:value-type="string">
                <text:p>Dense (Threads: 3)</text:p>
                <draw:g>
                  <svg:desc>'Output Data'.D105:'Output Data'.D105</svg:desc>
                </draw:g>
              </table:table-cell>
              <table:table-cell office:value-type="string">
                <text:p>Dense (Threads: 4)</text:p>
                <draw:g>
                  <svg:desc>'Output Data'.E105:'Output Data'.E105</svg:desc>
                </draw:g>
              </table:table-cell>
              <table:table-cell office:value-type="string">
                <text:p>Sparse</text:p>
                <draw:g>
                  <svg:desc>'Output Data'.F105:'Output Data'.F10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Output Data'.A106:'Output Data'.A205</svg:desc>
                </draw:g>
              </table:table-cell>
              <table:table-cell office:value-type="float" office:value="8">
                <text:p>8</text:p>
                <draw:g>
                  <svg:desc>'Output Data'.A106:'Output Data'.A205</svg:desc>
                </draw:g>
              </table:table-cell>
              <table:table-cell office:value-type="float" office:value="0.0002">
                <text:p>0.0002</text:p>
                <draw:g>
                  <svg:desc>'Output Data'.B106:'Output Data'.B205</svg:desc>
                </draw:g>
              </table:table-cell>
              <table:table-cell office:value-type="float" office:value="0.00018">
                <text:p>0.00018</text:p>
                <draw:g>
                  <svg:desc>'Output Data'.C106:'Output Data'.C205</svg:desc>
                </draw:g>
              </table:table-cell>
              <table:table-cell office:value-type="float" office:value="0.000179">
                <text:p>0.000179</text:p>
                <draw:g>
                  <svg:desc>'Output Data'.D106:'Output Data'.D205</svg:desc>
                </draw:g>
              </table:table-cell>
              <table:table-cell office:value-type="float" office:value="0.000178">
                <text:p>0.000178</text:p>
                <draw:g>
                  <svg:desc>'Output Data'.E106:'Output Data'.E205</svg:desc>
                </draw:g>
              </table:table-cell>
              <table:table-cell office:value-type="float" office:value="0.000268">
                <text:p>0.000268</text:p>
                <draw:g>
                  <svg:desc>'Output Data'.F106:'Output Data'.F205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253">
                <text:p>0.000253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295">
                <text:p>0.000295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491">
                <text:p>0.00049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755">
                <text:p>0.000755</text:p>
              </table:table-cell>
              <table:table-cell office:value-type="float" office:value="0.000748">
                <text:p>0.000748</text:p>
              </table:table-cell>
              <table:table-cell office:value-type="float" office:value="0.00118">
                <text:p>0.00118</text:p>
              </table:table-cell>
              <table:table-cell office:value-type="float" office:value="0.000747">
                <text:p>0.000747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954">
                <text:p>0.000954</text:p>
              </table:table-cell>
              <table:table-cell office:value-type="float" office:value="0.000956">
                <text:p>0.000956</text:p>
              </table:table-cell>
              <table:table-cell office:value-type="float" office:value="0.001442">
                <text:p>0.001442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1112">
                <text:p>0.001112</text:p>
              </table:table-cell>
              <table:table-cell office:value-type="float" office:value="0.001103">
                <text:p>0.001103</text:p>
              </table:table-cell>
              <table:table-cell office:value-type="float" office:value="0.001109">
                <text:p>0.001109</text:p>
              </table:table-cell>
              <table:table-cell office:value-type="float" office:value="0.001103">
                <text:p>0.001103</text:p>
              </table:table-cell>
              <table:table-cell office:value-type="float" office:value="0.001182">
                <text:p>0.0011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815">
                <text:p>0.001815</text:p>
              </table:table-cell>
              <table:table-cell office:value-type="float" office:value="0.001358">
                <text:p>0.00135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497">
                <text:p>0.001497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92">
                <text:p>0.001492</text:p>
              </table:table-cell>
              <table:table-cell office:value-type="float" office:value="0.001698">
                <text:p>0.001698</text:p>
              </table:table-cell>
              <table:table-cell office:value-type="float" office:value="0.001375">
                <text:p>0.0013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1776">
                <text:p>0.001776</text:p>
              </table:table-cell>
              <table:table-cell office:value-type="float" office:value="0.001765">
                <text:p>0.001765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767">
                <text:p>0.001767</text:p>
              </table:table-cell>
              <table:table-cell office:value-type="float" office:value="0.001492">
                <text:p>0.0014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2061">
                <text:p>0.002061</text:p>
              </table:table-cell>
              <table:table-cell office:value-type="float" office:value="0.002052">
                <text:p>0.002052</text:p>
              </table:table-cell>
              <table:table-cell office:value-type="float" office:value="0.002065">
                <text:p>0.002065</text:p>
              </table:table-cell>
              <table:table-cell office:value-type="float" office:value="0.002042">
                <text:p>0.002042</text:p>
              </table:table-cell>
              <table:table-cell office:value-type="float" office:value="0.002342">
                <text:p>0.0023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2637">
                <text:p>0.002637</text:p>
              </table:table-cell>
              <table:table-cell office:value-type="float" office:value="0.002629">
                <text:p>0.002629</text:p>
              </table:table-cell>
              <table:table-cell office:value-type="float" office:value="0.002865">
                <text:p>0.002865</text:p>
              </table:table-cell>
              <table:table-cell office:value-type="float" office:value="0.002616">
                <text:p>0.002616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743">
                <text:p>0.003743</text:p>
              </table:table-cell>
              <table:table-cell office:value-type="float" office:value="0.002088">
                <text:p>0.0020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968">
                <text:p>0.003968</text:p>
              </table:table-cell>
              <table:table-cell office:value-type="float" office:value="0.004899">
                <text:p>0.004899</text:p>
              </table:table-cell>
              <table:table-cell office:value-type="float" office:value="0.004045">
                <text:p>0.004045</text:p>
              </table:table-cell>
              <table:table-cell office:value-type="float" office:value="0.004058">
                <text:p>0.004058</text:p>
              </table:table-cell>
              <table:table-cell office:value-type="float" office:value="0.002386">
                <text:p>0.0023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4638">
                <text:p>0.004638</text:p>
              </table:table-cell>
              <table:table-cell office:value-type="float" office:value="0.004614">
                <text:p>0.004614</text:p>
              </table:table-cell>
              <table:table-cell office:value-type="float" office:value="0.004673">
                <text:p>0.004673</text:p>
              </table:table-cell>
              <table:table-cell office:value-type="float" office:value="0.004677">
                <text:p>0.004677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501">
                <text:p>0.00501</text:p>
              </table:table-cell>
              <table:table-cell office:value-type="float" office:value="0.006021">
                <text:p>0.006021</text:p>
              </table:table-cell>
              <table:table-cell office:value-type="float" office:value="0.005009">
                <text:p>0.005009</text:p>
              </table:table-cell>
              <table:table-cell office:value-type="float" office:value="0.004983">
                <text:p>0.004983</text:p>
              </table:table-cell>
              <table:table-cell office:value-type="float" office:value="0.002103">
                <text:p>0.0021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806">
                <text:p>0.005806</text:p>
              </table:table-cell>
              <table:table-cell office:value-type="float" office:value="0.006136">
                <text:p>0.006136</text:p>
              </table:table-cell>
              <table:table-cell office:value-type="float" office:value="0.005794">
                <text:p>0.005794</text:p>
              </table:table-cell>
              <table:table-cell office:value-type="float" office:value="0.005836">
                <text:p>0.005836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637">
                <text:p>0.00637</text:p>
              </table:table-cell>
              <table:table-cell office:value-type="float" office:value="0.006228">
                <text:p>0.006228</text:p>
              </table:table-cell>
              <table:table-cell office:value-type="float" office:value="0.006267">
                <text:p>0.006267</text:p>
              </table:table-cell>
              <table:table-cell office:value-type="float" office:value="0.00629">
                <text:p>0.00629</text:p>
              </table:table-cell>
              <table:table-cell office:value-type="float" office:value="0.002354">
                <text:p>0.00235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155">
                <text:p>0.007155</text:p>
              </table:table-cell>
              <table:table-cell office:value-type="float" office:value="0.007669">
                <text:p>0.007669</text:p>
              </table:table-cell>
              <table:table-cell office:value-type="float" office:value="0.007094">
                <text:p>0.007094</text:p>
              </table:table-cell>
              <table:table-cell office:value-type="float" office:value="0.008311">
                <text:p>0.008311</text:p>
              </table:table-cell>
              <table:table-cell office:value-type="float" office:value="0.002466">
                <text:p>0.00246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7131">
                <text:p>0.007131</text:p>
              </table:table-cell>
              <table:table-cell office:value-type="float" office:value="0.007413">
                <text:p>0.007413</text:p>
              </table:table-cell>
              <table:table-cell office:value-type="float" office:value="0.007126">
                <text:p>0.007126</text:p>
              </table:table-cell>
              <table:table-cell office:value-type="float" office:value="0.007825">
                <text:p>0.007825</text:p>
              </table:table-cell>
              <table:table-cell office:value-type="float" office:value="0.003186">
                <text:p>0.00318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8474">
                <text:p>0.008474</text:p>
              </table:table-cell>
              <table:table-cell office:value-type="float" office:value="0.008442">
                <text:p>0.008442</text:p>
              </table:table-cell>
              <table:table-cell office:value-type="float" office:value="0.008378">
                <text:p>0.008378</text:p>
              </table:table-cell>
              <table:table-cell office:value-type="float" office:value="0.008359">
                <text:p>0.008359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858">
                <text:p>0.00858</text:p>
              </table:table-cell>
              <table:table-cell office:value-type="float" office:value="0.008604">
                <text:p>0.008604</text:p>
              </table:table-cell>
              <table:table-cell office:value-type="float" office:value="0.008578">
                <text:p>0.008578</text:p>
              </table:table-cell>
              <table:table-cell office:value-type="float" office:value="0.008594">
                <text:p>0.008594</text:p>
              </table:table-cell>
              <table:table-cell office:value-type="float" office:value="0.002711">
                <text:p>0.00271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4408">
                <text:p>0.014408</text:p>
              </table:table-cell>
              <table:table-cell office:value-type="float" office:value="0.013694">
                <text:p>0.013694</text:p>
              </table:table-cell>
              <table:table-cell office:value-type="float" office:value="0.014765">
                <text:p>0.014765</text:p>
              </table:table-cell>
              <table:table-cell office:value-type="float" office:value="0.0136">
                <text:p>0.0136</text:p>
              </table:table-cell>
              <table:table-cell office:value-type="float" office:value="0.002959">
                <text:p>0.00295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1804">
                <text:p>0.011804</text:p>
              </table:table-cell>
              <table:table-cell office:value-type="float" office:value="0.011317">
                <text:p>0.011317</text:p>
              </table:table-cell>
              <table:table-cell office:value-type="float" office:value="0.011389">
                <text:p>0.011389</text:p>
              </table:table-cell>
              <table:table-cell office:value-type="float" office:value="0.012128">
                <text:p>0.012128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3277">
                <text:p>0.013277</text:p>
              </table:table-cell>
              <table:table-cell office:value-type="float" office:value="0.012563">
                <text:p>0.012563</text:p>
              </table:table-cell>
              <table:table-cell office:value-type="float" office:value="0.013226">
                <text:p>0.013226</text:p>
              </table:table-cell>
              <table:table-cell office:value-type="float" office:value="0.012716">
                <text:p>0.012716</text:p>
              </table:table-cell>
              <table:table-cell office:value-type="float" office:value="0.003034">
                <text:p>0.0030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6136">
                <text:p>0.016136</text:p>
              </table:table-cell>
              <table:table-cell office:value-type="float" office:value="0.016888">
                <text:p>0.016888</text:p>
              </table:table-cell>
              <table:table-cell office:value-type="float" office:value="0.017769">
                <text:p>0.017769</text:p>
              </table:table-cell>
              <table:table-cell office:value-type="float" office:value="0.01636">
                <text:p>0.01636</text:p>
              </table:table-cell>
              <table:table-cell office:value-type="float" office:value="0.003154">
                <text:p>0.0031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7993">
                <text:p>0.017993</text:p>
              </table:table-cell>
              <table:table-cell office:value-type="float" office:value="0.018097">
                <text:p>0.018097</text:p>
              </table:table-cell>
              <table:table-cell office:value-type="float" office:value="0.017604">
                <text:p>0.017604</text:p>
              </table:table-cell>
              <table:table-cell office:value-type="float" office:value="0.018724">
                <text:p>0.018724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18406">
                <text:p>0.018406</text:p>
              </table:table-cell>
              <table:table-cell office:value-type="float" office:value="0.019494">
                <text:p>0.019494</text:p>
              </table:table-cell>
              <table:table-cell office:value-type="float" office:value="0.018257">
                <text:p>0.018257</text:p>
              </table:table-cell>
              <table:table-cell office:value-type="float" office:value="0.020425">
                <text:p>0.020425</text:p>
              </table:table-cell>
              <table:table-cell office:value-type="float" office:value="0.003584">
                <text:p>0.0035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16473">
                <text:p>0.016473</text:p>
              </table:table-cell>
              <table:table-cell office:value-type="float" office:value="0.015706">
                <text:p>0.015706</text:p>
              </table:table-cell>
              <table:table-cell office:value-type="float" office:value="0.015721">
                <text:p>0.015721</text:p>
              </table:table-cell>
              <table:table-cell office:value-type="float" office:value="0.015514">
                <text:p>0.015514</text:p>
              </table:table-cell>
              <table:table-cell office:value-type="float" office:value="0.003667">
                <text:p>0.0036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16263">
                <text:p>0.016263</text:p>
              </table:table-cell>
              <table:table-cell office:value-type="float" office:value="0.017572">
                <text:p>0.017572</text:p>
              </table:table-cell>
              <table:table-cell office:value-type="float" office:value="0.016089">
                <text:p>0.016089</text:p>
              </table:table-cell>
              <table:table-cell office:value-type="float" office:value="0.016149">
                <text:p>0.016149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17778">
                <text:p>0.017778</text:p>
              </table:table-cell>
              <table:table-cell office:value-type="float" office:value="0.017535">
                <text:p>0.017535</text:p>
              </table:table-cell>
              <table:table-cell office:value-type="float" office:value="0.018558">
                <text:p>0.018558</text:p>
              </table:table-cell>
              <table:table-cell office:value-type="float" office:value="0.017744">
                <text:p>0.017744</text:p>
              </table:table-cell>
              <table:table-cell office:value-type="float" office:value="0.004061">
                <text:p>0.0040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20092">
                <text:p>0.020092</text:p>
              </table:table-cell>
              <table:table-cell office:value-type="float" office:value="0.017762">
                <text:p>0.017762</text:p>
              </table:table-cell>
              <table:table-cell office:value-type="float" office:value="0.018705">
                <text:p>0.018705</text:p>
              </table:table-cell>
              <table:table-cell office:value-type="float" office:value="0.018571">
                <text:p>0.018571</text:p>
              </table:table-cell>
              <table:table-cell office:value-type="float" office:value="0.004118">
                <text:p>0.00411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19515">
                <text:p>0.019515</text:p>
              </table:table-cell>
              <table:table-cell office:value-type="float" office:value="0.019901">
                <text:p>0.019901</text:p>
              </table:table-cell>
              <table:table-cell office:value-type="float" office:value="0.019691">
                <text:p>0.019691</text:p>
              </table:table-cell>
              <table:table-cell office:value-type="float" office:value="0.023369">
                <text:p>0.023369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1006">
                <text:p>0.021006</text:p>
              </table:table-cell>
              <table:table-cell office:value-type="float" office:value="0.020238">
                <text:p>0.020238</text:p>
              </table:table-cell>
              <table:table-cell office:value-type="float" office:value="0.019981">
                <text:p>0.019981</text:p>
              </table:table-cell>
              <table:table-cell office:value-type="float" office:value="0.02092">
                <text:p>0.02092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21568">
                <text:p>0.021568</text:p>
              </table:table-cell>
              <table:table-cell office:value-type="float" office:value="0.021978">
                <text:p>0.021978</text:p>
              </table:table-cell>
              <table:table-cell office:value-type="float" office:value="0.021775">
                <text:p>0.021775</text:p>
              </table:table-cell>
              <table:table-cell office:value-type="float" office:value="0.0229">
                <text:p>0.0229</text:p>
              </table:table-cell>
              <table:table-cell office:value-type="float" office:value="0.006318">
                <text:p>0.00631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22644">
                <text:p>0.022644</text:p>
              </table:table-cell>
              <table:table-cell office:value-type="float" office:value="0.023624">
                <text:p>0.023624</text:p>
              </table:table-cell>
              <table:table-cell office:value-type="float" office:value="0.022166">
                <text:p>0.022166</text:p>
              </table:table-cell>
              <table:table-cell office:value-type="float" office:value="0.023367">
                <text:p>0.023367</text:p>
              </table:table-cell>
              <table:table-cell office:value-type="float" office:value="0.004761">
                <text:p>0.0047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4022">
                <text:p>0.024022</text:p>
              </table:table-cell>
              <table:table-cell office:value-type="float" office:value="0.024138">
                <text:p>0.024138</text:p>
              </table:table-cell>
              <table:table-cell office:value-type="float" office:value="0.025293">
                <text:p>0.025293</text:p>
              </table:table-cell>
              <table:table-cell office:value-type="float" office:value="0.025487">
                <text:p>0.025487</text:p>
              </table:table-cell>
              <table:table-cell office:value-type="float" office:value="0.004841">
                <text:p>0.00484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24621">
                <text:p>0.024621</text:p>
              </table:table-cell>
              <table:table-cell office:value-type="float" office:value="0.025085">
                <text:p>0.025085</text:p>
              </table:table-cell>
              <table:table-cell office:value-type="float" office:value="0.026108">
                <text:p>0.026108</text:p>
              </table:table-cell>
              <table:table-cell office:value-type="float" office:value="0.024497">
                <text:p>0.024497</text:p>
              </table:table-cell>
              <table:table-cell office:value-type="float" office:value="0.005135">
                <text:p>0.00513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26419">
                <text:p>0.026419</text:p>
              </table:table-cell>
              <table:table-cell office:value-type="float" office:value="0.027656">
                <text:p>0.027656</text:p>
              </table:table-cell>
              <table:table-cell office:value-type="float" office:value="0.029013">
                <text:p>0.029013</text:p>
              </table:table-cell>
              <table:table-cell office:value-type="float" office:value="0.027854">
                <text:p>0.027854</text:p>
              </table:table-cell>
              <table:table-cell office:value-type="float" office:value="0.004899">
                <text:p>0.0048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27521">
                <text:p>0.027521</text:p>
              </table:table-cell>
              <table:table-cell office:value-type="float" office:value="0.026772">
                <text:p>0.026772</text:p>
              </table:table-cell>
              <table:table-cell office:value-type="float" office:value="0.02726">
                <text:p>0.02726</text:p>
              </table:table-cell>
              <table:table-cell office:value-type="float" office:value="0.028164">
                <text:p>0.028164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31619">
                <text:p>0.031619</text:p>
              </table:table-cell>
              <table:table-cell office:value-type="float" office:value="0.029658">
                <text:p>0.029658</text:p>
              </table:table-cell>
              <table:table-cell office:value-type="float" office:value="0.029156">
                <text:p>0.029156</text:p>
              </table:table-cell>
              <table:table-cell office:value-type="float" office:value="0.029983">
                <text:p>0.029983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31181">
                <text:p>0.031181</text:p>
              </table:table-cell>
              <table:table-cell office:value-type="float" office:value="0.030809">
                <text:p>0.030809</text:p>
              </table:table-cell>
              <table:table-cell office:value-type="float" office:value="0.028776">
                <text:p>0.028776</text:p>
              </table:table-cell>
              <table:table-cell office:value-type="float" office:value="0.030588">
                <text:p>0.030588</text:p>
              </table:table-cell>
              <table:table-cell office:value-type="float" office:value="0.005564">
                <text:p>0.00556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3275">
                <text:p>0.03275</text:p>
              </table:table-cell>
              <table:table-cell office:value-type="float" office:value="0.03277">
                <text:p>0.03277</text:p>
              </table:table-cell>
              <table:table-cell office:value-type="float" office:value="0.033958">
                <text:p>0.033958</text:p>
              </table:table-cell>
              <table:table-cell office:value-type="float" office:value="0.031894">
                <text:p>0.031894</text:p>
              </table:table-cell>
              <table:table-cell office:value-type="float" office:value="0.006187">
                <text:p>0.0061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34482">
                <text:p>0.034482</text:p>
              </table:table-cell>
              <table:table-cell office:value-type="float" office:value="0.032965">
                <text:p>0.032965</text:p>
              </table:table-cell>
              <table:table-cell office:value-type="float" office:value="0.032344">
                <text:p>0.032344</text:p>
              </table:table-cell>
              <table:table-cell office:value-type="float" office:value="0.032578">
                <text:p>0.032578</text:p>
              </table:table-cell>
              <table:table-cell office:value-type="float" office:value="0.005798">
                <text:p>0.00579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34929">
                <text:p>0.034929</text:p>
              </table:table-cell>
              <table:table-cell office:value-type="float" office:value="0.034333">
                <text:p>0.034333</text:p>
              </table:table-cell>
              <table:table-cell office:value-type="float" office:value="0.034618">
                <text:p>0.034618</text:p>
              </table:table-cell>
              <table:table-cell office:value-type="float" office:value="0.034188">
                <text:p>0.034188</text:p>
              </table:table-cell>
              <table:table-cell office:value-type="float" office:value="0.005651">
                <text:p>0.00565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35294">
                <text:p>0.035294</text:p>
              </table:table-cell>
              <table:table-cell office:value-type="float" office:value="0.036201">
                <text:p>0.036201</text:p>
              </table:table-cell>
              <table:table-cell office:value-type="float" office:value="0.034202">
                <text:p>0.034202</text:p>
              </table:table-cell>
              <table:table-cell office:value-type="float" office:value="0.034448">
                <text:p>0.034448</text:p>
              </table:table-cell>
              <table:table-cell office:value-type="float" office:value="0.006181">
                <text:p>0.0061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815">
                <text:p>0.03815</text:p>
              </table:table-cell>
              <table:table-cell office:value-type="float" office:value="0.038622">
                <text:p>0.038622</text:p>
              </table:table-cell>
              <table:table-cell office:value-type="float" office:value="0.037636">
                <text:p>0.037636</text:p>
              </table:table-cell>
              <table:table-cell office:value-type="float" office:value="0.037188">
                <text:p>0.037188</text:p>
              </table:table-cell>
              <table:table-cell office:value-type="float" office:value="0.005964">
                <text:p>0.00596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39648">
                <text:p>0.039648</text:p>
              </table:table-cell>
              <table:table-cell office:value-type="float" office:value="0.038638">
                <text:p>0.038638</text:p>
              </table:table-cell>
              <table:table-cell office:value-type="float" office:value="0.037459">
                <text:p>0.037459</text:p>
              </table:table-cell>
              <table:table-cell office:value-type="float" office:value="0.037141">
                <text:p>0.037141</text:p>
              </table:table-cell>
              <table:table-cell office:value-type="float" office:value="0.006016">
                <text:p>0.00601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4238">
                <text:p>0.04238</text:p>
              </table:table-cell>
              <table:table-cell office:value-type="float" office:value="0.040778">
                <text:p>0.040778</text:p>
              </table:table-cell>
              <table:table-cell office:value-type="float" office:value="0.040697">
                <text:p>0.040697</text:p>
              </table:table-cell>
              <table:table-cell office:value-type="float" office:value="0.040227">
                <text:p>0.040227</text:p>
              </table:table-cell>
              <table:table-cell office:value-type="float" office:value="0.006316">
                <text:p>0.0063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42018">
                <text:p>0.042018</text:p>
              </table:table-cell>
              <table:table-cell office:value-type="float" office:value="0.041081">
                <text:p>0.041081</text:p>
              </table:table-cell>
              <table:table-cell office:value-type="float" office:value="0.041103">
                <text:p>0.041103</text:p>
              </table:table-cell>
              <table:table-cell office:value-type="float" office:value="0.041012">
                <text:p>0.041012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4467">
                <text:p>0.04467</text:p>
              </table:table-cell>
              <table:table-cell office:value-type="float" office:value="0.045069">
                <text:p>0.045069</text:p>
              </table:table-cell>
              <table:table-cell office:value-type="float" office:value="0.044445">
                <text:p>0.044445</text:p>
              </table:table-cell>
              <table:table-cell office:value-type="float" office:value="0.043807">
                <text:p>0.043807</text:p>
              </table:table-cell>
              <table:table-cell office:value-type="float" office:value="0.006453">
                <text:p>0.00645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44434">
                <text:p>0.044434</text:p>
              </table:table-cell>
              <table:table-cell office:value-type="float" office:value="0.042971">
                <text:p>0.042971</text:p>
              </table:table-cell>
              <table:table-cell office:value-type="float" office:value="0.044401">
                <text:p>0.044401</text:p>
              </table:table-cell>
              <table:table-cell office:value-type="float" office:value="0.043451">
                <text:p>0.043451</text:p>
              </table:table-cell>
              <table:table-cell office:value-type="float" office:value="0.00654">
                <text:p>0.0065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48902">
                <text:p>0.048902</text:p>
              </table:table-cell>
              <table:table-cell office:value-type="float" office:value="0.048874">
                <text:p>0.048874</text:p>
              </table:table-cell>
              <table:table-cell office:value-type="float" office:value="0.047066">
                <text:p>0.047066</text:p>
              </table:table-cell>
              <table:table-cell office:value-type="float" office:value="0.0469">
                <text:p>0.0469</text:p>
              </table:table-cell>
              <table:table-cell office:value-type="float" office:value="0.006787">
                <text:p>0.00678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49483">
                <text:p>0.049483</text:p>
              </table:table-cell>
              <table:table-cell office:value-type="float" office:value="0.046769">
                <text:p>0.046769</text:p>
              </table:table-cell>
              <table:table-cell office:value-type="float" office:value="0.046634">
                <text:p>0.046634</text:p>
              </table:table-cell>
              <table:table-cell office:value-type="float" office:value="0.047496">
                <text:p>0.047496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48242">
                <text:p>0.048242</text:p>
              </table:table-cell>
              <table:table-cell office:value-type="float" office:value="0.051338">
                <text:p>0.051338</text:p>
              </table:table-cell>
              <table:table-cell office:value-type="float" office:value="0.051292">
                <text:p>0.051292</text:p>
              </table:table-cell>
              <table:table-cell office:value-type="float" office:value="0.050265">
                <text:p>0.050265</text:p>
              </table:table-cell>
              <table:table-cell office:value-type="float" office:value="0.007092">
                <text:p>0.00709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50451">
                <text:p>0.050451</text:p>
              </table:table-cell>
              <table:table-cell office:value-type="float" office:value="0.050547">
                <text:p>0.050547</text:p>
              </table:table-cell>
              <table:table-cell office:value-type="float" office:value="0.049318">
                <text:p>0.049318</text:p>
              </table:table-cell>
              <table:table-cell office:value-type="float" office:value="0.049259">
                <text:p>0.049259</text:p>
              </table:table-cell>
              <table:table-cell office:value-type="float" office:value="0.008137">
                <text:p>0.0081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55824">
                <text:p>0.055824</text:p>
              </table:table-cell>
              <table:table-cell office:value-type="float" office:value="0.054288">
                <text:p>0.054288</text:p>
              </table:table-cell>
              <table:table-cell office:value-type="float" office:value="0.054756">
                <text:p>0.054756</text:p>
              </table:table-cell>
              <table:table-cell office:value-type="float" office:value="0.054189">
                <text:p>0.054189</text:p>
              </table:table-cell>
              <table:table-cell office:value-type="float" office:value="0.007273">
                <text:p>0.00727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54607">
                <text:p>0.054607</text:p>
              </table:table-cell>
              <table:table-cell office:value-type="float" office:value="0.054158">
                <text:p>0.054158</text:p>
              </table:table-cell>
              <table:table-cell office:value-type="float" office:value="0.053342">
                <text:p>0.053342</text:p>
              </table:table-cell>
              <table:table-cell office:value-type="float" office:value="0.052714">
                <text:p>0.052714</text:p>
              </table:table-cell>
              <table:table-cell office:value-type="float" office:value="0.007272">
                <text:p>0.00727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59874">
                <text:p>0.059874</text:p>
              </table:table-cell>
              <table:table-cell office:value-type="float" office:value="0.05828">
                <text:p>0.05828</text:p>
              </table:table-cell>
              <table:table-cell office:value-type="float" office:value="0.058506">
                <text:p>0.058506</text:p>
              </table:table-cell>
              <table:table-cell office:value-type="float" office:value="0.058071">
                <text:p>0.058071</text:p>
              </table:table-cell>
              <table:table-cell office:value-type="float" office:value="0.007465">
                <text:p>0.00746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57073">
                <text:p>0.057073</text:p>
              </table:table-cell>
              <table:table-cell office:value-type="float" office:value="0.056238">
                <text:p>0.056238</text:p>
              </table:table-cell>
              <table:table-cell office:value-type="float" office:value="0.055939">
                <text:p>0.055939</text:p>
              </table:table-cell>
              <table:table-cell office:value-type="float" office:value="0.056445">
                <text:p>0.056445</text:p>
              </table:table-cell>
              <table:table-cell office:value-type="float" office:value="0.007524">
                <text:p>0.0075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65409">
                <text:p>0.065409</text:p>
              </table:table-cell>
              <table:table-cell office:value-type="float" office:value="0.06359">
                <text:p>0.06359</text:p>
              </table:table-cell>
              <table:table-cell office:value-type="float" office:value="0.063377">
                <text:p>0.063377</text:p>
              </table:table-cell>
              <table:table-cell office:value-type="float" office:value="0.062435">
                <text:p>0.062435</text:p>
              </table:table-cell>
              <table:table-cell office:value-type="float" office:value="0.007679">
                <text:p>0.00767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63399">
                <text:p>0.063399</text:p>
              </table:table-cell>
              <table:table-cell office:value-type="float" office:value="0.060455">
                <text:p>0.060455</text:p>
              </table:table-cell>
              <table:table-cell office:value-type="float" office:value="0.060853">
                <text:p>0.060853</text:p>
              </table:table-cell>
              <table:table-cell office:value-type="float" office:value="0.060672">
                <text:p>0.060672</text:p>
              </table:table-cell>
              <table:table-cell office:value-type="float" office:value="0.007885">
                <text:p>0.00788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68031">
                <text:p>0.068031</text:p>
              </table:table-cell>
              <table:table-cell office:value-type="float" office:value="0.06538">
                <text:p>0.06538</text:p>
              </table:table-cell>
              <table:table-cell office:value-type="float" office:value="0.065292">
                <text:p>0.065292</text:p>
              </table:table-cell>
              <table:table-cell office:value-type="float" office:value="0.066093">
                <text:p>0.066093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68165">
                <text:p>0.068165</text:p>
              </table:table-cell>
              <table:table-cell office:value-type="float" office:value="0.065767">
                <text:p>0.065767</text:p>
              </table:table-cell>
              <table:table-cell office:value-type="float" office:value="0.063571">
                <text:p>0.063571</text:p>
              </table:table-cell>
              <table:table-cell office:value-type="float" office:value="0.064268">
                <text:p>0.064268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73776">
                <text:p>0.073776</text:p>
              </table:table-cell>
              <table:table-cell office:value-type="float" office:value="0.071115">
                <text:p>0.071115</text:p>
              </table:table-cell>
              <table:table-cell office:value-type="float" office:value="0.069307">
                <text:p>0.069307</text:p>
              </table:table-cell>
              <table:table-cell office:value-type="float" office:value="0.06912">
                <text:p>0.06912</text:p>
              </table:table-cell>
              <table:table-cell office:value-type="float" office:value="0.008431">
                <text:p>0.00843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70601">
                <text:p>0.070601</text:p>
              </table:table-cell>
              <table:table-cell office:value-type="float" office:value="0.067601">
                <text:p>0.067601</text:p>
              </table:table-cell>
              <table:table-cell office:value-type="float" office:value="0.06811">
                <text:p>0.06811</text:p>
              </table:table-cell>
              <table:table-cell office:value-type="float" office:value="0.067583">
                <text:p>0.067583</text:p>
              </table:table-cell>
              <table:table-cell office:value-type="float" office:value="0.008137">
                <text:p>0.0081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78504">
                <text:p>0.078504</text:p>
              </table:table-cell>
              <table:table-cell office:value-type="float" office:value="0.073219">
                <text:p>0.073219</text:p>
              </table:table-cell>
              <table:table-cell office:value-type="float" office:value="0.074691">
                <text:p>0.074691</text:p>
              </table:table-cell>
              <table:table-cell office:value-type="float" office:value="0.072822">
                <text:p>0.072822</text:p>
              </table:table-cell>
              <table:table-cell office:value-type="float" office:value="0.008423">
                <text:p>0.0084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7599">
                <text:p>0.07599</text:p>
              </table:table-cell>
              <table:table-cell office:value-type="float" office:value="0.071608">
                <text:p>0.071608</text:p>
              </table:table-cell>
              <table:table-cell office:value-type="float" office:value="0.073125">
                <text:p>0.073125</text:p>
              </table:table-cell>
              <table:table-cell office:value-type="float" office:value="0.071427">
                <text:p>0.071427</text:p>
              </table:table-cell>
              <table:table-cell office:value-type="float" office:value="0.008524">
                <text:p>0.00852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84294">
                <text:p>0.084294</text:p>
              </table:table-cell>
              <table:table-cell office:value-type="float" office:value="0.077889">
                <text:p>0.077889</text:p>
              </table:table-cell>
              <table:table-cell office:value-type="float" office:value="0.079525">
                <text:p>0.079525</text:p>
              </table:table-cell>
              <table:table-cell office:value-type="float" office:value="0.07712">
                <text:p>0.07712</text:p>
              </table:table-cell>
              <table:table-cell office:value-type="float" office:value="0.008635">
                <text:p>0.00863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78762">
                <text:p>0.078762</text:p>
              </table:table-cell>
              <table:table-cell office:value-type="float" office:value="0.075965">
                <text:p>0.075965</text:p>
              </table:table-cell>
              <table:table-cell office:value-type="float" office:value="0.075756">
                <text:p>0.075756</text:p>
              </table:table-cell>
              <table:table-cell office:value-type="float" office:value="0.075848">
                <text:p>0.075848</text:p>
              </table:table-cell>
              <table:table-cell office:value-type="float" office:value="0.008795">
                <text:p>0.00879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87603">
                <text:p>0.087603</text:p>
              </table:table-cell>
              <table:table-cell office:value-type="float" office:value="0.08318">
                <text:p>0.08318</text:p>
              </table:table-cell>
              <table:table-cell office:value-type="float" office:value="0.081983">
                <text:p>0.081983</text:p>
              </table:table-cell>
              <table:table-cell office:value-type="float" office:value="0.082261">
                <text:p>0.082261</text:p>
              </table:table-cell>
              <table:table-cell office:value-type="float" office:value="0.008915">
                <text:p>0.0089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87966">
                <text:p>0.087966</text:p>
              </table:table-cell>
              <table:table-cell office:value-type="float" office:value="0.081089">
                <text:p>0.081089</text:p>
              </table:table-cell>
              <table:table-cell office:value-type="float" office:value="0.080056">
                <text:p>0.080056</text:p>
              </table:table-cell>
              <table:table-cell office:value-type="float" office:value="0.078713">
                <text:p>0.078713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92011">
                <text:p>0.092011</text:p>
              </table:table-cell>
              <table:table-cell office:value-type="float" office:value="0.085502">
                <text:p>0.085502</text:p>
              </table:table-cell>
              <table:table-cell office:value-type="float" office:value="0.086976">
                <text:p>0.086976</text:p>
              </table:table-cell>
              <table:table-cell office:value-type="float" office:value="0.085049">
                <text:p>0.085049</text:p>
              </table:table-cell>
              <table:table-cell office:value-type="float" office:value="0.009163">
                <text:p>0.00916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91934">
                <text:p>0.091934</text:p>
              </table:table-cell>
              <table:table-cell office:value-type="float" office:value="0.084529">
                <text:p>0.084529</text:p>
              </table:table-cell>
              <table:table-cell office:value-type="float" office:value="0.084142">
                <text:p>0.084142</text:p>
              </table:table-cell>
              <table:table-cell office:value-type="float" office:value="0.083995">
                <text:p>0.083995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97053">
                <text:p>0.097053</text:p>
              </table:table-cell>
              <table:table-cell office:value-type="float" office:value="0.093615">
                <text:p>0.093615</text:p>
              </table:table-cell>
              <table:table-cell office:value-type="float" office:value="0.091252">
                <text:p>0.091252</text:p>
              </table:table-cell>
              <table:table-cell office:value-type="float" office:value="0.090691">
                <text:p>0.090691</text:p>
              </table:table-cell>
              <table:table-cell office:value-type="float" office:value="0.00934">
                <text:p>0.0093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98567">
                <text:p>0.098567</text:p>
              </table:table-cell>
              <table:table-cell office:value-type="float" office:value="0.088636">
                <text:p>0.088636</text:p>
              </table:table-cell>
              <table:table-cell office:value-type="float" office:value="0.091357">
                <text:p>0.091357</text:p>
              </table:table-cell>
              <table:table-cell office:value-type="float" office:value="0.089657">
                <text:p>0.089657</text:p>
              </table:table-cell>
              <table:table-cell office:value-type="float" office:value="0.009332">
                <text:p>0.00933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03214">
                <text:p>0.103214</text:p>
              </table:table-cell>
              <table:table-cell office:value-type="float" office:value="0.097825">
                <text:p>0.097825</text:p>
              </table:table-cell>
              <table:table-cell office:value-type="float" office:value="0.096162">
                <text:p>0.096162</text:p>
              </table:table-cell>
              <table:table-cell office:value-type="float" office:value="0.094939">
                <text:p>0.094939</text:p>
              </table:table-cell>
              <table:table-cell office:value-type="float" office:value="0.00973">
                <text:p>0.0097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03872">
                <text:p>0.103872</text:p>
              </table:table-cell>
              <table:table-cell office:value-type="float" office:value="0.093021">
                <text:p>0.093021</text:p>
              </table:table-cell>
              <table:table-cell office:value-type="float" office:value="0.096233">
                <text:p>0.096233</text:p>
              </table:table-cell>
              <table:table-cell office:value-type="float" office:value="0.094549">
                <text:p>0.094549</text:p>
              </table:table-cell>
              <table:table-cell office:value-type="float" office:value="0.010053">
                <text:p>0.01005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08948">
                <text:p>0.108948</text:p>
              </table:table-cell>
              <table:table-cell office:value-type="float" office:value="0.101826">
                <text:p>0.101826</text:p>
              </table:table-cell>
              <table:table-cell office:value-type="float" office:value="0.100773">
                <text:p>0.100773</text:p>
              </table:table-cell>
              <table:table-cell office:value-type="float" office:value="0.099917">
                <text:p>0.09991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07684">
                <text:p>0.107684</text:p>
              </table:table-cell>
              <table:table-cell office:value-type="float" office:value="0.100627">
                <text:p>0.100627</text:p>
              </table:table-cell>
              <table:table-cell office:value-type="float" office:value="0.098006">
                <text:p>0.098006</text:p>
              </table:table-cell>
              <table:table-cell office:value-type="float" office:value="0.096845">
                <text:p>0.096845</text:p>
              </table:table-cell>
              <table:table-cell office:value-type="float" office:value="0.00983">
                <text:p>0.0098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122567">
                <text:p>0.122567</text:p>
              </table:table-cell>
              <table:table-cell office:value-type="float" office:value="0.108398">
                <text:p>0.108398</text:p>
              </table:table-cell>
              <table:table-cell office:value-type="float" office:value="0.10483">
                <text:p>0.10483</text:p>
              </table:table-cell>
              <table:table-cell office:value-type="float" office:value="0.106474">
                <text:p>0.106474</text:p>
              </table:table-cell>
              <table:table-cell office:value-type="float" office:value="0.009955">
                <text:p>0.0099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16531">
                <text:p>0.116531</text:p>
              </table:table-cell>
              <table:table-cell office:value-type="float" office:value="0.104253">
                <text:p>0.104253</text:p>
              </table:table-cell>
              <table:table-cell office:value-type="float" office:value="0.101943">
                <text:p>0.101943</text:p>
              </table:table-cell>
              <table:table-cell office:value-type="float" office:value="0.102915">
                <text:p>0.102915</text:p>
              </table:table-cell>
              <table:table-cell office:value-type="float" office:value="0.010179">
                <text:p>0.01017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127076">
                <text:p>0.127076</text:p>
              </table:table-cell>
              <table:table-cell office:value-type="float" office:value="0.112385">
                <text:p>0.112385</text:p>
              </table:table-cell>
              <table:table-cell office:value-type="float" office:value="0.109705">
                <text:p>0.109705</text:p>
              </table:table-cell>
              <table:table-cell office:value-type="float" office:value="0.110193">
                <text:p>0.110193</text:p>
              </table:table-cell>
              <table:table-cell office:value-type="float" office:value="0.010545">
                <text:p>0.01054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25049">
                <text:p>0.125049</text:p>
              </table:table-cell>
              <table:table-cell office:value-type="float" office:value="0.10948">
                <text:p>0.10948</text:p>
              </table:table-cell>
              <table:table-cell office:value-type="float" office:value="0.106704">
                <text:p>0.106704</text:p>
              </table:table-cell>
              <table:table-cell office:value-type="float" office:value="0.107226">
                <text:p>0.107226</text:p>
              </table:table-cell>
              <table:table-cell office:value-type="float" office:value="0.010408">
                <text:p>0.01040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136622">
                <text:p>0.136622</text:p>
              </table:table-cell>
              <table:table-cell office:value-type="float" office:value="0.117633">
                <text:p>0.117633</text:p>
              </table:table-cell>
              <table:table-cell office:value-type="float" office:value="0.11474">
                <text:p>0.11474</text:p>
              </table:table-cell>
              <table:table-cell office:value-type="float" office:value="0.115383">
                <text:p>0.115383</text:p>
              </table:table-cell>
              <table:table-cell office:value-type="float" office:value="0.010528">
                <text:p>0.01052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143225">
                <text:p>0.143225</text:p>
              </table:table-cell>
              <table:table-cell office:value-type="float" office:value="0.115179">
                <text:p>0.115179</text:p>
              </table:table-cell>
              <table:table-cell office:value-type="float" office:value="0.112083">
                <text:p>0.112083</text:p>
              </table:table-cell>
              <table:table-cell office:value-type="float" office:value="0.111175">
                <text:p>0.111175</text:p>
              </table:table-cell>
              <table:table-cell office:value-type="float" office:value="0.010877">
                <text:p>0.01087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42716">
                <text:p>0.142716</text:p>
              </table:table-cell>
              <table:table-cell office:value-type="float" office:value="0.128364">
                <text:p>0.128364</text:p>
              </table:table-cell>
              <table:table-cell office:value-type="float" office:value="0.1225">
                <text:p>0.1225</text:p>
              </table:table-cell>
              <table:table-cell office:value-type="float" office:value="0.120807">
                <text:p>0.120807</text:p>
              </table:table-cell>
              <table:table-cell office:value-type="float" office:value="0.010582">
                <text:p>0.01058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48867">
                <text:p>0.148867</text:p>
              </table:table-cell>
              <table:table-cell office:value-type="float" office:value="0.11812">
                <text:p>0.11812</text:p>
              </table:table-cell>
              <table:table-cell office:value-type="float" office:value="0.130354">
                <text:p>0.130354</text:p>
              </table:table-cell>
              <table:table-cell office:value-type="float" office:value="0.119509">
                <text:p>0.119509</text:p>
              </table:table-cell>
              <table:table-cell office:value-type="float" office:value="0.010654">
                <text:p>0.01065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62502">
                <text:p>0.162502</text:p>
              </table:table-cell>
              <table:table-cell office:value-type="float" office:value="0.131058">
                <text:p>0.131058</text:p>
              </table:table-cell>
              <table:table-cell office:value-type="float" office:value="0.127009">
                <text:p>0.127009</text:p>
              </table:table-cell>
              <table:table-cell office:value-type="float" office:value="0.126349">
                <text:p>0.126349</text:p>
              </table:table-cell>
              <table:table-cell office:value-type="float" office:value="0.011017">
                <text:p>0.01101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162383">
                <text:p>0.162383</text:p>
              </table:table-cell>
              <table:table-cell office:value-type="float" office:value="0.125924">
                <text:p>0.125924</text:p>
              </table:table-cell>
              <table:table-cell office:value-type="float" office:value="0.122514">
                <text:p>0.122514</text:p>
              </table:table-cell>
              <table:table-cell office:value-type="float" office:value="0.122831">
                <text:p>0.122831</text:p>
              </table:table-cell>
              <table:table-cell office:value-type="float" office:value="0.011049">
                <text:p>0.01104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64469">
                <text:p>0.164469</text:p>
              </table:table-cell>
              <table:table-cell office:value-type="float" office:value="0.146418">
                <text:p>0.146418</text:p>
              </table:table-cell>
              <table:table-cell office:value-type="float" office:value="0.139827">
                <text:p>0.139827</text:p>
              </table:table-cell>
              <table:table-cell office:value-type="float" office:value="0.136548">
                <text:p>0.136548</text:p>
              </table:table-cell>
              <table:table-cell office:value-type="float" office:value="0.011104">
                <text:p>0.01110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65246">
                <text:p>0.165246</text:p>
              </table:table-cell>
              <table:table-cell office:value-type="float" office:value="0.135188">
                <text:p>0.135188</text:p>
              </table:table-cell>
              <table:table-cell office:value-type="float" office:value="0.13059">
                <text:p>0.13059</text:p>
              </table:table-cell>
              <table:table-cell office:value-type="float" office:value="0.129627">
                <text:p>0.129627</text:p>
              </table:table-cell>
              <table:table-cell office:value-type="float" office:value="0.011232">
                <text:p>0.01123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91419">
                <text:p>0.191419</text:p>
              </table:table-cell>
              <table:table-cell office:value-type="float" office:value="0.148349">
                <text:p>0.148349</text:p>
              </table:table-cell>
              <table:table-cell office:value-type="float" office:value="0.145461">
                <text:p>0.145461</text:p>
              </table:table-cell>
              <table:table-cell office:value-type="float" office:value="0.143661">
                <text:p>0.143661</text:p>
              </table:table-cell>
              <table:table-cell office:value-type="float" office:value="0.011518">
                <text:p>0.0115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83757">
                <text:p>0.183757</text:p>
              </table:table-cell>
              <table:table-cell office:value-type="float" office:value="0.142863">
                <text:p>0.142863</text:p>
              </table:table-cell>
              <table:table-cell office:value-type="float" office:value="0.137302">
                <text:p>0.137302</text:p>
              </table:table-cell>
              <table:table-cell office:value-type="float" office:value="0.137063">
                <text:p>0.137063</text:p>
              </table:table-cell>
              <table:table-cell office:value-type="float" office:value="0.011675">
                <text:p>0.01167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98442">
                <text:p>0.198442</text:p>
              </table:table-cell>
              <table:table-cell office:value-type="float" office:value="0.155001">
                <text:p>0.155001</text:p>
              </table:table-cell>
              <table:table-cell office:value-type="float" office:value="0.150878">
                <text:p>0.150878</text:p>
              </table:table-cell>
              <table:table-cell office:value-type="float" office:value="0.150792">
                <text:p>0.150792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95079">
                <text:p>0.195079</text:p>
              </table:table-cell>
              <table:table-cell office:value-type="float" office:value="0.173219">
                <text:p>0.173219</text:p>
              </table:table-cell>
              <table:table-cell office:value-type="float" office:value="0.149725">
                <text:p>0.149725</text:p>
              </table:table-cell>
              <table:table-cell office:value-type="float" office:value="0.146648">
                <text:p>0.146648</text:p>
              </table:table-cell>
              <table:table-cell office:value-type="float" office:value="0.011845">
                <text:p>0.0118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208009">
                <text:p>0.208009</text:p>
              </table:table-cell>
              <table:table-cell office:value-type="float" office:value="0.163933">
                <text:p>0.163933</text:p>
              </table:table-cell>
              <table:table-cell office:value-type="float" office:value="0.159161">
                <text:p>0.159161</text:p>
              </table:table-cell>
              <table:table-cell office:value-type="float" office:value="0.15759">
                <text:p>0.15759</text:p>
              </table:table-cell>
              <table:table-cell office:value-type="float" office:value="0.012245">
                <text:p>0.01224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190395">
                <text:p>0.190395</text:p>
              </table:table-cell>
              <table:table-cell office:value-type="float" office:value="0.15966">
                <text:p>0.15966</text:p>
              </table:table-cell>
              <table:table-cell office:value-type="float" office:value="0.154447">
                <text:p>0.154447</text:p>
              </table:table-cell>
              <table:table-cell office:value-type="float" office:value="0.153136">
                <text:p>0.153136</text:p>
              </table:table-cell>
              <table:table-cell office:value-type="float" office:value="0.012186">
                <text:p>0.012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22cm" svg:height="11.784cm" xlink:href=".." xlink:type="simple" chart:class="chart:scatter" chart:style-name="ch1">
        <chart:title svg:x="6.092cm" svg:y="0.371cm" chart:style-name="ch2">
          <text:p>Matrix-matrix multiplication</text:p>
        </chart:title>
        <chart:legend chart:legend-position="end" svg:x="11.212cm" svg:y="7.16cm" style:legend-expansion="custom" chartooo:width="5.868cm" chartooo:height="2.241cm" style:legend-expansion-aspect-ratio="2.61847389558233" chart:style-name="ch3"/>
        <chart:plot-area chart:style-name="ch4" table:cell-range-address="'Output Data'.A209:'Output Data'.F308 'Output Data'.B208:'Output Data'.F208" chart:data-source-has-labels="row" svg:x="1.364cm" svg:y="1.385cm" svg:width="15.711cm" svg:height="9.182cm">
          <chartooo:coordinate-region svg:x="2.462cm" svg:y="1.584cm" svg:width="14.333cm" svg:height="8.336cm"/>
          <chart:axis chart:dimension="x" chart:name="primary-x" chart:style-name="ch5">
            <chart:title svg:x="8.05cm" svg:y="10.802cm" chart:style-name="ch6">
              <text:p>Dimension [ms]</text:p>
            </chart:title>
            <chart:grid chart:style-name="ch7" chart:class="major"/>
          </chart:axis>
          <chart:axis chart:dimension="y" chart:name="primary-y" chart:style-name="ch8">
            <chart:title svg:x="0.45cm" svg:y="6.721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209:'Output Data'.B308" chart:label-cell-address="'Output Data'.B208:'Output Data'.B208" chart:class="chart:scatter">
            <chart:domain table:cell-range-address="'Output Data'.A209:'Output Data'.A308"/>
            <chart:data-point chart:repeated="100"/>
          </chart:series>
          <chart:series chart:style-name="ch11" chart:values-cell-range-address="'Output Data'.C209:'Output Data'.C308" chart:label-cell-address="'Output Data'.C208:'Output Data'.C208" chart:class="chart:scatter">
            <chart:data-point chart:repeated="100"/>
          </chart:series>
          <chart:series chart:style-name="ch12" chart:values-cell-range-address="'Output Data'.D209:'Output Data'.D308" chart:label-cell-address="'Output Data'.D208:'Output Data'.D208" chart:class="chart:scatter">
            <chart:data-point chart:repeated="100"/>
          </chart:series>
          <chart:series chart:style-name="ch13" chart:values-cell-range-address="'Output Data'.E209:'Output Data'.E308" chart:label-cell-address="'Output Data'.E208:'Output Data'.E208" chart:class="chart:scatter">
            <chart:data-point chart:repeated="100"/>
          </chart:series>
          <chart:series chart:style-name="ch14" chart:values-cell-range-address="'Output Data'.F209:'Output Data'.F308" chart:label-cell-address="'Output Data'.F208:'Output Data'.F208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 (Threads: 1)</text:p>
                <draw:g>
                  <svg:desc>'Output Data'.B208:'Output Data'.B208</svg:desc>
                </draw:g>
              </table:table-cell>
              <table:table-cell office:value-type="string">
                <text:p>Dense (Threads: 2)</text:p>
                <draw:g>
                  <svg:desc>'Output Data'.C208:'Output Data'.C208</svg:desc>
                </draw:g>
              </table:table-cell>
              <table:table-cell office:value-type="string">
                <text:p>Dense (Threads: 3)</text:p>
                <draw:g>
                  <svg:desc>'Output Data'.D208:'Output Data'.D208</svg:desc>
                </draw:g>
              </table:table-cell>
              <table:table-cell office:value-type="string">
                <text:p>Dense (Threads: 4)</text:p>
                <draw:g>
                  <svg:desc>'Output Data'.E208:'Output Data'.E208</svg:desc>
                </draw:g>
              </table:table-cell>
              <table:table-cell office:value-type="string">
                <text:p>Sparse</text:p>
                <draw:g>
                  <svg:desc>'Output Data'.F208:'Output Data'.F2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Output Data'.A209:'Output Data'.A308</svg:desc>
                </draw:g>
              </table:table-cell>
              <table:table-cell office:value-type="float" office:value="0.245818">
                <text:p>0.245818</text:p>
                <draw:g>
                  <svg:desc>'Output Data'.B209:'Output Data'.B308</svg:desc>
                </draw:g>
              </table:table-cell>
              <table:table-cell office:value-type="float" office:value="0.001076">
                <text:p>0.001076</text:p>
                <draw:g>
                  <svg:desc>'Output Data'.C209:'Output Data'.C308</svg:desc>
                </draw:g>
              </table:table-cell>
              <table:table-cell office:value-type="float" office:value="0.001104">
                <text:p>0.001104</text:p>
                <draw:g>
                  <svg:desc>'Output Data'.D209:'Output Data'.D308</svg:desc>
                </draw:g>
              </table:table-cell>
              <table:table-cell office:value-type="float" office:value="0.001075">
                <text:p>0.001075</text:p>
                <draw:g>
                  <svg:desc>'Output Data'.E209:'Output Data'.E308</svg:desc>
                </draw:g>
              </table:table-cell>
              <table:table-cell office:value-type="float" office:value="0.005137">
                <text:p>0.005137</text:p>
                <draw:g>
                  <svg:desc>'Output Data'.F209:'Output Data'.F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2469">
                <text:p>0.002469</text:p>
              </table:table-cell>
              <table:table-cell office:value-type="float" office:value="0.002415">
                <text:p>0.002415</text:p>
              </table:table-cell>
              <table:table-cell office:value-type="float" office:value="0.002422">
                <text:p>0.002422</text:p>
              </table:table-cell>
              <table:table-cell office:value-type="float" office:value="0.00245">
                <text:p>0.00245</text:p>
              </table:table-cell>
              <table:table-cell office:value-type="float" office:value="0.015109">
                <text:p>0.015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789">
                <text:p>0.00789</text:p>
              </table:table-cell>
              <table:table-cell office:value-type="float" office:value="0.007719">
                <text:p>0.007719</text:p>
              </table:table-cell>
              <table:table-cell office:value-type="float" office:value="0.007052">
                <text:p>0.007052</text:p>
              </table:table-cell>
              <table:table-cell office:value-type="float" office:value="0.007329">
                <text:p>0.007329</text:p>
              </table:table-cell>
              <table:table-cell office:value-type="float" office:value="0.024179">
                <text:p>0.024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894">
                <text:p>0.010894</text:p>
              </table:table-cell>
              <table:table-cell office:value-type="float" office:value="0.007335">
                <text:p>0.007335</text:p>
              </table:table-cell>
              <table:table-cell office:value-type="float" office:value="0.007183">
                <text:p>0.007183</text:p>
              </table:table-cell>
              <table:table-cell office:value-type="float" office:value="0.007375">
                <text:p>0.007375</text:p>
              </table:table-cell>
              <table:table-cell office:value-type="float" office:value="0.018428">
                <text:p>0.018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11739">
                <text:p>0.011739</text:p>
              </table:table-cell>
              <table:table-cell office:value-type="float" office:value="0.012857">
                <text:p>0.012857</text:p>
              </table:table-cell>
              <table:table-cell office:value-type="float" office:value="0.011947">
                <text:p>0.011947</text:p>
              </table:table-cell>
              <table:table-cell office:value-type="float" office:value="0.011648">
                <text:p>0.011648</text:p>
              </table:table-cell>
              <table:table-cell office:value-type="float" office:value="0.022706">
                <text:p>0.02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19176">
                <text:p>0.019176</text:p>
              </table:table-cell>
              <table:table-cell office:value-type="float" office:value="0.019021">
                <text:p>0.019021</text:p>
              </table:table-cell>
              <table:table-cell office:value-type="float" office:value="0.018966">
                <text:p>0.018966</text:p>
              </table:table-cell>
              <table:table-cell office:value-type="float" office:value="0.020042">
                <text:p>0.020042</text:p>
              </table:table-cell>
              <table:table-cell office:value-type="float" office:value="0.026328">
                <text:p>0.026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26884">
                <text:p>0.026884</text:p>
              </table:table-cell>
              <table:table-cell office:value-type="float" office:value="0.028002">
                <text:p>0.028002</text:p>
              </table:table-cell>
              <table:table-cell office:value-type="float" office:value="0.027119">
                <text:p>0.027119</text:p>
              </table:table-cell>
              <table:table-cell office:value-type="float" office:value="0.026303">
                <text:p>0.026303</text:p>
              </table:table-cell>
              <table:table-cell office:value-type="float" office:value="0.032311">
                <text:p>0.03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3738">
                <text:p>0.03738</text:p>
              </table:table-cell>
              <table:table-cell office:value-type="float" office:value="0.037052">
                <text:p>0.037052</text:p>
              </table:table-cell>
              <table:table-cell office:value-type="float" office:value="0.036391">
                <text:p>0.036391</text:p>
              </table:table-cell>
              <table:table-cell office:value-type="float" office:value="0.037386">
                <text:p>0.037386</text:p>
              </table:table-cell>
              <table:table-cell office:value-type="float" office:value="0.03515">
                <text:p>0.03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50049">
                <text:p>0.050049</text:p>
              </table:table-cell>
              <table:table-cell office:value-type="float" office:value="0.049239">
                <text:p>0.049239</text:p>
              </table:table-cell>
              <table:table-cell office:value-type="float" office:value="0.050253">
                <text:p>0.050253</text:p>
              </table:table-cell>
              <table:table-cell office:value-type="float" office:value="0.04933">
                <text:p>0.04933</text:p>
              </table:table-cell>
              <table:table-cell office:value-type="float" office:value="0.041528">
                <text:p>0.041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666">
                <text:p>0.0666</text:p>
              </table:table-cell>
              <table:table-cell office:value-type="float" office:value="0.064857">
                <text:p>0.064857</text:p>
              </table:table-cell>
              <table:table-cell office:value-type="float" office:value="0.064558">
                <text:p>0.064558</text:p>
              </table:table-cell>
              <table:table-cell office:value-type="float" office:value="0.065435">
                <text:p>0.065435</text:p>
              </table:table-cell>
              <table:table-cell office:value-type="float" office:value="0.042968">
                <text:p>0.042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83721">
                <text:p>0.083721</text:p>
              </table:table-cell>
              <table:table-cell office:value-type="float" office:value="0.058159">
                <text:p>0.058159</text:p>
              </table:table-cell>
              <table:table-cell office:value-type="float" office:value="0.049662">
                <text:p>0.049662</text:p>
              </table:table-cell>
              <table:table-cell office:value-type="float" office:value="0.050772">
                <text:p>0.050772</text:p>
              </table:table-cell>
              <table:table-cell office:value-type="float" office:value="0.049972">
                <text:p>0.04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105095">
                <text:p>0.105095</text:p>
              </table:table-cell>
              <table:table-cell office:value-type="float" office:value="0.065492">
                <text:p>0.065492</text:p>
              </table:table-cell>
              <table:table-cell office:value-type="float" office:value="0.063831">
                <text:p>0.063831</text:p>
              </table:table-cell>
              <table:table-cell office:value-type="float" office:value="0.06528">
                <text:p>0.06528</text:p>
              </table:table-cell>
              <table:table-cell office:value-type="float" office:value="0.053825">
                <text:p>0.053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129875">
                <text:p>0.129875</text:p>
              </table:table-cell>
              <table:table-cell office:value-type="float" office:value="0.073634">
                <text:p>0.073634</text:p>
              </table:table-cell>
              <table:table-cell office:value-type="float" office:value="0.068358">
                <text:p>0.068358</text:p>
              </table:table-cell>
              <table:table-cell office:value-type="float" office:value="0.064806">
                <text:p>0.064806</text:p>
              </table:table-cell>
              <table:table-cell office:value-type="float" office:value="0.056261">
                <text:p>0.056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56751">
                <text:p>0.156751</text:p>
              </table:table-cell>
              <table:table-cell office:value-type="float" office:value="0.093497">
                <text:p>0.093497</text:p>
              </table:table-cell>
              <table:table-cell office:value-type="float" office:value="0.064527">
                <text:p>0.064527</text:p>
              </table:table-cell>
              <table:table-cell office:value-type="float" office:value="0.078298">
                <text:p>0.078298</text:p>
              </table:table-cell>
              <table:table-cell office:value-type="float" office:value="0.063189">
                <text:p>0.063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224827">
                <text:p>0.224827</text:p>
              </table:table-cell>
              <table:table-cell office:value-type="float" office:value="0.107433">
                <text:p>0.107433</text:p>
              </table:table-cell>
              <table:table-cell office:value-type="float" office:value="0.084561">
                <text:p>0.084561</text:p>
              </table:table-cell>
              <table:table-cell office:value-type="float" office:value="0.065555">
                <text:p>0.065555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23987">
                <text:p>0.23987</text:p>
              </table:table-cell>
              <table:table-cell office:value-type="float" office:value="0.128955">
                <text:p>0.128955</text:p>
              </table:table-cell>
              <table:table-cell office:value-type="float" office:value="0.103888">
                <text:p>0.103888</text:p>
              </table:table-cell>
              <table:table-cell office:value-type="float" office:value="0.083152">
                <text:p>0.083152</text:p>
              </table:table-cell>
              <table:table-cell office:value-type="float" office:value="0.068777">
                <text:p>0.068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280602">
                <text:p>0.280602</text:p>
              </table:table-cell>
              <table:table-cell office:value-type="float" office:value="0.14423">
                <text:p>0.14423</text:p>
              </table:table-cell>
              <table:table-cell office:value-type="float" office:value="0.103023">
                <text:p>0.103023</text:p>
              </table:table-cell>
              <table:table-cell office:value-type="float" office:value="0.106703">
                <text:p>0.106703</text:p>
              </table:table-cell>
              <table:table-cell office:value-type="float" office:value="0.075481">
                <text:p>0.075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325284">
                <text:p>0.325284</text:p>
              </table:table-cell>
              <table:table-cell office:value-type="float" office:value="0.172367">
                <text:p>0.172367</text:p>
              </table:table-cell>
              <table:table-cell office:value-type="float" office:value="0.127739">
                <text:p>0.127739</text:p>
              </table:table-cell>
              <table:table-cell office:value-type="float" office:value="0.132865">
                <text:p>0.132865</text:p>
              </table:table-cell>
              <table:table-cell office:value-type="float" office:value="0.076664">
                <text:p>0.076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384219">
                <text:p>0.384219</text:p>
              </table:table-cell>
              <table:table-cell office:value-type="float" office:value="0.190447">
                <text:p>0.190447</text:p>
              </table:table-cell>
              <table:table-cell office:value-type="float" office:value="0.158384">
                <text:p>0.158384</text:p>
              </table:table-cell>
              <table:table-cell office:value-type="float" office:value="0.112966">
                <text:p>0.112966</text:p>
              </table:table-cell>
              <table:table-cell office:value-type="float" office:value="0.081396">
                <text:p>0.081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428257">
                <text:p>0.428257</text:p>
              </table:table-cell>
              <table:table-cell office:value-type="float" office:value="0.227698">
                <text:p>0.227698</text:p>
              </table:table-cell>
              <table:table-cell office:value-type="float" office:value="0.155732">
                <text:p>0.155732</text:p>
              </table:table-cell>
              <table:table-cell office:value-type="float" office:value="0.141842">
                <text:p>0.141842</text:p>
              </table:table-cell>
              <table:table-cell office:value-type="float" office:value="0.085352">
                <text:p>0.085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499673">
                <text:p>0.499673</text:p>
              </table:table-cell>
              <table:table-cell office:value-type="float" office:value="0.254711">
                <text:p>0.254711</text:p>
              </table:table-cell>
              <table:table-cell office:value-type="float" office:value="0.190398">
                <text:p>0.190398</text:p>
              </table:table-cell>
              <table:table-cell office:value-type="float" office:value="0.175644">
                <text:p>0.175644</text:p>
              </table:table-cell>
              <table:table-cell office:value-type="float" office:value="0.090191">
                <text:p>0.090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551132">
                <text:p>0.551132</text:p>
              </table:table-cell>
              <table:table-cell office:value-type="float" office:value="0.293973">
                <text:p>0.293973</text:p>
              </table:table-cell>
              <table:table-cell office:value-type="float" office:value="0.229651">
                <text:p>0.229651</text:p>
              </table:table-cell>
              <table:table-cell office:value-type="float" office:value="0.214952">
                <text:p>0.214952</text:p>
              </table:table-cell>
              <table:table-cell office:value-type="float" office:value="0.094569">
                <text:p>0.094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663895">
                <text:p>0.663895</text:p>
              </table:table-cell>
              <table:table-cell office:value-type="float" office:value="0.349959">
                <text:p>0.349959</text:p>
              </table:table-cell>
              <table:table-cell office:value-type="float" office:value="0.252797">
                <text:p>0.252797</text:p>
              </table:table-cell>
              <table:table-cell office:value-type="float" office:value="0.211407">
                <text:p>0.211407</text:p>
              </table:table-cell>
              <table:table-cell office:value-type="float" office:value="0.102124">
                <text:p>0.102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699865">
                <text:p>0.699865</text:p>
              </table:table-cell>
              <table:table-cell office:value-type="float" office:value="0.383966">
                <text:p>0.383966</text:p>
              </table:table-cell>
              <table:table-cell office:value-type="float" office:value="0.265682">
                <text:p>0.265682</text:p>
              </table:table-cell>
              <table:table-cell office:value-type="float" office:value="0.222838">
                <text:p>0.222838</text:p>
              </table:table-cell>
              <table:table-cell office:value-type="float" office:value="0.106852">
                <text:p>0.106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788781">
                <text:p>0.788781</text:p>
              </table:table-cell>
              <table:table-cell office:value-type="float" office:value="0.405824">
                <text:p>0.405824</text:p>
              </table:table-cell>
              <table:table-cell office:value-type="float" office:value="0.315952">
                <text:p>0.315952</text:p>
              </table:table-cell>
              <table:table-cell office:value-type="float" office:value="0.270401">
                <text:p>0.270401</text:p>
              </table:table-cell>
              <table:table-cell office:value-type="float" office:value="0.127257">
                <text:p>0.127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1.198817">
                <text:p>1.198817</text:p>
              </table:table-cell>
              <table:table-cell office:value-type="float" office:value="0.787574">
                <text:p>0.787574</text:p>
              </table:table-cell>
              <table:table-cell office:value-type="float" office:value="0.361961">
                <text:p>0.361961</text:p>
              </table:table-cell>
              <table:table-cell office:value-type="float" office:value="3.530487">
                <text:p>3.530487</text:p>
              </table:table-cell>
              <table:table-cell office:value-type="float" office:value="0.177159">
                <text:p>0.1771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1.908898">
                <text:p>1.908898</text:p>
              </table:table-cell>
              <table:table-cell office:value-type="float" office:value="0.502592">
                <text:p>0.502592</text:p>
              </table:table-cell>
              <table:table-cell office:value-type="float" office:value="0.393717">
                <text:p>0.393717</text:p>
              </table:table-cell>
              <table:table-cell office:value-type="float" office:value="2.204411">
                <text:p>2.204411</text:p>
              </table:table-cell>
              <table:table-cell office:value-type="float" office:value="0.23921">
                <text:p>0.23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1.91691">
                <text:p>1.91691</text:p>
              </table:table-cell>
              <table:table-cell office:value-type="float" office:value="0.567887">
                <text:p>0.567887</text:p>
              </table:table-cell>
              <table:table-cell office:value-type="float" office:value="0.449275">
                <text:p>0.449275</text:p>
              </table:table-cell>
              <table:table-cell office:value-type="float" office:value="4.749522">
                <text:p>4.749522</text:p>
              </table:table-cell>
              <table:table-cell office:value-type="float" office:value="0.26121">
                <text:p>0.26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2.054504">
                <text:p>2.054504</text:p>
              </table:table-cell>
              <table:table-cell office:value-type="float" office:value="0.616936">
                <text:p>0.616936</text:p>
              </table:table-cell>
              <table:table-cell office:value-type="float" office:value="0.50973">
                <text:p>0.50973</text:p>
              </table:table-cell>
              <table:table-cell office:value-type="float" office:value="1.556324">
                <text:p>1.556324</text:p>
              </table:table-cell>
              <table:table-cell office:value-type="float" office:value="0.129187">
                <text:p>0.129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1.347228">
                <text:p>1.347228</text:p>
              </table:table-cell>
              <table:table-cell office:value-type="float" office:value="0.937007">
                <text:p>0.937007</text:p>
              </table:table-cell>
              <table:table-cell office:value-type="float" office:value="0.532998">
                <text:p>0.532998</text:p>
              </table:table-cell>
              <table:table-cell office:value-type="float" office:value="4.987207">
                <text:p>4.987207</text:p>
              </table:table-cell>
              <table:table-cell office:value-type="float" office:value="0.132664">
                <text:p>0.132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1.544313">
                <text:p>1.544313</text:p>
              </table:table-cell>
              <table:table-cell office:value-type="float" office:value="0.811399">
                <text:p>0.811399</text:p>
              </table:table-cell>
              <table:table-cell office:value-type="float" office:value="0.724079">
                <text:p>0.724079</text:p>
              </table:table-cell>
              <table:table-cell office:value-type="float" office:value="7.057416">
                <text:p>7.057416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1.819553">
                <text:p>1.819553</text:p>
              </table:table-cell>
              <table:table-cell office:value-type="float" office:value="0.851267">
                <text:p>0.851267</text:p>
              </table:table-cell>
              <table:table-cell office:value-type="float" office:value="0.605315">
                <text:p>0.605315</text:p>
              </table:table-cell>
              <table:table-cell office:value-type="float" office:value="4.757232">
                <text:p>4.757232</text:p>
              </table:table-cell>
              <table:table-cell office:value-type="float" office:value="0.207829">
                <text:p>0.207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2.02551">
                <text:p>2.02551</text:p>
              </table:table-cell>
              <table:table-cell office:value-type="float" office:value="0.875796">
                <text:p>0.875796</text:p>
              </table:table-cell>
              <table:table-cell office:value-type="float" office:value="0.680377">
                <text:p>0.680377</text:p>
              </table:table-cell>
              <table:table-cell office:value-type="float" office:value="3.684907">
                <text:p>3.684907</text:p>
              </table:table-cell>
              <table:table-cell office:value-type="float" office:value="0.143643">
                <text:p>0.143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1.994691">
                <text:p>1.994691</text:p>
              </table:table-cell>
              <table:table-cell office:value-type="float" office:value="0.989712">
                <text:p>0.989712</text:p>
              </table:table-cell>
              <table:table-cell office:value-type="float" office:value="0.82406">
                <text:p>0.82406</text:p>
              </table:table-cell>
              <table:table-cell office:value-type="float" office:value="7.284495">
                <text:p>7.284495</text:p>
              </table:table-cell>
              <table:table-cell office:value-type="float" office:value="0.163359">
                <text:p>0.163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2.353606">
                <text:p>2.353606</text:p>
              </table:table-cell>
              <table:table-cell office:value-type="float" office:value="1.108398">
                <text:p>1.108398</text:p>
              </table:table-cell>
              <table:table-cell office:value-type="float" office:value="0.837023">
                <text:p>0.837023</text:p>
              </table:table-cell>
              <table:table-cell office:value-type="float" office:value="5.744811">
                <text:p>5.744811</text:p>
              </table:table-cell>
              <table:table-cell office:value-type="float" office:value="0.150928">
                <text:p>0.150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2.321271">
                <text:p>2.321271</text:p>
              </table:table-cell>
              <table:table-cell office:value-type="float" office:value="1.191624">
                <text:p>1.191624</text:p>
              </table:table-cell>
              <table:table-cell office:value-type="float" office:value="0.844094">
                <text:p>0.844094</text:p>
              </table:table-cell>
              <table:table-cell office:value-type="float" office:value="5.354173">
                <text:p>5.354173</text:p>
              </table:table-cell>
              <table:table-cell office:value-type="float" office:value="0.160401">
                <text:p>0.160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2.554367">
                <text:p>2.554367</text:p>
              </table:table-cell>
              <table:table-cell office:value-type="float" office:value="1.208829">
                <text:p>1.208829</text:p>
              </table:table-cell>
              <table:table-cell office:value-type="float" office:value="0.903972">
                <text:p>0.903972</text:p>
              </table:table-cell>
              <table:table-cell office:value-type="float" office:value="0.76683">
                <text:p>0.76683</text:p>
              </table:table-cell>
              <table:table-cell office:value-type="float" office:value="0.162316">
                <text:p>0.162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2.605475">
                <text:p>2.605475</text:p>
              </table:table-cell>
              <table:table-cell office:value-type="float" office:value="1.321912">
                <text:p>1.321912</text:p>
              </table:table-cell>
              <table:table-cell office:value-type="float" office:value="0.881789">
                <text:p>0.881789</text:p>
              </table:table-cell>
              <table:table-cell office:value-type="float" office:value="0.848373">
                <text:p>0.848373</text:p>
              </table:table-cell>
              <table:table-cell office:value-type="float" office:value="0.167341">
                <text:p>0.167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2.950008">
                <text:p>2.950008</text:p>
              </table:table-cell>
              <table:table-cell office:value-type="float" office:value="1.505583">
                <text:p>1.505583</text:p>
              </table:table-cell>
              <table:table-cell office:value-type="float" office:value="1.094488">
                <text:p>1.094488</text:p>
              </table:table-cell>
              <table:table-cell office:value-type="float" office:value="0.892478">
                <text:p>0.892478</text:p>
              </table:table-cell>
              <table:table-cell office:value-type="float" office:value="0.171789">
                <text:p>0.171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3.007702">
                <text:p>3.007702</text:p>
              </table:table-cell>
              <table:table-cell office:value-type="float" office:value="1.808001">
                <text:p>1.808001</text:p>
              </table:table-cell>
              <table:table-cell office:value-type="float" office:value="1.19577">
                <text:p>1.19577</text:p>
              </table:table-cell>
              <table:table-cell office:value-type="float" office:value="0.860415">
                <text:p>0.860415</text:p>
              </table:table-cell>
              <table:table-cell office:value-type="float" office:value="0.178342">
                <text:p>0.178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3.236458">
                <text:p>3.236458</text:p>
              </table:table-cell>
              <table:table-cell office:value-type="float" office:value="1.64014">
                <text:p>1.64014</text:p>
              </table:table-cell>
              <table:table-cell office:value-type="float" office:value="1.109378">
                <text:p>1.109378</text:p>
              </table:table-cell>
              <table:table-cell office:value-type="float" office:value="0.953406">
                <text:p>0.953406</text:p>
              </table:table-cell>
              <table:table-cell office:value-type="float" office:value="0.180693">
                <text:p>0.180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3.487886">
                <text:p>3.487886</text:p>
              </table:table-cell>
              <table:table-cell office:value-type="float" office:value="1.795547">
                <text:p>1.795547</text:p>
              </table:table-cell>
              <table:table-cell office:value-type="float" office:value="1.246329">
                <text:p>1.246329</text:p>
              </table:table-cell>
              <table:table-cell office:value-type="float" office:value="1.087326">
                <text:p>1.087326</text:p>
              </table:table-cell>
              <table:table-cell office:value-type="float" office:value="0.177104">
                <text:p>0.177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3.761254">
                <text:p>3.761254</text:p>
              </table:table-cell>
              <table:table-cell office:value-type="float" office:value="1.904523">
                <text:p>1.904523</text:p>
              </table:table-cell>
              <table:table-cell office:value-type="float" office:value="1.395228">
                <text:p>1.395228</text:p>
              </table:table-cell>
              <table:table-cell office:value-type="float" office:value="1.040097">
                <text:p>1.040097</text:p>
              </table:table-cell>
              <table:table-cell office:value-type="float" office:value="0.180359">
                <text:p>0.180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3.991893">
                <text:p>3.991893</text:p>
              </table:table-cell>
              <table:table-cell office:value-type="float" office:value="2.046125">
                <text:p>2.046125</text:p>
              </table:table-cell>
              <table:table-cell office:value-type="float" office:value="1.370004">
                <text:p>1.370004</text:p>
              </table:table-cell>
              <table:table-cell office:value-type="float" office:value="1.115023">
                <text:p>1.115023</text:p>
              </table:table-cell>
              <table:table-cell office:value-type="float" office:value="0.193211">
                <text:p>0.193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4.306153">
                <text:p>4.306153</text:p>
              </table:table-cell>
              <table:table-cell office:value-type="float" office:value="2.271262">
                <text:p>2.271262</text:p>
              </table:table-cell>
              <table:table-cell office:value-type="float" office:value="1.538338">
                <text:p>1.538338</text:p>
              </table:table-cell>
              <table:table-cell office:value-type="float" office:value="1.266813">
                <text:p>1.266813</text:p>
              </table:table-cell>
              <table:table-cell office:value-type="float" office:value="0.189387">
                <text:p>0.189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4.556236">
                <text:p>4.556236</text:p>
              </table:table-cell>
              <table:table-cell office:value-type="float" office:value="2.339855">
                <text:p>2.339855</text:p>
              </table:table-cell>
              <table:table-cell office:value-type="float" office:value="1.693325">
                <text:p>1.693325</text:p>
              </table:table-cell>
              <table:table-cell office:value-type="float" office:value="1.413469">
                <text:p>1.413469</text:p>
              </table:table-cell>
              <table:table-cell office:value-type="float" office:value="0.201498">
                <text:p>0.201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5.038382">
                <text:p>5.038382</text:p>
              </table:table-cell>
              <table:table-cell office:value-type="float" office:value="2.61961">
                <text:p>2.61961</text:p>
              </table:table-cell>
              <table:table-cell office:value-type="float" office:value="1.809338">
                <text:p>1.809338</text:p>
              </table:table-cell>
              <table:table-cell office:value-type="float" office:value="1.457742">
                <text:p>1.457742</text:p>
              </table:table-cell>
              <table:table-cell office:value-type="float" office:value="0.19778">
                <text:p>0.19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5.17429">
                <text:p>5.17429</text:p>
              </table:table-cell>
              <table:table-cell office:value-type="float" office:value="2.659081">
                <text:p>2.659081</text:p>
              </table:table-cell>
              <table:table-cell office:value-type="float" office:value="1.858571">
                <text:p>1.858571</text:p>
              </table:table-cell>
              <table:table-cell office:value-type="float" office:value="1.443762">
                <text:p>1.443762</text:p>
              </table:table-cell>
              <table:table-cell office:value-type="float" office:value="0.211241">
                <text:p>0.211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5.554781">
                <text:p>5.554781</text:p>
              </table:table-cell>
              <table:table-cell office:value-type="float" office:value="2.864199">
                <text:p>2.864199</text:p>
              </table:table-cell>
              <table:table-cell office:value-type="float" office:value="2.057279">
                <text:p>2.057279</text:p>
              </table:table-cell>
              <table:table-cell office:value-type="float" office:value="1.634523">
                <text:p>1.634523</text:p>
              </table:table-cell>
              <table:table-cell office:value-type="float" office:value="0.215014">
                <text:p>0.215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5.874474">
                <text:p>5.874474</text:p>
              </table:table-cell>
              <table:table-cell office:value-type="float" office:value="3.018045">
                <text:p>3.018045</text:p>
              </table:table-cell>
              <table:table-cell office:value-type="float" office:value="2.08407">
                <text:p>2.08407</text:p>
              </table:table-cell>
              <table:table-cell office:value-type="float" office:value="1.831088">
                <text:p>1.831088</text:p>
              </table:table-cell>
              <table:table-cell office:value-type="float" office:value="0.218774">
                <text:p>0.218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6.374476">
                <text:p>6.374476</text:p>
              </table:table-cell>
              <table:table-cell office:value-type="float" office:value="3.435606">
                <text:p>3.435606</text:p>
              </table:table-cell>
              <table:table-cell office:value-type="float" office:value="2.32388">
                <text:p>2.32388</text:p>
              </table:table-cell>
              <table:table-cell office:value-type="float" office:value="1.738465">
                <text:p>1.738465</text:p>
              </table:table-cell>
              <table:table-cell office:value-type="float" office:value="0.213489">
                <text:p>0.213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6.664415">
                <text:p>6.664415</text:p>
              </table:table-cell>
              <table:table-cell office:value-type="float" office:value="3.448971">
                <text:p>3.448971</text:p>
              </table:table-cell>
              <table:table-cell office:value-type="float" office:value="2.518725">
                <text:p>2.518725</text:p>
              </table:table-cell>
              <table:table-cell office:value-type="float" office:value="1.967138">
                <text:p>1.967138</text:p>
              </table:table-cell>
              <table:table-cell office:value-type="float" office:value="0.216159">
                <text:p>0.216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7.152742">
                <text:p>7.152742</text:p>
              </table:table-cell>
              <table:table-cell office:value-type="float" office:value="3.716763">
                <text:p>3.716763</text:p>
              </table:table-cell>
              <table:table-cell office:value-type="float" office:value="2.553118">
                <text:p>2.553118</text:p>
              </table:table-cell>
              <table:table-cell office:value-type="float" office:value="2.156494">
                <text:p>2.156494</text:p>
              </table:table-cell>
              <table:table-cell office:value-type="float" office:value="0.232241">
                <text:p>0.232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7.5356">
                <text:p>7.5356</text:p>
              </table:table-cell>
              <table:table-cell office:value-type="float" office:value="3.876415">
                <text:p>3.876415</text:p>
              </table:table-cell>
              <table:table-cell office:value-type="float" office:value="2.756433">
                <text:p>2.756433</text:p>
              </table:table-cell>
              <table:table-cell office:value-type="float" office:value="2.391297">
                <text:p>2.391297</text:p>
              </table:table-cell>
              <table:table-cell office:value-type="float" office:value="0.255217">
                <text:p>0.255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8.19643">
                <text:p>8.19643</text:p>
              </table:table-cell>
              <table:table-cell office:value-type="float" office:value="4.317559">
                <text:p>4.317559</text:p>
              </table:table-cell>
              <table:table-cell office:value-type="float" office:value="3.18322">
                <text:p>3.18322</text:p>
              </table:table-cell>
              <table:table-cell office:value-type="float" office:value="2.401089">
                <text:p>2.401089</text:p>
              </table:table-cell>
              <table:table-cell office:value-type="float" office:value="0.239719">
                <text:p>0.239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8.459169">
                <text:p>8.459169</text:p>
              </table:table-cell>
              <table:table-cell office:value-type="float" office:value="4.430845">
                <text:p>4.430845</text:p>
              </table:table-cell>
              <table:table-cell office:value-type="float" office:value="3.106903">
                <text:p>3.106903</text:p>
              </table:table-cell>
              <table:table-cell office:value-type="float" office:value="2.541426">
                <text:p>2.541426</text:p>
              </table:table-cell>
              <table:table-cell office:value-type="float" office:value="0.245505">
                <text:p>0.24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8.942994">
                <text:p>8.942994</text:p>
              </table:table-cell>
              <table:table-cell office:value-type="float" office:value="4.72678">
                <text:p>4.72678</text:p>
              </table:table-cell>
              <table:table-cell office:value-type="float" office:value="3.328663">
                <text:p>3.328663</text:p>
              </table:table-cell>
              <table:table-cell office:value-type="float" office:value="2.803652">
                <text:p>2.803652</text:p>
              </table:table-cell>
              <table:table-cell office:value-type="float" office:value="0.248953">
                <text:p>0.248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9.443265">
                <text:p>9.443265</text:p>
              </table:table-cell>
              <table:table-cell office:value-type="float" office:value="4.918754">
                <text:p>4.918754</text:p>
              </table:table-cell>
              <table:table-cell office:value-type="float" office:value="3.623229">
                <text:p>3.623229</text:p>
              </table:table-cell>
              <table:table-cell office:value-type="float" office:value="3.052897">
                <text:p>3.052897</text:p>
              </table:table-cell>
              <table:table-cell office:value-type="float" office:value="0.254955">
                <text:p>0.254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9.909411">
                <text:p>9.909411</text:p>
              </table:table-cell>
              <table:table-cell office:value-type="float" office:value="5.204968">
                <text:p>5.204968</text:p>
              </table:table-cell>
              <table:table-cell office:value-type="float" office:value="3.688549">
                <text:p>3.688549</text:p>
              </table:table-cell>
              <table:table-cell office:value-type="float" office:value="2.888478">
                <text:p>2.888478</text:p>
              </table:table-cell>
              <table:table-cell office:value-type="float" office:value="0.259799">
                <text:p>0.259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10.431449">
                <text:p>10.431449</text:p>
              </table:table-cell>
              <table:table-cell office:value-type="float" office:value="5.464016">
                <text:p>5.464016</text:p>
              </table:table-cell>
              <table:table-cell office:value-type="float" office:value="3.920564">
                <text:p>3.920564</text:p>
              </table:table-cell>
              <table:table-cell office:value-type="float" office:value="3.135442">
                <text:p>3.135442</text:p>
              </table:table-cell>
              <table:table-cell office:value-type="float" office:value="0.25168">
                <text:p>0.25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10.940596">
                <text:p>10.940596</text:p>
              </table:table-cell>
              <table:table-cell office:value-type="float" office:value="5.779313">
                <text:p>5.779313</text:p>
              </table:table-cell>
              <table:table-cell office:value-type="float" office:value="4.223173">
                <text:p>4.223173</text:p>
              </table:table-cell>
              <table:table-cell office:value-type="float" office:value="3.454673">
                <text:p>3.454673</text:p>
              </table:table-cell>
              <table:table-cell office:value-type="float" office:value="0.264371">
                <text:p>0.264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11.505482">
                <text:p>11.505482</text:p>
              </table:table-cell>
              <table:table-cell office:value-type="float" office:value="6.050451">
                <text:p>6.050451</text:p>
              </table:table-cell>
              <table:table-cell office:value-type="float" office:value="4.296919">
                <text:p>4.296919</text:p>
              </table:table-cell>
              <table:table-cell office:value-type="float" office:value="3.726405">
                <text:p>3.726405</text:p>
              </table:table-cell>
              <table:table-cell office:value-type="float" office:value="0.261555">
                <text:p>0.261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12.558699">
                <text:p>12.558699</text:p>
              </table:table-cell>
              <table:table-cell office:value-type="float" office:value="6.687321">
                <text:p>6.687321</text:p>
              </table:table-cell>
              <table:table-cell office:value-type="float" office:value="4.825032">
                <text:p>4.825032</text:p>
              </table:table-cell>
              <table:table-cell office:value-type="float" office:value="3.966751">
                <text:p>3.966751</text:p>
              </table:table-cell>
              <table:table-cell office:value-type="float" office:value="0.274465">
                <text:p>0.274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12.928244">
                <text:p>12.928244</text:p>
              </table:table-cell>
              <table:table-cell office:value-type="float" office:value="6.925986">
                <text:p>6.925986</text:p>
              </table:table-cell>
              <table:table-cell office:value-type="float" office:value="5.074231">
                <text:p>5.074231</text:p>
              </table:table-cell>
              <table:table-cell office:value-type="float" office:value="4.070394">
                <text:p>4.070394</text:p>
              </table:table-cell>
              <table:table-cell office:value-type="float" office:value="0.271866">
                <text:p>0.2718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13.518359">
                <text:p>13.518359</text:p>
              </table:table-cell>
              <table:table-cell office:value-type="float" office:value="7.175498">
                <text:p>7.175498</text:p>
              </table:table-cell>
              <table:table-cell office:value-type="float" office:value="5.087379">
                <text:p>5.087379</text:p>
              </table:table-cell>
              <table:table-cell office:value-type="float" office:value="4.328301">
                <text:p>4.328301</text:p>
              </table:table-cell>
              <table:table-cell office:value-type="float" office:value="0.271777">
                <text:p>0.271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14.119609">
                <text:p>14.119609</text:p>
              </table:table-cell>
              <table:table-cell office:value-type="float" office:value="7.5566">
                <text:p>7.5566</text:p>
              </table:table-cell>
              <table:table-cell office:value-type="float" office:value="5.43664">
                <text:p>5.43664</text:p>
              </table:table-cell>
              <table:table-cell office:value-type="float" office:value="4.717867">
                <text:p>4.717867</text:p>
              </table:table-cell>
              <table:table-cell office:value-type="float" office:value="0.27817">
                <text:p>0.27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14.719993">
                <text:p>14.719993</text:p>
              </table:table-cell>
              <table:table-cell office:value-type="float" office:value="7.837413">
                <text:p>7.837413</text:p>
              </table:table-cell>
              <table:table-cell office:value-type="float" office:value="5.792567">
                <text:p>5.792567</text:p>
              </table:table-cell>
              <table:table-cell office:value-type="float" office:value="4.496877">
                <text:p>4.496877</text:p>
              </table:table-cell>
              <table:table-cell office:value-type="float" office:value="0.282114">
                <text:p>0.28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15.457781">
                <text:p>15.457781</text:p>
              </table:table-cell>
              <table:table-cell office:value-type="float" office:value="8.223834">
                <text:p>8.223834</text:p>
              </table:table-cell>
              <table:table-cell office:value-type="float" office:value="5.890313">
                <text:p>5.890313</text:p>
              </table:table-cell>
              <table:table-cell office:value-type="float" office:value="4.814322">
                <text:p>4.814322</text:p>
              </table:table-cell>
              <table:table-cell office:value-type="float" office:value="0.292637">
                <text:p>0.292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16.137828">
                <text:p>16.137828</text:p>
              </table:table-cell>
              <table:table-cell office:value-type="float" office:value="8.592127">
                <text:p>8.592127</text:p>
              </table:table-cell>
              <table:table-cell office:value-type="float" office:value="6.168351">
                <text:p>6.168351</text:p>
              </table:table-cell>
              <table:table-cell office:value-type="float" office:value="5.195502">
                <text:p>5.195502</text:p>
              </table:table-cell>
              <table:table-cell office:value-type="float" office:value="0.289564">
                <text:p>0.289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16.852326">
                <text:p>16.852326</text:p>
              </table:table-cell>
              <table:table-cell office:value-type="float" office:value="8.921878">
                <text:p>8.921878</text:p>
              </table:table-cell>
              <table:table-cell office:value-type="float" office:value="6.582896">
                <text:p>6.582896</text:p>
              </table:table-cell>
              <table:table-cell office:value-type="float" office:value="5.56654">
                <text:p>5.56654</text:p>
              </table:table-cell>
              <table:table-cell office:value-type="float" office:value="0.304208">
                <text:p>0.304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17.709562">
                <text:p>17.709562</text:p>
              </table:table-cell>
              <table:table-cell office:value-type="float" office:value="9.461472">
                <text:p>9.461472</text:p>
              </table:table-cell>
              <table:table-cell office:value-type="float" office:value="6.788173">
                <text:p>6.788173</text:p>
              </table:table-cell>
              <table:table-cell office:value-type="float" office:value="5.47496">
                <text:p>5.47496</text:p>
              </table:table-cell>
              <table:table-cell office:value-type="float" office:value="0.308741">
                <text:p>0.308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18.311623">
                <text:p>18.311623</text:p>
              </table:table-cell>
              <table:table-cell office:value-type="float" office:value="9.675748">
                <text:p>9.675748</text:p>
              </table:table-cell>
              <table:table-cell office:value-type="float" office:value="6.952463">
                <text:p>6.952463</text:p>
              </table:table-cell>
              <table:table-cell office:value-type="float" office:value="5.662022">
                <text:p>5.662022</text:p>
              </table:table-cell>
              <table:table-cell office:value-type="float" office:value="0.304481">
                <text:p>0.304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18.925473">
                <text:p>18.925473</text:p>
              </table:table-cell>
              <table:table-cell office:value-type="float" office:value="10.142715">
                <text:p>10.142715</text:p>
              </table:table-cell>
              <table:table-cell office:value-type="float" office:value="7.363863">
                <text:p>7.363863</text:p>
              </table:table-cell>
              <table:table-cell office:value-type="float" office:value="6.308443">
                <text:p>6.308443</text:p>
              </table:table-cell>
              <table:table-cell office:value-type="float" office:value="0.308364">
                <text:p>0.3083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19.678504">
                <text:p>19.678504</text:p>
              </table:table-cell>
              <table:table-cell office:value-type="float" office:value="10.39867">
                <text:p>10.39867</text:p>
              </table:table-cell>
              <table:table-cell office:value-type="float" office:value="7.494969">
                <text:p>7.494969</text:p>
              </table:table-cell>
              <table:table-cell office:value-type="float" office:value="6.470143">
                <text:p>6.470143</text:p>
              </table:table-cell>
              <table:table-cell office:value-type="float" office:value="0.308925">
                <text:p>0.308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.441087">
                <text:p>20.441087</text:p>
              </table:table-cell>
              <table:table-cell office:value-type="float" office:value="10.930824">
                <text:p>10.930824</text:p>
              </table:table-cell>
              <table:table-cell office:value-type="float" office:value="7.814849">
                <text:p>7.814849</text:p>
              </table:table-cell>
              <table:table-cell office:value-type="float" office:value="6.27864">
                <text:p>6.27864</text:p>
              </table:table-cell>
              <table:table-cell office:value-type="float" office:value="0.322189">
                <text:p>0.322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21.275074">
                <text:p>21.275074</text:p>
              </table:table-cell>
              <table:table-cell office:value-type="float" office:value="11.23134">
                <text:p>11.23134</text:p>
              </table:table-cell>
              <table:table-cell office:value-type="float" office:value="8.208246">
                <text:p>8.208246</text:p>
              </table:table-cell>
              <table:table-cell office:value-type="float" office:value="6.530688">
                <text:p>6.530688</text:p>
              </table:table-cell>
              <table:table-cell office:value-type="float" office:value="0.316925">
                <text:p>0.316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22.015771">
                <text:p>22.015771</text:p>
              </table:table-cell>
              <table:table-cell office:value-type="float" office:value="11.795182">
                <text:p>11.795182</text:p>
              </table:table-cell>
              <table:table-cell office:value-type="float" office:value="8.399648">
                <text:p>8.399648</text:p>
              </table:table-cell>
              <table:table-cell office:value-type="float" office:value="7.00975">
                <text:p>7.00975</text:p>
              </table:table-cell>
              <table:table-cell office:value-type="float" office:value="0.325717">
                <text:p>0.325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22.946684">
                <text:p>22.946684</text:p>
              </table:table-cell>
              <table:table-cell office:value-type="float" office:value="12.103011">
                <text:p>12.103011</text:p>
              </table:table-cell>
              <table:table-cell office:value-type="float" office:value="8.647689">
                <text:p>8.647689</text:p>
              </table:table-cell>
              <table:table-cell office:value-type="float" office:value="7.48261">
                <text:p>7.48261</text:p>
              </table:table-cell>
              <table:table-cell office:value-type="float" office:value="0.326291">
                <text:p>0.326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23.9211">
                <text:p>23.9211</text:p>
              </table:table-cell>
              <table:table-cell office:value-type="float" office:value="12.843908">
                <text:p>12.843908</text:p>
              </table:table-cell>
              <table:table-cell office:value-type="float" office:value="9.085154">
                <text:p>9.085154</text:p>
              </table:table-cell>
              <table:table-cell office:value-type="float" office:value="7.43126">
                <text:p>7.43126</text:p>
              </table:table-cell>
              <table:table-cell office:value-type="float" office:value="0.343247">
                <text:p>0.3432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24.675213">
                <text:p>24.675213</text:p>
              </table:table-cell>
              <table:table-cell office:value-type="float" office:value="13.066498">
                <text:p>13.066498</text:p>
              </table:table-cell>
              <table:table-cell office:value-type="float" office:value="9.401466">
                <text:p>9.401466</text:p>
              </table:table-cell>
              <table:table-cell office:value-type="float" office:value="7.514465">
                <text:p>7.514465</text:p>
              </table:table-cell>
              <table:table-cell office:value-type="float" office:value="0.336761">
                <text:p>0.336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25.487399">
                <text:p>25.487399</text:p>
              </table:table-cell>
              <table:table-cell office:value-type="float" office:value="13.649155">
                <text:p>13.649155</text:p>
              </table:table-cell>
              <table:table-cell office:value-type="float" office:value="9.59042">
                <text:p>9.59042</text:p>
              </table:table-cell>
              <table:table-cell office:value-type="float" office:value="7.860956">
                <text:p>7.860956</text:p>
              </table:table-cell>
              <table:table-cell office:value-type="float" office:value="0.35125">
                <text:p>0.35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26.527983">
                <text:p>26.527983</text:p>
              </table:table-cell>
              <table:table-cell office:value-type="float" office:value="14.009359">
                <text:p>14.009359</text:p>
              </table:table-cell>
              <table:table-cell office:value-type="float" office:value="10.213697">
                <text:p>10.213697</text:p>
              </table:table-cell>
              <table:table-cell office:value-type="float" office:value="8.50688">
                <text:p>8.50688</text:p>
              </table:table-cell>
              <table:table-cell office:value-type="float" office:value="0.347239">
                <text:p>0.347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27.417247">
                <text:p>27.417247</text:p>
              </table:table-cell>
              <table:table-cell office:value-type="float" office:value="14.570982">
                <text:p>14.570982</text:p>
              </table:table-cell>
              <table:table-cell office:value-type="float" office:value="10.385569">
                <text:p>10.385569</text:p>
              </table:table-cell>
              <table:table-cell office:value-type="float" office:value="8.324886">
                <text:p>8.324886</text:p>
              </table:table-cell>
              <table:table-cell office:value-type="float" office:value="0.347084">
                <text:p>0.347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28.448808">
                <text:p>28.448808</text:p>
              </table:table-cell>
              <table:table-cell office:value-type="float" office:value="14.975099">
                <text:p>14.975099</text:p>
              </table:table-cell>
              <table:table-cell office:value-type="float" office:value="10.598947">
                <text:p>10.598947</text:p>
              </table:table-cell>
              <table:table-cell office:value-type="float" office:value="8.705697">
                <text:p>8.705697</text:p>
              </table:table-cell>
              <table:table-cell office:value-type="float" office:value="0.351525">
                <text:p>0.351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31.283256">
                <text:p>31.283256</text:p>
              </table:table-cell>
              <table:table-cell office:value-type="float" office:value="15.635398">
                <text:p>15.635398</text:p>
              </table:table-cell>
              <table:table-cell office:value-type="float" office:value="10.889304">
                <text:p>10.889304</text:p>
              </table:table-cell>
              <table:table-cell office:value-type="float" office:value="8.966095">
                <text:p>8.966095</text:p>
              </table:table-cell>
              <table:table-cell office:value-type="float" office:value="0.355789">
                <text:p>0.35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32.350985">
                <text:p>32.350985</text:p>
              </table:table-cell>
              <table:table-cell office:value-type="float" office:value="16.036192">
                <text:p>16.036192</text:p>
              </table:table-cell>
              <table:table-cell office:value-type="float" office:value="11.520878">
                <text:p>11.520878</text:p>
              </table:table-cell>
              <table:table-cell office:value-type="float" office:value="9.778316">
                <text:p>9.778316</text:p>
              </table:table-cell>
              <table:table-cell office:value-type="float" office:value="0.357012">
                <text:p>0.357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33.552703">
                <text:p>33.552703</text:p>
              </table:table-cell>
              <table:table-cell office:value-type="float" office:value="16.932327">
                <text:p>16.932327</text:p>
              </table:table-cell>
              <table:table-cell office:value-type="float" office:value="11.973578">
                <text:p>11.973578</text:p>
              </table:table-cell>
              <table:table-cell office:value-type="float" office:value="9.694678">
                <text:p>9.694678</text:p>
              </table:table-cell>
              <table:table-cell office:value-type="float" office:value="0.361426">
                <text:p>0.361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34.588651">
                <text:p>34.588651</text:p>
              </table:table-cell>
              <table:table-cell office:value-type="float" office:value="17.126957">
                <text:p>17.126957</text:p>
              </table:table-cell>
              <table:table-cell office:value-type="float" office:value="12.39654">
                <text:p>12.39654</text:p>
              </table:table-cell>
              <table:table-cell office:value-type="float" office:value="9.747241">
                <text:p>9.747241</text:p>
              </table:table-cell>
              <table:table-cell office:value-type="float" office:value="0.366755">
                <text:p>0.3667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35.712176">
                <text:p>35.712176</text:p>
              </table:table-cell>
              <table:table-cell office:value-type="float" office:value="17.836521">
                <text:p>17.836521</text:p>
              </table:table-cell>
              <table:table-cell office:value-type="float" office:value="12.581917">
                <text:p>12.581917</text:p>
              </table:table-cell>
              <table:table-cell office:value-type="float" office:value="10.164986">
                <text:p>10.164986</text:p>
              </table:table-cell>
              <table:table-cell office:value-type="float" office:value="0.370304">
                <text:p>0.370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36.949089">
                <text:p>36.949089</text:p>
              </table:table-cell>
              <table:table-cell office:value-type="float" office:value="18.250036">
                <text:p>18.250036</text:p>
              </table:table-cell>
              <table:table-cell office:value-type="float" office:value="12.929386">
                <text:p>12.929386</text:p>
              </table:table-cell>
              <table:table-cell office:value-type="float" office:value="11.155638">
                <text:p>11.155638</text:p>
              </table:table-cell>
              <table:table-cell office:value-type="float" office:value="0.376206">
                <text:p>0.376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38.093358">
                <text:p>38.093358</text:p>
              </table:table-cell>
              <table:table-cell office:value-type="float" office:value="18.998255">
                <text:p>18.998255</text:p>
              </table:table-cell>
              <table:table-cell office:value-type="float" office:value="13.244544">
                <text:p>13.244544</text:p>
              </table:table-cell>
              <table:table-cell office:value-type="float" office:value="10.743691">
                <text:p>10.743691</text:p>
              </table:table-cell>
              <table:table-cell office:value-type="float" office:value="0.395349">
                <text:p>0.395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39.386039">
                <text:p>39.386039</text:p>
              </table:table-cell>
              <table:table-cell office:value-type="float" office:value="19.449519">
                <text:p>19.449519</text:p>
              </table:table-cell>
              <table:table-cell office:value-type="float" office:value="13.878825">
                <text:p>13.878825</text:p>
              </table:table-cell>
              <table:table-cell office:value-type="float" office:value="11.187337">
                <text:p>11.187337</text:p>
              </table:table-cell>
              <table:table-cell office:value-type="float" office:value="0.380914">
                <text:p>0.380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40.617102">
                <text:p>40.617102</text:p>
              </table:table-cell>
              <table:table-cell office:value-type="float" office:value="20.255815">
                <text:p>20.255815</text:p>
              </table:table-cell>
              <table:table-cell office:value-type="float" office:value="14.553546">
                <text:p>14.553546</text:p>
              </table:table-cell>
              <table:table-cell office:value-type="float" office:value="11.523423">
                <text:p>11.523423</text:p>
              </table:table-cell>
              <table:table-cell office:value-type="float" office:value="0.388813">
                <text:p>0.388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42.00851">
                <text:p>42.00851</text:p>
              </table:table-cell>
              <table:table-cell office:value-type="float" office:value="20.737089">
                <text:p>20.737089</text:p>
              </table:table-cell>
              <table:table-cell office:value-type="float" office:value="14.957785">
                <text:p>14.957785</text:p>
              </table:table-cell>
              <table:table-cell office:value-type="float" office:value="12.492132">
                <text:p>12.492132</text:p>
              </table:table-cell>
              <table:table-cell office:value-type="float" office:value="0.39162">
                <text:p>0.39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43.524908">
                <text:p>43.524908</text:p>
              </table:table-cell>
              <table:table-cell office:value-type="float" office:value="21.716297">
                <text:p>21.716297</text:p>
              </table:table-cell>
              <table:table-cell office:value-type="float" office:value="15.396998">
                <text:p>15.396998</text:p>
              </table:table-cell>
              <table:table-cell office:value-type="float" office:value="12.291129">
                <text:p>12.291129</text:p>
              </table:table-cell>
              <table:table-cell office:value-type="float" office:value="0.396581">
                <text:p>0.396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44.705387">
                <text:p>44.705387</text:p>
              </table:table-cell>
              <table:table-cell office:value-type="float" office:value="22.10227">
                <text:p>22.10227</text:p>
              </table:table-cell>
              <table:table-cell office:value-type="float" office:value="15.556337">
                <text:p>15.556337</text:p>
              </table:table-cell>
              <table:table-cell office:value-type="float" office:value="12.473791">
                <text:p>12.473791</text:p>
              </table:table-cell>
              <table:table-cell office:value-type="float" office:value="0.429318">
                <text:p>0.429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46.009386">
                <text:p>46.009386</text:p>
              </table:table-cell>
              <table:table-cell office:value-type="float" office:value="22.871077">
                <text:p>22.871077</text:p>
              </table:table-cell>
              <table:table-cell office:value-type="float" office:value="15.967449">
                <text:p>15.967449</text:p>
              </table:table-cell>
              <table:table-cell office:value-type="float" office:value="13.01338">
                <text:p>13.01338</text:p>
              </table:table-cell>
              <table:table-cell office:value-type="float" office:value="0.421629">
                <text:p>0.421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47.492302">
                <text:p>47.492302</text:p>
              </table:table-cell>
              <table:table-cell office:value-type="float" office:value="23.334031">
                <text:p>23.334031</text:p>
              </table:table-cell>
              <table:table-cell office:value-type="float" office:value="16.61577">
                <text:p>16.61577</text:p>
              </table:table-cell>
              <table:table-cell office:value-type="float" office:value="13.860398">
                <text:p>13.860398</text:p>
              </table:table-cell>
              <table:table-cell office:value-type="float" office:value="0.426288">
                <text:p>0.4262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48.779269">
                <text:p>48.779269</text:p>
              </table:table-cell>
              <table:table-cell office:value-type="float" office:value="24.195007">
                <text:p>24.195007</text:p>
              </table:table-cell>
              <table:table-cell office:value-type="float" office:value="16.987493">
                <text:p>16.987493</text:p>
              </table:table-cell>
              <table:table-cell office:value-type="float" office:value="13.595467">
                <text:p>13.595467</text:p>
              </table:table-cell>
              <table:table-cell office:value-type="float" office:value="0.411693">
                <text:p>0.411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50.41153">
                <text:p>50.41153</text:p>
              </table:table-cell>
              <table:table-cell office:value-type="float" office:value="24.824718">
                <text:p>24.824718</text:p>
              </table:table-cell>
              <table:table-cell office:value-type="float" office:value="17.827464">
                <text:p>17.827464</text:p>
              </table:table-cell>
              <table:table-cell office:value-type="float" office:value="14.099128">
                <text:p>14.099128</text:p>
              </table:table-cell>
              <table:table-cell office:value-type="float" office:value="0.426251">
                <text:p>0.426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44cm" svg:height="17.073cm" xlink:href=".." xlink:type="simple" chart:class="chart:scatter" chart:style-name="ch1">
        <chart:title svg:x="10.322cm" svg:y="0.477cm" chart:style-name="ch2">
          <text:p>Solving a linear system</text:p>
        </chart:title>
        <chart:legend chart:legend-position="end" svg:x="14.861cm" svg:y="9.551cm" style:legend-expansion="custom" chartooo:width="9.453cm" chartooo:height="5.406cm" style:legend-expansion-aspect-ratio="1.74861265260821" chart:style-name="ch3"/>
        <chart:plot-area chart:style-name="ch4" table:cell-range-address="'Output Data'.A312:'Output Data'.M411 'Output Data'.B311:'Output Data'.M311" chart:data-source-has-labels="row" svg:x="1.518cm" svg:y="1.596cm" svg:width="23.217cm" svg:height="14.153cm">
          <chartooo:coordinate-region svg:x="2.616cm" svg:y="1.795cm" svg:width="21.839cm" svg:height="13.307cm"/>
          <chart:axis chart:dimension="x" chart:name="primary-x" chart:style-name="ch5">
            <chart:title svg:x="12.288cm" svg:y="16.09cm" chart:style-name="ch6">
              <text:p>Dimension</text:p>
            </chart:title>
            <chart:grid chart:style-name="ch7" chart:class="major"/>
          </chart:axis>
          <chart:axis chart:dimension="y" chart:name="primary-y" chart:style-name="ch8">
            <chart:title svg:x="0.45cm" svg:y="9.417cm" chart:style-name="ch9">
              <text:p>Time [ms]</text:p>
            </chart:title>
            <chart:grid chart:style-name="ch7" chart:class="major"/>
          </chart:axis>
          <chart:series chart:style-name="ch10" chart:values-cell-range-address="'Output Data'.B312:'Output Data'.B411" chart:label-cell-address="'Output Data'.B311:'Output Data'.B311" chart:class="chart:scatter">
            <chart:domain table:cell-range-address="'Output Data'.A312:'Output Data'.A411"/>
            <chart:data-point chart:repeated="100"/>
          </chart:series>
          <chart:series chart:style-name="ch11" chart:values-cell-range-address="'Output Data'.C312:'Output Data'.C411" chart:label-cell-address="'Output Data'.C311:'Output Data'.C311" chart:class="chart:scatter">
            <chart:data-point chart:repeated="100"/>
          </chart:series>
          <chart:series chart:style-name="ch12" chart:values-cell-range-address="'Output Data'.D312:'Output Data'.D411" chart:label-cell-address="'Output Data'.D311:'Output Data'.D311" chart:class="chart:scatter">
            <chart:data-point chart:repeated="100"/>
          </chart:series>
          <chart:series chart:style-name="ch13" chart:values-cell-range-address="'Output Data'.E312:'Output Data'.E411" chart:label-cell-address="'Output Data'.E311:'Output Data'.E311" chart:class="chart:scatter">
            <chart:data-point chart:repeated="100"/>
          </chart:series>
          <chart:series chart:style-name="ch14" chart:values-cell-range-address="'Output Data'.F312:'Output Data'.F411" chart:label-cell-address="'Output Data'.F311:'Output Data'.F311" chart:class="chart:scatter">
            <chart:data-point chart:repeated="100"/>
          </chart:series>
          <chart:series chart:style-name="ch15" chart:values-cell-range-address="'Output Data'.G312:'Output Data'.G411" chart:label-cell-address="'Output Data'.G311:'Output Data'.G311" chart:class="chart:scatter">
            <chart:data-point chart:repeated="100"/>
          </chart:series>
          <chart:series chart:style-name="ch16" chart:values-cell-range-address="'Output Data'.H312:'Output Data'.H411" chart:label-cell-address="'Output Data'.H311:'Output Data'.H311" chart:class="chart:scatter">
            <chart:data-point chart:repeated="100"/>
          </chart:series>
          <chart:series chart:style-name="ch17" chart:values-cell-range-address="'Output Data'.I312:'Output Data'.I411" chart:label-cell-address="'Output Data'.I311:'Output Data'.I311" chart:class="chart:scatter">
            <chart:data-point chart:repeated="100"/>
          </chart:series>
          <chart:series chart:style-name="ch18" chart:values-cell-range-address="'Output Data'.J312:'Output Data'.J411" chart:label-cell-address="'Output Data'.J311:'Output Data'.J311" chart:class="chart:scatter">
            <chart:data-point chart:repeated="100"/>
          </chart:series>
          <chart:series chart:style-name="ch19" chart:values-cell-range-address="'Output Data'.K312:'Output Data'.K411" chart:label-cell-address="'Output Data'.K311:'Output Data'.K311" chart:class="chart:scatter">
            <chart:data-point chart:repeated="100"/>
          </chart:series>
          <chart:series chart:style-name="ch20" chart:values-cell-range-address="'Output Data'.L312:'Output Data'.L411" chart:label-cell-address="'Output Data'.L311:'Output Data'.L311" chart:class="chart:scatter">
            <chart:data-point chart:repeated="100"/>
          </chart:series>
          <chart:series chart:style-name="ch21" chart:values-cell-range-address="'Output Data'.M312:'Output Data'.M411" chart:label-cell-address="'Output Data'.M311:'Output Data'.M311" chart:class="chart:scatter">
            <chart:data-point chart:repeated="1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e: PartialPivLU</text:p>
                <draw:g>
                  <svg:desc>'Output Data'.B311:'Output Data'.B311</svg:desc>
                </draw:g>
              </table:table-cell>
              <table:table-cell office:value-type="string">
                <text:p>Dense: FullPivLU</text:p>
                <draw:g>
                  <svg:desc>'Output Data'.C311:'Output Data'.C311</svg:desc>
                </draw:g>
              </table:table-cell>
              <table:table-cell office:value-type="string">
                <text:p>Dense: HouseholderQR</text:p>
                <draw:g>
                  <svg:desc>'Output Data'.D311:'Output Data'.D311</svg:desc>
                </draw:g>
              </table:table-cell>
              <table:table-cell office:value-type="string">
                <text:p>Dense: CompleteOrthogonalDecomposition</text:p>
                <draw:g>
                  <svg:desc>'Output Data'.E311:'Output Data'.E311</svg:desc>
                </draw:g>
              </table:table-cell>
              <table:table-cell office:value-type="string">
                <text:p>Dense: LLT</text:p>
                <draw:g>
                  <svg:desc>'Output Data'.F311:'Output Data'.F311</svg:desc>
                </draw:g>
              </table:table-cell>
              <table:table-cell office:value-type="string">
                <text:p>Dense: LDLT</text:p>
                <draw:g>
                  <svg:desc>'Output Data'.G311:'Output Data'.G311</svg:desc>
                </draw:g>
              </table:table-cell>
              <table:table-cell office:value-type="string">
                <text:p>Sparse: SimplicialLLT</text:p>
                <draw:g>
                  <svg:desc>'Output Data'.H311:'Output Data'.H311</svg:desc>
                </draw:g>
              </table:table-cell>
              <table:table-cell office:value-type="string">
                <text:p>Sparse: SimplicialLDLT</text:p>
                <draw:g>
                  <svg:desc>'Output Data'.I311:'Output Data'.I311</svg:desc>
                </draw:g>
              </table:table-cell>
              <table:table-cell office:value-type="string">
                <text:p>Sparse: SparseLU</text:p>
                <draw:g>
                  <svg:desc>'Output Data'.J311:'Output Data'.J311</svg:desc>
                </draw:g>
              </table:table-cell>
              <table:table-cell office:value-type="string">
                <text:p>Sparse: ConjugateGradient</text:p>
                <draw:g>
                  <svg:desc>'Output Data'.K311:'Output Data'.K311</svg:desc>
                </draw:g>
              </table:table-cell>
              <table:table-cell office:value-type="string">
                <text:p>Sparse: LeastSquaresConjugateGradient</text:p>
                <draw:g>
                  <svg:desc>'Output Data'.L311:'Output Data'.L311</svg:desc>
                </draw:g>
              </table:table-cell>
              <table:table-cell office:value-type="string">
                <text:p>Sparse: BiCGSTAB</text:p>
                <draw:g>
                  <svg:desc>'Output Data'.M311:'Output Data'.M3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Output Data'.A312:'Output Data'.A411</svg:desc>
                </draw:g>
              </table:table-cell>
              <table:table-cell office:value-type="float" office:value="0.038173">
                <text:p>0.038173</text:p>
                <draw:g>
                  <svg:desc>'Output Data'.B312:'Output Data'.B411</svg:desc>
                </draw:g>
              </table:table-cell>
              <table:table-cell office:value-type="float" office:value="0.002857">
                <text:p>0.002857</text:p>
                <draw:g>
                  <svg:desc>'Output Data'.C312:'Output Data'.C411</svg:desc>
                </draw:g>
              </table:table-cell>
              <table:table-cell office:value-type="float" office:value="0.005779">
                <text:p>0.005779</text:p>
                <draw:g>
                  <svg:desc>'Output Data'.D312:'Output Data'.D411</svg:desc>
                </draw:g>
              </table:table-cell>
              <table:table-cell office:value-type="float" office:value="0.00759">
                <text:p>0.00759</text:p>
                <draw:g>
                  <svg:desc>'Output Data'.E312:'Output Data'.E411</svg:desc>
                </draw:g>
              </table:table-cell>
              <table:table-cell office:value-type="float" office:value="0.001739">
                <text:p>0.001739</text:p>
                <draw:g>
                  <svg:desc>'Output Data'.F312:'Output Data'.F411</svg:desc>
                </draw:g>
              </table:table-cell>
              <table:table-cell office:value-type="float" office:value="0.002218">
                <text:p>0.002218</text:p>
                <draw:g>
                  <svg:desc>'Output Data'.G312:'Output Data'.G411</svg:desc>
                </draw:g>
              </table:table-cell>
              <table:table-cell office:value-type="float" office:value="0.00834">
                <text:p>0.00834</text:p>
                <draw:g>
                  <svg:desc>'Output Data'.H312:'Output Data'.H411</svg:desc>
                </draw:g>
              </table:table-cell>
              <table:table-cell office:value-type="float" office:value="0.007509">
                <text:p>0.007509</text:p>
                <draw:g>
                  <svg:desc>'Output Data'.I312:'Output Data'.I411</svg:desc>
                </draw:g>
              </table:table-cell>
              <table:table-cell office:value-type="float" office:value="0.09809">
                <text:p>0.09809</text:p>
                <draw:g>
                  <svg:desc>'Output Data'.J312:'Output Data'.J411</svg:desc>
                </draw:g>
              </table:table-cell>
              <table:table-cell office:value-type="float" office:value="0.003621">
                <text:p>0.003621</text:p>
                <draw:g>
                  <svg:desc>'Output Data'.K312:'Output Data'.K411</svg:desc>
                </draw:g>
              </table:table-cell>
              <table:table-cell office:value-type="float" office:value="0.006604">
                <text:p>0.006604</text:p>
                <draw:g>
                  <svg:desc>'Output Data'.L312:'Output Data'.L411</svg:desc>
                </draw:g>
              </table:table-cell>
              <table:table-cell office:value-type="float" office:value="0.005013">
                <text:p>0.005013</text:p>
                <draw:g>
                  <svg:desc>'Output Data'.M312:'Output Data'.M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4098">
                <text:p>0.004098</text:p>
              </table:table-cell>
              <table:table-cell office:value-type="float" office:value="0.006492">
                <text:p>0.006492</text:p>
              </table:table-cell>
              <table:table-cell office:value-type="float" office:value="0.011317">
                <text:p>0.011317</text:p>
              </table:table-cell>
              <table:table-cell office:value-type="float" office:value="0.015443">
                <text:p>0.015443</text:p>
              </table:table-cell>
              <table:table-cell office:value-type="float" office:value="0.010977">
                <text:p>0.010977</text:p>
              </table:table-cell>
              <table:table-cell office:value-type="float" office:value="0.004013">
                <text:p>0.004013</text:p>
              </table:table-cell>
              <table:table-cell office:value-type="float" office:value="0.017353">
                <text:p>0.017353</text:p>
              </table:table-cell>
              <table:table-cell office:value-type="float" office:value="0.012214">
                <text:p>0.012214</text:p>
              </table:table-cell>
              <table:table-cell office:value-type="float" office:value="0.025712">
                <text:p>0.025712</text:p>
              </table:table-cell>
              <table:table-cell office:value-type="float" office:value="0.00932">
                <text:p>0.00932</text:p>
              </table:table-cell>
              <table:table-cell office:value-type="float" office:value="0.012767">
                <text:p>0.012767</text:p>
              </table:table-cell>
              <table:table-cell office:value-type="float" office:value="0.006876">
                <text:p>0.006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9671">
                <text:p>0.009671</text:p>
              </table:table-cell>
              <table:table-cell office:value-type="float" office:value="0.011184">
                <text:p>0.011184</text:p>
              </table:table-cell>
              <table:table-cell office:value-type="float" office:value="0.016032">
                <text:p>0.016032</text:p>
              </table:table-cell>
              <table:table-cell office:value-type="float" office:value="0.021308">
                <text:p>0.021308</text:p>
              </table:table-cell>
              <table:table-cell office:value-type="float" office:value="0.004841">
                <text:p>0.004841</text:p>
              </table:table-cell>
              <table:table-cell office:value-type="float" office:value="0.01876">
                <text:p>0.01876</text:p>
              </table:table-cell>
              <table:table-cell office:value-type="float" office:value="0.017786">
                <text:p>0.017786</text:p>
              </table:table-cell>
              <table:table-cell office:value-type="float" office:value="0.017717">
                <text:p>0.017717</text:p>
              </table:table-cell>
              <table:table-cell office:value-type="float" office:value="0.037389">
                <text:p>0.037389</text:p>
              </table:table-cell>
              <table:table-cell office:value-type="float" office:value="0.010476">
                <text:p>0.010476</text:p>
              </table:table-cell>
              <table:table-cell office:value-type="float" office:value="0.020634">
                <text:p>0.020634</text:p>
              </table:table-cell>
              <table:table-cell office:value-type="float" office:value="0.008911">
                <text:p>0.008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2575">
                <text:p>0.012575</text:p>
              </table:table-cell>
              <table:table-cell office:value-type="float" office:value="0.02164">
                <text:p>0.02164</text:p>
              </table:table-cell>
              <table:table-cell office:value-type="float" office:value="0.023793">
                <text:p>0.023793</text:p>
              </table:table-cell>
              <table:table-cell office:value-type="float" office:value="0.032247">
                <text:p>0.032247</text:p>
              </table:table-cell>
              <table:table-cell office:value-type="float" office:value="0.007102">
                <text:p>0.007102</text:p>
              </table:table-cell>
              <table:table-cell office:value-type="float" office:value="0.009125">
                <text:p>0.009125</text:p>
              </table:table-cell>
              <table:table-cell office:value-type="float" office:value="0.022481">
                <text:p>0.022481</text:p>
              </table:table-cell>
              <table:table-cell office:value-type="float" office:value="0.021769">
                <text:p>0.021769</text:p>
              </table:table-cell>
              <table:table-cell office:value-type="float" office:value="0.045827">
                <text:p>0.045827</text:p>
              </table:table-cell>
              <table:table-cell office:value-type="float" office:value="0.012672">
                <text:p>0.012672</text:p>
              </table:table-cell>
              <table:table-cell office:value-type="float" office:value="0.022184">
                <text:p>0.022184</text:p>
              </table:table-cell>
              <table:table-cell office:value-type="float" office:value="0.01187">
                <text:p>0.01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035967">
                <text:p>0.035967</text:p>
              </table:table-cell>
              <table:table-cell office:value-type="float" office:value="0.028376">
                <text:p>0.028376</text:p>
              </table:table-cell>
              <table:table-cell office:value-type="float" office:value="0.032125">
                <text:p>0.032125</text:p>
              </table:table-cell>
              <table:table-cell office:value-type="float" office:value="0.04361">
                <text:p>0.04361</text:p>
              </table:table-cell>
              <table:table-cell office:value-type="float" office:value="0.009324">
                <text:p>0.009324</text:p>
              </table:table-cell>
              <table:table-cell office:value-type="float" office:value="0.01259">
                <text:p>0.01259</text:p>
              </table:table-cell>
              <table:table-cell office:value-type="float" office:value="0.026746">
                <text:p>0.026746</text:p>
              </table:table-cell>
              <table:table-cell office:value-type="float" office:value="0.026155">
                <text:p>0.026155</text:p>
              </table:table-cell>
              <table:table-cell office:value-type="float" office:value="0.058538">
                <text:p>0.058538</text:p>
              </table:table-cell>
              <table:table-cell office:value-type="float" office:value="0.015298">
                <text:p>0.015298</text:p>
              </table:table-cell>
              <table:table-cell office:value-type="float" office:value="0.027605">
                <text:p>0.027605</text:p>
              </table:table-cell>
              <table:table-cell office:value-type="float" office:value="0.014363">
                <text:p>0.014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042611">
                <text:p>0.042611</text:p>
              </table:table-cell>
              <table:table-cell office:value-type="float" office:value="0.041463">
                <text:p>0.041463</text:p>
              </table:table-cell>
              <table:table-cell office:value-type="float" office:value="0.042389">
                <text:p>0.042389</text:p>
              </table:table-cell>
              <table:table-cell office:value-type="float" office:value="0.058922">
                <text:p>0.058922</text:p>
              </table:table-cell>
              <table:table-cell office:value-type="float" office:value="0.012595">
                <text:p>0.012595</text:p>
              </table:table-cell>
              <table:table-cell office:value-type="float" office:value="0.016585">
                <text:p>0.016585</text:p>
              </table:table-cell>
              <table:table-cell office:value-type="float" office:value="0.033383">
                <text:p>0.033383</text:p>
              </table:table-cell>
              <table:table-cell office:value-type="float" office:value="0.031403">
                <text:p>0.031403</text:p>
              </table:table-cell>
              <table:table-cell office:value-type="float" office:value="0.067584">
                <text:p>0.067584</text:p>
              </table:table-cell>
              <table:table-cell office:value-type="float" office:value="0.017608">
                <text:p>0.017608</text:p>
              </table:table-cell>
              <table:table-cell office:value-type="float" office:value="0.032347">
                <text:p>0.03234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30644">
                <text:p>0.030644</text:p>
              </table:table-cell>
              <table:table-cell office:value-type="float" office:value="0.056479">
                <text:p>0.056479</text:p>
              </table:table-cell>
              <table:table-cell office:value-type="float" office:value="0.0546">
                <text:p>0.0546</text:p>
              </table:table-cell>
              <table:table-cell office:value-type="float" office:value="0.077571">
                <text:p>0.077571</text:p>
              </table:table-cell>
              <table:table-cell office:value-type="float" office:value="0.019393">
                <text:p>0.019393</text:p>
              </table:table-cell>
              <table:table-cell office:value-type="float" office:value="0.021621">
                <text:p>0.021621</text:p>
              </table:table-cell>
              <table:table-cell office:value-type="float" office:value="0.035786">
                <text:p>0.035786</text:p>
              </table:table-cell>
              <table:table-cell office:value-type="float" office:value="0.035443">
                <text:p>0.035443</text:p>
              </table:table-cell>
              <table:table-cell office:value-type="float" office:value="0.0755">
                <text:p>0.0755</text:p>
              </table:table-cell>
              <table:table-cell office:value-type="float" office:value="0.019926">
                <text:p>0.019926</text:p>
              </table:table-cell>
              <table:table-cell office:value-type="float" office:value="0.03862">
                <text:p>0.03862</text:p>
              </table:table-cell>
              <table:table-cell office:value-type="float" office:value="0.018699">
                <text:p>0.018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40281">
                <text:p>0.040281</text:p>
              </table:table-cell>
              <table:table-cell office:value-type="float" office:value="0.076343">
                <text:p>0.076343</text:p>
              </table:table-cell>
              <table:table-cell office:value-type="float" office:value="0.071356">
                <text:p>0.071356</text:p>
              </table:table-cell>
              <table:table-cell office:value-type="float" office:value="0.098322">
                <text:p>0.098322</text:p>
              </table:table-cell>
              <table:table-cell office:value-type="float" office:value="0.024662">
                <text:p>0.024662</text:p>
              </table:table-cell>
              <table:table-cell office:value-type="float" office:value="0.027585">
                <text:p>0.027585</text:p>
              </table:table-cell>
              <table:table-cell office:value-type="float" office:value="0.040645">
                <text:p>0.040645</text:p>
              </table:table-cell>
              <table:table-cell office:value-type="float" office:value="0.039153">
                <text:p>0.039153</text:p>
              </table:table-cell>
              <table:table-cell office:value-type="float" office:value="0.08627">
                <text:p>0.08627</text:p>
              </table:table-cell>
              <table:table-cell office:value-type="float" office:value="0.02224">
                <text:p>0.02224</text:p>
              </table:table-cell>
              <table:table-cell office:value-type="float" office:value="0.042477">
                <text:p>0.042477</text:p>
              </table:table-cell>
              <table:table-cell office:value-type="float" office:value="0.02022">
                <text:p>0.02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4881">
                <text:p>0.04881</text:p>
              </table:table-cell>
              <table:table-cell office:value-type="float" office:value="0.099678">
                <text:p>0.099678</text:p>
              </table:table-cell>
              <table:table-cell office:value-type="float" office:value="0.089243">
                <text:p>0.089243</text:p>
              </table:table-cell>
              <table:table-cell office:value-type="float" office:value="0.121336">
                <text:p>0.121336</text:p>
              </table:table-cell>
              <table:table-cell office:value-type="float" office:value="0.030479">
                <text:p>0.030479</text:p>
              </table:table-cell>
              <table:table-cell office:value-type="float" office:value="0.03296">
                <text:p>0.03296</text:p>
              </table:table-cell>
              <table:table-cell office:value-type="float" office:value="0.044171">
                <text:p>0.044171</text:p>
              </table:table-cell>
              <table:table-cell office:value-type="float" office:value="0.043115">
                <text:p>0.043115</text:p>
              </table:table-cell>
              <table:table-cell office:value-type="float" office:value="0.092927">
                <text:p>0.092927</text:p>
              </table:table-cell>
              <table:table-cell office:value-type="float" office:value="0.025047">
                <text:p>0.025047</text:p>
              </table:table-cell>
              <table:table-cell office:value-type="float" office:value="0.046913">
                <text:p>0.046913</text:p>
              </table:table-cell>
              <table:table-cell office:value-type="float" office:value="0.022154">
                <text:p>0.022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.060851">
                <text:p>0.060851</text:p>
              </table:table-cell>
              <table:table-cell office:value-type="float" office:value="0.125865">
                <text:p>0.125865</text:p>
              </table:table-cell>
              <table:table-cell office:value-type="float" office:value="0.109018">
                <text:p>0.109018</text:p>
              </table:table-cell>
              <table:table-cell office:value-type="float" office:value="0.149796">
                <text:p>0.149796</text:p>
              </table:table-cell>
              <table:table-cell office:value-type="float" office:value="0.036674">
                <text:p>0.036674</text:p>
              </table:table-cell>
              <table:table-cell office:value-type="float" office:value="0.041203">
                <text:p>0.041203</text:p>
              </table:table-cell>
              <table:table-cell office:value-type="float" office:value="0.049461">
                <text:p>0.049461</text:p>
              </table:table-cell>
              <table:table-cell office:value-type="float" office:value="0.04732">
                <text:p>0.04732</text:p>
              </table:table-cell>
              <table:table-cell office:value-type="float" office:value="0.103069">
                <text:p>0.103069</text:p>
              </table:table-cell>
              <table:table-cell office:value-type="float" office:value="0.027827">
                <text:p>0.027827</text:p>
              </table:table-cell>
              <table:table-cell office:value-type="float" office:value="0.051438">
                <text:p>0.051438</text:p>
              </table:table-cell>
              <table:table-cell office:value-type="float" office:value="0.024021">
                <text:p>0.024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0.073768">
                <text:p>0.073768</text:p>
              </table:table-cell>
              <table:table-cell office:value-type="float" office:value="0.155685">
                <text:p>0.155685</text:p>
              </table:table-cell>
              <table:table-cell office:value-type="float" office:value="0.132635">
                <text:p>0.132635</text:p>
              </table:table-cell>
              <table:table-cell office:value-type="float" office:value="0.180873">
                <text:p>0.180873</text:p>
              </table:table-cell>
              <table:table-cell office:value-type="float" office:value="0.043565">
                <text:p>0.043565</text:p>
              </table:table-cell>
              <table:table-cell office:value-type="float" office:value="0.048041">
                <text:p>0.048041</text:p>
              </table:table-cell>
              <table:table-cell office:value-type="float" office:value="0.052798">
                <text:p>0.052798</text:p>
              </table:table-cell>
              <table:table-cell office:value-type="float" office:value="0.050526">
                <text:p>0.050526</text:p>
              </table:table-cell>
              <table:table-cell office:value-type="float" office:value="0.11117">
                <text:p>0.11117</text:p>
              </table:table-cell>
              <table:table-cell office:value-type="float" office:value="0.029943">
                <text:p>0.029943</text:p>
              </table:table-cell>
              <table:table-cell office:value-type="float" office:value="0.058892">
                <text:p>0.058892</text:p>
              </table:table-cell>
              <table:table-cell office:value-type="float" office:value="0.026313">
                <text:p>0.026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0.088839">
                <text:p>0.088839</text:p>
              </table:table-cell>
              <table:table-cell office:value-type="float" office:value="0.191829">
                <text:p>0.191829</text:p>
              </table:table-cell>
              <table:table-cell office:value-type="float" office:value="0.281139">
                <text:p>0.281139</text:p>
              </table:table-cell>
              <table:table-cell office:value-type="float" office:value="0.214772">
                <text:p>0.214772</text:p>
              </table:table-cell>
              <table:table-cell office:value-type="float" office:value="0.052265">
                <text:p>0.052265</text:p>
              </table:table-cell>
              <table:table-cell office:value-type="float" office:value="0.056905">
                <text:p>0.056905</text:p>
              </table:table-cell>
              <table:table-cell office:value-type="float" office:value="0.057085">
                <text:p>0.057085</text:p>
              </table:table-cell>
              <table:table-cell office:value-type="float" office:value="0.054787">
                <text:p>0.054787</text:p>
              </table:table-cell>
              <table:table-cell office:value-type="float" office:value="0.120558">
                <text:p>0.120558</text:p>
              </table:table-cell>
              <table:table-cell office:value-type="float" office:value="0.032838">
                <text:p>0.032838</text:p>
              </table:table-cell>
              <table:table-cell office:value-type="float" office:value="0.056683">
                <text:p>0.056683</text:p>
              </table:table-cell>
              <table:table-cell office:value-type="float" office:value="0.028693">
                <text:p>0.028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0.104537">
                <text:p>0.104537</text:p>
              </table:table-cell>
              <table:table-cell office:value-type="float" office:value="0.233842">
                <text:p>0.233842</text:p>
              </table:table-cell>
              <table:table-cell office:value-type="float" office:value="0.318663">
                <text:p>0.318663</text:p>
              </table:table-cell>
              <table:table-cell office:value-type="float" office:value="0.255415">
                <text:p>0.255415</text:p>
              </table:table-cell>
              <table:table-cell office:value-type="float" office:value="0.062211">
                <text:p>0.062211</text:p>
              </table:table-cell>
              <table:table-cell office:value-type="float" office:value="0.066789">
                <text:p>0.066789</text:p>
              </table:table-cell>
              <table:table-cell office:value-type="float" office:value="0.061375">
                <text:p>0.061375</text:p>
              </table:table-cell>
              <table:table-cell office:value-type="float" office:value="0.059276">
                <text:p>0.059276</text:p>
              </table:table-cell>
              <table:table-cell office:value-type="float" office:value="0.128403">
                <text:p>0.128403</text:p>
              </table:table-cell>
              <table:table-cell office:value-type="float" office:value="0.034903">
                <text:p>0.034903</text:p>
              </table:table-cell>
              <table:table-cell office:value-type="float" office:value="0.063987">
                <text:p>0.063987</text:p>
              </table:table-cell>
              <table:table-cell office:value-type="float" office:value="0.029865">
                <text:p>0.029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123233">
                <text:p>0.123233</text:p>
              </table:table-cell>
              <table:table-cell office:value-type="float" office:value="0.280029">
                <text:p>0.280029</text:p>
              </table:table-cell>
              <table:table-cell office:value-type="float" office:value="0.35594">
                <text:p>0.35594</text:p>
              </table:table-cell>
              <table:table-cell office:value-type="float" office:value="0.304571">
                <text:p>0.304571</text:p>
              </table:table-cell>
              <table:table-cell office:value-type="float" office:value="0.071286">
                <text:p>0.071286</text:p>
              </table:table-cell>
              <table:table-cell office:value-type="float" office:value="0.076208">
                <text:p>0.076208</text:p>
              </table:table-cell>
              <table:table-cell office:value-type="float" office:value="0.064735">
                <text:p>0.064735</text:p>
              </table:table-cell>
              <table:table-cell office:value-type="float" office:value="0.063261">
                <text:p>0.063261</text:p>
              </table:table-cell>
              <table:table-cell office:value-type="float" office:value="0.137875">
                <text:p>0.137875</text:p>
              </table:table-cell>
              <table:table-cell office:value-type="float" office:value="0.037291">
                <text:p>0.037291</text:p>
              </table:table-cell>
              <table:table-cell office:value-type="float" office:value="0.065017">
                <text:p>0.065017</text:p>
              </table:table-cell>
              <table:table-cell office:value-type="float" office:value="0.032156">
                <text:p>0.032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147536">
                <text:p>0.147536</text:p>
              </table:table-cell>
              <table:table-cell office:value-type="float" office:value="0.340796">
                <text:p>0.340796</text:p>
              </table:table-cell>
              <table:table-cell office:value-type="float" office:value="0.403064">
                <text:p>0.403064</text:p>
              </table:table-cell>
              <table:table-cell office:value-type="float" office:value="0.356359">
                <text:p>0.356359</text:p>
              </table:table-cell>
              <table:table-cell office:value-type="float" office:value="0.083167">
                <text:p>0.083167</text:p>
              </table:table-cell>
              <table:table-cell office:value-type="float" office:value="0.092941">
                <text:p>0.092941</text:p>
              </table:table-cell>
              <table:table-cell office:value-type="float" office:value="0.069023">
                <text:p>0.069023</text:p>
              </table:table-cell>
              <table:table-cell office:value-type="float" office:value="0.066297">
                <text:p>0.066297</text:p>
              </table:table-cell>
              <table:table-cell office:value-type="float" office:value="0.145933">
                <text:p>0.145933</text:p>
              </table:table-cell>
              <table:table-cell office:value-type="float" office:value="0.04001">
                <text:p>0.04001</text:p>
              </table:table-cell>
              <table:table-cell office:value-type="float" office:value="0.070456">
                <text:p>0.070456</text:p>
              </table:table-cell>
              <table:table-cell office:value-type="float" office:value="0.03452">
                <text:p>0.03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0.165303">
                <text:p>0.165303</text:p>
              </table:table-cell>
              <table:table-cell office:value-type="float" office:value="0.407013">
                <text:p>0.407013</text:p>
              </table:table-cell>
              <table:table-cell office:value-type="float" office:value="0.455626">
                <text:p>0.455626</text:p>
              </table:table-cell>
              <table:table-cell office:value-type="float" office:value="0.418735">
                <text:p>0.418735</text:p>
              </table:table-cell>
              <table:table-cell office:value-type="float" office:value="0.095234">
                <text:p>0.095234</text:p>
              </table:table-cell>
              <table:table-cell office:value-type="float" office:value="0.100029">
                <text:p>0.100029</text:p>
              </table:table-cell>
              <table:table-cell office:value-type="float" office:value="0.073403">
                <text:p>0.073403</text:p>
              </table:table-cell>
              <table:table-cell office:value-type="float" office:value="0.071362">
                <text:p>0.071362</text:p>
              </table:table-cell>
              <table:table-cell office:value-type="float" office:value="0.154935">
                <text:p>0.154935</text:p>
              </table:table-cell>
              <table:table-cell office:value-type="float" office:value="0.043209">
                <text:p>0.043209</text:p>
              </table:table-cell>
              <table:table-cell office:value-type="float" office:value="0.073393">
                <text:p>0.073393</text:p>
              </table:table-cell>
              <table:table-cell office:value-type="float" office:value="0.036611">
                <text:p>0.036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190369">
                <text:p>0.190369</text:p>
              </table:table-cell>
              <table:table-cell office:value-type="float" office:value="0.473296">
                <text:p>0.473296</text:p>
              </table:table-cell>
              <table:table-cell office:value-type="float" office:value="0.505542">
                <text:p>0.505542</text:p>
              </table:table-cell>
              <table:table-cell office:value-type="float" office:value="0.487198">
                <text:p>0.487198</text:p>
              </table:table-cell>
              <table:table-cell office:value-type="float" office:value="0.110006">
                <text:p>0.110006</text:p>
              </table:table-cell>
              <table:table-cell office:value-type="float" office:value="0.117299">
                <text:p>0.117299</text:p>
              </table:table-cell>
              <table:table-cell office:value-type="float" office:value="0.078563">
                <text:p>0.078563</text:p>
              </table:table-cell>
              <table:table-cell office:value-type="float" office:value="0.075499">
                <text:p>0.075499</text:p>
              </table:table-cell>
              <table:table-cell office:value-type="float" office:value="0.162085">
                <text:p>0.162085</text:p>
              </table:table-cell>
              <table:table-cell office:value-type="float" office:value="0.044483">
                <text:p>0.044483</text:p>
              </table:table-cell>
              <table:table-cell office:value-type="float" office:value="0.077213">
                <text:p>0.077213</text:p>
              </table:table-cell>
              <table:table-cell office:value-type="float" office:value="0.038228">
                <text:p>0.038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0.218202">
                <text:p>0.218202</text:p>
              </table:table-cell>
              <table:table-cell office:value-type="float" office:value="0.564431">
                <text:p>0.564431</text:p>
              </table:table-cell>
              <table:table-cell office:value-type="float" office:value="0.56684">
                <text:p>0.56684</text:p>
              </table:table-cell>
              <table:table-cell office:value-type="float" office:value="0.572022">
                <text:p>0.572022</text:p>
              </table:table-cell>
              <table:table-cell office:value-type="float" office:value="0.124655">
                <text:p>0.124655</text:p>
              </table:table-cell>
              <table:table-cell office:value-type="float" office:value="0.127347">
                <text:p>0.127347</text:p>
              </table:table-cell>
              <table:table-cell office:value-type="float" office:value="0.081818">
                <text:p>0.081818</text:p>
              </table:table-cell>
              <table:table-cell office:value-type="float" office:value="0.079311">
                <text:p>0.079311</text:p>
              </table:table-cell>
              <table:table-cell office:value-type="float" office:value="0.172296">
                <text:p>0.172296</text:p>
              </table:table-cell>
              <table:table-cell office:value-type="float" office:value="0.04698">
                <text:p>0.04698</text:p>
              </table:table-cell>
              <table:table-cell office:value-type="float" office:value="0.081095">
                <text:p>0.081095</text:p>
              </table:table-cell>
              <table:table-cell office:value-type="float" office:value="0.040119">
                <text:p>0.04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0.246402">
                <text:p>0.246402</text:p>
              </table:table-cell>
              <table:table-cell office:value-type="float" office:value="0.645329">
                <text:p>0.645329</text:p>
              </table:table-cell>
              <table:table-cell office:value-type="float" office:value="0.61428">
                <text:p>0.61428</text:p>
              </table:table-cell>
              <table:table-cell office:value-type="float" office:value="0.660346">
                <text:p>0.660346</text:p>
              </table:table-cell>
              <table:table-cell office:value-type="float" office:value="0.141026">
                <text:p>0.141026</text:p>
              </table:table-cell>
              <table:table-cell office:value-type="float" office:value="0.142121">
                <text:p>0.142121</text:p>
              </table:table-cell>
              <table:table-cell office:value-type="float" office:value="0.085989">
                <text:p>0.085989</text:p>
              </table:table-cell>
              <table:table-cell office:value-type="float" office:value="0.08288">
                <text:p>0.08288</text:p>
              </table:table-cell>
              <table:table-cell office:value-type="float" office:value="0.180503">
                <text:p>0.180503</text:p>
              </table:table-cell>
              <table:table-cell office:value-type="float" office:value="0.04943">
                <text:p>0.04943</text:p>
              </table:table-cell>
              <table:table-cell office:value-type="float" office:value="0.085379">
                <text:p>0.085379</text:p>
              </table:table-cell>
              <table:table-cell office:value-type="float" office:value="0.042801">
                <text:p>0.042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0.277291">
                <text:p>0.277291</text:p>
              </table:table-cell>
              <table:table-cell office:value-type="float" office:value="0.747074">
                <text:p>0.747074</text:p>
              </table:table-cell>
              <table:table-cell office:value-type="float" office:value="0.686233">
                <text:p>0.686233</text:p>
              </table:table-cell>
              <table:table-cell office:value-type="float" office:value="0.742637">
                <text:p>0.742637</text:p>
              </table:table-cell>
              <table:table-cell office:value-type="float" office:value="0.158792">
                <text:p>0.158792</text:p>
              </table:table-cell>
              <table:table-cell office:value-type="float" office:value="0.162366">
                <text:p>0.162366</text:p>
              </table:table-cell>
              <table:table-cell office:value-type="float" office:value="0.089461">
                <text:p>0.089461</text:p>
              </table:table-cell>
              <table:table-cell office:value-type="float" office:value="0.086788">
                <text:p>0.086788</text:p>
              </table:table-cell>
              <table:table-cell office:value-type="float" office:value="0.189617">
                <text:p>0.189617</text:p>
              </table:table-cell>
              <table:table-cell office:value-type="float" office:value="0.051904">
                <text:p>0.051904</text:p>
              </table:table-cell>
              <table:table-cell office:value-type="float" office:value="0.09566">
                <text:p>0.09566</text:p>
              </table:table-cell>
              <table:table-cell office:value-type="float" office:value="0.044876">
                <text:p>0.044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.311307">
                <text:p>0.311307</text:p>
              </table:table-cell>
              <table:table-cell office:value-type="float" office:value="0.849816">
                <text:p>0.849816</text:p>
              </table:table-cell>
              <table:table-cell office:value-type="float" office:value="0.761967">
                <text:p>0.761967</text:p>
              </table:table-cell>
              <table:table-cell office:value-type="float" office:value="0.841953">
                <text:p>0.841953</text:p>
              </table:table-cell>
              <table:table-cell office:value-type="float" office:value="0.177495">
                <text:p>0.177495</text:p>
              </table:table-cell>
              <table:table-cell office:value-type="float" office:value="0.181249">
                <text:p>0.181249</text:p>
              </table:table-cell>
              <table:table-cell office:value-type="float" office:value="0.093936">
                <text:p>0.093936</text:p>
              </table:table-cell>
              <table:table-cell office:value-type="float" office:value="0.091515">
                <text:p>0.091515</text:p>
              </table:table-cell>
              <table:table-cell office:value-type="float" office:value="0.196475">
                <text:p>0.196475</text:p>
              </table:table-cell>
              <table:table-cell office:value-type="float" office:value="0.054108">
                <text:p>0.054108</text:p>
              </table:table-cell>
              <table:table-cell office:value-type="float" office:value="0.094564">
                <text:p>0.094564</text:p>
              </table:table-cell>
              <table:table-cell office:value-type="float" office:value="0.046083">
                <text:p>0.046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0.347614">
                <text:p>0.347614</text:p>
              </table:table-cell>
              <table:table-cell office:value-type="float" office:value="0.972468">
                <text:p>0.972468</text:p>
              </table:table-cell>
              <table:table-cell office:value-type="float" office:value="0.825481">
                <text:p>0.825481</text:p>
              </table:table-cell>
              <table:table-cell office:value-type="float" office:value="0.938796">
                <text:p>0.938796</text:p>
              </table:table-cell>
              <table:table-cell office:value-type="float" office:value="0.198009">
                <text:p>0.198009</text:p>
              </table:table-cell>
              <table:table-cell office:value-type="float" office:value="0.213431">
                <text:p>0.213431</text:p>
              </table:table-cell>
              <table:table-cell office:value-type="float" office:value="0.098561">
                <text:p>0.098561</text:p>
              </table:table-cell>
              <table:table-cell office:value-type="float" office:value="0.096572">
                <text:p>0.096572</text:p>
              </table:table-cell>
              <table:table-cell office:value-type="float" office:value="0.207603">
                <text:p>0.207603</text:p>
              </table:table-cell>
              <table:table-cell office:value-type="float" office:value="0.057629">
                <text:p>0.057629</text:p>
              </table:table-cell>
              <table:table-cell office:value-type="float" office:value="0.106985">
                <text:p>0.106985</text:p>
              </table:table-cell>
              <table:table-cell office:value-type="float" office:value="0.048945">
                <text:p>0.048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0.394813">
                <text:p>0.394813</text:p>
              </table:table-cell>
              <table:table-cell office:value-type="float" office:value="1.106377">
                <text:p>1.106377</text:p>
              </table:table-cell>
              <table:table-cell office:value-type="float" office:value="0.903414">
                <text:p>0.903414</text:p>
              </table:table-cell>
              <table:table-cell office:value-type="float" office:value="1.114148">
                <text:p>1.114148</text:p>
              </table:table-cell>
              <table:table-cell office:value-type="float" office:value="0.21898">
                <text:p>0.21898</text:p>
              </table:table-cell>
              <table:table-cell office:value-type="float" office:value="0.231483">
                <text:p>0.231483</text:p>
              </table:table-cell>
              <table:table-cell office:value-type="float" office:value="0.103088">
                <text:p>0.103088</text:p>
              </table:table-cell>
              <table:table-cell office:value-type="float" office:value="0.099302">
                <text:p>0.099302</text:p>
              </table:table-cell>
              <table:table-cell office:value-type="float" office:value="0.214164">
                <text:p>0.214164</text:p>
              </table:table-cell>
              <table:table-cell office:value-type="float" office:value="0.059335">
                <text:p>0.059335</text:p>
              </table:table-cell>
              <table:table-cell office:value-type="float" office:value="0.110315">
                <text:p>0.110315</text:p>
              </table:table-cell>
              <table:table-cell office:value-type="float" office:value="0.051196">
                <text:p>0.051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429178">
                <text:p>0.429178</text:p>
              </table:table-cell>
              <table:table-cell office:value-type="float" office:value="1.234397">
                <text:p>1.234397</text:p>
              </table:table-cell>
              <table:table-cell office:value-type="float" office:value="1.109892">
                <text:p>1.109892</text:p>
              </table:table-cell>
              <table:table-cell office:value-type="float" office:value="1.171169">
                <text:p>1.171169</text:p>
              </table:table-cell>
              <table:table-cell office:value-type="float" office:value="0.242177">
                <text:p>0.242177</text:p>
              </table:table-cell>
              <table:table-cell office:value-type="float" office:value="0.252447">
                <text:p>0.252447</text:p>
              </table:table-cell>
              <table:table-cell office:value-type="float" office:value="0.107406">
                <text:p>0.107406</text:p>
              </table:table-cell>
              <table:table-cell office:value-type="float" office:value="0.102948">
                <text:p>0.102948</text:p>
              </table:table-cell>
              <table:table-cell office:value-type="float" office:value="0.224544">
                <text:p>0.224544</text:p>
              </table:table-cell>
              <table:table-cell office:value-type="float" office:value="0.063089">
                <text:p>0.063089</text:p>
              </table:table-cell>
              <table:table-cell office:value-type="float" office:value="0.112597">
                <text:p>0.112597</text:p>
              </table:table-cell>
              <table:table-cell office:value-type="float" office:value="0.053777">
                <text:p>0.053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0.475447">
                <text:p>0.475447</text:p>
              </table:table-cell>
              <table:table-cell office:value-type="float" office:value="1.374187">
                <text:p>1.374187</text:p>
              </table:table-cell>
              <table:table-cell office:value-type="float" office:value="1.215336">
                <text:p>1.215336</text:p>
              </table:table-cell>
              <table:table-cell office:value-type="float" office:value="1.293416">
                <text:p>1.293416</text:p>
              </table:table-cell>
              <table:table-cell office:value-type="float" office:value="0.266704">
                <text:p>0.266704</text:p>
              </table:table-cell>
              <table:table-cell office:value-type="float" office:value="0.289839">
                <text:p>0.289839</text:p>
              </table:table-cell>
              <table:table-cell office:value-type="float" office:value="0.109552">
                <text:p>0.109552</text:p>
              </table:table-cell>
              <table:table-cell office:value-type="float" office:value="0.107311">
                <text:p>0.107311</text:p>
              </table:table-cell>
              <table:table-cell office:value-type="float" office:value="0.229789">
                <text:p>0.229789</text:p>
              </table:table-cell>
              <table:table-cell office:value-type="float" office:value="0.063994">
                <text:p>0.063994</text:p>
              </table:table-cell>
              <table:table-cell office:value-type="float" office:value="0.117728">
                <text:p>0.117728</text:p>
              </table:table-cell>
              <table:table-cell office:value-type="float" office:value="0.054812">
                <text:p>0.054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0.521071">
                <text:p>0.521071</text:p>
              </table:table-cell>
              <table:table-cell office:value-type="float" office:value="1.533465">
                <text:p>1.533465</text:p>
              </table:table-cell>
              <table:table-cell office:value-type="float" office:value="1.303593">
                <text:p>1.303593</text:p>
              </table:table-cell>
              <table:table-cell office:value-type="float" office:value="1.424083">
                <text:p>1.424083</text:p>
              </table:table-cell>
              <table:table-cell office:value-type="float" office:value="0.29222">
                <text:p>0.29222</text:p>
              </table:table-cell>
              <table:table-cell office:value-type="float" office:value="0.317126">
                <text:p>0.317126</text:p>
              </table:table-cell>
              <table:table-cell office:value-type="float" office:value="0.11551">
                <text:p>0.11551</text:p>
              </table:table-cell>
              <table:table-cell office:value-type="float" office:value="0.110848">
                <text:p>0.110848</text:p>
              </table:table-cell>
              <table:table-cell office:value-type="float" office:value="0.240031">
                <text:p>0.240031</text:p>
              </table:table-cell>
              <table:table-cell office:value-type="float" office:value="0.066212">
                <text:p>0.066212</text:p>
              </table:table-cell>
              <table:table-cell office:value-type="float" office:value="0.117067">
                <text:p>0.117067</text:p>
              </table:table-cell>
              <table:table-cell office:value-type="float" office:value="0.058093">
                <text:p>0.058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0.570489">
                <text:p>0.570489</text:p>
              </table:table-cell>
              <table:table-cell office:value-type="float" office:value="1.694229">
                <text:p>1.694229</text:p>
              </table:table-cell>
              <table:table-cell office:value-type="float" office:value="1.418689">
                <text:p>1.418689</text:p>
              </table:table-cell>
              <table:table-cell office:value-type="float" office:value="1.559222">
                <text:p>1.559222</text:p>
              </table:table-cell>
              <table:table-cell office:value-type="float" office:value="0.319836">
                <text:p>0.319836</text:p>
              </table:table-cell>
              <table:table-cell office:value-type="float" office:value="0.351193">
                <text:p>0.351193</text:p>
              </table:table-cell>
              <table:table-cell office:value-type="float" office:value="0.11883">
                <text:p>0.11883</text:p>
              </table:table-cell>
              <table:table-cell office:value-type="float" office:value="0.113739">
                <text:p>0.113739</text:p>
              </table:table-cell>
              <table:table-cell office:value-type="float" office:value="0.248573">
                <text:p>0.248573</text:p>
              </table:table-cell>
              <table:table-cell office:value-type="float" office:value="0.069461">
                <text:p>0.069461</text:p>
              </table:table-cell>
              <table:table-cell office:value-type="float" office:value="0.132104">
                <text:p>0.132104</text:p>
              </table:table-cell>
              <table:table-cell office:value-type="float" office:value="0.061562">
                <text:p>0.061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0.626282">
                <text:p>0.626282</text:p>
              </table:table-cell>
              <table:table-cell office:value-type="float" office:value="1.883238">
                <text:p>1.883238</text:p>
              </table:table-cell>
              <table:table-cell office:value-type="float" office:value="1.531935">
                <text:p>1.531935</text:p>
              </table:table-cell>
              <table:table-cell office:value-type="float" office:value="1.696754">
                <text:p>1.696754</text:p>
              </table:table-cell>
              <table:table-cell office:value-type="float" office:value="0.349045">
                <text:p>0.349045</text:p>
              </table:table-cell>
              <table:table-cell office:value-type="float" office:value="0.406088">
                <text:p>0.406088</text:p>
              </table:table-cell>
              <table:table-cell office:value-type="float" office:value="0.124049">
                <text:p>0.124049</text:p>
              </table:table-cell>
              <table:table-cell office:value-type="float" office:value="0.119488">
                <text:p>0.119488</text:p>
              </table:table-cell>
              <table:table-cell office:value-type="float" office:value="0.256704">
                <text:p>0.256704</text:p>
              </table:table-cell>
              <table:table-cell office:value-type="float" office:value="0.072363">
                <text:p>0.072363</text:p>
              </table:table-cell>
              <table:table-cell office:value-type="float" office:value="0.132217">
                <text:p>0.132217</text:p>
              </table:table-cell>
              <table:table-cell office:value-type="float" office:value="0.062349">
                <text:p>0.062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0.65004">
                <text:p>0.65004</text:p>
              </table:table-cell>
              <table:table-cell office:value-type="float" office:value="2.055576">
                <text:p>2.055576</text:p>
              </table:table-cell>
              <table:table-cell office:value-type="float" office:value="1.662003">
                <text:p>1.662003</text:p>
              </table:table-cell>
              <table:table-cell office:value-type="float" office:value="1.849615">
                <text:p>1.849615</text:p>
              </table:table-cell>
              <table:table-cell office:value-type="float" office:value="0.379763">
                <text:p>0.379763</text:p>
              </table:table-cell>
              <table:table-cell office:value-type="float" office:value="0.435673">
                <text:p>0.435673</text:p>
              </table:table-cell>
              <table:table-cell office:value-type="float" office:value="0.125816">
                <text:p>0.125816</text:p>
              </table:table-cell>
              <table:table-cell office:value-type="float" office:value="0.123001">
                <text:p>0.123001</text:p>
              </table:table-cell>
              <table:table-cell office:value-type="float" office:value="0.264605">
                <text:p>0.264605</text:p>
              </table:table-cell>
              <table:table-cell office:value-type="float" office:value="0.075525">
                <text:p>0.075525</text:p>
              </table:table-cell>
              <table:table-cell office:value-type="float" office:value="0.131601">
                <text:p>0.131601</text:p>
              </table:table-cell>
              <table:table-cell office:value-type="float" office:value="0.064832">
                <text:p>0.064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">
                <text:p>124</text:p>
              </table:table-cell>
              <table:table-cell office:value-type="float" office:value="0.713536">
                <text:p>0.713536</text:p>
              </table:table-cell>
              <table:table-cell office:value-type="float" office:value="2.268728">
                <text:p>2.268728</text:p>
              </table:table-cell>
              <table:table-cell office:value-type="float" office:value="1.788085">
                <text:p>1.788085</text:p>
              </table:table-cell>
              <table:table-cell office:value-type="float" office:value="2.025674">
                <text:p>2.025674</text:p>
              </table:table-cell>
              <table:table-cell office:value-type="float" office:value="0.411636">
                <text:p>0.411636</text:p>
              </table:table-cell>
              <table:table-cell office:value-type="float" office:value="0.495996">
                <text:p>0.495996</text:p>
              </table:table-cell>
              <table:table-cell office:value-type="float" office:value="0.129593">
                <text:p>0.129593</text:p>
              </table:table-cell>
              <table:table-cell office:value-type="float" office:value="0.125534">
                <text:p>0.125534</text:p>
              </table:table-cell>
              <table:table-cell office:value-type="float" office:value="0.275045">
                <text:p>0.275045</text:p>
              </table:table-cell>
              <table:table-cell office:value-type="float" office:value="0.078609">
                <text:p>0.078609</text:p>
              </table:table-cell>
              <table:table-cell office:value-type="float" office:value="0.134903">
                <text:p>0.134903</text:p>
              </table:table-cell>
              <table:table-cell office:value-type="float" office:value="0.067546">
                <text:p>0.067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792279">
                <text:p>0.792279</text:p>
              </table:table-cell>
              <table:table-cell office:value-type="float" office:value="2.593466">
                <text:p>2.593466</text:p>
              </table:table-cell>
              <table:table-cell office:value-type="float" office:value="1.992727">
                <text:p>1.992727</text:p>
              </table:table-cell>
              <table:table-cell office:value-type="float" office:value="2.296994">
                <text:p>2.296994</text:p>
              </table:table-cell>
              <table:table-cell office:value-type="float" office:value="0.469094">
                <text:p>0.469094</text:p>
              </table:table-cell>
              <table:table-cell office:value-type="float" office:value="0.84223">
                <text:p>0.84223</text:p>
              </table:table-cell>
              <table:table-cell office:value-type="float" office:value="0.135148">
                <text:p>0.135148</text:p>
              </table:table-cell>
              <table:table-cell office:value-type="float" office:value="0.130023">
                <text:p>0.130023</text:p>
              </table:table-cell>
              <table:table-cell office:value-type="float" office:value="0.283078">
                <text:p>0.283078</text:p>
              </table:table-cell>
              <table:table-cell office:value-type="float" office:value="0.079946">
                <text:p>0.079946</text:p>
              </table:table-cell>
              <table:table-cell office:value-type="float" office:value="0.142003">
                <text:p>0.142003</text:p>
              </table:table-cell>
              <table:table-cell office:value-type="float" office:value="0.070126">
                <text:p>0.070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0.708139">
                <text:p>0.708139</text:p>
              </table:table-cell>
              <table:table-cell office:value-type="float" office:value="2.707648">
                <text:p>2.707648</text:p>
              </table:table-cell>
              <table:table-cell office:value-type="float" office:value="2.049387">
                <text:p>2.049387</text:p>
              </table:table-cell>
              <table:table-cell office:value-type="float" office:value="2.383702">
                <text:p>2.383702</text:p>
              </table:table-cell>
              <table:table-cell office:value-type="float" office:value="0.43268">
                <text:p>0.43268</text:p>
              </table:table-cell>
              <table:table-cell office:value-type="float" office:value="0.604022">
                <text:p>0.604022</text:p>
              </table:table-cell>
              <table:table-cell office:value-type="float" office:value="0.138798">
                <text:p>0.138798</text:p>
              </table:table-cell>
              <table:table-cell office:value-type="float" office:value="0.133207">
                <text:p>0.133207</text:p>
              </table:table-cell>
              <table:table-cell office:value-type="float" office:value="0.291038">
                <text:p>0.291038</text:p>
              </table:table-cell>
              <table:table-cell office:value-type="float" office:value="0.084479">
                <text:p>0.084479</text:p>
              </table:table-cell>
              <table:table-cell office:value-type="float" office:value="0.152272">
                <text:p>0.152272</text:p>
              </table:table-cell>
              <table:table-cell office:value-type="float" office:value="0.072645">
                <text:p>0.072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754126">
                <text:p>0.754126</text:p>
              </table:table-cell>
              <table:table-cell office:value-type="float" office:value="2.935051">
                <text:p>2.935051</text:p>
              </table:table-cell>
              <table:table-cell office:value-type="float" office:value="2.193794">
                <text:p>2.193794</text:p>
              </table:table-cell>
              <table:table-cell office:value-type="float" office:value="2.589627">
                <text:p>2.589627</text:p>
              </table:table-cell>
              <table:table-cell office:value-type="float" office:value="0.466024">
                <text:p>0.466024</text:p>
              </table:table-cell>
              <table:table-cell office:value-type="float" office:value="0.657083">
                <text:p>0.657083</text:p>
              </table:table-cell>
              <table:table-cell office:value-type="float" office:value="0.145761">
                <text:p>0.145761</text:p>
              </table:table-cell>
              <table:table-cell office:value-type="float" office:value="0.14053">
                <text:p>0.14053</text:p>
              </table:table-cell>
              <table:table-cell office:value-type="float" office:value="0.297362">
                <text:p>0.297362</text:p>
              </table:table-cell>
              <table:table-cell office:value-type="float" office:value="0.085653">
                <text:p>0.085653</text:p>
              </table:table-cell>
              <table:table-cell office:value-type="float" office:value="0.155034">
                <text:p>0.155034</text:p>
              </table:table-cell>
              <table:table-cell office:value-type="float" office:value="0.074662">
                <text:p>0.074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">
                <text:p>140</text:p>
              </table:table-cell>
              <table:table-cell office:value-type="float" office:value="0.825202">
                <text:p>0.825202</text:p>
              </table:table-cell>
              <table:table-cell office:value-type="float" office:value="3.203227">
                <text:p>3.203227</text:p>
              </table:table-cell>
              <table:table-cell office:value-type="float" office:value="2.35484">
                <text:p>2.35484</text:p>
              </table:table-cell>
              <table:table-cell office:value-type="float" office:value="2.79912">
                <text:p>2.79912</text:p>
              </table:table-cell>
              <table:table-cell office:value-type="float" office:value="0.500464">
                <text:p>0.500464</text:p>
              </table:table-cell>
              <table:table-cell office:value-type="float" office:value="0.715886">
                <text:p>0.715886</text:p>
              </table:table-cell>
              <table:table-cell office:value-type="float" office:value="0.150572">
                <text:p>0.150572</text:p>
              </table:table-cell>
              <table:table-cell office:value-type="float" office:value="0.145147">
                <text:p>0.145147</text:p>
              </table:table-cell>
              <table:table-cell office:value-type="float" office:value="0.308823">
                <text:p>0.308823</text:p>
              </table:table-cell>
              <table:table-cell office:value-type="float" office:value="0.102603">
                <text:p>0.102603</text:p>
              </table:table-cell>
              <table:table-cell office:value-type="float" office:value="0.169726">
                <text:p>0.169726</text:p>
              </table:table-cell>
              <table:table-cell office:value-type="float" office:value="0.077242">
                <text:p>0.077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0.839152">
                <text:p>0.839152</text:p>
              </table:table-cell>
              <table:table-cell office:value-type="float" office:value="3.461251">
                <text:p>3.461251</text:p>
              </table:table-cell>
              <table:table-cell office:value-type="float" office:value="2.510617">
                <text:p>2.510617</text:p>
              </table:table-cell>
              <table:table-cell office:value-type="float" office:value="3.024262">
                <text:p>3.024262</text:p>
              </table:table-cell>
              <table:table-cell office:value-type="float" office:value="0.53862">
                <text:p>0.53862</text:p>
              </table:table-cell>
              <table:table-cell office:value-type="float" office:value="0.802513">
                <text:p>0.802513</text:p>
              </table:table-cell>
              <table:table-cell office:value-type="float" office:value="0.154276">
                <text:p>0.154276</text:p>
              </table:table-cell>
              <table:table-cell office:value-type="float" office:value="0.149551">
                <text:p>0.149551</text:p>
              </table:table-cell>
              <table:table-cell office:value-type="float" office:value="0.315145">
                <text:p>0.315145</text:p>
              </table:table-cell>
              <table:table-cell office:value-type="float" office:value="0.092205">
                <text:p>0.092205</text:p>
              </table:table-cell>
              <table:table-cell office:value-type="float" office:value="0.166136">
                <text:p>0.166136</text:p>
              </table:table-cell>
              <table:table-cell office:value-type="float" office:value="0.080084">
                <text:p>0.080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0.915001">
                <text:p>0.915001</text:p>
              </table:table-cell>
              <table:table-cell office:value-type="float" office:value="3.747603">
                <text:p>3.747603</text:p>
              </table:table-cell>
              <table:table-cell office:value-type="float" office:value="2.795347">
                <text:p>2.795347</text:p>
              </table:table-cell>
              <table:table-cell office:value-type="float" office:value="3.220431">
                <text:p>3.220431</text:p>
              </table:table-cell>
              <table:table-cell office:value-type="float" office:value="0.577482">
                <text:p>0.577482</text:p>
              </table:table-cell>
              <table:table-cell office:value-type="float" office:value="0.856791">
                <text:p>0.856791</text:p>
              </table:table-cell>
              <table:table-cell office:value-type="float" office:value="0.158973">
                <text:p>0.158973</text:p>
              </table:table-cell>
              <table:table-cell office:value-type="float" office:value="0.152677">
                <text:p>0.152677</text:p>
              </table:table-cell>
              <table:table-cell office:value-type="float" office:value="0.324775">
                <text:p>0.324775</text:p>
              </table:table-cell>
              <table:table-cell office:value-type="float" office:value="0.095067">
                <text:p>0.095067</text:p>
              </table:table-cell>
              <table:table-cell office:value-type="float" office:value="0.178573">
                <text:p>0.178573</text:p>
              </table:table-cell>
              <table:table-cell office:value-type="float" office:value="0.082255">
                <text:p>0.08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0.971796">
                <text:p>0.971796</text:p>
              </table:table-cell>
              <table:table-cell office:value-type="float" office:value="4.027373">
                <text:p>4.027373</text:p>
              </table:table-cell>
              <table:table-cell office:value-type="float" office:value="2.968347">
                <text:p>2.968347</text:p>
              </table:table-cell>
              <table:table-cell office:value-type="float" office:value="3.457843">
                <text:p>3.457843</text:p>
              </table:table-cell>
              <table:table-cell office:value-type="float" office:value="0.620766">
                <text:p>0.620766</text:p>
              </table:table-cell>
              <table:table-cell office:value-type="float" office:value="0.91385">
                <text:p>0.91385</text:p>
              </table:table-cell>
              <table:table-cell office:value-type="float" office:value="0.162849">
                <text:p>0.162849</text:p>
              </table:table-cell>
              <table:table-cell office:value-type="float" office:value="0.157398">
                <text:p>0.157398</text:p>
              </table:table-cell>
              <table:table-cell office:value-type="float" office:value="0.332299">
                <text:p>0.332299</text:p>
              </table:table-cell>
              <table:table-cell office:value-type="float" office:value="0.096992">
                <text:p>0.096992</text:p>
              </table:table-cell>
              <table:table-cell office:value-type="float" office:value="0.192169">
                <text:p>0.192169</text:p>
              </table:table-cell>
              <table:table-cell office:value-type="float" office:value="0.084645">
                <text:p>0.084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1.04577">
                <text:p>1.04577</text:p>
              </table:table-cell>
              <table:table-cell office:value-type="float" office:value="4.358184">
                <text:p>4.358184</text:p>
              </table:table-cell>
              <table:table-cell office:value-type="float" office:value="3.16777">
                <text:p>3.16777</text:p>
              </table:table-cell>
              <table:table-cell office:value-type="float" office:value="3.71632">
                <text:p>3.71632</text:p>
              </table:table-cell>
              <table:table-cell office:value-type="float" office:value="0.662565">
                <text:p>0.662565</text:p>
              </table:table-cell>
              <table:table-cell office:value-type="float" office:value="0.999916">
                <text:p>0.999916</text:p>
              </table:table-cell>
              <table:table-cell office:value-type="float" office:value="0.167027">
                <text:p>0.167027</text:p>
              </table:table-cell>
              <table:table-cell office:value-type="float" office:value="0.161488">
                <text:p>0.161488</text:p>
              </table:table-cell>
              <table:table-cell office:value-type="float" office:value="0.341342">
                <text:p>0.341342</text:p>
              </table:table-cell>
              <table:table-cell office:value-type="float" office:value="0.100254">
                <text:p>0.100254</text:p>
              </table:table-cell>
              <table:table-cell office:value-type="float" office:value="0.189029">
                <text:p>0.189029</text:p>
              </table:table-cell>
              <table:table-cell office:value-type="float" office:value="0.086951">
                <text:p>0.086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1.202682">
                <text:p>1.202682</text:p>
              </table:table-cell>
              <table:table-cell office:value-type="float" office:value="4.790447">
                <text:p>4.790447</text:p>
              </table:table-cell>
              <table:table-cell office:value-type="float" office:value="3.43865">
                <text:p>3.43865</text:p>
              </table:table-cell>
              <table:table-cell office:value-type="float" office:value="4.191832">
                <text:p>4.191832</text:p>
              </table:table-cell>
              <table:table-cell office:value-type="float" office:value="0.794859">
                <text:p>0.794859</text:p>
              </table:table-cell>
              <table:table-cell office:value-type="float" office:value="1.263185">
                <text:p>1.263185</text:p>
              </table:table-cell>
              <table:table-cell office:value-type="float" office:value="0.170773">
                <text:p>0.170773</text:p>
              </table:table-cell>
              <table:table-cell office:value-type="float" office:value="0.165152">
                <text:p>0.165152</text:p>
              </table:table-cell>
              <table:table-cell office:value-type="float" office:value="0.34904">
                <text:p>0.34904</text:p>
              </table:table-cell>
              <table:table-cell office:value-type="float" office:value="0.102829">
                <text:p>0.102829</text:p>
              </table:table-cell>
              <table:table-cell office:value-type="float" office:value="0.193854">
                <text:p>0.193854</text:p>
              </table:table-cell>
              <table:table-cell office:value-type="float" office:value="0.091884">
                <text:p>0.091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1.161321">
                <text:p>1.161321</text:p>
              </table:table-cell>
              <table:table-cell office:value-type="float" office:value="5.023506">
                <text:p>5.023506</text:p>
              </table:table-cell>
              <table:table-cell office:value-type="float" office:value="3.564508">
                <text:p>3.564508</text:p>
              </table:table-cell>
              <table:table-cell office:value-type="float" office:value="4.240117">
                <text:p>4.240117</text:p>
              </table:table-cell>
              <table:table-cell office:value-type="float" office:value="0.756717">
                <text:p>0.756717</text:p>
              </table:table-cell>
              <table:table-cell office:value-type="float" office:value="1.155241">
                <text:p>1.155241</text:p>
              </table:table-cell>
              <table:table-cell office:value-type="float" office:value="0.174963">
                <text:p>0.174963</text:p>
              </table:table-cell>
              <table:table-cell office:value-type="float" office:value="0.169529">
                <text:p>0.169529</text:p>
              </table:table-cell>
              <table:table-cell office:value-type="float" office:value="0.358102">
                <text:p>0.358102</text:p>
              </table:table-cell>
              <table:table-cell office:value-type="float" office:value="0.104436">
                <text:p>0.104436</text:p>
              </table:table-cell>
              <table:table-cell office:value-type="float" office:value="0.186763">
                <text:p>0.186763</text:p>
              </table:table-cell>
              <table:table-cell office:value-type="float" office:value="0.092999">
                <text:p>0.092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">
                <text:p>168</text:p>
              </table:table-cell>
              <table:table-cell office:value-type="float" office:value="1.220425">
                <text:p>1.220425</text:p>
              </table:table-cell>
              <table:table-cell office:value-type="float" office:value="5.360254">
                <text:p>5.360254</text:p>
              </table:table-cell>
              <table:table-cell office:value-type="float" office:value="3.801114">
                <text:p>3.801114</text:p>
              </table:table-cell>
              <table:table-cell office:value-type="float" office:value="4.50007">
                <text:p>4.50007</text:p>
              </table:table-cell>
              <table:table-cell office:value-type="float" office:value="0.809546">
                <text:p>0.809546</text:p>
              </table:table-cell>
              <table:table-cell office:value-type="float" office:value="1.222679">
                <text:p>1.222679</text:p>
              </table:table-cell>
              <table:table-cell office:value-type="float" office:value="0.179376">
                <text:p>0.179376</text:p>
              </table:table-cell>
              <table:table-cell office:value-type="float" office:value="0.173706">
                <text:p>0.173706</text:p>
              </table:table-cell>
              <table:table-cell office:value-type="float" office:value="0.365363">
                <text:p>0.365363</text:p>
              </table:table-cell>
              <table:table-cell office:value-type="float" office:value="0.107498">
                <text:p>0.107498</text:p>
              </table:table-cell>
              <table:table-cell office:value-type="float" office:value="0.19657">
                <text:p>0.19657</text:p>
              </table:table-cell>
              <table:table-cell office:value-type="float" office:value="0.094942">
                <text:p>0.0949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2">
                <text:p>172</text:p>
              </table:table-cell>
              <table:table-cell office:value-type="float" office:value="1.339897">
                <text:p>1.339897</text:p>
              </table:table-cell>
              <table:table-cell office:value-type="float" office:value="5.748542">
                <text:p>5.748542</text:p>
              </table:table-cell>
              <table:table-cell office:value-type="float" office:value="4.022256">
                <text:p>4.022256</text:p>
              </table:table-cell>
              <table:table-cell office:value-type="float" office:value="4.860644">
                <text:p>4.860644</text:p>
              </table:table-cell>
              <table:table-cell office:value-type="float" office:value="0.866435">
                <text:p>0.866435</text:p>
              </table:table-cell>
              <table:table-cell office:value-type="float" office:value="1.445131">
                <text:p>1.445131</text:p>
              </table:table-cell>
              <table:table-cell office:value-type="float" office:value="0.183498">
                <text:p>0.183498</text:p>
              </table:table-cell>
              <table:table-cell office:value-type="float" office:value="0.176177">
                <text:p>0.176177</text:p>
              </table:table-cell>
              <table:table-cell office:value-type="float" office:value="0.377051">
                <text:p>0.377051</text:p>
              </table:table-cell>
              <table:table-cell office:value-type="float" office:value="0.111794">
                <text:p>0.111794</text:p>
              </table:table-cell>
              <table:table-cell office:value-type="float" office:value="0.199578">
                <text:p>0.199578</text:p>
              </table:table-cell>
              <table:table-cell office:value-type="float" office:value="0.095714">
                <text:p>0.09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1.352654">
                <text:p>1.352654</text:p>
              </table:table-cell>
              <table:table-cell office:value-type="float" office:value="6.119456">
                <text:p>6.119456</text:p>
              </table:table-cell>
              <table:table-cell office:value-type="float" office:value="4.217189">
                <text:p>4.217189</text:p>
              </table:table-cell>
              <table:table-cell office:value-type="float" office:value="5.170486">
                <text:p>5.170486</text:p>
              </table:table-cell>
              <table:table-cell office:value-type="float" office:value="0.914655">
                <text:p>0.914655</text:p>
              </table:table-cell>
              <table:table-cell office:value-type="float" office:value="1.451133">
                <text:p>1.451133</text:p>
              </table:table-cell>
              <table:table-cell office:value-type="float" office:value="0.188238">
                <text:p>0.188238</text:p>
              </table:table-cell>
              <table:table-cell office:value-type="float" office:value="0.182164">
                <text:p>0.182164</text:p>
              </table:table-cell>
              <table:table-cell office:value-type="float" office:value="0.38312">
                <text:p>0.38312</text:p>
              </table:table-cell>
              <table:table-cell office:value-type="float" office:value="0.11257">
                <text:p>0.11257</text:p>
              </table:table-cell>
              <table:table-cell office:value-type="float" office:value="0.202301">
                <text:p>0.202301</text:p>
              </table:table-cell>
              <table:table-cell office:value-type="float" office:value="0.099606">
                <text:p>0.099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1.447011">
                <text:p>1.447011</text:p>
              </table:table-cell>
              <table:table-cell office:value-type="float" office:value="6.542776">
                <text:p>6.542776</text:p>
              </table:table-cell>
              <table:table-cell office:value-type="float" office:value="4.470707">
                <text:p>4.470707</text:p>
              </table:table-cell>
              <table:table-cell office:value-type="float" office:value="5.417538">
                <text:p>5.417538</text:p>
              </table:table-cell>
              <table:table-cell office:value-type="float" office:value="0.969461">
                <text:p>0.969461</text:p>
              </table:table-cell>
              <table:table-cell office:value-type="float" office:value="1.510526">
                <text:p>1.510526</text:p>
              </table:table-cell>
              <table:table-cell office:value-type="float" office:value="0.192189">
                <text:p>0.192189</text:p>
              </table:table-cell>
              <table:table-cell office:value-type="float" office:value="0.186364">
                <text:p>0.186364</text:p>
              </table:table-cell>
              <table:table-cell office:value-type="float" office:value="0.391629">
                <text:p>0.391629</text:p>
              </table:table-cell>
              <table:table-cell office:value-type="float" office:value="0.11507">
                <text:p>0.11507</text:p>
              </table:table-cell>
              <table:table-cell office:value-type="float" office:value="0.219002">
                <text:p>0.219002</text:p>
              </table:table-cell>
              <table:table-cell office:value-type="float" office:value="0.10114">
                <text:p>0.10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1.512973">
                <text:p>1.512973</text:p>
              </table:table-cell>
              <table:table-cell office:value-type="float" office:value="6.931881">
                <text:p>6.931881</text:p>
              </table:table-cell>
              <table:table-cell office:value-type="float" office:value="4.69381">
                <text:p>4.69381</text:p>
              </table:table-cell>
              <table:table-cell office:value-type="float" office:value="5.765179">
                <text:p>5.765179</text:p>
              </table:table-cell>
              <table:table-cell office:value-type="float" office:value="1.028511">
                <text:p>1.028511</text:p>
              </table:table-cell>
              <table:table-cell office:value-type="float" office:value="1.595971">
                <text:p>1.595971</text:p>
              </table:table-cell>
              <table:table-cell office:value-type="float" office:value="0.196482">
                <text:p>0.196482</text:p>
              </table:table-cell>
              <table:table-cell office:value-type="float" office:value="0.188542">
                <text:p>0.188542</text:p>
              </table:table-cell>
              <table:table-cell office:value-type="float" office:value="0.399359">
                <text:p>0.399359</text:p>
              </table:table-cell>
              <table:table-cell office:value-type="float" office:value="0.117869">
                <text:p>0.117869</text:p>
              </table:table-cell>
              <table:table-cell office:value-type="float" office:value="0.21177">
                <text:p>0.21177</text:p>
              </table:table-cell>
              <table:table-cell office:value-type="float" office:value="0.103448">
                <text:p>0.103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1.625005">
                <text:p>1.625005</text:p>
              </table:table-cell>
              <table:table-cell office:value-type="float" office:value="7.383499">
                <text:p>7.383499</text:p>
              </table:table-cell>
              <table:table-cell office:value-type="float" office:value="4.962865">
                <text:p>4.962865</text:p>
              </table:table-cell>
              <table:table-cell office:value-type="float" office:value="6.094699">
                <text:p>6.094699</text:p>
              </table:table-cell>
              <table:table-cell office:value-type="float" office:value="1.09027">
                <text:p>1.09027</text:p>
              </table:table-cell>
              <table:table-cell office:value-type="float" office:value="1.701778">
                <text:p>1.701778</text:p>
              </table:table-cell>
              <table:table-cell office:value-type="float" office:value="0.200486">
                <text:p>0.200486</text:p>
              </table:table-cell>
              <table:table-cell office:value-type="float" office:value="0.193576">
                <text:p>0.193576</text:p>
              </table:table-cell>
              <table:table-cell office:value-type="float" office:value="0.408296">
                <text:p>0.408296</text:p>
              </table:table-cell>
              <table:table-cell office:value-type="float" office:value="0.119416">
                <text:p>0.119416</text:p>
              </table:table-cell>
              <table:table-cell office:value-type="float" office:value="0.228732">
                <text:p>0.228732</text:p>
              </table:table-cell>
              <table:table-cell office:value-type="float" office:value="0.105103">
                <text:p>0.105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  <table:table-cell office:value-type="float" office:value="1.970818">
                <text:p>1.970818</text:p>
              </table:table-cell>
              <table:table-cell office:value-type="float" office:value="8.032919">
                <text:p>8.032919</text:p>
              </table:table-cell>
              <table:table-cell office:value-type="float" office:value="5.330916">
                <text:p>5.330916</text:p>
              </table:table-cell>
              <table:table-cell office:value-type="float" office:value="6.568675">
                <text:p>6.568675</text:p>
              </table:table-cell>
              <table:table-cell office:value-type="float" office:value="1.299813">
                <text:p>1.299813</text:p>
              </table:table-cell>
              <table:table-cell office:value-type="float" office:value="2.296803">
                <text:p>2.296803</text:p>
              </table:table-cell>
              <table:table-cell office:value-type="float" office:value="0.205155">
                <text:p>0.205155</text:p>
              </table:table-cell>
              <table:table-cell office:value-type="float" office:value="0.198143">
                <text:p>0.198143</text:p>
              </table:table-cell>
              <table:table-cell office:value-type="float" office:value="0.416211">
                <text:p>0.416211</text:p>
              </table:table-cell>
              <table:table-cell office:value-type="float" office:value="0.124064">
                <text:p>0.124064</text:p>
              </table:table-cell>
              <table:table-cell office:value-type="float" office:value="0.221513">
                <text:p>0.221513</text:p>
              </table:table-cell>
              <table:table-cell office:value-type="float" office:value="0.107772">
                <text:p>0.107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1.777185">
                <text:p>1.777185</text:p>
              </table:table-cell>
              <table:table-cell office:value-type="float" office:value="8.323902">
                <text:p>8.323902</text:p>
              </table:table-cell>
              <table:table-cell office:value-type="float" office:value="5.621473">
                <text:p>5.621473</text:p>
              </table:table-cell>
              <table:table-cell office:value-type="float" office:value="6.799474">
                <text:p>6.799474</text:p>
              </table:table-cell>
              <table:table-cell office:value-type="float" office:value="1.21479">
                <text:p>1.21479</text:p>
              </table:table-cell>
              <table:table-cell office:value-type="float" office:value="1.914939">
                <text:p>1.914939</text:p>
              </table:table-cell>
              <table:table-cell office:value-type="float" office:value="0.208956">
                <text:p>0.208956</text:p>
              </table:table-cell>
              <table:table-cell office:value-type="float" office:value="0.202644">
                <text:p>0.202644</text:p>
              </table:table-cell>
              <table:table-cell office:value-type="float" office:value="0.426402">
                <text:p>0.426402</text:p>
              </table:table-cell>
              <table:table-cell office:value-type="float" office:value="0.125428">
                <text:p>0.125428</text:p>
              </table:table-cell>
              <table:table-cell office:value-type="float" office:value="0.238643">
                <text:p>0.238643</text:p>
              </table:table-cell>
              <table:table-cell office:value-type="float" office:value="0.109575">
                <text:p>0.109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1.850603">
                <text:p>1.850603</text:p>
              </table:table-cell>
              <table:table-cell office:value-type="float" office:value="8.799812">
                <text:p>8.799812</text:p>
              </table:table-cell>
              <table:table-cell office:value-type="float" office:value="5.88019">
                <text:p>5.88019</text:p>
              </table:table-cell>
              <table:table-cell office:value-type="float" office:value="7.190921">
                <text:p>7.190921</text:p>
              </table:table-cell>
              <table:table-cell office:value-type="float" office:value="1.286134">
                <text:p>1.286134</text:p>
              </table:table-cell>
              <table:table-cell office:value-type="float" office:value="2.007298">
                <text:p>2.007298</text:p>
              </table:table-cell>
              <table:table-cell office:value-type="float" office:value="0.21322">
                <text:p>0.21322</text:p>
              </table:table-cell>
              <table:table-cell office:value-type="float" office:value="0.206829">
                <text:p>0.206829</text:p>
              </table:table-cell>
              <table:table-cell office:value-type="float" office:value="0.436145">
                <text:p>0.436145</text:p>
              </table:table-cell>
              <table:table-cell office:value-type="float" office:value="0.128643">
                <text:p>0.128643</text:p>
              </table:table-cell>
              <table:table-cell office:value-type="float" office:value="0.241527">
                <text:p>0.241527</text:p>
              </table:table-cell>
              <table:table-cell office:value-type="float" office:value="0.112136">
                <text:p>0.112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.971857">
                <text:p>1.971857</text:p>
              </table:table-cell>
              <table:table-cell office:value-type="float" office:value="9.310473">
                <text:p>9.310473</text:p>
              </table:table-cell>
              <table:table-cell office:value-type="float" office:value="6.208432">
                <text:p>6.208432</text:p>
              </table:table-cell>
              <table:table-cell office:value-type="float" office:value="7.648053">
                <text:p>7.648053</text:p>
              </table:table-cell>
              <table:table-cell office:value-type="float" office:value="1.355514">
                <text:p>1.355514</text:p>
              </table:table-cell>
              <table:table-cell office:value-type="float" office:value="2.13536">
                <text:p>2.13536</text:p>
              </table:table-cell>
              <table:table-cell office:value-type="float" office:value="0.216575">
                <text:p>0.216575</text:p>
              </table:table-cell>
              <table:table-cell office:value-type="float" office:value="0.210563">
                <text:p>0.210563</text:p>
              </table:table-cell>
              <table:table-cell office:value-type="float" office:value="0.447661">
                <text:p>0.447661</text:p>
              </table:table-cell>
              <table:table-cell office:value-type="float" office:value="0.130493">
                <text:p>0.130493</text:p>
              </table:table-cell>
              <table:table-cell office:value-type="float" office:value="0.24815">
                <text:p>0.24815</text:p>
              </table:table-cell>
              <table:table-cell office:value-type="float" office:value="0.114175">
                <text:p>0.114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">
                <text:p>208</text:p>
              </table:table-cell>
              <table:table-cell office:value-type="float" office:value="2.024537">
                <text:p>2.024537</text:p>
              </table:table-cell>
              <table:table-cell office:value-type="float" office:value="9.847347">
                <text:p>9.847347</text:p>
              </table:table-cell>
              <table:table-cell office:value-type="float" office:value="6.477007">
                <text:p>6.477007</text:p>
              </table:table-cell>
              <table:table-cell office:value-type="float" office:value="8.115534">
                <text:p>8.115534</text:p>
              </table:table-cell>
              <table:table-cell office:value-type="float" office:value="1.429675">
                <text:p>1.429675</text:p>
              </table:table-cell>
              <table:table-cell office:value-type="float" office:value="2.326972">
                <text:p>2.326972</text:p>
              </table:table-cell>
              <table:table-cell office:value-type="float" office:value="0.220072">
                <text:p>0.220072</text:p>
              </table:table-cell>
              <table:table-cell office:value-type="float" office:value="0.213047">
                <text:p>0.213047</text:p>
              </table:table-cell>
              <table:table-cell office:value-type="float" office:value="0.450707">
                <text:p>0.450707</text:p>
              </table:table-cell>
              <table:table-cell office:value-type="float" office:value="0.132823">
                <text:p>0.132823</text:p>
              </table:table-cell>
              <table:table-cell office:value-type="float" office:value="0.254806">
                <text:p>0.254806</text:p>
              </table:table-cell>
              <table:table-cell office:value-type="float" office:value="0.116794">
                <text:p>0.116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  <table:table-cell office:value-type="float" office:value="2.151759">
                <text:p>2.151759</text:p>
              </table:table-cell>
              <table:table-cell office:value-type="float" office:value="10.427706">
                <text:p>10.427706</text:p>
              </table:table-cell>
              <table:table-cell office:value-type="float" office:value="6.814275">
                <text:p>6.814275</text:p>
              </table:table-cell>
              <table:table-cell office:value-type="float" office:value="8.418146">
                <text:p>8.418146</text:p>
              </table:table-cell>
              <table:table-cell office:value-type="float" office:value="1.502663">
                <text:p>1.502663</text:p>
              </table:table-cell>
              <table:table-cell office:value-type="float" office:value="2.365114">
                <text:p>2.365114</text:p>
              </table:table-cell>
              <table:table-cell office:value-type="float" office:value="0.22488">
                <text:p>0.22488</text:p>
              </table:table-cell>
              <table:table-cell office:value-type="float" office:value="0.218222">
                <text:p>0.218222</text:p>
              </table:table-cell>
              <table:table-cell office:value-type="float" office:value="0.463076">
                <text:p>0.463076</text:p>
              </table:table-cell>
              <table:table-cell office:value-type="float" office:value="0.136111">
                <text:p>0.136111</text:p>
              </table:table-cell>
              <table:table-cell office:value-type="float" office:value="0.258305">
                <text:p>0.258305</text:p>
              </table:table-cell>
              <table:table-cell office:value-type="float" office:value="0.118741">
                <text:p>0.118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2.229415">
                <text:p>2.229415</text:p>
              </table:table-cell>
              <table:table-cell office:value-type="float" office:value="10.950664">
                <text:p>10.950664</text:p>
              </table:table-cell>
              <table:table-cell office:value-type="float" office:value="7.137583">
                <text:p>7.137583</text:p>
              </table:table-cell>
              <table:table-cell office:value-type="float" office:value="8.870551">
                <text:p>8.870551</text:p>
              </table:table-cell>
              <table:table-cell office:value-type="float" office:value="1.590183">
                <text:p>1.590183</text:p>
              </table:table-cell>
              <table:table-cell office:value-type="float" office:value="2.474646">
                <text:p>2.474646</text:p>
              </table:table-cell>
              <table:table-cell office:value-type="float" office:value="0.229602">
                <text:p>0.229602</text:p>
              </table:table-cell>
              <table:table-cell office:value-type="float" office:value="0.221199">
                <text:p>0.221199</text:p>
              </table:table-cell>
              <table:table-cell office:value-type="float" office:value="0.466913">
                <text:p>0.466913</text:p>
              </table:table-cell>
              <table:table-cell office:value-type="float" office:value="0.138311">
                <text:p>0.138311</text:p>
              </table:table-cell>
              <table:table-cell office:value-type="float" office:value="0.26519">
                <text:p>0.26519</text:p>
              </table:table-cell>
              <table:table-cell office:value-type="float" office:value="0.120335">
                <text:p>0.120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2.398335">
                <text:p>2.398335</text:p>
              </table:table-cell>
              <table:table-cell office:value-type="float" office:value="11.601074">
                <text:p>11.601074</text:p>
              </table:table-cell>
              <table:table-cell office:value-type="float" office:value="7.497777">
                <text:p>7.497777</text:p>
              </table:table-cell>
              <table:table-cell office:value-type="float" office:value="9.354857">
                <text:p>9.354857</text:p>
              </table:table-cell>
              <table:table-cell office:value-type="float" office:value="1.661465">
                <text:p>1.661465</text:p>
              </table:table-cell>
              <table:table-cell office:value-type="float" office:value="2.709966">
                <text:p>2.709966</text:p>
              </table:table-cell>
              <table:table-cell office:value-type="float" office:value="0.234077">
                <text:p>0.234077</text:p>
              </table:table-cell>
              <table:table-cell office:value-type="float" office:value="0.224696">
                <text:p>0.224696</text:p>
              </table:table-cell>
              <table:table-cell office:value-type="float" office:value="0.476571">
                <text:p>0.476571</text:p>
              </table:table-cell>
              <table:table-cell office:value-type="float" office:value="0.140886">
                <text:p>0.140886</text:p>
              </table:table-cell>
              <table:table-cell office:value-type="float" office:value="0.267258">
                <text:p>0.267258</text:p>
              </table:table-cell>
              <table:table-cell office:value-type="float" office:value="0.122816">
                <text:p>0.122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4">
                <text:p>224</text:p>
              </table:table-cell>
              <table:table-cell office:value-type="float" office:value="2.773896">
                <text:p>2.773896</text:p>
              </table:table-cell>
              <table:table-cell office:value-type="float" office:value="12.39359">
                <text:p>12.39359</text:p>
              </table:table-cell>
              <table:table-cell office:value-type="float" office:value="7.982404">
                <text:p>7.982404</text:p>
              </table:table-cell>
              <table:table-cell office:value-type="float" office:value="10.333938">
                <text:p>10.333938</text:p>
              </table:table-cell>
              <table:table-cell office:value-type="float" office:value="1.936684">
                <text:p>1.936684</text:p>
              </table:table-cell>
              <table:table-cell office:value-type="float" office:value="3.131282">
                <text:p>3.131282</text:p>
              </table:table-cell>
              <table:table-cell office:value-type="float" office:value="0.238459">
                <text:p>0.238459</text:p>
              </table:table-cell>
              <table:table-cell office:value-type="float" office:value="0.230136">
                <text:p>0.230136</text:p>
              </table:table-cell>
              <table:table-cell office:value-type="float" office:value="0.483939">
                <text:p>0.483939</text:p>
              </table:table-cell>
              <table:table-cell office:value-type="float" office:value="0.143062">
                <text:p>0.143062</text:p>
              </table:table-cell>
              <table:table-cell office:value-type="float" office:value="0.282954">
                <text:p>0.282954</text:p>
              </table:table-cell>
              <table:table-cell office:value-type="float" office:value="0.124836">
                <text:p>0.124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2.595401">
                <text:p>2.595401</text:p>
              </table:table-cell>
              <table:table-cell office:value-type="float" office:value="12.849367">
                <text:p>12.849367</text:p>
              </table:table-cell>
              <table:table-cell office:value-type="float" office:value="8.206185">
                <text:p>8.206185</text:p>
              </table:table-cell>
              <table:table-cell office:value-type="float" office:value="10.194617">
                <text:p>10.194617</text:p>
              </table:table-cell>
              <table:table-cell office:value-type="float" office:value="1.830944">
                <text:p>1.830944</text:p>
              </table:table-cell>
              <table:table-cell office:value-type="float" office:value="2.963412">
                <text:p>2.963412</text:p>
              </table:table-cell>
              <table:table-cell office:value-type="float" office:value="0.240784">
                <text:p>0.240784</text:p>
              </table:table-cell>
              <table:table-cell office:value-type="float" office:value="0.23388">
                <text:p>0.23388</text:p>
              </table:table-cell>
              <table:table-cell office:value-type="float" office:value="0.49394">
                <text:p>0.49394</text:p>
              </table:table-cell>
              <table:table-cell office:value-type="float" office:value="0.15587">
                <text:p>0.15587</text:p>
              </table:table-cell>
              <table:table-cell office:value-type="float" office:value="0.278677">
                <text:p>0.278677</text:p>
              </table:table-cell>
              <table:table-cell office:value-type="float" office:value="0.127522">
                <text:p>0.127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">
                <text:p>232</text:p>
              </table:table-cell>
              <table:table-cell office:value-type="float" office:value="2.667769">
                <text:p>2.667769</text:p>
              </table:table-cell>
              <table:table-cell office:value-type="float" office:value="13.42656">
                <text:p>13.42656</text:p>
              </table:table-cell>
              <table:table-cell office:value-type="float" office:value="8.568976">
                <text:p>8.568976</text:p>
              </table:table-cell>
              <table:table-cell office:value-type="float" office:value="10.960941">
                <text:p>10.960941</text:p>
              </table:table-cell>
              <table:table-cell office:value-type="float" office:value="1.931533">
                <text:p>1.931533</text:p>
              </table:table-cell>
              <table:table-cell office:value-type="float" office:value="3.01734">
                <text:p>3.01734</text:p>
              </table:table-cell>
              <table:table-cell office:value-type="float" office:value="0.245907">
                <text:p>0.245907</text:p>
              </table:table-cell>
              <table:table-cell office:value-type="float" office:value="0.236824">
                <text:p>0.236824</text:p>
              </table:table-cell>
              <table:table-cell office:value-type="float" office:value="0.502014">
                <text:p>0.502014</text:p>
              </table:table-cell>
              <table:table-cell office:value-type="float" office:value="0.148087">
                <text:p>0.148087</text:p>
              </table:table-cell>
              <table:table-cell office:value-type="float" office:value="0.273158">
                <text:p>0.273158</text:p>
              </table:table-cell>
              <table:table-cell office:value-type="float" office:value="0.130246">
                <text:p>0.130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2.827608">
                <text:p>2.827608</text:p>
              </table:table-cell>
              <table:table-cell office:value-type="float" office:value="14.116762">
                <text:p>14.116762</text:p>
              </table:table-cell>
              <table:table-cell office:value-type="float" office:value="8.961119">
                <text:p>8.961119</text:p>
              </table:table-cell>
              <table:table-cell office:value-type="float" office:value="11.321721">
                <text:p>11.321721</text:p>
              </table:table-cell>
              <table:table-cell office:value-type="float" office:value="2.014683">
                <text:p>2.014683</text:p>
              </table:table-cell>
              <table:table-cell office:value-type="float" office:value="3.178193">
                <text:p>3.178193</text:p>
              </table:table-cell>
              <table:table-cell office:value-type="float" office:value="0.250975">
                <text:p>0.250975</text:p>
              </table:table-cell>
              <table:table-cell office:value-type="float" office:value="0.241211">
                <text:p>0.241211</text:p>
              </table:table-cell>
              <table:table-cell office:value-type="float" office:value="0.511803">
                <text:p>0.511803</text:p>
              </table:table-cell>
              <table:table-cell office:value-type="float" office:value="0.150793">
                <text:p>0.150793</text:p>
              </table:table-cell>
              <table:table-cell office:value-type="float" office:value="0.288477">
                <text:p>0.288477</text:p>
              </table:table-cell>
              <table:table-cell office:value-type="float" office:value="0.132558">
                <text:p>0.132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2.896475">
                <text:p>2.896475</text:p>
              </table:table-cell>
              <table:table-cell office:value-type="float" office:value="14.799437">
                <text:p>14.799437</text:p>
              </table:table-cell>
              <table:table-cell office:value-type="float" office:value="9.342179">
                <text:p>9.342179</text:p>
              </table:table-cell>
              <table:table-cell office:value-type="float" office:value="11.948795">
                <text:p>11.948795</text:p>
              </table:table-cell>
              <table:table-cell office:value-type="float" office:value="2.116294">
                <text:p>2.116294</text:p>
              </table:table-cell>
              <table:table-cell office:value-type="float" office:value="3.395664">
                <text:p>3.395664</text:p>
              </table:table-cell>
              <table:table-cell office:value-type="float" office:value="0.255269">
                <text:p>0.255269</text:p>
              </table:table-cell>
              <table:table-cell office:value-type="float" office:value="0.247109">
                <text:p>0.247109</text:p>
              </table:table-cell>
              <table:table-cell office:value-type="float" office:value="0.518632">
                <text:p>0.518632</text:p>
              </table:table-cell>
              <table:table-cell office:value-type="float" office:value="0.165356">
                <text:p>0.165356</text:p>
              </table:table-cell>
              <table:table-cell office:value-type="float" office:value="0.292945">
                <text:p>0.292945</text:p>
              </table:table-cell>
              <table:table-cell office:value-type="float" office:value="0.136385">
                <text:p>0.136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3.055535">
                <text:p>3.055535</text:p>
              </table:table-cell>
              <table:table-cell office:value-type="float" office:value="15.579736">
                <text:p>15.579736</text:p>
              </table:table-cell>
              <table:table-cell office:value-type="float" office:value="9.893763">
                <text:p>9.893763</text:p>
              </table:table-cell>
              <table:table-cell office:value-type="float" office:value="12.329155">
                <text:p>12.329155</text:p>
              </table:table-cell>
              <table:table-cell office:value-type="float" office:value="2.206854">
                <text:p>2.206854</text:p>
              </table:table-cell>
              <table:table-cell office:value-type="float" office:value="3.490264">
                <text:p>3.490264</text:p>
              </table:table-cell>
              <table:table-cell office:value-type="float" office:value="0.258946">
                <text:p>0.258946</text:p>
              </table:table-cell>
              <table:table-cell office:value-type="float" office:value="0.249777">
                <text:p>0.249777</text:p>
              </table:table-cell>
              <table:table-cell office:value-type="float" office:value="0.525673">
                <text:p>0.525673</text:p>
              </table:table-cell>
              <table:table-cell office:value-type="float" office:value="0.156201">
                <text:p>0.156201</text:p>
              </table:table-cell>
              <table:table-cell office:value-type="float" office:value="0.297436">
                <text:p>0.297436</text:p>
              </table:table-cell>
              <table:table-cell office:value-type="float" office:value="0.136887">
                <text:p>0.136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8">
                <text:p>248</text:p>
              </table:table-cell>
              <table:table-cell office:value-type="float" office:value="3.162395">
                <text:p>3.162395</text:p>
              </table:table-cell>
              <table:table-cell office:value-type="float" office:value="16.241355">
                <text:p>16.241355</text:p>
              </table:table-cell>
              <table:table-cell office:value-type="float" office:value="10.316539">
                <text:p>10.316539</text:p>
              </table:table-cell>
              <table:table-cell office:value-type="float" office:value="12.881259">
                <text:p>12.881259</text:p>
              </table:table-cell>
              <table:table-cell office:value-type="float" office:value="2.316463">
                <text:p>2.316463</text:p>
              </table:table-cell>
              <table:table-cell office:value-type="float" office:value="3.623231">
                <text:p>3.623231</text:p>
              </table:table-cell>
              <table:table-cell office:value-type="float" office:value="0.263944">
                <text:p>0.263944</text:p>
              </table:table-cell>
              <table:table-cell office:value-type="float" office:value="0.253745">
                <text:p>0.253745</text:p>
              </table:table-cell>
              <table:table-cell office:value-type="float" office:value="0.53443">
                <text:p>0.53443</text:p>
              </table:table-cell>
              <table:table-cell office:value-type="float" office:value="0.159787">
                <text:p>0.159787</text:p>
              </table:table-cell>
              <table:table-cell office:value-type="float" office:value="0.300486">
                <text:p>0.300486</text:p>
              </table:table-cell>
              <table:table-cell office:value-type="float" office:value="0.13805">
                <text:p>0.13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2">
                <text:p>252</text:p>
              </table:table-cell>
              <table:table-cell office:value-type="float" office:value="3.347553">
                <text:p>3.347553</text:p>
              </table:table-cell>
              <table:table-cell office:value-type="float" office:value="17.079045">
                <text:p>17.079045</text:p>
              </table:table-cell>
              <table:table-cell office:value-type="float" office:value="10.774344">
                <text:p>10.774344</text:p>
              </table:table-cell>
              <table:table-cell office:value-type="float" office:value="13.493685">
                <text:p>13.493685</text:p>
              </table:table-cell>
              <table:table-cell office:value-type="float" office:value="2.423562">
                <text:p>2.423562</text:p>
              </table:table-cell>
              <table:table-cell office:value-type="float" office:value="3.82014">
                <text:p>3.82014</text:p>
              </table:table-cell>
              <table:table-cell office:value-type="float" office:value="0.267402">
                <text:p>0.267402</text:p>
              </table:table-cell>
              <table:table-cell office:value-type="float" office:value="0.257248">
                <text:p>0.257248</text:p>
              </table:table-cell>
              <table:table-cell office:value-type="float" office:value="0.549681">
                <text:p>0.549681</text:p>
              </table:table-cell>
              <table:table-cell office:value-type="float" office:value="0.160846">
                <text:p>0.160846</text:p>
              </table:table-cell>
              <table:table-cell office:value-type="float" office:value="0.291566">
                <text:p>0.291566</text:p>
              </table:table-cell>
              <table:table-cell office:value-type="float" office:value="0.141275">
                <text:p>0.141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4.168023">
                <text:p>4.168023</text:p>
              </table:table-cell>
              <table:table-cell office:value-type="float" office:value="17.980403">
                <text:p>17.980403</text:p>
              </table:table-cell>
              <table:table-cell office:value-type="float" office:value="11.578534">
                <text:p>11.578534</text:p>
              </table:table-cell>
              <table:table-cell office:value-type="float" office:value="14.470757">
                <text:p>14.470757</text:p>
              </table:table-cell>
              <table:table-cell office:value-type="float" office:value="2.74938">
                <text:p>2.74938</text:p>
              </table:table-cell>
              <table:table-cell office:value-type="float" office:value="5.156214">
                <text:p>5.156214</text:p>
              </table:table-cell>
              <table:table-cell office:value-type="float" office:value="0.271362">
                <text:p>0.271362</text:p>
              </table:table-cell>
              <table:table-cell office:value-type="float" office:value="0.262604">
                <text:p>0.262604</text:p>
              </table:table-cell>
              <table:table-cell office:value-type="float" office:value="0.557531">
                <text:p>0.557531</text:p>
              </table:table-cell>
              <table:table-cell office:value-type="float" office:value="0.175057">
                <text:p>0.175057</text:p>
              </table:table-cell>
              <table:table-cell office:value-type="float" office:value="0.311715">
                <text:p>0.311715</text:p>
              </table:table-cell>
              <table:table-cell office:value-type="float" office:value="0.144593">
                <text:p>0.144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">
                <text:p>260</text:p>
              </table:table-cell>
              <table:table-cell office:value-type="float" office:value="3.762091">
                <text:p>3.762091</text:p>
              </table:table-cell>
              <table:table-cell office:value-type="float" office:value="18.827496">
                <text:p>18.827496</text:p>
              </table:table-cell>
              <table:table-cell office:value-type="float" office:value="11.896151">
                <text:p>11.896151</text:p>
              </table:table-cell>
              <table:table-cell office:value-type="float" office:value="14.813475">
                <text:p>14.813475</text:p>
              </table:table-cell>
              <table:table-cell office:value-type="float" office:value="2.521884">
                <text:p>2.521884</text:p>
              </table:table-cell>
              <table:table-cell office:value-type="float" office:value="4.279892">
                <text:p>4.279892</text:p>
              </table:table-cell>
              <table:table-cell office:value-type="float" office:value="0.279368">
                <text:p>0.279368</text:p>
              </table:table-cell>
              <table:table-cell office:value-type="float" office:value="0.268187">
                <text:p>0.268187</text:p>
              </table:table-cell>
              <table:table-cell office:value-type="float" office:value="0.567428">
                <text:p>0.567428</text:p>
              </table:table-cell>
              <table:table-cell office:value-type="float" office:value="0.165666">
                <text:p>0.165666</text:p>
              </table:table-cell>
              <table:table-cell office:value-type="float" office:value="0.316516">
                <text:p>0.316516</text:p>
              </table:table-cell>
              <table:table-cell office:value-type="float" office:value="0.145152">
                <text:p>0.145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3.831586">
                <text:p>3.831586</text:p>
              </table:table-cell>
              <table:table-cell office:value-type="float" office:value="19.460795">
                <text:p>19.460795</text:p>
              </table:table-cell>
              <table:table-cell office:value-type="float" office:value="12.195192">
                <text:p>12.195192</text:p>
              </table:table-cell>
              <table:table-cell office:value-type="float" office:value="15.47721">
                <text:p>15.47721</text:p>
              </table:table-cell>
              <table:table-cell office:value-type="float" office:value="2.622543">
                <text:p>2.622543</text:p>
              </table:table-cell>
              <table:table-cell office:value-type="float" office:value="4.412761">
                <text:p>4.412761</text:p>
              </table:table-cell>
              <table:table-cell office:value-type="float" office:value="0.284333">
                <text:p>0.284333</text:p>
              </table:table-cell>
              <table:table-cell office:value-type="float" office:value="0.272612">
                <text:p>0.272612</text:p>
              </table:table-cell>
              <table:table-cell office:value-type="float" office:value="0.572199">
                <text:p>0.572199</text:p>
              </table:table-cell>
              <table:table-cell office:value-type="float" office:value="0.194599">
                <text:p>0.194599</text:p>
              </table:table-cell>
              <table:table-cell office:value-type="float" office:value="0.322429">
                <text:p>0.322429</text:p>
              </table:table-cell>
              <table:table-cell office:value-type="float" office:value="0.153607">
                <text:p>0.153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4.015672">
                <text:p>4.015672</text:p>
              </table:table-cell>
              <table:table-cell office:value-type="float" office:value="20.343143">
                <text:p>20.343143</text:p>
              </table:table-cell>
              <table:table-cell office:value-type="float" office:value="12.624699">
                <text:p>12.624699</text:p>
              </table:table-cell>
              <table:table-cell office:value-type="float" office:value="15.968107">
                <text:p>15.968107</text:p>
              </table:table-cell>
              <table:table-cell office:value-type="float" office:value="2.726097">
                <text:p>2.726097</text:p>
              </table:table-cell>
              <table:table-cell office:value-type="float" office:value="4.545512">
                <text:p>4.545512</text:p>
              </table:table-cell>
              <table:table-cell office:value-type="float" office:value="0.287138">
                <text:p>0.287138</text:p>
              </table:table-cell>
              <table:table-cell office:value-type="float" office:value="0.276455">
                <text:p>0.276455</text:p>
              </table:table-cell>
              <table:table-cell office:value-type="float" office:value="0.581817">
                <text:p>0.581817</text:p>
              </table:table-cell>
              <table:table-cell office:value-type="float" office:value="0.17107">
                <text:p>0.17107</text:p>
              </table:table-cell>
              <table:table-cell office:value-type="float" office:value="0.323626">
                <text:p>0.323626</text:p>
              </table:table-cell>
              <table:table-cell office:value-type="float" office:value="0.149006">
                <text:p>0.149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  <table:table-cell office:value-type="float" office:value="4.16559">
                <text:p>4.16559</text:p>
              </table:table-cell>
              <table:table-cell office:value-type="float" office:value="21.200897">
                <text:p>21.200897</text:p>
              </table:table-cell>
              <table:table-cell office:value-type="float" office:value="13.153368">
                <text:p>13.153368</text:p>
              </table:table-cell>
              <table:table-cell office:value-type="float" office:value="16.99332">
                <text:p>16.99332</text:p>
              </table:table-cell>
              <table:table-cell office:value-type="float" office:value="2.852052">
                <text:p>2.852052</text:p>
              </table:table-cell>
              <table:table-cell office:value-type="float" office:value="4.860661">
                <text:p>4.860661</text:p>
              </table:table-cell>
              <table:table-cell office:value-type="float" office:value="0.288543">
                <text:p>0.288543</text:p>
              </table:table-cell>
              <table:table-cell office:value-type="float" office:value="0.278375">
                <text:p>0.278375</text:p>
              </table:table-cell>
              <table:table-cell office:value-type="float" office:value="0.588562">
                <text:p>0.588562</text:p>
              </table:table-cell>
              <table:table-cell office:value-type="float" office:value="0.186177">
                <text:p>0.186177</text:p>
              </table:table-cell>
              <table:table-cell office:value-type="float" office:value="0.328017">
                <text:p>0.328017</text:p>
              </table:table-cell>
              <table:table-cell office:value-type="float" office:value="0.151926">
                <text:p>0.151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4.34535">
                <text:p>4.34535</text:p>
              </table:table-cell>
              <table:table-cell office:value-type="float" office:value="22.207261">
                <text:p>22.207261</text:p>
              </table:table-cell>
              <table:table-cell office:value-type="float" office:value="13.624187">
                <text:p>13.624187</text:p>
              </table:table-cell>
              <table:table-cell office:value-type="float" office:value="17.281832">
                <text:p>17.281832</text:p>
              </table:table-cell>
              <table:table-cell office:value-type="float" office:value="2.952934">
                <text:p>2.952934</text:p>
              </table:table-cell>
              <table:table-cell office:value-type="float" office:value="4.94069">
                <text:p>4.94069</text:p>
              </table:table-cell>
              <table:table-cell office:value-type="float" office:value="0.293392">
                <text:p>0.293392</text:p>
              </table:table-cell>
              <table:table-cell office:value-type="float" office:value="0.28459">
                <text:p>0.28459</text:p>
              </table:table-cell>
              <table:table-cell office:value-type="float" office:value="0.602106">
                <text:p>0.602106</text:p>
              </table:table-cell>
              <table:table-cell office:value-type="float" office:value="0.188324">
                <text:p>0.188324</text:p>
              </table:table-cell>
              <table:table-cell office:value-type="float" office:value="0.332169">
                <text:p>0.332169</text:p>
              </table:table-cell>
              <table:table-cell office:value-type="float" office:value="0.153856">
                <text:p>0.153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  <table:table-cell office:value-type="float" office:value="4.447817">
                <text:p>4.447817</text:p>
              </table:table-cell>
              <table:table-cell office:value-type="float" office:value="23.046168">
                <text:p>23.046168</text:p>
              </table:table-cell>
              <table:table-cell office:value-type="float" office:value="14.20554">
                <text:p>14.20554</text:p>
              </table:table-cell>
              <table:table-cell office:value-type="float" office:value="18.126384">
                <text:p>18.126384</text:p>
              </table:table-cell>
              <table:table-cell office:value-type="float" office:value="3.084555">
                <text:p>3.084555</text:p>
              </table:table-cell>
              <table:table-cell office:value-type="float" office:value="5.178444">
                <text:p>5.178444</text:p>
              </table:table-cell>
              <table:table-cell office:value-type="float" office:value="0.298064">
                <text:p>0.298064</text:p>
              </table:table-cell>
              <table:table-cell office:value-type="float" office:value="0.288035">
                <text:p>0.288035</text:p>
              </table:table-cell>
              <table:table-cell office:value-type="float" office:value="0.608341">
                <text:p>0.608341</text:p>
              </table:table-cell>
              <table:table-cell office:value-type="float" office:value="0.179038">
                <text:p>0.179038</text:p>
              </table:table-cell>
              <table:table-cell office:value-type="float" office:value="0.318553">
                <text:p>0.318553</text:p>
              </table:table-cell>
              <table:table-cell office:value-type="float" office:value="0.155898">
                <text:p>0.155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">
                <text:p>284</text:p>
              </table:table-cell>
              <table:table-cell office:value-type="float" office:value="4.654949">
                <text:p>4.654949</text:p>
              </table:table-cell>
              <table:table-cell office:value-type="float" office:value="24.061608">
                <text:p>24.061608</text:p>
              </table:table-cell>
              <table:table-cell office:value-type="float" office:value="14.704087">
                <text:p>14.704087</text:p>
              </table:table-cell>
              <table:table-cell office:value-type="float" office:value="18.727899">
                <text:p>18.727899</text:p>
              </table:table-cell>
              <table:table-cell office:value-type="float" office:value="3.206316">
                <text:p>3.206316</text:p>
              </table:table-cell>
              <table:table-cell office:value-type="float" office:value="5.322716">
                <text:p>5.322716</text:p>
              </table:table-cell>
              <table:table-cell office:value-type="float" office:value="0.302215">
                <text:p>0.302215</text:p>
              </table:table-cell>
              <table:table-cell office:value-type="float" office:value="0.291803">
                <text:p>0.291803</text:p>
              </table:table-cell>
              <table:table-cell office:value-type="float" office:value="0.614768">
                <text:p>0.614768</text:p>
              </table:table-cell>
              <table:table-cell office:value-type="float" office:value="0.181651">
                <text:p>0.181651</text:p>
              </table:table-cell>
              <table:table-cell office:value-type="float" office:value="0.341984">
                <text:p>0.341984</text:p>
              </table:table-cell>
              <table:table-cell office:value-type="float" office:value="0.15686">
                <text:p>0.15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">
                <text:p>288</text:p>
              </table:table-cell>
              <table:table-cell office:value-type="float" office:value="5.356966">
                <text:p>5.356966</text:p>
              </table:table-cell>
              <table:table-cell office:value-type="float" office:value="25.305092">
                <text:p>25.305092</text:p>
              </table:table-cell>
              <table:table-cell office:value-type="float" office:value="15.527049">
                <text:p>15.527049</text:p>
              </table:table-cell>
              <table:table-cell office:value-type="float" office:value="20.928962">
                <text:p>20.928962</text:p>
              </table:table-cell>
              <table:table-cell office:value-type="float" office:value="3.6512">
                <text:p>3.6512</text:p>
              </table:table-cell>
              <table:table-cell office:value-type="float" office:value="6.156584">
                <text:p>6.156584</text:p>
              </table:table-cell>
              <table:table-cell office:value-type="float" office:value="0.305849">
                <text:p>0.305849</text:p>
              </table:table-cell>
              <table:table-cell office:value-type="float" office:value="0.296311">
                <text:p>0.296311</text:p>
              </table:table-cell>
              <table:table-cell office:value-type="float" office:value="0.622272">
                <text:p>0.622272</text:p>
              </table:table-cell>
              <table:table-cell office:value-type="float" office:value="0.18364">
                <text:p>0.18364</text:p>
              </table:table-cell>
              <table:table-cell office:value-type="float" office:value="0.329395">
                <text:p>0.329395</text:p>
              </table:table-cell>
              <table:table-cell office:value-type="float" office:value="0.162276">
                <text:p>0.162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2">
                <text:p>292</text:p>
              </table:table-cell>
              <table:table-cell office:value-type="float" office:value="5.010696">
                <text:p>5.010696</text:p>
              </table:table-cell>
              <table:table-cell office:value-type="float" office:value="26.066463">
                <text:p>26.066463</text:p>
              </table:table-cell>
              <table:table-cell office:value-type="float" office:value="15.960327">
                <text:p>15.960327</text:p>
              </table:table-cell>
              <table:table-cell office:value-type="float" office:value="20.160312">
                <text:p>20.160312</text:p>
              </table:table-cell>
              <table:table-cell office:value-type="float" office:value="3.470659">
                <text:p>3.470659</text:p>
              </table:table-cell>
              <table:table-cell office:value-type="float" office:value="5.765254">
                <text:p>5.765254</text:p>
              </table:table-cell>
              <table:table-cell office:value-type="float" office:value="0.31005">
                <text:p>0.31005</text:p>
              </table:table-cell>
              <table:table-cell office:value-type="float" office:value="0.299751">
                <text:p>0.299751</text:p>
              </table:table-cell>
              <table:table-cell office:value-type="float" office:value="0.637784">
                <text:p>0.637784</text:p>
              </table:table-cell>
              <table:table-cell office:value-type="float" office:value="0.199411">
                <text:p>0.199411</text:p>
              </table:table-cell>
              <table:table-cell office:value-type="float" office:value="0.353399">
                <text:p>0.353399</text:p>
              </table:table-cell>
              <table:table-cell office:value-type="float" office:value="0.164612">
                <text:p>0.164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6">
                <text:p>296</text:p>
              </table:table-cell>
              <table:table-cell office:value-type="float" office:value="5.156579">
                <text:p>5.156579</text:p>
              </table:table-cell>
              <table:table-cell office:value-type="float" office:value="27.035589">
                <text:p>27.035589</text:p>
              </table:table-cell>
              <table:table-cell office:value-type="float" office:value="16.595516">
                <text:p>16.595516</text:p>
              </table:table-cell>
              <table:table-cell office:value-type="float" office:value="21.203115">
                <text:p>21.203115</text:p>
              </table:table-cell>
              <table:table-cell office:value-type="float" office:value="3.610937">
                <text:p>3.610937</text:p>
              </table:table-cell>
              <table:table-cell office:value-type="float" office:value="6.042462">
                <text:p>6.042462</text:p>
              </table:table-cell>
              <table:table-cell office:value-type="float" office:value="0.315126">
                <text:p>0.315126</text:p>
              </table:table-cell>
              <table:table-cell office:value-type="float" office:value="0.304328">
                <text:p>0.304328</text:p>
              </table:table-cell>
              <table:table-cell office:value-type="float" office:value="0.638785">
                <text:p>0.638785</text:p>
              </table:table-cell>
              <table:table-cell office:value-type="float" office:value="0.189368">
                <text:p>0.189368</text:p>
              </table:table-cell>
              <table:table-cell office:value-type="float" office:value="0.357344">
                <text:p>0.357344</text:p>
              </table:table-cell>
              <table:table-cell office:value-type="float" office:value="0.164523">
                <text:p>0.164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5.407721">
                <text:p>5.407721</text:p>
              </table:table-cell>
              <table:table-cell office:value-type="float" office:value="28.177851">
                <text:p>28.177851</text:p>
              </table:table-cell>
              <table:table-cell office:value-type="float" office:value="17.140901">
                <text:p>17.140901</text:p>
              </table:table-cell>
              <table:table-cell office:value-type="float" office:value="21.758806">
                <text:p>21.758806</text:p>
              </table:table-cell>
              <table:table-cell office:value-type="float" office:value="3.739829">
                <text:p>3.739829</text:p>
              </table:table-cell>
              <table:table-cell office:value-type="float" office:value="6.200247">
                <text:p>6.200247</text:p>
              </table:table-cell>
              <table:table-cell office:value-type="float" office:value="0.319263">
                <text:p>0.319263</text:p>
              </table:table-cell>
              <table:table-cell office:value-type="float" office:value="0.30795">
                <text:p>0.30795</text:p>
              </table:table-cell>
              <table:table-cell office:value-type="float" office:value="0.650122">
                <text:p>0.650122</text:p>
              </table:table-cell>
              <table:table-cell office:value-type="float" office:value="0.205152">
                <text:p>0.205152</text:p>
              </table:table-cell>
              <table:table-cell office:value-type="float" office:value="0.362058">
                <text:p>0.362058</text:p>
              </table:table-cell>
              <table:table-cell office:value-type="float" office:value="0.175889">
                <text:p>0.175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5.592953">
                <text:p>5.592953</text:p>
              </table:table-cell>
              <table:table-cell office:value-type="float" office:value="29.181022">
                <text:p>29.181022</text:p>
              </table:table-cell>
              <table:table-cell office:value-type="float" office:value="17.786032">
                <text:p>17.786032</text:p>
              </table:table-cell>
              <table:table-cell office:value-type="float" office:value="23.204537">
                <text:p>23.204537</text:p>
              </table:table-cell>
              <table:table-cell office:value-type="float" office:value="3.923302">
                <text:p>3.923302</text:p>
              </table:table-cell>
              <table:table-cell office:value-type="float" office:value="6.615989">
                <text:p>6.615989</text:p>
              </table:table-cell>
              <table:table-cell office:value-type="float" office:value="0.323724">
                <text:p>0.323724</text:p>
              </table:table-cell>
              <table:table-cell office:value-type="float" office:value="0.313055">
                <text:p>0.313055</text:p>
              </table:table-cell>
              <table:table-cell office:value-type="float" office:value="0.659802">
                <text:p>0.659802</text:p>
              </table:table-cell>
              <table:table-cell office:value-type="float" office:value="0.194753">
                <text:p>0.194753</text:p>
              </table:table-cell>
              <table:table-cell office:value-type="float" office:value="0.366969">
                <text:p>0.366969</text:p>
              </table:table-cell>
              <table:table-cell office:value-type="float" office:value="0.169267">
                <text:p>0.1692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">
                <text:p>308</text:p>
              </table:table-cell>
              <table:table-cell office:value-type="float" office:value="5.816577">
                <text:p>5.816577</text:p>
              </table:table-cell>
              <table:table-cell office:value-type="float" office:value="30.472113">
                <text:p>30.472113</text:p>
              </table:table-cell>
              <table:table-cell office:value-type="float" office:value="18.432172">
                <text:p>18.432172</text:p>
              </table:table-cell>
              <table:table-cell office:value-type="float" office:value="23.42396">
                <text:p>23.42396</text:p>
              </table:table-cell>
              <table:table-cell office:value-type="float" office:value="4.042053">
                <text:p>4.042053</text:p>
              </table:table-cell>
              <table:table-cell office:value-type="float" office:value="6.925832">
                <text:p>6.925832</text:p>
              </table:table-cell>
              <table:table-cell office:value-type="float" office:value="0.330756">
                <text:p>0.330756</text:p>
              </table:table-cell>
              <table:table-cell office:value-type="float" office:value="0.318491">
                <text:p>0.318491</text:p>
              </table:table-cell>
              <table:table-cell office:value-type="float" office:value="0.66709">
                <text:p>0.66709</text:p>
              </table:table-cell>
              <table:table-cell office:value-type="float" office:value="0.197315">
                <text:p>0.197315</text:p>
              </table:table-cell>
              <table:table-cell office:value-type="float" office:value="0.349086">
                <text:p>0.349086</text:p>
              </table:table-cell>
              <table:table-cell office:value-type="float" office:value="0.170606">
                <text:p>0.170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">
                <text:p>312</text:p>
              </table:table-cell>
              <table:table-cell office:value-type="float" office:value="5.896518">
                <text:p>5.896518</text:p>
              </table:table-cell>
              <table:table-cell office:value-type="float" office:value="31.537783">
                <text:p>31.537783</text:p>
              </table:table-cell>
              <table:table-cell office:value-type="float" office:value="19.109119">
                <text:p>19.109119</text:p>
              </table:table-cell>
              <table:table-cell office:value-type="float" office:value="24.526032">
                <text:p>24.526032</text:p>
              </table:table-cell>
              <table:table-cell office:value-type="float" office:value="4.208438">
                <text:p>4.208438</text:p>
              </table:table-cell>
              <table:table-cell office:value-type="float" office:value="6.994938">
                <text:p>6.994938</text:p>
              </table:table-cell>
              <table:table-cell office:value-type="float" office:value="0.332519">
                <text:p>0.332519</text:p>
              </table:table-cell>
              <table:table-cell office:value-type="float" office:value="0.322102">
                <text:p>0.322102</text:p>
              </table:table-cell>
              <table:table-cell office:value-type="float" office:value="0.672174">
                <text:p>0.672174</text:p>
              </table:table-cell>
              <table:table-cell office:value-type="float" office:value="0.19907">
                <text:p>0.19907</text:p>
              </table:table-cell>
              <table:table-cell office:value-type="float" office:value="0.374989">
                <text:p>0.374989</text:p>
              </table:table-cell>
              <table:table-cell office:value-type="float" office:value="0.172172">
                <text:p>0.172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6">
                <text:p>316</text:p>
              </table:table-cell>
              <table:table-cell office:value-type="float" office:value="6.139375">
                <text:p>6.139375</text:p>
              </table:table-cell>
              <table:table-cell office:value-type="float" office:value="32.814982">
                <text:p>32.814982</text:p>
              </table:table-cell>
              <table:table-cell office:value-type="float" office:value="19.691184">
                <text:p>19.691184</text:p>
              </table:table-cell>
              <table:table-cell office:value-type="float" office:value="25.173594">
                <text:p>25.173594</text:p>
              </table:table-cell>
              <table:table-cell office:value-type="float" office:value="4.351668">
                <text:p>4.351668</text:p>
              </table:table-cell>
              <table:table-cell office:value-type="float" office:value="7.187663">
                <text:p>7.187663</text:p>
              </table:table-cell>
              <table:table-cell office:value-type="float" office:value="0.33537">
                <text:p>0.33537</text:p>
              </table:table-cell>
              <table:table-cell office:value-type="float" office:value="0.325032">
                <text:p>0.325032</text:p>
              </table:table-cell>
              <table:table-cell office:value-type="float" office:value="0.681945">
                <text:p>0.681945</text:p>
              </table:table-cell>
              <table:table-cell office:value-type="float" office:value="0.201596">
                <text:p>0.201596</text:p>
              </table:table-cell>
              <table:table-cell office:value-type="float" office:value="0.358585">
                <text:p>0.358585</text:p>
              </table:table-cell>
              <table:table-cell office:value-type="float" office:value="0.177938">
                <text:p>0.177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7.111522">
                <text:p>7.111522</text:p>
              </table:table-cell>
              <table:table-cell office:value-type="float" office:value="34.265136">
                <text:p>34.265136</text:p>
              </table:table-cell>
              <table:table-cell office:value-type="float" office:value="20.65632">
                <text:p>20.65632</text:p>
              </table:table-cell>
              <table:table-cell office:value-type="float" office:value="26.353214">
                <text:p>26.353214</text:p>
              </table:table-cell>
              <table:table-cell office:value-type="float" office:value="4.91214">
                <text:p>4.91214</text:p>
              </table:table-cell>
              <table:table-cell office:value-type="float" office:value="8.524409">
                <text:p>8.524409</text:p>
              </table:table-cell>
              <table:table-cell office:value-type="float" office:value="0.34016">
                <text:p>0.34016</text:p>
              </table:table-cell>
              <table:table-cell office:value-type="float" office:value="0.326052">
                <text:p>0.326052</text:p>
              </table:table-cell>
              <table:table-cell office:value-type="float" office:value="0.688317">
                <text:p>0.688317</text:p>
              </table:table-cell>
              <table:table-cell office:value-type="float" office:value="0.205351">
                <text:p>0.205351</text:p>
              </table:table-cell>
              <table:table-cell office:value-type="float" office:value="0.384868">
                <text:p>0.384868</text:p>
              </table:table-cell>
              <table:table-cell office:value-type="float" office:value="0.177413">
                <text:p>0.177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">
                <text:p>324</text:p>
              </table:table-cell>
              <table:table-cell office:value-type="float" office:value="6.579686">
                <text:p>6.579686</text:p>
              </table:table-cell>
              <table:table-cell office:value-type="float" office:value="35.26049">
                <text:p>35.26049</text:p>
              </table:table-cell>
              <table:table-cell office:value-type="float" office:value="21.070796">
                <text:p>21.070796</text:p>
              </table:table-cell>
              <table:table-cell office:value-type="float" office:value="26.933755">
                <text:p>26.933755</text:p>
              </table:table-cell>
              <table:table-cell office:value-type="float" office:value="4.689305">
                <text:p>4.689305</text:p>
              </table:table-cell>
              <table:table-cell office:value-type="float" office:value="7.752754">
                <text:p>7.752754</text:p>
              </table:table-cell>
              <table:table-cell office:value-type="float" office:value="0.344022">
                <text:p>0.344022</text:p>
              </table:table-cell>
              <table:table-cell office:value-type="float" office:value="0.331979">
                <text:p>0.331979</text:p>
              </table:table-cell>
              <table:table-cell office:value-type="float" office:value="0.699047">
                <text:p>0.699047</text:p>
              </table:table-cell>
              <table:table-cell office:value-type="float" office:value="0.206086">
                <text:p>0.206086</text:p>
              </table:table-cell>
              <table:table-cell office:value-type="float" office:value="0.366044">
                <text:p>0.366044</text:p>
              </table:table-cell>
              <table:table-cell office:value-type="float" office:value="0.179441">
                <text:p>0.1794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">
                <text:p>328</text:p>
              </table:table-cell>
              <table:table-cell office:value-type="float" office:value="6.753685">
                <text:p>6.753685</text:p>
              </table:table-cell>
              <table:table-cell office:value-type="float" office:value="36.399761">
                <text:p>36.399761</text:p>
              </table:table-cell>
              <table:table-cell office:value-type="float" office:value="21.857884">
                <text:p>21.857884</text:p>
              </table:table-cell>
              <table:table-cell office:value-type="float" office:value="28.220008">
                <text:p>28.220008</text:p>
              </table:table-cell>
              <table:table-cell office:value-type="float" office:value="4.878673">
                <text:p>4.878673</text:p>
              </table:table-cell>
              <table:table-cell office:value-type="float" office:value="8.060594">
                <text:p>8.060594</text:p>
              </table:table-cell>
              <table:table-cell office:value-type="float" office:value="0.348624">
                <text:p>0.348624</text:p>
              </table:table-cell>
              <table:table-cell office:value-type="float" office:value="0.334677">
                <text:p>0.334677</text:p>
              </table:table-cell>
              <table:table-cell office:value-type="float" office:value="0.707161">
                <text:p>0.707161</text:p>
              </table:table-cell>
              <table:table-cell office:value-type="float" office:value="0.209088">
                <text:p>0.209088</text:p>
              </table:table-cell>
              <table:table-cell office:value-type="float" office:value="0.393675">
                <text:p>0.393675</text:p>
              </table:table-cell>
              <table:table-cell office:value-type="float" office:value="0.181016">
                <text:p>0.181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">
                <text:p>332</text:p>
              </table:table-cell>
              <table:table-cell office:value-type="float" office:value="7.038498">
                <text:p>7.038498</text:p>
              </table:table-cell>
              <table:table-cell office:value-type="float" office:value="37.788457">
                <text:p>37.788457</text:p>
              </table:table-cell>
              <table:table-cell office:value-type="float" office:value="22.492783">
                <text:p>22.492783</text:p>
              </table:table-cell>
              <table:table-cell office:value-type="float" office:value="28.85371">
                <text:p>28.85371</text:p>
              </table:table-cell>
              <table:table-cell office:value-type="float" office:value="5.043623">
                <text:p>5.043623</text:p>
              </table:table-cell>
              <table:table-cell office:value-type="float" office:value="8.291645">
                <text:p>8.291645</text:p>
              </table:table-cell>
              <table:table-cell office:value-type="float" office:value="0.350251">
                <text:p>0.350251</text:p>
              </table:table-cell>
              <table:table-cell office:value-type="float" office:value="0.338963">
                <text:p>0.338963</text:p>
              </table:table-cell>
              <table:table-cell office:value-type="float" office:value="0.713585">
                <text:p>0.713585</text:p>
              </table:table-cell>
              <table:table-cell office:value-type="float" office:value="0.212435">
                <text:p>0.212435</text:p>
              </table:table-cell>
              <table:table-cell office:value-type="float" office:value="0.39866">
                <text:p>0.39866</text:p>
              </table:table-cell>
              <table:table-cell office:value-type="float" office:value="0.182497">
                <text:p>0.182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6">
                <text:p>336</text:p>
              </table:table-cell>
              <table:table-cell office:value-type="float" office:value="7.330481">
                <text:p>7.330481</text:p>
              </table:table-cell>
              <table:table-cell office:value-type="float" office:value="38.947528">
                <text:p>38.947528</text:p>
              </table:table-cell>
              <table:table-cell office:value-type="float" office:value="23.310529">
                <text:p>23.310529</text:p>
              </table:table-cell>
              <table:table-cell office:value-type="float" office:value="30.779204">
                <text:p>30.779204</text:p>
              </table:table-cell>
              <table:table-cell office:value-type="float" office:value="5.282119">
                <text:p>5.282119</text:p>
              </table:table-cell>
              <table:table-cell office:value-type="float" office:value="8.823437">
                <text:p>8.823437</text:p>
              </table:table-cell>
              <table:table-cell office:value-type="float" office:value="0.355684">
                <text:p>0.355684</text:p>
              </table:table-cell>
              <table:table-cell office:value-type="float" office:value="0.342255">
                <text:p>0.342255</text:p>
              </table:table-cell>
              <table:table-cell office:value-type="float" office:value="0.723149">
                <text:p>0.723149</text:p>
              </table:table-cell>
              <table:table-cell office:value-type="float" office:value="0.215111">
                <text:p>0.215111</text:p>
              </table:table-cell>
              <table:table-cell office:value-type="float" office:value="0.402321">
                <text:p>0.402321</text:p>
              </table:table-cell>
              <table:table-cell office:value-type="float" office:value="0.186253">
                <text:p>0.186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  <table:table-cell office:value-type="float" office:value="7.544183">
                <text:p>7.544183</text:p>
              </table:table-cell>
              <table:table-cell office:value-type="float" office:value="40.440497">
                <text:p>40.440497</text:p>
              </table:table-cell>
              <table:table-cell office:value-type="float" office:value="24.234559">
                <text:p>24.234559</text:p>
              </table:table-cell>
              <table:table-cell office:value-type="float" office:value="30.787032">
                <text:p>30.787032</text:p>
              </table:table-cell>
              <table:table-cell office:value-type="float" office:value="5.40708">
                <text:p>5.40708</text:p>
              </table:table-cell>
              <table:table-cell office:value-type="float" office:value="8.878525">
                <text:p>8.878525</text:p>
              </table:table-cell>
              <table:table-cell office:value-type="float" office:value="0.359313">
                <text:p>0.359313</text:p>
              </table:table-cell>
              <table:table-cell office:value-type="float" office:value="0.345848">
                <text:p>0.345848</text:p>
              </table:table-cell>
              <table:table-cell office:value-type="float" office:value="0.738551">
                <text:p>0.738551</text:p>
              </table:table-cell>
              <table:table-cell office:value-type="float" office:value="0.216757">
                <text:p>0.216757</text:p>
              </table:table-cell>
              <table:table-cell office:value-type="float" office:value="0.407372">
                <text:p>0.407372</text:p>
              </table:table-cell>
              <table:table-cell office:value-type="float" office:value="0.190031">
                <text:p>0.190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">
                <text:p>344</text:p>
              </table:table-cell>
              <table:table-cell office:value-type="float" office:value="7.705834">
                <text:p>7.705834</text:p>
              </table:table-cell>
              <table:table-cell office:value-type="float" office:value="41.733386">
                <text:p>41.733386</text:p>
              </table:table-cell>
              <table:table-cell office:value-type="float" office:value="24.919639">
                <text:p>24.919639</text:p>
              </table:table-cell>
              <table:table-cell office:value-type="float" office:value="32.341313">
                <text:p>32.341313</text:p>
              </table:table-cell>
              <table:table-cell office:value-type="float" office:value="5.617398">
                <text:p>5.617398</text:p>
              </table:table-cell>
              <table:table-cell office:value-type="float" office:value="9.549752">
                <text:p>9.549752</text:p>
              </table:table-cell>
              <table:table-cell office:value-type="float" office:value="0.362342">
                <text:p>0.362342</text:p>
              </table:table-cell>
              <table:table-cell office:value-type="float" office:value="0.350929">
                <text:p>0.350929</text:p>
              </table:table-cell>
              <table:table-cell office:value-type="float" office:value="0.739429">
                <text:p>0.739429</text:p>
              </table:table-cell>
              <table:table-cell office:value-type="float" office:value="0.271892">
                <text:p>0.271892</text:p>
              </table:table-cell>
              <table:table-cell office:value-type="float" office:value="0.434334">
                <text:p>0.434334</text:p>
              </table:table-cell>
              <table:table-cell office:value-type="float" office:value="0.192543">
                <text:p>0.192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">
                <text:p>348</text:p>
              </table:table-cell>
              <table:table-cell office:value-type="float" office:value="8.003204">
                <text:p>8.003204</text:p>
              </table:table-cell>
              <table:table-cell office:value-type="float" office:value="43.346007">
                <text:p>43.346007</text:p>
              </table:table-cell>
              <table:table-cell office:value-type="float" office:value="25.637129">
                <text:p>25.637129</text:p>
              </table:table-cell>
              <table:table-cell office:value-type="float" office:value="33.025615">
                <text:p>33.025615</text:p>
              </table:table-cell>
              <table:table-cell office:value-type="float" office:value="5.785306">
                <text:p>5.785306</text:p>
              </table:table-cell>
              <table:table-cell office:value-type="float" office:value="9.552118">
                <text:p>9.552118</text:p>
              </table:table-cell>
              <table:table-cell office:value-type="float" office:value="0.365748">
                <text:p>0.365748</text:p>
              </table:table-cell>
              <table:table-cell office:value-type="float" office:value="0.355748">
                <text:p>0.355748</text:p>
              </table:table-cell>
              <table:table-cell office:value-type="float" office:value="0.752409">
                <text:p>0.752409</text:p>
              </table:table-cell>
              <table:table-cell office:value-type="float" office:value="0.222729">
                <text:p>0.222729</text:p>
              </table:table-cell>
              <table:table-cell office:value-type="float" office:value="0.417549">
                <text:p>0.417549</text:p>
              </table:table-cell>
              <table:table-cell office:value-type="float" office:value="0.194604">
                <text:p>0.194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  <table:table-cell office:value-type="float" office:value="9.028155">
                <text:p>9.028155</text:p>
              </table:table-cell>
              <table:table-cell office:value-type="float" office:value="45.057072">
                <text:p>45.057072</text:p>
              </table:table-cell>
              <table:table-cell office:value-type="float" office:value="26.805751">
                <text:p>26.805751</text:p>
              </table:table-cell>
              <table:table-cell office:value-type="float" office:value="36.516051">
                <text:p>36.516051</text:p>
              </table:table-cell>
              <table:table-cell office:value-type="float" office:value="6.47354">
                <text:p>6.47354</text:p>
              </table:table-cell>
              <table:table-cell office:value-type="float" office:value="10.601321">
                <text:p>10.601321</text:p>
              </table:table-cell>
              <table:table-cell office:value-type="float" office:value="0.370877">
                <text:p>0.370877</text:p>
              </table:table-cell>
              <table:table-cell office:value-type="float" office:value="0.359059">
                <text:p>0.359059</text:p>
              </table:table-cell>
              <table:table-cell office:value-type="float" office:value="0.756516">
                <text:p>0.756516</text:p>
              </table:table-cell>
              <table:table-cell office:value-type="float" office:value="0.240676">
                <text:p>0.240676</text:p>
              </table:table-cell>
              <table:table-cell office:value-type="float" office:value="0.422247">
                <text:p>0.422247</text:p>
              </table:table-cell>
              <table:table-cell office:value-type="float" office:value="0.195771">
                <text:p>0.195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">
                <text:p>356</text:p>
              </table:table-cell>
              <table:table-cell office:value-type="float" office:value="8.516688">
                <text:p>8.516688</text:p>
              </table:table-cell>
              <table:table-cell office:value-type="float" office:value="46.331738">
                <text:p>46.331738</text:p>
              </table:table-cell>
              <table:table-cell office:value-type="float" office:value="27.292478">
                <text:p>27.292478</text:p>
              </table:table-cell>
              <table:table-cell office:value-type="float" office:value="35.077141">
                <text:p>35.077141</text:p>
              </table:table-cell>
              <table:table-cell office:value-type="float" office:value="6.179126">
                <text:p>6.179126</text:p>
              </table:table-cell>
              <table:table-cell office:value-type="float" office:value="10.15559">
                <text:p>10.15559</text:p>
              </table:table-cell>
              <table:table-cell office:value-type="float" office:value="0.375868">
                <text:p>0.375868</text:p>
              </table:table-cell>
              <table:table-cell office:value-type="float" office:value="0.361218">
                <text:p>0.361218</text:p>
              </table:table-cell>
              <table:table-cell office:value-type="float" office:value="0.768041">
                <text:p>0.768041</text:p>
              </table:table-cell>
              <table:table-cell office:value-type="float" office:value="0.227285">
                <text:p>0.227285</text:p>
              </table:table-cell>
              <table:table-cell office:value-type="float" office:value="0.423869">
                <text:p>0.423869</text:p>
              </table:table-cell>
              <table:table-cell office:value-type="float" office:value="0.196962">
                <text:p>0.1969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0">
                <text:p>360</text:p>
              </table:table-cell>
              <table:table-cell office:value-type="float" office:value="8.708324">
                <text:p>8.708324</text:p>
              </table:table-cell>
              <table:table-cell office:value-type="float" office:value="47.67925">
                <text:p>47.67925</text:p>
              </table:table-cell>
              <table:table-cell office:value-type="float" office:value="28.216276">
                <text:p>28.216276</text:p>
              </table:table-cell>
              <table:table-cell office:value-type="float" office:value="36.760291">
                <text:p>36.760291</text:p>
              </table:table-cell>
              <table:table-cell office:value-type="float" office:value="6.403433">
                <text:p>6.403433</text:p>
              </table:table-cell>
              <table:table-cell office:value-type="float" office:value="10.553426">
                <text:p>10.553426</text:p>
              </table:table-cell>
              <table:table-cell office:value-type="float" office:value="0.380028">
                <text:p>0.380028</text:p>
              </table:table-cell>
              <table:table-cell office:value-type="float" office:value="0.367228">
                <text:p>0.367228</text:p>
              </table:table-cell>
              <table:table-cell office:value-type="float" office:value="0.772759">
                <text:p>0.772759</text:p>
              </table:table-cell>
              <table:table-cell office:value-type="float" office:value="0.229832">
                <text:p>0.229832</text:p>
              </table:table-cell>
              <table:table-cell office:value-type="float" office:value="0.430574">
                <text:p>0.430574</text:p>
              </table:table-cell>
              <table:table-cell office:value-type="float" office:value="0.199458">
                <text:p>0.199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4">
                <text:p>364</text:p>
              </table:table-cell>
              <table:table-cell office:value-type="float" office:value="9.047426">
                <text:p>9.047426</text:p>
              </table:table-cell>
              <table:table-cell office:value-type="float" office:value="49.434593">
                <text:p>49.434593</text:p>
              </table:table-cell>
              <table:table-cell office:value-type="float" office:value="28.982745">
                <text:p>28.982745</text:p>
              </table:table-cell>
              <table:table-cell office:value-type="float" office:value="37.446633">
                <text:p>37.446633</text:p>
              </table:table-cell>
              <table:table-cell office:value-type="float" office:value="6.608709">
                <text:p>6.608709</text:p>
              </table:table-cell>
              <table:table-cell office:value-type="float" office:value="10.789303">
                <text:p>10.789303</text:p>
              </table:table-cell>
              <table:table-cell office:value-type="float" office:value="0.38347">
                <text:p>0.38347</text:p>
              </table:table-cell>
              <table:table-cell office:value-type="float" office:value="0.369352">
                <text:p>0.369352</text:p>
              </table:table-cell>
              <table:table-cell office:value-type="float" office:value="0.783258">
                <text:p>0.783258</text:p>
              </table:table-cell>
              <table:table-cell office:value-type="float" office:value="0.233331">
                <text:p>0.233331</text:p>
              </table:table-cell>
              <table:table-cell office:value-type="float" office:value="0.434829">
                <text:p>0.434829</text:p>
              </table:table-cell>
              <table:table-cell office:value-type="float" office:value="0.201349">
                <text:p>0.201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8">
                <text:p>368</text:p>
              </table:table-cell>
              <table:table-cell office:value-type="float" office:value="9.407538">
                <text:p>9.407538</text:p>
              </table:table-cell>
              <table:table-cell office:value-type="float" office:value="50.785116">
                <text:p>50.785116</text:p>
              </table:table-cell>
              <table:table-cell office:value-type="float" office:value="29.918102">
                <text:p>29.918102</text:p>
              </table:table-cell>
              <table:table-cell office:value-type="float" office:value="39.634912">
                <text:p>39.634912</text:p>
              </table:table-cell>
              <table:table-cell office:value-type="float" office:value="6.902931">
                <text:p>6.902931</text:p>
              </table:table-cell>
              <table:table-cell office:value-type="float" office:value="11.489172">
                <text:p>11.489172</text:p>
              </table:table-cell>
              <table:table-cell office:value-type="float" office:value="0.388442">
                <text:p>0.388442</text:p>
              </table:table-cell>
              <table:table-cell office:value-type="float" office:value="0.374908">
                <text:p>0.374908</text:p>
              </table:table-cell>
              <table:table-cell office:value-type="float" office:value="0.795308">
                <text:p>0.795308</text:p>
              </table:table-cell>
              <table:table-cell office:value-type="float" office:value="0.234978">
                <text:p>0.234978</text:p>
              </table:table-cell>
              <table:table-cell office:value-type="float" office:value="0.416203">
                <text:p>0.416203</text:p>
              </table:table-cell>
              <table:table-cell office:value-type="float" office:value="0.204501">
                <text:p>0.204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">
                <text:p>372</text:p>
              </table:table-cell>
              <table:table-cell office:value-type="float" office:value="9.607838">
                <text:p>9.607838</text:p>
              </table:table-cell>
              <table:table-cell office:value-type="float" office:value="52.633164">
                <text:p>52.633164</text:p>
              </table:table-cell>
              <table:table-cell office:value-type="float" office:value="30.771407">
                <text:p>30.771407</text:p>
              </table:table-cell>
              <table:table-cell office:value-type="float" office:value="39.771594">
                <text:p>39.771594</text:p>
              </table:table-cell>
              <table:table-cell office:value-type="float" office:value="7.049408">
                <text:p>7.049408</text:p>
              </table:table-cell>
              <table:table-cell office:value-type="float" office:value="11.555832">
                <text:p>11.555832</text:p>
              </table:table-cell>
              <table:table-cell office:value-type="float" office:value="0.393268">
                <text:p>0.393268</text:p>
              </table:table-cell>
              <table:table-cell office:value-type="float" office:value="0.378447">
                <text:p>0.378447</text:p>
              </table:table-cell>
              <table:table-cell office:value-type="float" office:value="0.801322">
                <text:p>0.801322</text:p>
              </table:table-cell>
              <table:table-cell office:value-type="float" office:value="0.254919">
                <text:p>0.254919</text:p>
              </table:table-cell>
              <table:table-cell office:value-type="float" office:value="0.449293">
                <text:p>0.449293</text:p>
              </table:table-cell>
              <table:table-cell office:value-type="float" office:value="0.204762">
                <text:p>0.204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9.790933">
                <text:p>9.790933</text:p>
              </table:table-cell>
              <table:table-cell office:value-type="float" office:value="54.164996">
                <text:p>54.164996</text:p>
              </table:table-cell>
              <table:table-cell office:value-type="float" office:value="31.837878">
                <text:p>31.837878</text:p>
              </table:table-cell>
              <table:table-cell office:value-type="float" office:value="41.561256">
                <text:p>41.561256</text:p>
              </table:table-cell>
              <table:table-cell office:value-type="float" office:value="7.283065">
                <text:p>7.283065</text:p>
              </table:table-cell>
              <table:table-cell office:value-type="float" office:value="11.985152">
                <text:p>11.985152</text:p>
              </table:table-cell>
              <table:table-cell office:value-type="float" office:value="0.39421">
                <text:p>0.39421</text:p>
              </table:table-cell>
              <table:table-cell office:value-type="float" office:value="0.38297">
                <text:p>0.38297</text:p>
              </table:table-cell>
              <table:table-cell office:value-type="float" office:value="0.80418">
                <text:p>0.80418</text:p>
              </table:table-cell>
              <table:table-cell office:value-type="float" office:value="0.240156">
                <text:p>0.240156</text:p>
              </table:table-cell>
              <table:table-cell office:value-type="float" office:value="0.449384">
                <text:p>0.449384</text:p>
              </table:table-cell>
              <table:table-cell office:value-type="float" office:value="0.210195">
                <text:p>0.210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">
                <text:p>380</text:p>
              </table:table-cell>
              <table:table-cell office:value-type="float" office:value="10.182417">
                <text:p>10.182417</text:p>
              </table:table-cell>
              <table:table-cell office:value-type="float" office:value="56.241053">
                <text:p>56.241053</text:p>
              </table:table-cell>
              <table:table-cell office:value-type="float" office:value="32.679433">
                <text:p>32.679433</text:p>
              </table:table-cell>
              <table:table-cell office:value-type="float" office:value="42.387434">
                <text:p>42.387434</text:p>
              </table:table-cell>
              <table:table-cell office:value-type="float" office:value="7.492376">
                <text:p>7.492376</text:p>
              </table:table-cell>
              <table:table-cell office:value-type="float" office:value="12.272861">
                <text:p>12.272861</text:p>
              </table:table-cell>
              <table:table-cell office:value-type="float" office:value="0.402235">
                <text:p>0.402235</text:p>
              </table:table-cell>
              <table:table-cell office:value-type="float" office:value="0.386459">
                <text:p>0.386459</text:p>
              </table:table-cell>
              <table:table-cell office:value-type="float" office:value="0.818529">
                <text:p>0.818529</text:p>
              </table:table-cell>
              <table:table-cell office:value-type="float" office:value="0.260745">
                <text:p>0.260745</text:p>
              </table:table-cell>
              <table:table-cell office:value-type="float" office:value="0.43926">
                <text:p>0.43926</text:p>
              </table:table-cell>
              <table:table-cell office:value-type="float" office:value="0.209738">
                <text:p>0.20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">
                <text:p>384</text:p>
              </table:table-cell>
              <table:table-cell office:value-type="float" office:value="11.9877">
                <text:p>11.9877</text:p>
              </table:table-cell>
              <table:table-cell office:value-type="float" office:value="58.082064">
                <text:p>58.082064</text:p>
              </table:table-cell>
              <table:table-cell office:value-type="float" office:value="34.023137">
                <text:p>34.023137</text:p>
              </table:table-cell>
              <table:table-cell office:value-type="float" office:value="43.951305">
                <text:p>43.951305</text:p>
              </table:table-cell>
              <table:table-cell office:value-type="float" office:value="8.136054">
                <text:p>8.136054</text:p>
              </table:table-cell>
              <table:table-cell office:value-type="float" office:value="14.317591">
                <text:p>14.317591</text:p>
              </table:table-cell>
              <table:table-cell office:value-type="float" office:value="0.406226">
                <text:p>0.406226</text:p>
              </table:table-cell>
              <table:table-cell office:value-type="float" office:value="0.391143">
                <text:p>0.391143</text:p>
              </table:table-cell>
              <table:table-cell office:value-type="float" office:value="0.826351">
                <text:p>0.826351</text:p>
              </table:table-cell>
              <table:table-cell office:value-type="float" office:value="0.264998">
                <text:p>0.264998</text:p>
              </table:table-cell>
              <table:table-cell office:value-type="float" office:value="0.459396">
                <text:p>0.459396</text:p>
              </table:table-cell>
              <table:table-cell office:value-type="float" office:value="0.211456">
                <text:p>0.211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  <table:table-cell office:value-type="float" office:value="11.236801">
                <text:p>11.236801</text:p>
              </table:table-cell>
              <table:table-cell office:value-type="float" office:value="59.883135">
                <text:p>59.883135</text:p>
              </table:table-cell>
              <table:table-cell office:value-type="float" office:value="34.706879">
                <text:p>34.706879</text:p>
              </table:table-cell>
              <table:table-cell office:value-type="float" office:value="44.854228">
                <text:p>44.854228</text:p>
              </table:table-cell>
              <table:table-cell office:value-type="float" office:value="7.829645">
                <text:p>7.829645</text:p>
              </table:table-cell>
              <table:table-cell office:value-type="float" office:value="13.104746">
                <text:p>13.104746</text:p>
              </table:table-cell>
              <table:table-cell office:value-type="float" office:value="0.40913">
                <text:p>0.40913</text:p>
              </table:table-cell>
              <table:table-cell office:value-type="float" office:value="0.393854">
                <text:p>0.393854</text:p>
              </table:table-cell>
              <table:table-cell office:value-type="float" office:value="0.834665">
                <text:p>0.834665</text:p>
              </table:table-cell>
              <table:table-cell office:value-type="float" office:value="0.248333">
                <text:p>0.248333</text:p>
              </table:table-cell>
              <table:table-cell office:value-type="float" office:value="0.464341">
                <text:p>0.464341</text:p>
              </table:table-cell>
              <table:table-cell office:value-type="float" office:value="0.21551">
                <text:p>0.21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">
                <text:p>392</text:p>
              </table:table-cell>
              <table:table-cell office:value-type="float" office:value="11.422804">
                <text:p>11.422804</text:p>
              </table:table-cell>
              <table:table-cell office:value-type="float" office:value="61.710799">
                <text:p>61.710799</text:p>
              </table:table-cell>
              <table:table-cell office:value-type="float" office:value="35.776785">
                <text:p>35.776785</text:p>
              </table:table-cell>
              <table:table-cell office:value-type="float" office:value="47.730925">
                <text:p>47.730925</text:p>
              </table:table-cell>
              <table:table-cell office:value-type="float" office:value="8.124016">
                <text:p>8.124016</text:p>
              </table:table-cell>
              <table:table-cell office:value-type="float" office:value="13.508616">
                <text:p>13.508616</text:p>
              </table:table-cell>
              <table:table-cell office:value-type="float" office:value="0.413755">
                <text:p>0.413755</text:p>
              </table:table-cell>
              <table:table-cell office:value-type="float" office:value="0.399828">
                <text:p>0.399828</text:p>
              </table:table-cell>
              <table:table-cell office:value-type="float" office:value="0.837757">
                <text:p>0.837757</text:p>
              </table:table-cell>
              <table:table-cell office:value-type="float" office:value="0.251372">
                <text:p>0.251372</text:p>
              </table:table-cell>
              <table:table-cell office:value-type="float" office:value="0.467929">
                <text:p>0.467929</text:p>
              </table:table-cell>
              <table:table-cell office:value-type="float" office:value="0.216956">
                <text:p>0.216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">
                <text:p>396</text:p>
              </table:table-cell>
              <table:table-cell office:value-type="float" office:value="11.83048">
                <text:p>11.83048</text:p>
              </table:table-cell>
              <table:table-cell office:value-type="float" office:value="63.69267">
                <text:p>63.69267</text:p>
              </table:table-cell>
              <table:table-cell office:value-type="float" office:value="36.637944">
                <text:p>36.637944</text:p>
              </table:table-cell>
              <table:table-cell office:value-type="float" office:value="47.578761">
                <text:p>47.578761</text:p>
              </table:table-cell>
              <table:table-cell office:value-type="float" office:value="8.355788">
                <text:p>8.355788</text:p>
              </table:table-cell>
              <table:table-cell office:value-type="float" office:value="13.771502">
                <text:p>13.771502</text:p>
              </table:table-cell>
              <table:table-cell office:value-type="float" office:value="0.41721">
                <text:p>0.41721</text:p>
              </table:table-cell>
              <table:table-cell office:value-type="float" office:value="0.404723">
                <text:p>0.404723</text:p>
              </table:table-cell>
              <table:table-cell office:value-type="float" office:value="0.851814">
                <text:p>0.851814</text:p>
              </table:table-cell>
              <table:table-cell office:value-type="float" office:value="0.252881">
                <text:p>0.252881</text:p>
              </table:table-cell>
              <table:table-cell office:value-type="float" office:value="0.500418">
                <text:p>0.500418</text:p>
              </table:table-cell>
              <table:table-cell office:value-type="float" office:value="0.21838">
                <text:p>0.21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2.352602">
                <text:p>12.352602</text:p>
              </table:table-cell>
              <table:table-cell office:value-type="float" office:value="65.101202">
                <text:p>65.101202</text:p>
              </table:table-cell>
              <table:table-cell office:value-type="float" office:value="37.816121">
                <text:p>37.816121</text:p>
              </table:table-cell>
              <table:table-cell office:value-type="float" office:value="50.329417">
                <text:p>50.329417</text:p>
              </table:table-cell>
              <table:table-cell office:value-type="float" office:value="8.701227">
                <text:p>8.701227</text:p>
              </table:table-cell>
              <table:table-cell office:value-type="float" office:value="14.652588">
                <text:p>14.652588</text:p>
              </table:table-cell>
              <table:table-cell office:value-type="float" office:value="0.424926">
                <text:p>0.424926</text:p>
              </table:table-cell>
              <table:table-cell office:value-type="float" office:value="0.406714">
                <text:p>0.406714</text:p>
              </table:table-cell>
              <table:table-cell office:value-type="float" office:value="0.857467">
                <text:p>0.857467</text:p>
              </table:table-cell>
              <table:table-cell office:value-type="float" office:value="0.25571">
                <text:p>0.25571</text:p>
              </table:table-cell>
              <table:table-cell office:value-type="float" office:value="0.478836">
                <text:p>0.478836</text:p>
              </table:table-cell>
              <table:table-cell office:value-type="float" office:value="0.225646">
                <text:p>0.225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">
                <text:p>404</text:p>
              </table:table-cell>
              <table:table-cell office:value-type="float" office:value="12.542919">
                <text:p>12.542919</text:p>
              </table:table-cell>
              <table:table-cell office:value-type="float" office:value="68.384353">
                <text:p>68.384353</text:p>
              </table:table-cell>
              <table:table-cell office:value-type="float" office:value="38.823328">
                <text:p>38.823328</text:p>
              </table:table-cell>
              <table:table-cell office:value-type="float" office:value="50.368601">
                <text:p>50.368601</text:p>
              </table:table-cell>
              <table:table-cell office:value-type="float" office:value="8.863446">
                <text:p>8.863446</text:p>
              </table:table-cell>
              <table:table-cell office:value-type="float" office:value="14.742214">
                <text:p>14.742214</text:p>
              </table:table-cell>
              <table:table-cell office:value-type="float" office:value="0.426454">
                <text:p>0.426454</text:p>
              </table:table-cell>
              <table:table-cell office:value-type="float" office:value="0.411584">
                <text:p>0.411584</text:p>
              </table:table-cell>
              <table:table-cell office:value-type="float" office:value="0.875949">
                <text:p>0.875949</text:p>
              </table:table-cell>
              <table:table-cell office:value-type="float" office:value="0.258216">
                <text:p>0.258216</text:p>
              </table:table-cell>
              <table:table-cell office:value-type="float" office:value="0.482936">
                <text:p>0.482936</text:p>
              </table:table-cell>
              <table:table-cell office:value-type="float" office:value="0.228199">
                <text:p>0.2281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